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6.5pt"/>
    </style:style>
    <style:style style:name="co3" style:family="table-column">
      <style:table-column-properties fo:break-before="auto" style:column-width="63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Noto Sans CJK SC Regular" style:font-name-complex="FreeSans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MSE_200ms" table:style-name="ta1">
        <office:forms form:automatic-focus="false" form:apply-design-mode="false"/>
        <table:shapes>
          <draw:frame draw:z-index="0" draw:style-name="gr1" draw:text-style-name="P1" svg:width="852.26pt" svg:height="438.94pt" svg:x="112.37pt" svg:y="39.94pt">
            <loext:p draw:notify-on-update-of-ranges="MSE_200ms.A3:MSE_200ms.A32 MSE_200ms.B2:MSE_200ms.B2 MSE_200ms.B3:MSE_200ms.B32 MSE_200ms.A3:MSE_200ms.A32 MSE_200ms.C2:MSE_200ms.C2 MSE_200ms.C3:MSE_200ms.C32 MSE_200ms.A3:MSE_200ms.A32 MSE_200ms.D2:MSE_200ms.D2 MSE_200ms.D3:MSE_200ms.D32 MSE_200ms.F3:MSE_200ms.F122 MSE_200ms.G2:MSE_200ms.G2 MSE_200ms.G3:MSE_200ms.G122 MSE_200ms.F3:MSE_200ms.F122 MSE_200ms.H2:MSE_200ms.H2 MSE_200ms.H3:MSE_200ms.H122 MSE_200ms.J3:MSE_200ms.J242 MSE_200ms.K2:MSE_200ms.K2 MSE_200ms.K3:MSE_200ms.K242 MSE_200ms.J3:MSE_200ms.J242 MSE_200ms.L2:MSE_200ms.L2 MSE_200ms.L3:MSE_200ms.L24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(ms)</text:p>
          </table:table-cell>
          <table:table-cell office:value-type="string" calcext:value-type="string">
            <text:p>4k/30_Hand2/</text:p>
          </table:table-cell>
          <table:table-cell office:value-type="string" calcext:value-type="string">
            <text:p>4k/30_Hand1/</text:p>
          </table:table-cell>
          <table:table-cell office:value-type="string" calcext:value-type="string">
            <text:p>4k/30_Arm/</text:p>
          </table:table-cell>
          <table:table-cell/>
          <table:table-cell office:value-type="string" calcext:value-type="string">
            <text:p>time (ms)</text:p>
          </table:table-cell>
          <table:table-cell office:value-type="string" calcext:value-type="string">
            <text:p>1080/120/Hand/</text:p>
          </table:table-cell>
          <table:table-cell office:value-type="string" calcext:value-type="string">
            <text:p>1080/120/Arm/</text:p>
          </table:table-cell>
          <table:table-cell/>
          <table:table-cell office:value-type="string" calcext:value-type="string">
            <text:p>time (ms)</text:p>
          </table:table-cell>
          <table:table-cell office:value-type="string" calcext:value-type="string">
            <text:p>720/240_Hand/</text:p>
          </table:table-cell>
          <table:table-cell table:style-name="ce1" office:value-type="string" calcext:value-type="string">
            <text:p>720/240_Arm/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]+(1000/30)" office:value-type="float" office:value="33.3333333333333" calcext:value-type="float">
            <text:p>33.3333333333</text:p>
          </table:table-cell>
          <table:table-cell office:value-type="float" office:value="5.33" calcext:value-type="float">
            <text:p>5.33</text:p>
          </table:table-cell>
          <table:table-cell office:value-type="float" office:value="11.99" calcext:value-type="float">
            <text:p>11.99</text:p>
          </table:table-cell>
          <table:table-cell office:value-type="float" office:value="168.52" calcext:value-type="float">
            <text:p>168.52</text:p>
          </table:table-cell>
          <table:table-cell/>
          <table:table-cell table:formula="of:=[.F3]+(1000/120)" office:value-type="float" office:value="8.33333333333333" calcext:value-type="float">
            <text:p>8.3333333333</text:p>
          </table:table-cell>
          <table:table-cell office:value-type="float" office:value="1.38" calcext:value-type="float">
            <text:p>1.38</text:p>
          </table:table-cell>
          <table:table-cell office:value-type="float" office:value="8.26" calcext:value-type="float">
            <text:p>8.26</text:p>
          </table:table-cell>
          <table:table-cell/>
          <table:table-cell table:formula="of:=[.J3]+1000/240" office:value-type="float" office:value="4.16666666666667" calcext:value-type="float">
            <text:p>4.1666666667</text:p>
          </table:table-cell>
          <table:table-cell office:value-type="float" office:value="3.88" calcext:value-type="float">
            <text:p>3.88</text:p>
          </table:table-cell>
          <table:table-cell office:value-type="float" office:value="20.18" calcext:value-type="float">
            <text:p>20.18</text:p>
          </table:table-cell>
        </table:table-row>
        <table:table-row table:style-name="ro1">
          <table:table-cell table:formula="of:=[.A4]+(1000/30)" office:value-type="float" office:value="66.6666666666667" calcext:value-type="float">
            <text:p>66.6666666667</text:p>
          </table:table-cell>
          <table:table-cell office:value-type="float" office:value="10.6" calcext:value-type="float">
            <text:p>10.6</text:p>
          </table:table-cell>
          <table:table-cell office:value-type="float" office:value="16.35" calcext:value-type="float">
            <text:p>16.35</text:p>
          </table:table-cell>
          <table:table-cell office:value-type="float" office:value="376.53" calcext:value-type="float">
            <text:p>376.53</text:p>
          </table:table-cell>
          <table:table-cell/>
          <table:table-cell table:formula="of:=[.F4]+(1000/120)" office:value-type="float" office:value="16.6666666666667" calcext:value-type="float">
            <text:p>16.6666666667</text:p>
          </table:table-cell>
          <table:table-cell office:value-type="float" office:value="1.63" calcext:value-type="float">
            <text:p>1.63</text:p>
          </table:table-cell>
          <table:table-cell office:value-type="float" office:value="29.68" calcext:value-type="float">
            <text:p>29.68</text:p>
          </table:table-cell>
          <table:table-cell/>
          <table:table-cell table:formula="of:=[.J4]+1000/240" office:value-type="float" office:value="8.33333333333333" calcext:value-type="float">
            <text:p>8.3333333333</text:p>
          </table:table-cell>
          <table:table-cell office:value-type="float" office:value="3.78" calcext:value-type="float">
            <text:p>3.78</text:p>
          </table:table-cell>
          <table:table-cell office:value-type="float" office:value="36.75" calcext:value-type="float">
            <text:p>36.75</text:p>
          </table:table-cell>
        </table:table-row>
        <table:table-row table:style-name="ro1">
          <table:table-cell table:formula="of:=[.A5]+(1000/30)" office:value-type="float" office:value="100" calcext:value-type="float">
            <text:p>100</text:p>
          </table:table-cell>
          <table:table-cell office:value-type="float" office:value="15.78" calcext:value-type="float">
            <text:p>15.78</text:p>
          </table:table-cell>
          <table:table-cell office:value-type="float" office:value="14.34" calcext:value-type="float">
            <text:p>14.34</text:p>
          </table:table-cell>
          <table:table-cell office:value-type="float" office:value="388.13" calcext:value-type="float">
            <text:p>388.13</text:p>
          </table:table-cell>
          <table:table-cell/>
          <table:table-cell table:formula="of:=[.F5]+(1000/120)" office:value-type="float" office:value="25" calcext:value-type="float">
            <text:p>25</text:p>
          </table:table-cell>
          <table:table-cell office:value-type="float" office:value="1.91" calcext:value-type="float">
            <text:p>1.91</text:p>
          </table:table-cell>
          <table:table-cell office:value-type="float" office:value="59.52" calcext:value-type="float">
            <text:p>59.52</text:p>
          </table:table-cell>
          <table:table-cell/>
          <table:table-cell table:formula="of:=[.J5]+1000/240" office:value-type="float" office:value="12.5" calcext:value-type="float">
            <text:p>12.5</text:p>
          </table:table-cell>
          <table:table-cell office:value-type="float" office:value="3.72" calcext:value-type="float">
            <text:p>3.72</text:p>
          </table:table-cell>
          <table:table-cell office:value-type="float" office:value="64.32" calcext:value-type="float">
            <text:p>64.32</text:p>
          </table:table-cell>
        </table:table-row>
        <table:table-row table:style-name="ro1">
          <table:table-cell table:formula="of:=[.A6]+(1000/30)" office:value-type="float" office:value="133.333333333333" calcext:value-type="float">
            <text:p>133.3333333333</text:p>
          </table:table-cell>
          <table:table-cell office:value-type="float" office:value="15.45" calcext:value-type="float">
            <text:p>15.45</text:p>
          </table:table-cell>
          <table:table-cell office:value-type="float" office:value="17.18" calcext:value-type="float">
            <text:p>17.18</text:p>
          </table:table-cell>
          <table:table-cell office:value-type="float" office:value="176.46" calcext:value-type="float">
            <text:p>176.46</text:p>
          </table:table-cell>
          <table:table-cell/>
          <table:table-cell table:formula="of:=[.F6]+(1000/120)" office:value-type="float" office:value="33.3333333333333" calcext:value-type="float">
            <text:p>33.3333333333</text:p>
          </table:table-cell>
          <table:table-cell office:value-type="float" office:value="2.14" calcext:value-type="float">
            <text:p>2.14</text:p>
          </table:table-cell>
          <table:table-cell office:value-type="float" office:value="85.43" calcext:value-type="float">
            <text:p>85.43</text:p>
          </table:table-cell>
          <table:table-cell/>
          <table:table-cell table:formula="of:=[.J6]+1000/240" office:value-type="float" office:value="16.6666666666667" calcext:value-type="float">
            <text:p>16.6666666667</text:p>
          </table:table-cell>
          <table:table-cell office:value-type="float" office:value="3.88" calcext:value-type="float">
            <text:p>3.88</text:p>
          </table:table-cell>
          <table:table-cell office:value-type="float" office:value="83.17" calcext:value-type="float">
            <text:p>83.17</text:p>
          </table:table-cell>
        </table:table-row>
        <table:table-row table:style-name="ro1">
          <table:table-cell table:formula="of:=[.A7]+(1000/30)" office:value-type="float" office:value="166.666666666667" calcext:value-type="float">
            <text:p>166.6666666667</text:p>
          </table:table-cell>
          <table:table-cell office:value-type="float" office:value="18.3" calcext:value-type="float">
            <text:p>18.3</text:p>
          </table:table-cell>
          <table:table-cell office:value-type="float" office:value="15.29" calcext:value-type="float">
            <text:p>15.29</text:p>
          </table:table-cell>
          <table:table-cell office:value-type="float" office:value="256.34" calcext:value-type="float">
            <text:p>256.34</text:p>
          </table:table-cell>
          <table:table-cell/>
          <table:table-cell table:formula="of:=[.F7]+(1000/120)" office:value-type="float" office:value="41.6666666666667" calcext:value-type="float">
            <text:p>41.6666666667</text:p>
          </table:table-cell>
          <table:table-cell office:value-type="float" office:value="2.3" calcext:value-type="float">
            <text:p>2.3</text:p>
          </table:table-cell>
          <table:table-cell office:value-type="float" office:value="131.98" calcext:value-type="float">
            <text:p>131.98</text:p>
          </table:table-cell>
          <table:table-cell/>
          <table:table-cell table:formula="of:=[.J7]+1000/240" office:value-type="float" office:value="20.8333333333333" calcext:value-type="float">
            <text:p>20.8333333333</text:p>
          </table:table-cell>
          <table:table-cell office:value-type="float" office:value="3.97" calcext:value-type="float">
            <text:p>3.97</text:p>
          </table:table-cell>
          <table:table-cell office:value-type="float" office:value="114.18" calcext:value-type="float">
            <text:p>114.18</text:p>
          </table:table-cell>
        </table:table-row>
        <table:table-row table:style-name="ro1">
          <table:table-cell table:formula="of:=[.A8]+(1000/30)" office:value-type="float" office:value="200" calcext:value-type="float">
            <text:p>200</text:p>
          </table:table-cell>
          <table:table-cell office:value-type="float" office:value="17.37" calcext:value-type="float">
            <text:p>17.37</text:p>
          </table:table-cell>
          <table:table-cell office:value-type="float" office:value="15.79" calcext:value-type="float">
            <text:p>15.79</text:p>
          </table:table-cell>
          <table:table-cell office:value-type="float" office:value="232.04" calcext:value-type="float">
            <text:p>232.04</text:p>
          </table:table-cell>
          <table:table-cell/>
          <table:table-cell table:formula="of:=[.F8]+(1000/120)" office:value-type="float" office:value="50" calcext:value-type="float">
            <text:p>50</text:p>
          </table:table-cell>
          <table:table-cell office:value-type="float" office:value="2.43" calcext:value-type="float">
            <text:p>2.43</text:p>
          </table:table-cell>
          <table:table-cell office:value-type="float" office:value="209.63" calcext:value-type="float">
            <text:p>209.63</text:p>
          </table:table-cell>
          <table:table-cell/>
          <table:table-cell table:formula="of:=[.J8]+1000/240" office:value-type="float" office:value="25" calcext:value-type="float">
            <text:p>25</text:p>
          </table:table-cell>
          <table:table-cell office:value-type="float" office:value="4.02" calcext:value-type="float">
            <text:p>4.02</text:p>
          </table:table-cell>
          <table:table-cell office:value-type="float" office:value="134.22" calcext:value-type="float">
            <text:p>134.22</text:p>
          </table:table-cell>
        </table:table-row>
        <table:table-row table:style-name="ro1">
          <table:table-cell table:number-columns-repeated="5"/>
          <table:table-cell table:formula="of:=[.F9]+(1000/120)" office:value-type="float" office:value="58.3333333333333" calcext:value-type="float">
            <text:p>58.3333333333</text:p>
          </table:table-cell>
          <table:table-cell office:value-type="float" office:value="2.55" calcext:value-type="float">
            <text:p>2.55</text:p>
          </table:table-cell>
          <table:table-cell office:value-type="float" office:value="285.7" calcext:value-type="float">
            <text:p>285.7</text:p>
          </table:table-cell>
          <table:table-cell/>
          <table:table-cell table:formula="of:=[.J9]+1000/240" office:value-type="float" office:value="29.1666666666667" calcext:value-type="float">
            <text:p>29.1666666667</text:p>
          </table:table-cell>
          <table:table-cell office:value-type="float" office:value="4.08" calcext:value-type="float">
            <text:p>4.08</text:p>
          </table:table-cell>
          <table:table-cell office:value-type="float" office:value="157.15" calcext:value-type="float">
            <text:p>157.15</text:p>
          </table:table-cell>
        </table:table-row>
        <table:table-row table:style-name="ro1">
          <table:table-cell table:number-columns-repeated="5"/>
          <table:table-cell table:formula="of:=[.F10]+(1000/120)" office:value-type="float" office:value="66.6666666666667" calcext:value-type="float">
            <text:p>66.6666666667</text:p>
          </table:table-cell>
          <table:table-cell office:value-type="float" office:value="2.62" calcext:value-type="float">
            <text:p>2.62</text:p>
          </table:table-cell>
          <table:table-cell office:value-type="float" office:value="346.24" calcext:value-type="float">
            <text:p>346.24</text:p>
          </table:table-cell>
          <table:table-cell/>
          <table:table-cell table:formula="of:=[.J10]+1000/240" office:value-type="float" office:value="33.3333333333333" calcext:value-type="float">
            <text:p>33.3333333333</text:p>
          </table:table-cell>
          <table:table-cell office:value-type="float" office:value="4.08" calcext:value-type="float">
            <text:p>4.08</text:p>
          </table:table-cell>
          <table:table-cell office:value-type="float" office:value="169.71" calcext:value-type="float">
            <text:p>169.71</text:p>
          </table:table-cell>
        </table:table-row>
        <table:table-row table:style-name="ro1">
          <table:table-cell table:number-columns-repeated="5"/>
          <table:table-cell table:formula="of:=[.F11]+(1000/120)" office:value-type="float" office:value="75" calcext:value-type="float">
            <text:p>75</text:p>
          </table:table-cell>
          <table:table-cell office:value-type="float" office:value="2.63" calcext:value-type="float">
            <text:p>2.63</text:p>
          </table:table-cell>
          <table:table-cell office:value-type="float" office:value="395.54" calcext:value-type="float">
            <text:p>395.54</text:p>
          </table:table-cell>
          <table:table-cell/>
          <table:table-cell table:formula="of:=[.J11]+1000/240" office:value-type="float" office:value="37.5" calcext:value-type="float">
            <text:p>37.5</text:p>
          </table:table-cell>
          <table:table-cell office:value-type="float" office:value="4.1" calcext:value-type="float">
            <text:p>4.1</text:p>
          </table:table-cell>
          <table:table-cell office:value-type="float" office:value="180.74" calcext:value-type="float">
            <text:p>180.74</text:p>
          </table:table-cell>
        </table:table-row>
        <table:table-row table:style-name="ro1">
          <table:table-cell table:number-columns-repeated="5"/>
          <table:table-cell table:formula="of:=[.F12]+(1000/120)" office:value-type="float" office:value="83.3333333333333" calcext:value-type="float">
            <text:p>83.3333333333</text:p>
          </table:table-cell>
          <table:table-cell office:value-type="float" office:value="2.69" calcext:value-type="float">
            <text:p>2.69</text:p>
          </table:table-cell>
          <table:table-cell office:value-type="float" office:value="441.88" calcext:value-type="float">
            <text:p>441.88</text:p>
          </table:table-cell>
          <table:table-cell/>
          <table:table-cell table:formula="of:=[.J12]+1000/240" office:value-type="float" office:value="41.6666666666667" calcext:value-type="float">
            <text:p>41.6666666667</text:p>
          </table:table-cell>
          <table:table-cell office:value-type="float" office:value="4.11" calcext:value-type="float">
            <text:p>4.11</text:p>
          </table:table-cell>
          <table:table-cell office:value-type="float" office:value="181.67" calcext:value-type="float">
            <text:p>181.67</text:p>
          </table:table-cell>
        </table:table-row>
        <table:table-row table:style-name="ro1">
          <table:table-cell table:number-columns-repeated="5"/>
          <table:table-cell table:formula="of:=[.F13]+(1000/120)" office:value-type="float" office:value="91.6666666666667" calcext:value-type="float">
            <text:p>91.6666666667</text:p>
          </table:table-cell>
          <table:table-cell office:value-type="float" office:value="2.79" calcext:value-type="float">
            <text:p>2.79</text:p>
          </table:table-cell>
          <table:table-cell office:value-type="float" office:value="477.4" calcext:value-type="float">
            <text:p>477.4</text:p>
          </table:table-cell>
          <table:table-cell/>
          <table:table-cell table:formula="of:=[.J13]+1000/240" office:value-type="float" office:value="45.8333333333333" calcext:value-type="float">
            <text:p>45.8333333333</text:p>
          </table:table-cell>
          <table:table-cell office:value-type="float" office:value="4.06" calcext:value-type="float">
            <text:p>4.06</text:p>
          </table:table-cell>
          <table:table-cell office:value-type="float" office:value="181.67" calcext:value-type="float">
            <text:p>181.67</text:p>
          </table:table-cell>
        </table:table-row>
        <table:table-row table:style-name="ro1">
          <table:table-cell table:number-columns-repeated="5"/>
          <table:table-cell table:formula="of:=[.F14]+(1000/120)" office:value-type="float" office:value="100" calcext:value-type="float">
            <text:p>100</text:p>
          </table:table-cell>
          <table:table-cell office:value-type="float" office:value="2.89" calcext:value-type="float">
            <text:p>2.89</text:p>
          </table:table-cell>
          <table:table-cell office:value-type="float" office:value="503.64" calcext:value-type="float">
            <text:p>503.64</text:p>
          </table:table-cell>
          <table:table-cell/>
          <table:table-cell table:formula="of:=[.J14]+1000/240" office:value-type="float" office:value="50" calcext:value-type="float">
            <text:p>50</text:p>
          </table:table-cell>
          <table:table-cell office:value-type="float" office:value="4.08" calcext:value-type="float">
            <text:p>4.08</text:p>
          </table:table-cell>
          <table:table-cell office:value-type="float" office:value="174.66" calcext:value-type="float">
            <text:p>174.66</text:p>
          </table:table-cell>
        </table:table-row>
        <table:table-row table:style-name="ro1">
          <table:table-cell table:number-columns-repeated="5"/>
          <table:table-cell table:formula="of:=[.F15]+(1000/120)" office:value-type="float" office:value="108.333333333333" calcext:value-type="float">
            <text:p>108.3333333333</text:p>
          </table:table-cell>
          <table:table-cell office:value-type="float" office:value="3" calcext:value-type="float">
            <text:p>3</text:p>
          </table:table-cell>
          <table:table-cell office:value-type="float" office:value="524.54" calcext:value-type="float">
            <text:p>524.54</text:p>
          </table:table-cell>
          <table:table-cell/>
          <table:table-cell table:formula="of:=[.J15]+1000/240" office:value-type="float" office:value="54.1666666666667" calcext:value-type="float">
            <text:p>54.1666666667</text:p>
          </table:table-cell>
          <table:table-cell office:value-type="float" office:value="4.03" calcext:value-type="float">
            <text:p>4.03</text:p>
          </table:table-cell>
          <table:table-cell office:value-type="float" office:value="169.03" calcext:value-type="float">
            <text:p>169.03</text:p>
          </table:table-cell>
        </table:table-row>
        <table:table-row table:style-name="ro1">
          <table:table-cell table:number-columns-repeated="5"/>
          <table:table-cell table:formula="of:=[.F16]+(1000/120)" office:value-type="float" office:value="116.666666666667" calcext:value-type="float">
            <text:p>116.6666666667</text:p>
          </table:table-cell>
          <table:table-cell office:value-type="float" office:value="3.24" calcext:value-type="float">
            <text:p>3.24</text:p>
          </table:table-cell>
          <table:table-cell office:value-type="float" office:value="536.08" calcext:value-type="float">
            <text:p>536.08</text:p>
          </table:table-cell>
          <table:table-cell/>
          <table:table-cell table:formula="of:=[.J16]+1000/240" office:value-type="float" office:value="58.3333333333333" calcext:value-type="float">
            <text:p>58.3333333333</text:p>
          </table:table-cell>
          <table:table-cell office:value-type="float" office:value="3.99" calcext:value-type="float">
            <text:p>3.99</text:p>
          </table:table-cell>
          <table:table-cell office:value-type="float" office:value="156.53" calcext:value-type="float">
            <text:p>156.53</text:p>
          </table:table-cell>
        </table:table-row>
        <table:table-row table:style-name="ro1">
          <table:table-cell table:number-columns-repeated="5"/>
          <table:table-cell table:formula="of:=[.F17]+(1000/120)" office:value-type="float" office:value="125" calcext:value-type="float">
            <text:p>125</text:p>
          </table:table-cell>
          <table:table-cell office:value-type="float" office:value="3.79" calcext:value-type="float">
            <text:p>3.79</text:p>
          </table:table-cell>
          <table:table-cell office:value-type="float" office:value="533.15" calcext:value-type="float">
            <text:p>533.15</text:p>
          </table:table-cell>
          <table:table-cell/>
          <table:table-cell table:formula="of:=[.J17]+1000/240" office:value-type="float" office:value="62.5" calcext:value-type="float">
            <text:p>62.5</text:p>
          </table:table-cell>
          <table:table-cell office:value-type="float" office:value="4.05" calcext:value-type="float">
            <text:p>4.05</text:p>
          </table:table-cell>
          <table:table-cell office:value-type="float" office:value="150.21" calcext:value-type="float">
            <text:p>150.21</text:p>
          </table:table-cell>
        </table:table-row>
        <table:table-row table:style-name="ro1">
          <table:table-cell table:number-columns-repeated="5"/>
          <table:table-cell table:formula="of:=[.F18]+(1000/120)" office:value-type="float" office:value="133.333333333333" calcext:value-type="float">
            <text:p>133.3333333333</text:p>
          </table:table-cell>
          <table:table-cell office:value-type="float" office:value="4.79" calcext:value-type="float">
            <text:p>4.79</text:p>
          </table:table-cell>
          <table:table-cell office:value-type="float" office:value="519.59" calcext:value-type="float">
            <text:p>519.59</text:p>
          </table:table-cell>
          <table:table-cell/>
          <table:table-cell table:formula="of:=[.J18]+1000/240" office:value-type="float" office:value="66.6666666666667" calcext:value-type="float">
            <text:p>66.6666666667</text:p>
          </table:table-cell>
          <table:table-cell office:value-type="float" office:value="4.13" calcext:value-type="float">
            <text:p>4.13</text:p>
          </table:table-cell>
          <table:table-cell office:value-type="float" office:value="139.95" calcext:value-type="float">
            <text:p>139.95</text:p>
          </table:table-cell>
        </table:table-row>
        <table:table-row table:style-name="ro1">
          <table:table-cell table:number-columns-repeated="5"/>
          <table:table-cell table:formula="of:=[.F19]+(1000/120)" office:value-type="float" office:value="141.666666666667" calcext:value-type="float">
            <text:p>141.6666666667</text:p>
          </table:table-cell>
          <table:table-cell office:value-type="float" office:value="7.15" calcext:value-type="float">
            <text:p>7.15</text:p>
          </table:table-cell>
          <table:table-cell office:value-type="float" office:value="518.97" calcext:value-type="float">
            <text:p>518.97</text:p>
          </table:table-cell>
          <table:table-cell/>
          <table:table-cell table:formula="of:=[.J19]+1000/240" office:value-type="float" office:value="70.8333333333333" calcext:value-type="float">
            <text:p>70.8333333333</text:p>
          </table:table-cell>
          <table:table-cell office:value-type="float" office:value="4.18" calcext:value-type="float">
            <text:p>4.18</text:p>
          </table:table-cell>
          <table:table-cell office:value-type="float" office:value="137.73" calcext:value-type="float">
            <text:p>137.73</text:p>
          </table:table-cell>
        </table:table-row>
        <table:table-row table:style-name="ro1">
          <table:table-cell table:number-columns-repeated="5"/>
          <table:table-cell table:formula="of:=[.F20]+(1000/120)" office:value-type="float" office:value="150" calcext:value-type="float">
            <text:p>150</text:p>
          </table:table-cell>
          <table:table-cell office:value-type="float" office:value="10.41" calcext:value-type="float">
            <text:p>10.41</text:p>
          </table:table-cell>
          <table:table-cell office:value-type="float" office:value="524.39" calcext:value-type="float">
            <text:p>524.39</text:p>
          </table:table-cell>
          <table:table-cell/>
          <table:table-cell table:formula="of:=[.J20]+1000/240" office:value-type="float" office:value="75" calcext:value-type="float">
            <text:p>75</text:p>
          </table:table-cell>
          <table:table-cell office:value-type="float" office:value="4.35" calcext:value-type="float">
            <text:p>4.35</text:p>
          </table:table-cell>
          <table:table-cell office:value-type="float" office:value="133.75" calcext:value-type="float">
            <text:p>133.75</text:p>
          </table:table-cell>
        </table:table-row>
        <table:table-row table:style-name="ro1">
          <table:table-cell table:number-columns-repeated="5"/>
          <table:table-cell table:formula="of:=[.F21]+(1000/120)" office:value-type="float" office:value="158.333333333333" calcext:value-type="float">
            <text:p>158.3333333333</text:p>
          </table:table-cell>
          <table:table-cell office:value-type="float" office:value="13.58" calcext:value-type="float">
            <text:p>13.58</text:p>
          </table:table-cell>
          <table:table-cell office:value-type="float" office:value="524.98" calcext:value-type="float">
            <text:p>524.98</text:p>
          </table:table-cell>
          <table:table-cell/>
          <table:table-cell table:formula="of:=[.J21]+1000/240" office:value-type="float" office:value="79.1666666666667" calcext:value-type="float">
            <text:p>79.1666666667</text:p>
          </table:table-cell>
          <table:table-cell office:value-type="float" office:value="4.43" calcext:value-type="float">
            <text:p>4.43</text:p>
          </table:table-cell>
          <table:table-cell office:value-type="float" office:value="139.61" calcext:value-type="float">
            <text:p>139.61</text:p>
          </table:table-cell>
        </table:table-row>
        <table:table-row table:style-name="ro1">
          <table:table-cell table:number-columns-repeated="5"/>
          <table:table-cell table:formula="of:=[.F22]+(1000/120)" office:value-type="float" office:value="166.666666666667" calcext:value-type="float">
            <text:p>166.6666666667</text:p>
          </table:table-cell>
          <table:table-cell office:value-type="float" office:value="16.39" calcext:value-type="float">
            <text:p>16.39</text:p>
          </table:table-cell>
          <table:table-cell office:value-type="float" office:value="525.16" calcext:value-type="float">
            <text:p>525.16</text:p>
          </table:table-cell>
          <table:table-cell/>
          <table:table-cell table:formula="of:=[.J22]+1000/240" office:value-type="float" office:value="83.3333333333333" calcext:value-type="float">
            <text:p>83.3333333333</text:p>
          </table:table-cell>
          <table:table-cell office:value-type="float" office:value="4.72" calcext:value-type="float">
            <text:p>4.72</text:p>
          </table:table-cell>
          <table:table-cell office:value-type="float" office:value="143.16" calcext:value-type="float">
            <text:p>143.16</text:p>
          </table:table-cell>
        </table:table-row>
        <table:table-row table:style-name="ro1">
          <table:table-cell table:number-columns-repeated="5"/>
          <table:table-cell table:formula="of:=[.F23]+(1000/120)" office:value-type="float" office:value="175" calcext:value-type="float">
            <text:p>175</text:p>
          </table:table-cell>
          <table:table-cell office:value-type="float" office:value="18.93" calcext:value-type="float">
            <text:p>18.93</text:p>
          </table:table-cell>
          <table:table-cell office:value-type="float" office:value="524.46" calcext:value-type="float">
            <text:p>524.46</text:p>
          </table:table-cell>
          <table:table-cell/>
          <table:table-cell table:formula="of:=[.J23]+1000/240" office:value-type="float" office:value="87.5" calcext:value-type="float">
            <text:p>87.5</text:p>
          </table:table-cell>
          <table:table-cell office:value-type="float" office:value="4.99" calcext:value-type="float">
            <text:p>4.99</text:p>
          </table:table-cell>
          <table:table-cell office:value-type="float" office:value="150.43" calcext:value-type="float">
            <text:p>150.43</text:p>
          </table:table-cell>
        </table:table-row>
        <table:table-row table:style-name="ro1">
          <table:table-cell table:number-columns-repeated="5"/>
          <table:table-cell table:formula="of:=[.F24]+(1000/120)" office:value-type="float" office:value="183.333333333333" calcext:value-type="float">
            <text:p>183.3333333333</text:p>
          </table:table-cell>
          <table:table-cell office:value-type="float" office:value="21.27" calcext:value-type="float">
            <text:p>21.27</text:p>
          </table:table-cell>
          <table:table-cell office:value-type="float" office:value="521.28" calcext:value-type="float">
            <text:p>521.28</text:p>
          </table:table-cell>
          <table:table-cell/>
          <table:table-cell table:formula="of:=[.J24]+1000/240" office:value-type="float" office:value="91.6666666666667" calcext:value-type="float">
            <text:p>91.6666666667</text:p>
          </table:table-cell>
          <table:table-cell office:value-type="float" office:value="5.32" calcext:value-type="float">
            <text:p>5.32</text:p>
          </table:table-cell>
          <table:table-cell office:value-type="float" office:value="157.55" calcext:value-type="float">
            <text:p>157.55</text:p>
          </table:table-cell>
        </table:table-row>
        <table:table-row table:style-name="ro1">
          <table:table-cell table:number-columns-repeated="5"/>
          <table:table-cell table:formula="of:=[.F25]+(1000/120)" office:value-type="float" office:value="191.666666666667" calcext:value-type="float">
            <text:p>191.6666666667</text:p>
          </table:table-cell>
          <table:table-cell office:value-type="float" office:value="23.35" calcext:value-type="float">
            <text:p>23.35</text:p>
          </table:table-cell>
          <table:table-cell office:value-type="float" office:value="524.3" calcext:value-type="float">
            <text:p>524.3</text:p>
          </table:table-cell>
          <table:table-cell/>
          <table:table-cell table:formula="of:=[.J25]+1000/240" office:value-type="float" office:value="95.8333333333334" calcext:value-type="float">
            <text:p>95.8333333333</text:p>
          </table:table-cell>
          <table:table-cell office:value-type="float" office:value="5.6" calcext:value-type="float">
            <text:p>5.6</text:p>
          </table:table-cell>
          <table:table-cell office:value-type="float" office:value="162.51" calcext:value-type="float">
            <text:p>162.51</text:p>
          </table:table-cell>
        </table:table-row>
        <table:table-row table:style-name="ro1">
          <table:table-cell table:number-columns-repeated="5"/>
          <table:table-cell table:formula="of:=[.F26]+(1000/120)" office:value-type="float" office:value="200" calcext:value-type="float">
            <text:p>200</text:p>
          </table:table-cell>
          <table:table-cell office:value-type="float" office:value="24.98" calcext:value-type="float">
            <text:p>24.98</text:p>
          </table:table-cell>
          <table:table-cell office:value-type="float" office:value="532.19" calcext:value-type="float">
            <text:p>532.19</text:p>
          </table:table-cell>
          <table:table-cell/>
          <table:table-cell table:formula="of:=[.J26]+1000/240" office:value-type="float" office:value="100" calcext:value-type="float">
            <text:p>100</text:p>
          </table:table-cell>
          <table:table-cell office:value-type="float" office:value="6.04" calcext:value-type="float">
            <text:p>6.04</text:p>
          </table:table-cell>
          <table:table-cell office:value-type="float" office:value="165.94" calcext:value-type="float">
            <text:p>165.94</text:p>
          </table:table-cell>
        </table:table-row>
        <table:table-row table:style-name="ro1">
          <table:table-cell table:number-columns-repeated="9"/>
          <table:table-cell table:formula="of:=[.J27]+1000/240" office:value-type="float" office:value="104.166666666667" calcext:value-type="float">
            <text:p>104.1666666667</text:p>
          </table:table-cell>
          <table:table-cell office:value-type="float" office:value="6.4" calcext:value-type="float">
            <text:p>6.4</text:p>
          </table:table-cell>
          <table:table-cell office:value-type="float" office:value="166.49" calcext:value-type="float">
            <text:p>166.49</text:p>
          </table:table-cell>
        </table:table-row>
        <table:table-row table:style-name="ro1">
          <table:table-cell table:number-columns-repeated="9"/>
          <table:table-cell table:formula="of:=[.J28]+1000/240" office:value-type="float" office:value="108.333333333333" calcext:value-type="float">
            <text:p>108.3333333333</text:p>
          </table:table-cell>
          <table:table-cell office:value-type="float" office:value="6.81" calcext:value-type="float">
            <text:p>6.81</text:p>
          </table:table-cell>
          <table:table-cell office:value-type="float" office:value="167.18" calcext:value-type="float">
            <text:p>167.18</text:p>
          </table:table-cell>
        </table:table-row>
        <table:table-row table:style-name="ro1">
          <table:table-cell table:number-columns-repeated="9"/>
          <table:table-cell table:formula="of:=[.J29]+1000/240" office:value-type="float" office:value="112.5" calcext:value-type="float">
            <text:p>112.5</text:p>
          </table:table-cell>
          <table:table-cell office:value-type="float" office:value="6.93" calcext:value-type="float">
            <text:p>6.93</text:p>
          </table:table-cell>
          <table:table-cell office:value-type="float" office:value="164.3" calcext:value-type="float">
            <text:p>164.3</text:p>
          </table:table-cell>
        </table:table-row>
        <table:table-row table:style-name="ro1">
          <table:table-cell table:number-columns-repeated="9"/>
          <table:table-cell table:formula="of:=[.J30]+1000/240" office:value-type="float" office:value="116.666666666667" calcext:value-type="float">
            <text:p>116.6666666667</text:p>
          </table:table-cell>
          <table:table-cell office:value-type="float" office:value="7.07" calcext:value-type="float">
            <text:p>7.07</text:p>
          </table:table-cell>
          <table:table-cell office:value-type="float" office:value="161.58" calcext:value-type="float">
            <text:p>161.58</text:p>
          </table:table-cell>
        </table:table-row>
        <table:table-row table:style-name="ro1">
          <table:table-cell table:number-columns-repeated="9"/>
          <table:table-cell table:formula="of:=[.J31]+1000/240" office:value-type="float" office:value="120.833333333333" calcext:value-type="float">
            <text:p>120.8333333333</text:p>
          </table:table-cell>
          <table:table-cell office:value-type="float" office:value="6.92" calcext:value-type="float">
            <text:p>6.92</text:p>
          </table:table-cell>
          <table:table-cell office:value-type="float" office:value="158.08" calcext:value-type="float">
            <text:p>158.08</text:p>
          </table:table-cell>
        </table:table-row>
        <table:table-row table:style-name="ro1">
          <table:table-cell table:number-columns-repeated="9"/>
          <table:table-cell table:formula="of:=[.J32]+1000/240" office:value-type="float" office:value="125" calcext:value-type="float">
            <text:p>125</text:p>
          </table:table-cell>
          <table:table-cell office:value-type="float" office:value="6.56" calcext:value-type="float">
            <text:p>6.56</text:p>
          </table:table-cell>
          <table:table-cell office:value-type="float" office:value="157.44" calcext:value-type="float">
            <text:p>157.44</text:p>
          </table:table-cell>
        </table:table-row>
        <table:table-row table:style-name="ro1">
          <table:table-cell table:number-columns-repeated="9"/>
          <table:table-cell table:formula="of:=[.J33]+1000/240" office:value-type="float" office:value="129.166666666667" calcext:value-type="float">
            <text:p>129.1666666667</text:p>
          </table:table-cell>
          <table:table-cell office:value-type="float" office:value="6.04" calcext:value-type="float">
            <text:p>6.04</text:p>
          </table:table-cell>
          <table:table-cell office:value-type="float" office:value="156.51" calcext:value-type="float">
            <text:p>156.51</text:p>
          </table:table-cell>
        </table:table-row>
        <table:table-row table:style-name="ro1">
          <table:table-cell table:number-columns-repeated="9"/>
          <table:table-cell table:formula="of:=[.J34]+1000/240" office:value-type="float" office:value="133.333333333333" calcext:value-type="float">
            <text:p>133.3333333333</text:p>
          </table:table-cell>
          <table:table-cell office:value-type="float" office:value="5.59" calcext:value-type="float">
            <text:p>5.59</text:p>
          </table:table-cell>
          <table:table-cell office:value-type="float" office:value="158.43" calcext:value-type="float">
            <text:p>158.43</text:p>
          </table:table-cell>
        </table:table-row>
        <table:table-row table:style-name="ro1">
          <table:table-cell table:number-columns-repeated="9"/>
          <table:table-cell table:formula="of:=[.J35]+1000/240" office:value-type="float" office:value="137.5" calcext:value-type="float">
            <text:p>137.5</text:p>
          </table:table-cell>
          <table:table-cell office:value-type="float" office:value="5.1" calcext:value-type="float">
            <text:p>5.1</text:p>
          </table:table-cell>
          <table:table-cell office:value-type="float" office:value="159.65" calcext:value-type="float">
            <text:p>159.65</text:p>
          </table:table-cell>
        </table:table-row>
        <table:table-row table:style-name="ro1">
          <table:table-cell table:number-columns-repeated="9"/>
          <table:table-cell table:formula="of:=[.J36]+1000/240" office:value-type="float" office:value="141.666666666667" calcext:value-type="float">
            <text:p>141.6666666667</text:p>
          </table:table-cell>
          <table:table-cell office:value-type="float" office:value="4.63" calcext:value-type="float">
            <text:p>4.63</text:p>
          </table:table-cell>
          <table:table-cell office:value-type="float" office:value="162.64" calcext:value-type="float">
            <text:p>162.64</text:p>
          </table:table-cell>
        </table:table-row>
        <table:table-row table:style-name="ro1">
          <table:table-cell table:number-columns-repeated="9"/>
          <table:table-cell table:formula="of:=[.J37]+1000/240" office:value-type="float" office:value="145.833333333333" calcext:value-type="float">
            <text:p>145.8333333333</text:p>
          </table:table-cell>
          <table:table-cell office:value-type="float" office:value="4.19" calcext:value-type="float">
            <text:p>4.19</text:p>
          </table:table-cell>
          <table:table-cell office:value-type="float" office:value="164.46" calcext:value-type="float">
            <text:p>164.46</text:p>
          </table:table-cell>
        </table:table-row>
        <table:table-row table:style-name="ro1">
          <table:table-cell table:number-columns-repeated="9"/>
          <table:table-cell table:formula="of:=[.J38]+1000/240" office:value-type="float" office:value="150" calcext:value-type="float">
            <text:p>150</text:p>
          </table:table-cell>
          <table:table-cell office:value-type="float" office:value="3.88" calcext:value-type="float">
            <text:p>3.88</text:p>
          </table:table-cell>
          <table:table-cell office:value-type="float" office:value="165.34" calcext:value-type="float">
            <text:p>165.34</text:p>
          </table:table-cell>
        </table:table-row>
        <table:table-row table:style-name="ro1">
          <table:table-cell table:number-columns-repeated="9"/>
          <table:table-cell table:formula="of:=[.J39]+1000/240" office:value-type="float" office:value="154.166666666667" calcext:value-type="float">
            <text:p>154.1666666667</text:p>
          </table:table-cell>
          <table:table-cell office:value-type="float" office:value="3.72" calcext:value-type="float">
            <text:p>3.72</text:p>
          </table:table-cell>
          <table:table-cell office:value-type="float" office:value="165.24" calcext:value-type="float">
            <text:p>165.24</text:p>
          </table:table-cell>
        </table:table-row>
        <table:table-row table:style-name="ro1">
          <table:table-cell table:number-columns-repeated="9"/>
          <table:table-cell table:formula="of:=[.J40]+1000/240" office:value-type="float" office:value="158.333333333333" calcext:value-type="float">
            <text:p>158.3333333333</text:p>
          </table:table-cell>
          <table:table-cell office:value-type="float" office:value="3.71" calcext:value-type="float">
            <text:p>3.71</text:p>
          </table:table-cell>
          <table:table-cell office:value-type="float" office:value="165.5" calcext:value-type="float">
            <text:p>165.5</text:p>
          </table:table-cell>
        </table:table-row>
        <table:table-row table:style-name="ro1">
          <table:table-cell table:number-columns-repeated="9"/>
          <table:table-cell table:formula="of:=[.J41]+1000/240" office:value-type="float" office:value="162.5" calcext:value-type="float">
            <text:p>162.5</text:p>
          </table:table-cell>
          <table:table-cell office:value-type="float" office:value="3.85" calcext:value-type="float">
            <text:p>3.85</text:p>
          </table:table-cell>
          <table:table-cell office:value-type="float" office:value="164.16" calcext:value-type="float">
            <text:p>164.16</text:p>
          </table:table-cell>
        </table:table-row>
        <table:table-row table:style-name="ro1">
          <table:table-cell table:number-columns-repeated="9"/>
          <table:table-cell table:formula="of:=[.J42]+1000/240" office:value-type="float" office:value="166.666666666667" calcext:value-type="float">
            <text:p>166.6666666667</text:p>
          </table:table-cell>
          <table:table-cell office:value-type="float" office:value="3.99" calcext:value-type="float">
            <text:p>3.99</text:p>
          </table:table-cell>
          <table:table-cell office:value-type="float" office:value="168.05" calcext:value-type="float">
            <text:p>168.05</text:p>
          </table:table-cell>
        </table:table-row>
        <table:table-row table:style-name="ro1">
          <table:table-cell table:number-columns-repeated="9"/>
          <table:table-cell table:formula="of:=[.J43]+1000/240" office:value-type="float" office:value="170.833333333333" calcext:value-type="float">
            <text:p>170.8333333333</text:p>
          </table:table-cell>
          <table:table-cell office:value-type="float" office:value="4.18" calcext:value-type="float">
            <text:p>4.18</text:p>
          </table:table-cell>
          <table:table-cell office:value-type="float" office:value="169.53" calcext:value-type="float">
            <text:p>169.53</text:p>
          </table:table-cell>
        </table:table-row>
        <table:table-row table:style-name="ro1">
          <table:table-cell table:number-columns-repeated="9"/>
          <table:table-cell table:formula="of:=[.J44]+1000/240" office:value-type="float" office:value="175" calcext:value-type="float">
            <text:p>175</text:p>
          </table:table-cell>
          <table:table-cell office:value-type="float" office:value="4.51" calcext:value-type="float">
            <text:p>4.51</text:p>
          </table:table-cell>
          <table:table-cell office:value-type="float" office:value="175.34" calcext:value-type="float">
            <text:p>175.34</text:p>
          </table:table-cell>
        </table:table-row>
        <table:table-row table:style-name="ro1">
          <table:table-cell table:number-columns-repeated="9"/>
          <table:table-cell table:formula="of:=[.J45]+1000/240" office:value-type="float" office:value="179.166666666667" calcext:value-type="float">
            <text:p>179.1666666667</text:p>
          </table:table-cell>
          <table:table-cell office:value-type="float" office:value="4.75" calcext:value-type="float">
            <text:p>4.75</text:p>
          </table:table-cell>
          <table:table-cell office:value-type="float" office:value="178.73" calcext:value-type="float">
            <text:p>178.73</text:p>
          </table:table-cell>
        </table:table-row>
        <table:table-row table:style-name="ro1">
          <table:table-cell table:number-columns-repeated="9"/>
          <table:table-cell table:formula="of:=[.J46]+1000/240" office:value-type="float" office:value="183.333333333333" calcext:value-type="float">
            <text:p>183.3333333333</text:p>
          </table:table-cell>
          <table:table-cell office:value-type="float" office:value="5.01" calcext:value-type="float">
            <text:p>5.01</text:p>
          </table:table-cell>
          <table:table-cell office:value-type="float" office:value="188.09" calcext:value-type="float">
            <text:p>188.09</text:p>
          </table:table-cell>
        </table:table-row>
        <table:table-row table:style-name="ro1">
          <table:table-cell table:number-columns-repeated="9"/>
          <table:table-cell table:formula="of:=[.J47]+1000/240" office:value-type="float" office:value="187.5" calcext:value-type="float">
            <text:p>187.5</text:p>
          </table:table-cell>
          <table:table-cell office:value-type="float" office:value="5.09" calcext:value-type="float">
            <text:p>5.09</text:p>
          </table:table-cell>
          <table:table-cell office:value-type="float" office:value="192.41" calcext:value-type="float">
            <text:p>192.41</text:p>
          </table:table-cell>
        </table:table-row>
        <table:table-row table:style-name="ro1">
          <table:table-cell table:number-columns-repeated="9"/>
          <table:table-cell table:formula="of:=[.J48]+1000/240" office:value-type="float" office:value="191.666666666667" calcext:value-type="float">
            <text:p>191.6666666667</text:p>
          </table:table-cell>
          <table:table-cell office:value-type="float" office:value="5.27" calcext:value-type="float">
            <text:p>5.27</text:p>
          </table:table-cell>
          <table:table-cell office:value-type="float" office:value="200.68" calcext:value-type="float">
            <text:p>200.68</text:p>
          </table:table-cell>
        </table:table-row>
        <table:table-row table:style-name="ro1">
          <table:table-cell table:number-columns-repeated="9"/>
          <table:table-cell table:formula="of:=[.J49]+1000/240" office:value-type="float" office:value="195.833333333333" calcext:value-type="float">
            <text:p>195.8333333333</text:p>
          </table:table-cell>
          <table:table-cell office:value-type="float" office:value="5.21" calcext:value-type="float">
            <text:p>5.21</text:p>
          </table:table-cell>
          <table:table-cell office:value-type="float" office:value="205.14" calcext:value-type="float">
            <text:p>205.14</text:p>
          </table:table-cell>
        </table:table-row>
        <table:table-row table:style-name="ro1">
          <table:table-cell table:number-columns-repeated="9"/>
          <table:table-cell table:formula="of:=[.J50]+1000/240" office:value-type="float" office:value="200" calcext:value-type="float">
            <text:p>200</text:p>
          </table:table-cell>
          <table:table-cell office:value-type="float" office:value="5.14" calcext:value-type="float">
            <text:p>5.14</text:p>
          </table:table-cell>
          <table:table-cell office:value-type="float" office:value="211.32" calcext:value-type="float">
            <text:p>211.32</text:p>
          </table:table-cell>
        </table:table-row>
      </table:table>
      <table:table table:name="Sheet1" table:style-name="ta2" table:print-ranges="Sheet1.F47:Sheet1.F47">
        <office:forms form:automatic-focus="false" form:apply-design-mode="false"/>
        <table:table-column table:style-name="co2" table:number-columns-repeated="2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Num Images <text:s/>x <text:s/>ms b/t calling “capture”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5x5</text:p>
          </table:table-cell>
          <table:table-cell office:value-type="string" calcext:value-type="string">
            <text:p>System time in nanos when photo is taken</text:p>
          </table:table-cell>
          <table:table-cell office:value-type="string" calcext:value-type="string">
            <text:p>micros</text:p>
          </table:table-cell>
          <table:table-cell office:value-type="string" calcext:value-type="string">
            <text:p>millis</text:p>
          </table:table-cell>
          <table:table-cell office:value-type="string" calcext:value-type="string">
            <text:p>cumulative</text:p>
          </table:table-cell>
          <table:table-cell office:value-type="string" calcext:value-type="string">
            <text:p>MSE5</text:p>
          </table:table-cell>
          <table:table-cell office:value-type="string" calcext:value-type="string">
            <text:p>SSIM5</text:p>
          </table:table-cell>
          <table:table-cell table:number-columns-repeated="1017"/>
        </table:table-row>
        <table:table-row table:style-name="ro1">
          <table:table-cell office:value-type="float" office:value="119436012511958" calcext:value-type="float">
            <text:p>119436012511958</text:p>
          </table:table-cell>
          <table:table-cell table:style-name="Default"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9436521291375" calcext:value-type="float">
            <text:p>119436521291375</text:p>
          </table:table-cell>
          <table:table-cell table:formula="of:=[.A4]-[.A3]" office:value-type="float" office:value="508779417" calcext:value-type="float">
            <text:p>508779417</text:p>
          </table:table-cell>
          <table:table-cell table:formula="of:=[.B4]/1000" office:value-type="float" office:value="508779.417" calcext:value-type="float">
            <text:p>508779.417</text:p>
          </table:table-cell>
          <table:table-cell table:formula="of:=[.C4]/1000" office:value-type="float" office:value="508.779417" calcext:value-type="float">
            <text:p>508.779417</text:p>
          </table:table-cell>
          <table:table-cell table:formula="of:=[.D4]" office:value-type="float" office:value="508.779417" calcext:value-type="float">
            <text:p>508.779417</text:p>
          </table:table-cell>
          <table:table-cell office:value-type="float" office:value="19.05" calcext:value-type="float">
            <text:p>19.05</text:p>
          </table:table-cell>
          <table:table-cell office:value-type="float" office:value="0.841578" calcext:value-type="float">
            <text:p>0.841578</text:p>
          </table:table-cell>
          <table:table-cell table:number-columns-repeated="1017"/>
        </table:table-row>
        <table:table-row table:style-name="ro1">
          <table:table-cell office:value-type="float" office:value="119437218031666" calcext:value-type="float">
            <text:p>119437218031666</text:p>
          </table:table-cell>
          <table:table-cell table:formula="of:=[.A5]-[.A4]" office:value-type="float" office:value="696740291" calcext:value-type="float">
            <text:p>696740291</text:p>
          </table:table-cell>
          <table:table-cell table:formula="of:=[.B5]/1000" office:value-type="float" office:value="696740.291" calcext:value-type="float">
            <text:p>696740.291</text:p>
          </table:table-cell>
          <table:table-cell table:formula="of:=[.C5]/1000" office:value-type="float" office:value="696.740291" calcext:value-type="float">
            <text:p>696.740291</text:p>
          </table:table-cell>
          <table:table-cell table:formula="of:=[.D5]+[.E4]" office:value-type="float" office:value="1205.519708" calcext:value-type="float">
            <text:p>1205.519708</text:p>
          </table:table-cell>
          <table:table-cell office:value-type="float" office:value="20.43" calcext:value-type="float">
            <text:p>20.43</text:p>
          </table:table-cell>
          <table:table-cell office:value-type="float" office:value="0.854941" calcext:value-type="float">
            <text:p>0.854941</text:p>
          </table:table-cell>
          <table:table-cell table:number-columns-repeated="1017"/>
        </table:table-row>
        <table:table-row table:style-name="ro1">
          <table:table-cell office:value-type="float" office:value="119437755573541" calcext:value-type="float">
            <text:p>119437755573541</text:p>
          </table:table-cell>
          <table:table-cell table:formula="of:=[.A6]-[.A5]" office:value-type="float" office:value="537541875" calcext:value-type="float">
            <text:p>537541875</text:p>
          </table:table-cell>
          <table:table-cell table:formula="of:=[.B6]/1000" office:value-type="float" office:value="537541.875" calcext:value-type="float">
            <text:p>537541.875</text:p>
          </table:table-cell>
          <table:table-cell table:formula="of:=[.C6]/1000" office:value-type="float" office:value="537.541875" calcext:value-type="float">
            <text:p>537.541875</text:p>
          </table:table-cell>
          <table:table-cell table:formula="of:=[.D6]+[.E5]" office:value-type="float" office:value="1743.061583" calcext:value-type="float">
            <text:p>1743.061583</text:p>
          </table:table-cell>
          <table:table-cell office:value-type="float" office:value="22.36" calcext:value-type="float">
            <text:p>22.36</text:p>
          </table:table-cell>
          <table:table-cell office:value-type="float" office:value="0.851975" calcext:value-type="float">
            <text:p>0.851975</text:p>
          </table:table-cell>
          <table:table-cell table:number-columns-repeated="1017"/>
        </table:table-row>
        <table:table-row table:style-name="ro1">
          <table:table-cell office:value-type="float" office:value="119438480028375" calcext:value-type="float">
            <text:p>119438480028375</text:p>
          </table:table-cell>
          <table:table-cell table:formula="of:=[.A7]-[.A6]" office:value-type="float" office:value="724454834" calcext:value-type="float">
            <text:p>724454834</text:p>
          </table:table-cell>
          <table:table-cell table:formula="of:=[.B7]/1000" office:value-type="float" office:value="724454.834" calcext:value-type="float">
            <text:p>724454.834</text:p>
          </table:table-cell>
          <table:table-cell table:formula="of:=[.C7]/1000" office:value-type="float" office:value="724.454834" calcext:value-type="float">
            <text:p>724.454834</text:p>
          </table:table-cell>
          <table:table-cell table:formula="of:=[.D7]+[.E6]" office:value-type="float" office:value="2467.516417" calcext:value-type="float">
            <text:p>2467.516417</text:p>
          </table:table-cell>
          <table:table-cell office:value-type="float" office:value="21.13" calcext:value-type="float">
            <text:p>21.13</text:p>
          </table:table-cell>
          <table:table-cell office:value-type="float" office:value="0.856541" calcext:value-type="float">
            <text:p>0.856541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8x8</text:p>
          </table:table-cell>
          <table:table-cell table:style-name="Default" table:number-columns-repeated="3"/>
          <table:table-cell office:value-type="string" calcext:value-type="string">
            <text:p>time (ms)</text:p>
          </table:table-cell>
          <table:table-cell table:style-name="ce3" office:value-type="string" calcext:value-type="string">
            <text:p>MSE8</text:p>
          </table:table-cell>
          <table:table-cell office:value-type="string" calcext:value-type="string">
            <text:p>SSIM8</text:p>
          </table:table-cell>
          <table:table-cell table:number-columns-repeated="1017"/>
        </table:table-row>
        <table:table-row table:style-name="ro1">
          <table:table-cell office:value-type="float" office:value="119559108788000" calcext:value-type="float">
            <text:p>119559108788000</text:p>
          </table:table-cell>
          <table:table-cell table:style-name="Default"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9559691334291" calcext:value-type="float">
            <text:p>119559691334291</text:p>
          </table:table-cell>
          <table:table-cell table:formula="of:=[.A11]-[.A10]" office:value-type="float" office:value="582546291" calcext:value-type="float">
            <text:p>582546291</text:p>
          </table:table-cell>
          <table:table-cell table:formula="of:=[.B11]/1000" office:value-type="float" office:value="582546.291" calcext:value-type="float">
            <text:p>582546.291</text:p>
          </table:table-cell>
          <table:table-cell table:formula="of:=[.C11]/1000" office:value-type="float" office:value="582.546291" calcext:value-type="float">
            <text:p>582.546291</text:p>
          </table:table-cell>
          <table:table-cell table:formula="of:=[.D11]" office:value-type="float" office:value="582.546291" calcext:value-type="float">
            <text:p>582.546291</text:p>
          </table:table-cell>
          <table:table-cell office:value-type="float" office:value="15.35" calcext:value-type="float">
            <text:p>15.35</text:p>
          </table:table-cell>
          <table:table-cell office:value-type="float" office:value="0.871605" calcext:value-type="float">
            <text:p>0.871605</text:p>
          </table:table-cell>
          <table:table-cell table:number-columns-repeated="1017"/>
        </table:table-row>
        <table:table-row table:style-name="ro1">
          <table:table-cell office:value-type="float" office:value="119560390032666" calcext:value-type="float">
            <text:p>119560390032666</text:p>
          </table:table-cell>
          <table:table-cell table:formula="of:=[.A12]-[.A11]" office:value-type="float" office:value="698698375" calcext:value-type="float">
            <text:p>698698375</text:p>
          </table:table-cell>
          <table:table-cell table:formula="of:=[.B12]/1000" office:value-type="float" office:value="698698.375" calcext:value-type="float">
            <text:p>698698.375</text:p>
          </table:table-cell>
          <table:table-cell table:formula="of:=[.C12]/1000" office:value-type="float" office:value="698.698375" calcext:value-type="float">
            <text:p>698.698375</text:p>
          </table:table-cell>
          <table:table-cell table:formula="of:=[.D12]+[.E11]" office:value-type="float" office:value="1281.244666" calcext:value-type="float">
            <text:p>1281.244666</text:p>
          </table:table-cell>
          <table:table-cell office:value-type="float" office:value="16.07" calcext:value-type="float">
            <text:p>16.07</text:p>
          </table:table-cell>
          <table:table-cell office:value-type="float" office:value="0.86657" calcext:value-type="float">
            <text:p>0.86657</text:p>
          </table:table-cell>
          <table:table-cell table:number-columns-repeated="1017"/>
        </table:table-row>
        <table:table-row table:style-name="ro1">
          <table:table-cell office:value-type="float" office:value="119561034851166" calcext:value-type="float">
            <text:p>119561034851166</text:p>
          </table:table-cell>
          <table:table-cell table:formula="of:=[.A13]-[.A12]" office:value-type="float" office:value="644818500" calcext:value-type="float">
            <text:p>644818500</text:p>
          </table:table-cell>
          <table:table-cell table:formula="of:=[.B13]/1000" office:value-type="float" office:value="644818.5" calcext:value-type="float">
            <text:p>644818.5</text:p>
          </table:table-cell>
          <table:table-cell table:formula="of:=[.C13]/1000" office:value-type="float" office:value="644.8185" calcext:value-type="float">
            <text:p>644.8185</text:p>
          </table:table-cell>
          <table:table-cell table:formula="of:=[.D13]+[.E12]" office:value-type="float" office:value="1926.063166" calcext:value-type="float">
            <text:p>1926.063166</text:p>
          </table:table-cell>
          <table:table-cell office:value-type="float" office:value="16.26" calcext:value-type="float">
            <text:p>16.26</text:p>
          </table:table-cell>
          <table:table-cell office:value-type="float" office:value="0.865314" calcext:value-type="float">
            <text:p>0.865314</text:p>
          </table:table-cell>
          <table:table-cell table:number-columns-repeated="1017"/>
        </table:table-row>
        <table:table-row table:style-name="ro1">
          <table:table-cell office:value-type="float" office:value="119561690061041" calcext:value-type="float">
            <text:p>119561690061041</text:p>
          </table:table-cell>
          <table:table-cell table:formula="of:=[.A14]-[.A13]" office:value-type="float" office:value="655209875" calcext:value-type="float">
            <text:p>655209875</text:p>
          </table:table-cell>
          <table:table-cell table:formula="of:=[.B14]/1000" office:value-type="float" office:value="655209.875" calcext:value-type="float">
            <text:p>655209.875</text:p>
          </table:table-cell>
          <table:table-cell table:formula="of:=[.C14]/1000" office:value-type="float" office:value="655.209875" calcext:value-type="float">
            <text:p>655.209875</text:p>
          </table:table-cell>
          <table:table-cell table:formula="of:=[.D14]+[.E13]" office:value-type="float" office:value="2581.273041" calcext:value-type="float">
            <text:p>2581.273041</text:p>
          </table:table-cell>
          <table:table-cell office:value-type="float" office:value="16.25" calcext:value-type="float">
            <text:p>16.25</text:p>
          </table:table-cell>
          <table:table-cell office:value-type="float" office:value="0.86523" calcext:value-type="float">
            <text:p>0.86523</text:p>
          </table:table-cell>
          <table:table-cell table:number-columns-repeated="1017"/>
        </table:table-row>
        <table:table-row table:style-name="ro1">
          <table:table-cell office:value-type="float" office:value="119562354319916" calcext:value-type="float">
            <text:p>119562354319916</text:p>
          </table:table-cell>
          <table:table-cell table:formula="of:=[.A15]-[.A14]" office:value-type="float" office:value="664258875" calcext:value-type="float">
            <text:p>664258875</text:p>
          </table:table-cell>
          <table:table-cell table:formula="of:=[.B15]/1000" office:value-type="float" office:value="664258.875" calcext:value-type="float">
            <text:p>664258.875</text:p>
          </table:table-cell>
          <table:table-cell table:formula="of:=[.C15]/1000" office:value-type="float" office:value="664.258875" calcext:value-type="float">
            <text:p>664.258875</text:p>
          </table:table-cell>
          <table:table-cell table:formula="of:=[.D15]+[.E14]" office:value-type="float" office:value="3245.531916" calcext:value-type="float">
            <text:p>3245.531916</text:p>
          </table:table-cell>
          <table:table-cell office:value-type="float" office:value="16.32" calcext:value-type="float">
            <text:p>16.32</text:p>
          </table:table-cell>
          <table:table-cell office:value-type="float" office:value="0.86502" calcext:value-type="float">
            <text:p>0.86502</text:p>
          </table:table-cell>
          <table:table-cell table:number-columns-repeated="1017"/>
        </table:table-row>
        <table:table-row table:style-name="ro1">
          <table:table-cell office:value-type="float" office:value="119563648009375" calcext:value-type="float">
            <text:p>119563648009375</text:p>
          </table:table-cell>
          <table:table-cell table:formula="of:=[.A16]-[.A15]" office:value-type="float" office:value="1293689459" calcext:value-type="float">
            <text:p>1293689459</text:p>
          </table:table-cell>
          <table:table-cell table:formula="of:=[.B16]/1000" office:value-type="float" office:value="1293689.459" calcext:value-type="float">
            <text:p>1293689.459</text:p>
          </table:table-cell>
          <table:table-cell table:formula="of:=[.C16]/1000" office:value-type="float" office:value="1293.689459" calcext:value-type="float">
            <text:p>1293.689459</text:p>
          </table:table-cell>
          <table:table-cell table:formula="of:=[.D16]+[.E15]" office:value-type="float" office:value="4539.221375" calcext:value-type="float">
            <text:p>4539.221375</text:p>
          </table:table-cell>
          <table:table-cell office:value-type="float" office:value="16.4" calcext:value-type="float">
            <text:p>16.4</text:p>
          </table:table-cell>
          <table:table-cell office:value-type="float" office:value="0.864784" calcext:value-type="float">
            <text:p>0.864784</text:p>
          </table:table-cell>
          <table:table-cell table:number-columns-repeated="1017"/>
        </table:table-row>
        <table:table-row table:style-name="ro1">
          <table:table-cell office:value-type="float" office:value="119564364303916" calcext:value-type="float">
            <text:p>119564364303916</text:p>
          </table:table-cell>
          <table:table-cell table:formula="of:=[.A17]-[.A16]" office:value-type="float" office:value="716294541" calcext:value-type="float">
            <text:p>716294541</text:p>
          </table:table-cell>
          <table:table-cell table:formula="of:=[.B17]/1000" office:value-type="float" office:value="716294.541" calcext:value-type="float">
            <text:p>716294.541</text:p>
          </table:table-cell>
          <table:table-cell table:formula="of:=[.C17]/1000" office:value-type="float" office:value="716.294541" calcext:value-type="float">
            <text:p>716.294541</text:p>
          </table:table-cell>
          <table:table-cell table:formula="of:=[.D17]+[.E16]" office:value-type="float" office:value="5255.515916" calcext:value-type="float">
            <text:p>5255.515916</text:p>
          </table:table-cell>
          <table:table-cell office:value-type="float" office:value="16.22" calcext:value-type="float">
            <text:p>16.22</text:p>
          </table:table-cell>
          <table:table-cell office:value-type="float" office:value="0.865363" calcext:value-type="float">
            <text:p>0.865363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10x10</text:p>
          </table:table-cell>
          <table:table-cell table:style-name="Default" table:number-columns-repeated="3"/>
          <table:table-cell office:value-type="string" calcext:value-type="string">
            <text:p>time (ms)</text:p>
          </table:table-cell>
          <table:table-cell table:style-name="ce3" office:value-type="string" calcext:value-type="string">
            <text:p>MSE10</text:p>
          </table:table-cell>
          <table:table-cell office:value-type="string" calcext:value-type="string">
            <text:p>SSIM10</text:p>
          </table:table-cell>
          <table:table-cell table:number-columns-repeated="1017"/>
        </table:table-row>
        <table:table-row table:style-name="ro1">
          <table:table-cell office:value-type="float" office:value="119597059703875" calcext:value-type="float">
            <text:p>1195970597038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9597558369000" calcext:value-type="float">
            <text:p>119597558369000</text:p>
          </table:table-cell>
          <table:table-cell table:formula="of:=[.A21]-[.A20]" office:value-type="float" office:value="498665125" calcext:value-type="float">
            <text:p>498665125</text:p>
          </table:table-cell>
          <table:table-cell table:formula="of:=[.B21]/1000" office:value-type="float" office:value="498665.125" calcext:value-type="float">
            <text:p>498665.125</text:p>
          </table:table-cell>
          <table:table-cell table:formula="of:=[.C21]/1000" office:value-type="float" office:value="498.665125" calcext:value-type="float">
            <text:p>498.665125</text:p>
          </table:table-cell>
          <table:table-cell table:formula="of:=[.D21]" office:value-type="float" office:value="498.665125" calcext:value-type="float">
            <text:p>498.665125</text:p>
          </table:table-cell>
          <table:table-cell office:value-type="float" office:value="14.42" calcext:value-type="float">
            <text:p>14.42</text:p>
          </table:table-cell>
          <table:table-cell office:value-type="float" office:value="0.864093" calcext:value-type="float">
            <text:p>0.864093</text:p>
          </table:table-cell>
          <table:table-cell table:number-columns-repeated="6"/>
          <table:table-cell>
            <draw:frame table:end-cell-address="Sheet1.P29" table:end-x="45.01pt" table:end-y="1.13pt" draw:z-index="1" draw:style-name="gr2" draw:text-style-name="P2" svg:width="160.58pt" svg:height="99.75pt" svg:x="10.43pt" svg:y="3.77pt">
              <loext:p draw:notify-on-update-of-ranges="Sheet1.G19:Sheet1.G19 Sheet1.G20:Sheet1.G29 Sheet1.E20:Sheet1.E29 Sheet1.E31:Sheet1.E31 Sheet1.E32:Sheet1.E106 Sheet1.C32:Sheet1.C106 Sheet1.G2:Sheet1.G2 Sheet1.G3:Sheet1.G7 Sheet1.E3:Sheet1.E7 Sheet1.G9:Sheet1.G9 Sheet1.G10:Sheet1.G17 Sheet1.E10:Sheet1.E17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office:value-type="float" office:value="119598203464250" calcext:value-type="float">
            <text:p>119598203464250</text:p>
          </table:table-cell>
          <table:table-cell table:formula="of:=[.A22]-[.A21]" office:value-type="float" office:value="645095250" calcext:value-type="float">
            <text:p>645095250</text:p>
          </table:table-cell>
          <table:table-cell table:formula="of:=[.B22]/1000" office:value-type="float" office:value="645095.25" calcext:value-type="float">
            <text:p>645095.25</text:p>
          </table:table-cell>
          <table:table-cell table:formula="of:=[.C22]/1000" office:value-type="float" office:value="645.09525" calcext:value-type="float">
            <text:p>645.09525</text:p>
          </table:table-cell>
          <table:table-cell table:formula="of:=[.D22]+[.E21]" office:value-type="float" office:value="1143.760375" calcext:value-type="float">
            <text:p>1143.760375</text:p>
          </table:table-cell>
          <table:table-cell office:value-type="float" office:value="17.62" calcext:value-type="float">
            <text:p>17.62</text:p>
          </table:table-cell>
          <table:table-cell office:value-type="float" office:value="0.848425" calcext:value-type="float">
            <text:p>0.848425</text:p>
          </table:table-cell>
          <table:table-cell table:number-columns-repeated="1017"/>
        </table:table-row>
        <table:table-row table:style-name="ro1">
          <table:table-cell office:value-type="float" office:value="119598975413458" calcext:value-type="float">
            <text:p>119598975413458</text:p>
          </table:table-cell>
          <table:table-cell table:formula="of:=[.A23]-[.A22]" office:value-type="float" office:value="771949208" calcext:value-type="float">
            <text:p>771949208</text:p>
          </table:table-cell>
          <table:table-cell table:formula="of:=[.B23]/1000" office:value-type="float" office:value="771949.208" calcext:value-type="float">
            <text:p>771949.208</text:p>
          </table:table-cell>
          <table:table-cell table:formula="of:=[.C23]/1000" office:value-type="float" office:value="771.949208" calcext:value-type="float">
            <text:p>771.949208</text:p>
          </table:table-cell>
          <table:table-cell table:formula="of:=[.D23]+[.E22]" office:value-type="float" office:value="1915.709583" calcext:value-type="float">
            <text:p>1915.709583</text:p>
          </table:table-cell>
          <table:table-cell office:value-type="float" office:value="20.63" calcext:value-type="float">
            <text:p>20.63</text:p>
          </table:table-cell>
          <table:table-cell office:value-type="float" office:value="0.835507" calcext:value-type="float">
            <text:p>0.835507</text:p>
          </table:table-cell>
          <table:table-cell table:number-columns-repeated="1017"/>
        </table:table-row>
        <table:table-row table:style-name="ro1">
          <table:table-cell office:value-type="float" office:value="119599622315958" calcext:value-type="float">
            <text:p>119599622315958</text:p>
          </table:table-cell>
          <table:table-cell table:formula="of:=[.A24]-[.A23]" office:value-type="float" office:value="646902500" calcext:value-type="float">
            <text:p>646902500</text:p>
          </table:table-cell>
          <table:table-cell table:formula="of:=[.B24]/1000" office:value-type="float" office:value="646902.5" calcext:value-type="float">
            <text:p>646902.5</text:p>
          </table:table-cell>
          <table:table-cell table:formula="of:=[.C24]/1000" office:value-type="float" office:value="646.9025" calcext:value-type="float">
            <text:p>646.9025</text:p>
          </table:table-cell>
          <table:table-cell table:formula="of:=[.D24]+[.E23]" office:value-type="float" office:value="2562.612083" calcext:value-type="float">
            <text:p>2562.612083</text:p>
          </table:table-cell>
          <table:table-cell office:value-type="float" office:value="21.49" calcext:value-type="float">
            <text:p>21.49</text:p>
          </table:table-cell>
          <table:table-cell office:value-type="float" office:value="0.835708" calcext:value-type="float">
            <text:p>0.835708</text:p>
          </table:table-cell>
          <table:table-cell table:number-columns-repeated="1017"/>
        </table:table-row>
        <table:table-row table:style-name="ro1">
          <table:table-cell office:value-type="float" office:value="119600976107541" calcext:value-type="float">
            <text:p>119600976107541</text:p>
          </table:table-cell>
          <table:table-cell table:formula="of:=[.A25]-[.A24]" office:value-type="float" office:value="1353791583" calcext:value-type="float">
            <text:p>1353791583</text:p>
          </table:table-cell>
          <table:table-cell table:formula="of:=[.B25]/1000" office:value-type="float" office:value="1353791.583" calcext:value-type="float">
            <text:p>1353791.583</text:p>
          </table:table-cell>
          <table:table-cell table:formula="of:=[.C25]/1000" office:value-type="float" office:value="1353.791583" calcext:value-type="float">
            <text:p>1353.791583</text:p>
          </table:table-cell>
          <table:table-cell table:formula="of:=[.D25]+[.E24]" office:value-type="float" office:value="3916.403666" calcext:value-type="float">
            <text:p>3916.403666</text:p>
          </table:table-cell>
          <table:table-cell office:value-type="float" office:value="23.26" calcext:value-type="float">
            <text:p>23.26</text:p>
          </table:table-cell>
          <table:table-cell office:value-type="float" office:value="0.833135" calcext:value-type="float">
            <text:p>0.833135</text:p>
          </table:table-cell>
          <table:table-cell table:number-columns-repeated="1017"/>
        </table:table-row>
        <table:table-row table:style-name="ro1">
          <table:table-cell office:value-type="float" office:value="119602568198958" calcext:value-type="float">
            <text:p>119602568198958</text:p>
          </table:table-cell>
          <table:table-cell table:formula="of:=[.A26]-[.A25]" office:value-type="float" office:value="1592091417" calcext:value-type="float">
            <text:p>1592091417</text:p>
          </table:table-cell>
          <table:table-cell table:formula="of:=[.B26]/1000" office:value-type="float" office:value="1592091.417" calcext:value-type="float">
            <text:p>1592091.417</text:p>
          </table:table-cell>
          <table:table-cell table:formula="of:=[.C26]/1000" office:value-type="float" office:value="1592.091417" calcext:value-type="float">
            <text:p>1592.091417</text:p>
          </table:table-cell>
          <table:table-cell table:formula="of:=[.D26]+[.E25]" office:value-type="float" office:value="5508.495083" calcext:value-type="float">
            <text:p>5508.495083</text:p>
          </table:table-cell>
          <table:table-cell office:value-type="float" office:value="23.27" calcext:value-type="float">
            <text:p>23.27</text:p>
          </table:table-cell>
          <table:table-cell office:value-type="float" office:value="0.831867" calcext:value-type="float">
            <text:p>0.831867</text:p>
          </table:table-cell>
          <table:table-cell table:number-columns-repeated="1017"/>
        </table:table-row>
        <table:table-row table:style-name="ro1">
          <table:table-cell office:value-type="float" office:value="119603209366208" calcext:value-type="float">
            <text:p>119603209366208</text:p>
          </table:table-cell>
          <table:table-cell table:formula="of:=[.A27]-[.A26]" office:value-type="float" office:value="641167250" calcext:value-type="float">
            <text:p>641167250</text:p>
          </table:table-cell>
          <table:table-cell table:formula="of:=[.B27]/1000" office:value-type="float" office:value="641167.25" calcext:value-type="float">
            <text:p>641167.25</text:p>
          </table:table-cell>
          <table:table-cell table:formula="of:=[.C27]/1000" office:value-type="float" office:value="641.16725" calcext:value-type="float">
            <text:p>641.16725</text:p>
          </table:table-cell>
          <table:table-cell table:formula="of:=[.D27]+[.E26]" office:value-type="float" office:value="6149.662333" calcext:value-type="float">
            <text:p>6149.662333</text:p>
          </table:table-cell>
          <table:table-cell office:value-type="float" office:value="24.57" calcext:value-type="float">
            <text:p>24.57</text:p>
          </table:table-cell>
          <table:table-cell office:value-type="float" office:value="0.828427" calcext:value-type="float">
            <text:p>0.828427</text:p>
          </table:table-cell>
          <table:table-cell table:number-columns-repeated="1017"/>
        </table:table-row>
        <table:table-row table:style-name="ro1">
          <table:table-cell office:value-type="float" office:value="119603954063291" calcext:value-type="float">
            <text:p>119603954063291</text:p>
          </table:table-cell>
          <table:table-cell table:formula="of:=[.A28]-[.A27]" office:value-type="float" office:value="744697083" calcext:value-type="float">
            <text:p>744697083</text:p>
          </table:table-cell>
          <table:table-cell table:formula="of:=[.B28]/1000" office:value-type="float" office:value="744697.083" calcext:value-type="float">
            <text:p>744697.083</text:p>
          </table:table-cell>
          <table:table-cell table:formula="of:=[.C28]/1000" office:value-type="float" office:value="744.697083" calcext:value-type="float">
            <text:p>744.697083</text:p>
          </table:table-cell>
          <table:table-cell table:formula="of:=[.D28]+[.E27]" office:value-type="float" office:value="6894.359416" calcext:value-type="float">
            <text:p>6894.359416</text:p>
          </table:table-cell>
          <table:table-cell office:value-type="float" office:value="24.56" calcext:value-type="float">
            <text:p>24.56</text:p>
          </table:table-cell>
          <table:table-cell office:value-type="float" office:value="0.830079" calcext:value-type="float">
            <text:p>0.830079</text:p>
          </table:table-cell>
          <table:table-cell table:number-columns-repeated="1017"/>
        </table:table-row>
        <table:table-row table:style-name="ro1">
          <table:table-cell office:value-type="float" office:value="119604859706416" calcext:value-type="float">
            <text:p>119604859706416</text:p>
          </table:table-cell>
          <table:table-cell table:formula="of:=[.A29]-[.A28]" office:value-type="float" office:value="905643125" calcext:value-type="float">
            <text:p>905643125</text:p>
          </table:table-cell>
          <table:table-cell table:formula="of:=[.B29]/1000" office:value-type="float" office:value="905643.125" calcext:value-type="float">
            <text:p>905643.125</text:p>
          </table:table-cell>
          <table:table-cell table:formula="of:=[.C29]/1000" office:value-type="float" office:value="905.643125" calcext:value-type="float">
            <text:p>905.643125</text:p>
          </table:table-cell>
          <table:table-cell table:formula="of:=[.D29]+[.E28]" office:value-type="float" office:value="7800.002541" calcext:value-type="float">
            <text:p>7800.002541</text:p>
          </table:table-cell>
          <table:table-cell office:value-type="float" office:value="23.25" calcext:value-type="float">
            <text:p>23.25</text:p>
          </table:table-cell>
          <table:table-cell office:value-type="float" office:value="0.831911" calcext:value-type="float">
            <text:p>0.831911</text:p>
          </table:table-cell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video</text:p>
          </table:table-cell>
          <table:table-cell/>
          <table:table-cell office:value-type="string" calcext:value-type="string">
            <text:p>time (ms)</text:p>
          </table:table-cell>
          <table:table-cell office:value-type="string" calcext:value-type="string">
            <text:p>MSEv</text:p>
          </table:table-cell>
          <table:table-cell office:value-type="string" calcext:value-type="string">
            <text:p>SSIM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32]+1000/30" office:value-type="float" office:value="33.3333333333333" calcext:value-type="float">
            <text:p>33.3333333333</text:p>
          </table:table-cell>
          <table:table-cell office:value-type="float" office:value="47.53" calcext:value-type="float">
            <text:p>47.53</text:p>
          </table:table-cell>
          <table:table-cell office:value-type="float" office:value="0.804812" calcext:value-type="float">
            <text:p>0.80481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33]+1000/30" office:value-type="float" office:value="66.6666666666667" calcext:value-type="float">
            <text:p>66.6666666667</text:p>
          </table:table-cell>
          <table:table-cell office:value-type="float" office:value="57.61" calcext:value-type="float">
            <text:p>57.61</text:p>
          </table:table-cell>
          <table:table-cell office:value-type="float" office:value="0.80544" calcext:value-type="float">
            <text:p>0.8054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34]+1000/30"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0.837227" calcext:value-type="float">
            <text:p>0.837227</text:p>
          </table:table-cell>
          <table:table-cell table:number-columns-repeated="12"/>
          <table:table-cell>
            <draw:frame table:end-cell-address="Sheet1.T48" table:end-x="19.42pt" table:end-y="3pt" draw:z-index="0" draw:style-name="gr2" draw:text-style-name="P2" svg:width="124.38pt" svg:height="161.12pt" svg:x="21.03pt" svg:y="8.31pt">
              <loext:p draw:notify-on-update-of-ranges="Sheet1.F9:Sheet1.F9 Sheet1.F10:Sheet1.F17 Sheet1.E10:Sheet1.E17 Sheet1.D31:Sheet1.D31 Sheet1.D32:Sheet1.D106 Sheet1.C32:Sheet1.C106 Sheet1.F19:Sheet1.F19 Sheet1.F20:Sheet1.F29 Sheet1.E20:Sheet1.E29 Sheet1.F2:Sheet1.F2 Sheet1.F3:Sheet1.F7 Sheet1.E3:Sheet1.E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6"/>
        </table:table-row>
        <table:table-row table:style-name="ro1">
          <table:table-cell table:number-columns-repeated="2"/>
          <table:table-cell table:formula="of:=[.C35]+1000/30" office:value-type="float" office:value="133.333333333333" calcext:value-type="float">
            <text:p>133.3333333333</text:p>
          </table:table-cell>
          <table:table-cell office:value-type="float" office:value="47.91" calcext:value-type="float">
            <text:p>47.91</text:p>
          </table:table-cell>
          <table:table-cell office:value-type="float" office:value="0.800446" calcext:value-type="float">
            <text:p>0.80044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36]+1000/30" office:value-type="float" office:value="166.666666666667" calcext:value-type="float">
            <text:p>166.6666666667</text:p>
          </table:table-cell>
          <table:table-cell office:value-type="float" office:value="31.18" calcext:value-type="float">
            <text:p>31.18</text:p>
          </table:table-cell>
          <table:table-cell office:value-type="float" office:value="0.851187" calcext:value-type="float">
            <text:p>0.85118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37]+1000/30" office:value-type="float" office:value="200" calcext:value-type="float">
            <text:p>200</text:p>
          </table:table-cell>
          <table:table-cell office:value-type="float" office:value="34.88" calcext:value-type="float">
            <text:p>34.88</text:p>
          </table:table-cell>
          <table:table-cell office:value-type="float" office:value="0.836999" calcext:value-type="float">
            <text:p>0.83699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38]+1000/30" office:value-type="float" office:value="233.333333333333" calcext:value-type="float">
            <text:p>233.3333333333</text:p>
          </table:table-cell>
          <table:table-cell office:value-type="float" office:value="25.67" calcext:value-type="float">
            <text:p>25.67</text:p>
          </table:table-cell>
          <table:table-cell office:value-type="float" office:value="0.889138" calcext:value-type="float">
            <text:p>0.88913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39]+1000/30" office:value-type="float" office:value="266.666666666667" calcext:value-type="float">
            <text:p>266.6666666667</text:p>
          </table:table-cell>
          <table:table-cell office:value-type="float" office:value="40.75" calcext:value-type="float">
            <text:p>40.75</text:p>
          </table:table-cell>
          <table:table-cell office:value-type="float" office:value="0.834195" calcext:value-type="float">
            <text:p>0.83419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40]+1000/30" office:value-type="float" office:value="300" calcext:value-type="float">
            <text:p>300</text:p>
          </table:table-cell>
          <table:table-cell office:value-type="float" office:value="41.52" calcext:value-type="float">
            <text:p>41.52</text:p>
          </table:table-cell>
          <table:table-cell office:value-type="float" office:value="0.814175" calcext:value-type="float">
            <text:p>0.81417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41]+1000/30" office:value-type="float" office:value="333.333333333333" calcext:value-type="float">
            <text:p>333.3333333333</text:p>
          </table:table-cell>
          <table:table-cell office:value-type="float" office:value="28.19" calcext:value-type="float">
            <text:p>28.19</text:p>
          </table:table-cell>
          <table:table-cell office:value-type="float" office:value="0.868791" calcext:value-type="float">
            <text:p>0.86879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42]+1000/30" office:value-type="float" office:value="366.666666666667" calcext:value-type="float">
            <text:p>366.6666666667</text:p>
          </table:table-cell>
          <table:table-cell office:value-type="float" office:value="38" calcext:value-type="float">
            <text:p>38</text:p>
          </table:table-cell>
          <table:table-cell office:value-type="float" office:value="0.823206" calcext:value-type="float">
            <text:p>0.8232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43]+1000/30" office:value-type="float" office:value="400" calcext:value-type="float">
            <text:p>400</text:p>
          </table:table-cell>
          <table:table-cell office:value-type="float" office:value="49.77" calcext:value-type="float">
            <text:p>49.77</text:p>
          </table:table-cell>
          <table:table-cell office:value-type="float" office:value="0.798356" calcext:value-type="float">
            <text:p>0.79835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44]+1000/30" office:value-type="float" office:value="433.333333333333" calcext:value-type="float">
            <text:p>433.3333333333</text:p>
          </table:table-cell>
          <table:table-cell office:value-type="float" office:value="58.78" calcext:value-type="float">
            <text:p>58.78</text:p>
          </table:table-cell>
          <table:table-cell office:value-type="float" office:value="0.763014" calcext:value-type="float">
            <text:p>0.76301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45]+1000/30" office:value-type="float" office:value="466.666666666667" calcext:value-type="float">
            <text:p>466.6666666667</text:p>
          </table:table-cell>
          <table:table-cell office:value-type="float" office:value="28.93" calcext:value-type="float">
            <text:p>28.93</text:p>
          </table:table-cell>
          <table:table-cell office:value-type="float" office:value="0.859326" calcext:value-type="float">
            <text:p>0.85932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46]+1000/30" office:value-type="float" office:value="500" calcext:value-type="float">
            <text:p>500</text:p>
          </table:table-cell>
          <table:table-cell office:value-type="float" office:value="22.48" calcext:value-type="float">
            <text:p>22.48</text:p>
          </table:table-cell>
          <table:table-cell office:value-type="float" office:value="0.883736" calcext:value-type="float">
            <text:p>0.88373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47]+1000/30" office:value-type="float" office:value="533.333333333333" calcext:value-type="float">
            <text:p>533.3333333333</text:p>
          </table:table-cell>
          <table:table-cell office:value-type="float" office:value="37.21" calcext:value-type="float">
            <text:p>37.21</text:p>
          </table:table-cell>
          <table:table-cell office:value-type="float" office:value="0.848344" calcext:value-type="float">
            <text:p>0.84834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48]+1000/30" office:value-type="float" office:value="566.666666666667" calcext:value-type="float">
            <text:p>566.6666666667</text:p>
          </table:table-cell>
          <table:table-cell office:value-type="float" office:value="38.23" calcext:value-type="float">
            <text:p>38.23</text:p>
          </table:table-cell>
          <table:table-cell office:value-type="float" office:value="0.822061" calcext:value-type="float">
            <text:p>0.82206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49]+1000/30" office:value-type="float" office:value="600" calcext:value-type="float">
            <text:p>600</text:p>
          </table:table-cell>
          <table:table-cell office:value-type="float" office:value="51.69" calcext:value-type="float">
            <text:p>51.69</text:p>
          </table:table-cell>
          <table:table-cell office:value-type="float" office:value="0.792111" calcext:value-type="float">
            <text:p>0.79211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50]+1000/30" office:value-type="float" office:value="633.333333333333" calcext:value-type="float">
            <text:p>633.3333333333</text:p>
          </table:table-cell>
          <table:table-cell office:value-type="float" office:value="57.93" calcext:value-type="float">
            <text:p>57.93</text:p>
          </table:table-cell>
          <table:table-cell office:value-type="float" office:value="0.773794" calcext:value-type="float">
            <text:p>0.77379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51]+1000/30" office:value-type="float" office:value="666.666666666667" calcext:value-type="float">
            <text:p>666.6666666667</text:p>
          </table:table-cell>
          <table:table-cell office:value-type="float" office:value="82.47" calcext:value-type="float">
            <text:p>82.47</text:p>
          </table:table-cell>
          <table:table-cell office:value-type="float" office:value="0.757782" calcext:value-type="float">
            <text:p>0.75778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52]+1000/30" office:value-type="float" office:value="700" calcext:value-type="float">
            <text:p>700</text:p>
          </table:table-cell>
          <table:table-cell office:value-type="float" office:value="89.18" calcext:value-type="float">
            <text:p>89.18</text:p>
          </table:table-cell>
          <table:table-cell office:value-type="float" office:value="0.75402" calcext:value-type="float">
            <text:p>0.7540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53]+1000/30" office:value-type="float" office:value="733.333333333334" calcext:value-type="float">
            <text:p>733.3333333333</text:p>
          </table:table-cell>
          <table:table-cell office:value-type="float" office:value="71.53" calcext:value-type="float">
            <text:p>71.53</text:p>
          </table:table-cell>
          <table:table-cell office:value-type="float" office:value="0.770224" calcext:value-type="float">
            <text:p>0.77022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54]+1000/30" office:value-type="float" office:value="766.666666666667" calcext:value-type="float">
            <text:p>766.6666666667</text:p>
          </table:table-cell>
          <table:table-cell office:value-type="float" office:value="55.8" calcext:value-type="float">
            <text:p>55.8</text:p>
          </table:table-cell>
          <table:table-cell office:value-type="float" office:value="0.774758" calcext:value-type="float">
            <text:p>0.77475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55]+1000/30" office:value-type="float" office:value="800" calcext:value-type="float">
            <text:p>800</text:p>
          </table:table-cell>
          <table:table-cell office:value-type="float" office:value="33.51" calcext:value-type="float">
            <text:p>33.51</text:p>
          </table:table-cell>
          <table:table-cell office:value-type="float" office:value="0.830684" calcext:value-type="float">
            <text:p>0.83068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56]+1000/30" office:value-type="float" office:value="833.333333333334" calcext:value-type="float">
            <text:p>833.3333333333</text:p>
          </table:table-cell>
          <table:table-cell office:value-type="float" office:value="23.27" calcext:value-type="float">
            <text:p>23.27</text:p>
          </table:table-cell>
          <table:table-cell office:value-type="float" office:value="0.884801" calcext:value-type="float">
            <text:p>0.88480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57]+1000/30" office:value-type="float" office:value="866.666666666667" calcext:value-type="float">
            <text:p>866.6666666667</text:p>
          </table:table-cell>
          <table:table-cell office:value-type="float" office:value="35.78" calcext:value-type="float">
            <text:p>35.78</text:p>
          </table:table-cell>
          <table:table-cell office:value-type="float" office:value="0.838871" calcext:value-type="float">
            <text:p>0.83887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58]+1000/30" office:value-type="float" office:value="900" calcext:value-type="float">
            <text:p>900</text:p>
          </table:table-cell>
          <table:table-cell office:value-type="float" office:value="31.32" calcext:value-type="float">
            <text:p>31.32</text:p>
          </table:table-cell>
          <table:table-cell office:value-type="float" office:value="0.854828" calcext:value-type="float">
            <text:p>0.85482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59]+1000/30" office:value-type="float" office:value="933.333333333334" calcext:value-type="float">
            <text:p>933.3333333333</text:p>
          </table:table-cell>
          <table:table-cell office:value-type="float" office:value="21.89" calcext:value-type="float">
            <text:p>21.89</text:p>
          </table:table-cell>
          <table:table-cell office:value-type="float" office:value="0.885131" calcext:value-type="float">
            <text:p>0.88513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60]+1000/30" office:value-type="float" office:value="966.666666666667" calcext:value-type="float">
            <text:p>966.6666666667</text:p>
          </table:table-cell>
          <table:table-cell office:value-type="float" office:value="27.29" calcext:value-type="float">
            <text:p>27.29</text:p>
          </table:table-cell>
          <table:table-cell office:value-type="float" office:value="0.876616" calcext:value-type="float">
            <text:p>0.87661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61]+1000/30" office:value-type="float" office:value="1000" calcext:value-type="float">
            <text:p>1000</text:p>
          </table:table-cell>
          <table:table-cell office:value-type="float" office:value="42.31" calcext:value-type="float">
            <text:p>42.31</text:p>
          </table:table-cell>
          <table:table-cell office:value-type="float" office:value="0.837789" calcext:value-type="float">
            <text:p>0.83778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62]+1000/30" office:value-type="float" office:value="1033.33333333333" calcext:value-type="float">
            <text:p>1033.3333333333</text:p>
          </table:table-cell>
          <table:table-cell office:value-type="float" office:value="44.86" calcext:value-type="float">
            <text:p>44.86</text:p>
          </table:table-cell>
          <table:table-cell office:value-type="float" office:value="0.829037" calcext:value-type="float">
            <text:p>0.82903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63]+1000/30" office:value-type="float" office:value="1066.66666666667" calcext:value-type="float">
            <text:p>1066.6666666667</text:p>
          </table:table-cell>
          <table:table-cell office:value-type="float" office:value="44.27" calcext:value-type="float">
            <text:p>44.27</text:p>
          </table:table-cell>
          <table:table-cell office:value-type="float" office:value="0.827973" calcext:value-type="float">
            <text:p>0.82797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64]+1000/30" office:value-type="float" office:value="1100" calcext:value-type="float">
            <text:p>1100</text:p>
          </table:table-cell>
          <table:table-cell office:value-type="float" office:value="48.61" calcext:value-type="float">
            <text:p>48.61</text:p>
          </table:table-cell>
          <table:table-cell office:value-type="float" office:value="0.814625" calcext:value-type="float">
            <text:p>0.81462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65]+1000/30" office:value-type="float" office:value="1133.33333333333" calcext:value-type="float">
            <text:p>1133.3333333333</text:p>
          </table:table-cell>
          <table:table-cell office:value-type="float" office:value="44.74" calcext:value-type="float">
            <text:p>44.74</text:p>
          </table:table-cell>
          <table:table-cell office:value-type="float" office:value="0.827164" calcext:value-type="float">
            <text:p>0.82716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66]+1000/30" office:value-type="float" office:value="1166.66666666667" calcext:value-type="float">
            <text:p>1166.6666666667</text:p>
          </table:table-cell>
          <table:table-cell office:value-type="float" office:value="39.85" calcext:value-type="float">
            <text:p>39.85</text:p>
          </table:table-cell>
          <table:table-cell office:value-type="float" office:value="0.834031" calcext:value-type="float">
            <text:p>0.83403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67]+1000/30" office:value-type="float" office:value="1200" calcext:value-type="float">
            <text:p>1200</text:p>
          </table:table-cell>
          <table:table-cell office:value-type="float" office:value="48.69" calcext:value-type="float">
            <text:p>48.69</text:p>
          </table:table-cell>
          <table:table-cell office:value-type="float" office:value="0.809872" calcext:value-type="float">
            <text:p>0.80987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68]+1000/30" office:value-type="float" office:value="1233.33333333333" calcext:value-type="float">
            <text:p>1233.3333333333</text:p>
          </table:table-cell>
          <table:table-cell office:value-type="float" office:value="56.95" calcext:value-type="float">
            <text:p>56.95</text:p>
          </table:table-cell>
          <table:table-cell office:value-type="float" office:value="0.792792" calcext:value-type="float">
            <text:p>0.79279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69]+1000/30" office:value-type="float" office:value="1266.66666666667" calcext:value-type="float">
            <text:p>1266.6666666667</text:p>
          </table:table-cell>
          <table:table-cell office:value-type="float" office:value="49.36" calcext:value-type="float">
            <text:p>49.36</text:p>
          </table:table-cell>
          <table:table-cell office:value-type="float" office:value="0.805963" calcext:value-type="float">
            <text:p>0.80596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70]+1000/30" office:value-type="float" office:value="1300" calcext:value-type="float">
            <text:p>1300</text:p>
          </table:table-cell>
          <table:table-cell office:value-type="float" office:value="44.93" calcext:value-type="float">
            <text:p>44.93</text:p>
          </table:table-cell>
          <table:table-cell office:value-type="float" office:value="0.816347" calcext:value-type="float">
            <text:p>0.81634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71]+1000/30" office:value-type="float" office:value="1333.33333333333" calcext:value-type="float">
            <text:p>1333.3333333333</text:p>
          </table:table-cell>
          <table:table-cell office:value-type="float" office:value="54.11" calcext:value-type="float">
            <text:p>54.11</text:p>
          </table:table-cell>
          <table:table-cell office:value-type="float" office:value="0.794482" calcext:value-type="float">
            <text:p>0.79448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72]+1000/30" office:value-type="float" office:value="1366.66666666667" calcext:value-type="float">
            <text:p>1366.6666666667</text:p>
          </table:table-cell>
          <table:table-cell office:value-type="float" office:value="59.31" calcext:value-type="float">
            <text:p>59.31</text:p>
          </table:table-cell>
          <table:table-cell office:value-type="float" office:value="0.774695" calcext:value-type="float">
            <text:p>0.77469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73]+1000/30" office:value-type="float" office:value="1400" calcext:value-type="float">
            <text:p>1400</text:p>
          </table:table-cell>
          <table:table-cell office:value-type="float" office:value="50.16" calcext:value-type="float">
            <text:p>50.16</text:p>
          </table:table-cell>
          <table:table-cell office:value-type="float" office:value="0.792806" calcext:value-type="float">
            <text:p>0.7928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74]+1000/30" office:value-type="float" office:value="1433.33333333333" calcext:value-type="float">
            <text:p>1433.3333333333</text:p>
          </table:table-cell>
          <table:table-cell office:value-type="float" office:value="34.98" calcext:value-type="float">
            <text:p>34.98</text:p>
          </table:table-cell>
          <table:table-cell office:value-type="float" office:value="0.839902" calcext:value-type="float">
            <text:p>0.83990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75]+1000/30" office:value-type="float" office:value="1466.66666666667" calcext:value-type="float">
            <text:p>1466.6666666667</text:p>
          </table:table-cell>
          <table:table-cell office:value-type="float" office:value="26.66" calcext:value-type="float">
            <text:p>26.66</text:p>
          </table:table-cell>
          <table:table-cell office:value-type="float" office:value="0.871536" calcext:value-type="float">
            <text:p>0.87153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76]+1000/30" office:value-type="float" office:value="1500" calcext:value-type="float">
            <text:p>1500</text:p>
          </table:table-cell>
          <table:table-cell office:value-type="float" office:value="31.29" calcext:value-type="float">
            <text:p>31.29</text:p>
          </table:table-cell>
          <table:table-cell office:value-type="float" office:value="0.845974" calcext:value-type="float">
            <text:p>0.84597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77]+1000/30" office:value-type="float" office:value="1533.33333333333" calcext:value-type="float">
            <text:p>1533.3333333333</text:p>
          </table:table-cell>
          <table:table-cell office:value-type="float" office:value="25.28" calcext:value-type="float">
            <text:p>25.28</text:p>
          </table:table-cell>
          <table:table-cell office:value-type="float" office:value="0.864767" calcext:value-type="float">
            <text:p>0.86476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78]+1000/30" office:value-type="float" office:value="1566.66666666667" calcext:value-type="float">
            <text:p>1566.6666666667</text:p>
          </table:table-cell>
          <table:table-cell office:value-type="float" office:value="32.5" calcext:value-type="float">
            <text:p>32.5</text:p>
          </table:table-cell>
          <table:table-cell office:value-type="float" office:value="0.834867" calcext:value-type="float">
            <text:p>0.83486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79]+1000/30" office:value-type="float" office:value="1600" calcext:value-type="float">
            <text:p>1600</text:p>
          </table:table-cell>
          <table:table-cell office:value-type="float" office:value="27.42" calcext:value-type="float">
            <text:p>27.42</text:p>
          </table:table-cell>
          <table:table-cell office:value-type="float" office:value="0.854501" calcext:value-type="float">
            <text:p>0.85450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80]+1000/30" office:value-type="float" office:value="1633.33333333333" calcext:value-type="float">
            <text:p>1633.3333333333</text:p>
          </table:table-cell>
          <table:table-cell office:value-type="float" office:value="41.98" calcext:value-type="float">
            <text:p>41.98</text:p>
          </table:table-cell>
          <table:table-cell office:value-type="float" office:value="0.803341" calcext:value-type="float">
            <text:p>0.80334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81]+1000/30" office:value-type="float" office:value="1666.66666666667" calcext:value-type="float">
            <text:p>1666.6666666667</text:p>
          </table:table-cell>
          <table:table-cell office:value-type="float" office:value="41.43" calcext:value-type="float">
            <text:p>41.43</text:p>
          </table:table-cell>
          <table:table-cell office:value-type="float" office:value="0.820067" calcext:value-type="float">
            <text:p>0.82006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82]+1000/30" office:value-type="float" office:value="1700" calcext:value-type="float">
            <text:p>1700</text:p>
          </table:table-cell>
          <table:table-cell office:value-type="float" office:value="35.03" calcext:value-type="float">
            <text:p>35.03</text:p>
          </table:table-cell>
          <table:table-cell office:value-type="float" office:value="0.84485" calcext:value-type="float">
            <text:p>0.8448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83]+1000/30" office:value-type="float" office:value="1733.33333333333" calcext:value-type="float">
            <text:p>1733.3333333333</text:p>
          </table:table-cell>
          <table:table-cell office:value-type="float" office:value="54.86" calcext:value-type="float">
            <text:p>54.86</text:p>
          </table:table-cell>
          <table:table-cell office:value-type="float" office:value="0.815639" calcext:value-type="float">
            <text:p>0.81563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84]+1000/30" office:value-type="float" office:value="1766.66666666667" calcext:value-type="float">
            <text:p>1766.6666666667</text:p>
          </table:table-cell>
          <table:table-cell office:value-type="float" office:value="77.68" calcext:value-type="float">
            <text:p>77.68</text:p>
          </table:table-cell>
          <table:table-cell office:value-type="float" office:value="0.77758" calcext:value-type="float">
            <text:p>0.7775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85]+1000/30" office:value-type="float" office:value="1800" calcext:value-type="float">
            <text:p>1800</text:p>
          </table:table-cell>
          <table:table-cell office:value-type="float" office:value="68.83" calcext:value-type="float">
            <text:p>68.83</text:p>
          </table:table-cell>
          <table:table-cell office:value-type="float" office:value="0.798428" calcext:value-type="float">
            <text:p>0.79842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86]+1000/30" office:value-type="float" office:value="1833.33333333333" calcext:value-type="float">
            <text:p>1833.3333333333</text:p>
          </table:table-cell>
          <table:table-cell office:value-type="float" office:value="57.57" calcext:value-type="float">
            <text:p>57.57</text:p>
          </table:table-cell>
          <table:table-cell office:value-type="float" office:value="0.809325" calcext:value-type="float">
            <text:p>0.80932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87]+1000/30" office:value-type="float" office:value="1866.66666666667" calcext:value-type="float">
            <text:p>1866.6666666667</text:p>
          </table:table-cell>
          <table:table-cell office:value-type="float" office:value="56.91" calcext:value-type="float">
            <text:p>56.91</text:p>
          </table:table-cell>
          <table:table-cell office:value-type="float" office:value="0.810791" calcext:value-type="float">
            <text:p>0.81079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88]+1000/30" office:value-type="float" office:value="1900" calcext:value-type="float">
            <text:p>1900</text:p>
          </table:table-cell>
          <table:table-cell office:value-type="float" office:value="37.68" calcext:value-type="float">
            <text:p>37.68</text:p>
          </table:table-cell>
          <table:table-cell office:value-type="float" office:value="0.827394" calcext:value-type="float">
            <text:p>0.82739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89]+1000/30" office:value-type="float" office:value="1933.33333333333" calcext:value-type="float">
            <text:p>1933.3333333333</text:p>
          </table:table-cell>
          <table:table-cell office:value-type="float" office:value="79.59" calcext:value-type="float">
            <text:p>79.59</text:p>
          </table:table-cell>
          <table:table-cell office:value-type="float" office:value="0.75737" calcext:value-type="float">
            <text:p>0.7573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90]+1000/30" office:value-type="float" office:value="1966.66666666667" calcext:value-type="float">
            <text:p>1966.6666666667</text:p>
          </table:table-cell>
          <table:table-cell office:value-type="float" office:value="95.52" calcext:value-type="float">
            <text:p>95.52</text:p>
          </table:table-cell>
          <table:table-cell office:value-type="float" office:value="0.771523" calcext:value-type="float">
            <text:p>0.77152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91]+1000/30" office:value-type="float" office:value="2000" calcext:value-type="float">
            <text:p>2000</text:p>
          </table:table-cell>
          <table:table-cell office:value-type="float" office:value="99.12" calcext:value-type="float">
            <text:p>99.12</text:p>
          </table:table-cell>
          <table:table-cell office:value-type="float" office:value="0.771124" calcext:value-type="float">
            <text:p>0.77112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92]+1000/30" office:value-type="float" office:value="2033.33333333333" calcext:value-type="float">
            <text:p>2033.3333333333</text:p>
          </table:table-cell>
          <table:table-cell office:value-type="float" office:value="83.96" calcext:value-type="float">
            <text:p>83.96</text:p>
          </table:table-cell>
          <table:table-cell office:value-type="float" office:value="0.766308" calcext:value-type="float">
            <text:p>0.76630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93]+1000/30" office:value-type="float" office:value="2066.66666666666" calcext:value-type="float">
            <text:p>2066.6666666667</text:p>
          </table:table-cell>
          <table:table-cell office:value-type="float" office:value="74.2" calcext:value-type="float">
            <text:p>74.2</text:p>
          </table:table-cell>
          <table:table-cell office:value-type="float" office:value="0.77003" calcext:value-type="float">
            <text:p>0.7700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94]+1000/30" office:value-type="float" office:value="2100" calcext:value-type="float">
            <text:p>2100</text:p>
          </table:table-cell>
          <table:table-cell office:value-type="float" office:value="80.7" calcext:value-type="float">
            <text:p>80.7</text:p>
          </table:table-cell>
          <table:table-cell office:value-type="float" office:value="0.763644" calcext:value-type="float">
            <text:p>0.76364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95]+1000/30" office:value-type="float" office:value="2133.33333333333" calcext:value-type="float">
            <text:p>2133.3333333333</text:p>
          </table:table-cell>
          <table:table-cell office:value-type="float" office:value="87.28" calcext:value-type="float">
            <text:p>87.28</text:p>
          </table:table-cell>
          <table:table-cell office:value-type="float" office:value="0.765495" calcext:value-type="float">
            <text:p>0.76549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96]+1000/30" office:value-type="float" office:value="2166.66666666667" calcext:value-type="float">
            <text:p>2166.6666666667</text:p>
          </table:table-cell>
          <table:table-cell office:value-type="float" office:value="80.77" calcext:value-type="float">
            <text:p>80.77</text:p>
          </table:table-cell>
          <table:table-cell office:value-type="float" office:value="0.762911" calcext:value-type="float">
            <text:p>0.76291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97]+1000/30" office:value-type="float" office:value="2200" calcext:value-type="float">
            <text:p>2200</text:p>
          </table:table-cell>
          <table:table-cell office:value-type="float" office:value="66.12" calcext:value-type="float">
            <text:p>66.12</text:p>
          </table:table-cell>
          <table:table-cell office:value-type="float" office:value="0.777794" calcext:value-type="float">
            <text:p>0.77779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98]+1000/30" office:value-type="float" office:value="2233.33333333333" calcext:value-type="float">
            <text:p>2233.3333333333</text:p>
          </table:table-cell>
          <table:table-cell office:value-type="float" office:value="48.49" calcext:value-type="float">
            <text:p>48.49</text:p>
          </table:table-cell>
          <table:table-cell office:value-type="float" office:value="0.801629" calcext:value-type="float">
            <text:p>0.80162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99]+1000/30" office:value-type="float" office:value="2266.66666666667" calcext:value-type="float">
            <text:p>2266.6666666667</text:p>
          </table:table-cell>
          <table:table-cell office:value-type="float" office:value="55.93" calcext:value-type="float">
            <text:p>55.93</text:p>
          </table:table-cell>
          <table:table-cell office:value-type="float" office:value="0.805458" calcext:value-type="float">
            <text:p>0.80545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00]+1000/30" office:value-type="float" office:value="2300" calcext:value-type="float">
            <text:p>2300</text:p>
          </table:table-cell>
          <table:table-cell office:value-type="float" office:value="60.22" calcext:value-type="float">
            <text:p>60.22</text:p>
          </table:table-cell>
          <table:table-cell office:value-type="float" office:value="0.786111" calcext:value-type="float">
            <text:p>0.78611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01]+1000/30" office:value-type="float" office:value="2333.33333333333" calcext:value-type="float">
            <text:p>2333.3333333333</text:p>
          </table:table-cell>
          <table:table-cell office:value-type="float" office:value="47.14" calcext:value-type="float">
            <text:p>47.14</text:p>
          </table:table-cell>
          <table:table-cell office:value-type="float" office:value="0.813718" calcext:value-type="float">
            <text:p>0.81371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02]+1000/30" office:value-type="float" office:value="2366.66666666667" calcext:value-type="float">
            <text:p>2366.6666666667</text:p>
          </table:table-cell>
          <table:table-cell office:value-type="float" office:value="59.94" calcext:value-type="float">
            <text:p>59.94</text:p>
          </table:table-cell>
          <table:table-cell office:value-type="float" office:value="0.79546" calcext:value-type="float">
            <text:p>0.7954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03]+1000/30" office:value-type="float" office:value="2400" calcext:value-type="float">
            <text:p>2400</text:p>
          </table:table-cell>
          <table:table-cell office:value-type="float" office:value="67.97" calcext:value-type="float">
            <text:p>67.97</text:p>
          </table:table-cell>
          <table:table-cell office:value-type="float" office:value="0.779987" calcext:value-type="float">
            <text:p>0.77998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04]+1000/30" office:value-type="float" office:value="2433.33333333333" calcext:value-type="float">
            <text:p>2433.3333333333</text:p>
          </table:table-cell>
          <table:table-cell office:value-type="float" office:value="82" calcext:value-type="float">
            <text:p>82</text:p>
          </table:table-cell>
          <table:table-cell office:value-type="float" office:value="0.763774" calcext:value-type="float">
            <text:p>0.76377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05]+1000/30" office:value-type="float" office:value="2466.66666666667" calcext:value-type="float">
            <text:p>2466.6666666667</text:p>
          </table:table-cell>
          <table:table-cell office:value-type="float" office:value="69.12" calcext:value-type="float">
            <text:p>69.12</text:p>
          </table:table-cell>
          <table:table-cell office:value-type="float" office:value="0.776049" calcext:value-type="float">
            <text:p>0.776049</text:p>
          </table:table-cell>
          <table:table-cell table:number-columns-repeated="1019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Sheet1.$A$1" table:cell-range-address="$Sheet1.$F$47" table:range-usable-as="print-range"/>
        </table:named-expressions>
      </table:table>
      <table:table table:name="MSE_1s" table:style-name="ta1">
        <office:forms form:automatic-focus="false" form:apply-design-mode="false"/>
        <table:shapes>
          <draw:frame draw:z-index="0" draw:style-name="gr1" draw:text-style-name="P1" svg:width="987pt" svg:height="457.63pt" svg:x="55.9pt" svg:y="0pt">
            <loext:p draw:notify-on-update-of-ranges="MSE_1s.A2:MSE_1s.A2 MSE_1s.A3:MSE_1s.A32 MSE_1s.B2:MSE_1s.B2 MSE_1s.B3:MSE_1s.B32 MSE_1s.C2:MSE_1s.C2 MSE_1s.C3:MSE_1s.C32 MSE_1s.A3:MSE_1s.A32 MSE_1s.D2:MSE_1s.D2 MSE_1s.D3:MSE_1s.D32 MSE_1s.A3:MSE_1s.A32 MSE_1s.G2:MSE_1s.G2 MSE_1s.G3:MSE_1s.G122 MSE_1s.F3:MSE_1s.F122 MSE_1s.H2:MSE_1s.H2 MSE_1s.H3:MSE_1s.H122 MSE_1s.F3:MSE_1s.F122 MSE_1s.K2:MSE_1s.K2 MSE_1s.K3:MSE_1s.K242 MSE_1s.J3:MSE_1s.J242 MSE_1s.L2:MSE_1s.L2 MSE_1s.L3:MSE_1s.L242 MSE_1s.J3:MSE_1s.J2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(ms)</text:p>
          </table:table-cell>
          <table:table-cell office:value-type="string" calcext:value-type="string">
            <text:p>4k/30_Hand2/</text:p>
          </table:table-cell>
          <table:table-cell office:value-type="string" calcext:value-type="string">
            <text:p>4k/30_Hand1/</text:p>
          </table:table-cell>
          <table:table-cell office:value-type="string" calcext:value-type="string">
            <text:p>4k/30_Arm/</text:p>
          </table:table-cell>
          <table:table-cell/>
          <table:table-cell office:value-type="string" calcext:value-type="string">
            <text:p>time (ms)</text:p>
          </table:table-cell>
          <table:table-cell office:value-type="string" calcext:value-type="string">
            <text:p>1080/120/Hand/</text:p>
          </table:table-cell>
          <table:table-cell office:value-type="string" calcext:value-type="string">
            <text:p>1080/120/Arm/</text:p>
          </table:table-cell>
          <table:table-cell/>
          <table:table-cell office:value-type="string" calcext:value-type="string">
            <text:p>time (ms)</text:p>
          </table:table-cell>
          <table:table-cell office:value-type="string" calcext:value-type="string">
            <text:p>720/240_Hand/</text:p>
          </table:table-cell>
          <table:table-cell table:style-name="ce1" office:value-type="string" calcext:value-type="string">
            <text:p>720/240_Arm/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]+(1000/30)" office:value-type="float" office:value="33.3333333333333" calcext:value-type="float">
            <text:p>33.3333333333</text:p>
          </table:table-cell>
          <table:table-cell office:value-type="float" office:value="5.33" calcext:value-type="float">
            <text:p>5.33</text:p>
          </table:table-cell>
          <table:table-cell office:value-type="float" office:value="11.99" calcext:value-type="float">
            <text:p>11.99</text:p>
          </table:table-cell>
          <table:table-cell office:value-type="float" office:value="168.52" calcext:value-type="float">
            <text:p>168.52</text:p>
          </table:table-cell>
          <table:table-cell/>
          <table:table-cell table:formula="of:=[.F3]+(1000/120)" office:value-type="float" office:value="8.33333333333333" calcext:value-type="float">
            <text:p>8.3333333333</text:p>
          </table:table-cell>
          <table:table-cell office:value-type="float" office:value="1.38" calcext:value-type="float">
            <text:p>1.38</text:p>
          </table:table-cell>
          <table:table-cell office:value-type="float" office:value="8.26" calcext:value-type="float">
            <text:p>8.26</text:p>
          </table:table-cell>
          <table:table-cell/>
          <table:table-cell table:formula="of:=[.J3]+1000/240" office:value-type="float" office:value="4.16666666666667" calcext:value-type="float">
            <text:p>4.1666666667</text:p>
          </table:table-cell>
          <table:table-cell office:value-type="float" office:value="3.88" calcext:value-type="float">
            <text:p>3.88</text:p>
          </table:table-cell>
          <table:table-cell office:value-type="float" office:value="20.18" calcext:value-type="float">
            <text:p>20.18</text:p>
          </table:table-cell>
        </table:table-row>
        <table:table-row table:style-name="ro1">
          <table:table-cell table:formula="of:=[.A4]+(1000/30)" office:value-type="float" office:value="66.6666666666667" calcext:value-type="float">
            <text:p>66.6666666667</text:p>
          </table:table-cell>
          <table:table-cell office:value-type="float" office:value="10.6" calcext:value-type="float">
            <text:p>10.6</text:p>
          </table:table-cell>
          <table:table-cell office:value-type="float" office:value="16.35" calcext:value-type="float">
            <text:p>16.35</text:p>
          </table:table-cell>
          <table:table-cell office:value-type="float" office:value="376.53" calcext:value-type="float">
            <text:p>376.53</text:p>
          </table:table-cell>
          <table:table-cell/>
          <table:table-cell table:formula="of:=[.F4]+(1000/120)" office:value-type="float" office:value="16.6666666666667" calcext:value-type="float">
            <text:p>16.6666666667</text:p>
          </table:table-cell>
          <table:table-cell office:value-type="float" office:value="1.63" calcext:value-type="float">
            <text:p>1.63</text:p>
          </table:table-cell>
          <table:table-cell office:value-type="float" office:value="29.68" calcext:value-type="float">
            <text:p>29.68</text:p>
          </table:table-cell>
          <table:table-cell/>
          <table:table-cell table:formula="of:=[.J4]+1000/240" office:value-type="float" office:value="8.33333333333333" calcext:value-type="float">
            <text:p>8.3333333333</text:p>
          </table:table-cell>
          <table:table-cell office:value-type="float" office:value="3.78" calcext:value-type="float">
            <text:p>3.78</text:p>
          </table:table-cell>
          <table:table-cell office:value-type="float" office:value="36.75" calcext:value-type="float">
            <text:p>36.75</text:p>
          </table:table-cell>
        </table:table-row>
        <table:table-row table:style-name="ro1">
          <table:table-cell table:formula="of:=[.A5]+(1000/30)" office:value-type="float" office:value="100" calcext:value-type="float">
            <text:p>100</text:p>
          </table:table-cell>
          <table:table-cell office:value-type="float" office:value="15.78" calcext:value-type="float">
            <text:p>15.78</text:p>
          </table:table-cell>
          <table:table-cell office:value-type="float" office:value="14.34" calcext:value-type="float">
            <text:p>14.34</text:p>
          </table:table-cell>
          <table:table-cell office:value-type="float" office:value="388.13" calcext:value-type="float">
            <text:p>388.13</text:p>
          </table:table-cell>
          <table:table-cell/>
          <table:table-cell table:formula="of:=[.F5]+(1000/120)" office:value-type="float" office:value="25" calcext:value-type="float">
            <text:p>25</text:p>
          </table:table-cell>
          <table:table-cell office:value-type="float" office:value="1.91" calcext:value-type="float">
            <text:p>1.91</text:p>
          </table:table-cell>
          <table:table-cell office:value-type="float" office:value="59.52" calcext:value-type="float">
            <text:p>59.52</text:p>
          </table:table-cell>
          <table:table-cell/>
          <table:table-cell table:formula="of:=[.J5]+1000/240" office:value-type="float" office:value="12.5" calcext:value-type="float">
            <text:p>12.5</text:p>
          </table:table-cell>
          <table:table-cell office:value-type="float" office:value="3.72" calcext:value-type="float">
            <text:p>3.72</text:p>
          </table:table-cell>
          <table:table-cell office:value-type="float" office:value="64.32" calcext:value-type="float">
            <text:p>64.32</text:p>
          </table:table-cell>
        </table:table-row>
        <table:table-row table:style-name="ro1">
          <table:table-cell table:formula="of:=[.A6]+(1000/30)" office:value-type="float" office:value="133.333333333333" calcext:value-type="float">
            <text:p>133.3333333333</text:p>
          </table:table-cell>
          <table:table-cell office:value-type="float" office:value="15.45" calcext:value-type="float">
            <text:p>15.45</text:p>
          </table:table-cell>
          <table:table-cell office:value-type="float" office:value="17.18" calcext:value-type="float">
            <text:p>17.18</text:p>
          </table:table-cell>
          <table:table-cell office:value-type="float" office:value="176.46" calcext:value-type="float">
            <text:p>176.46</text:p>
          </table:table-cell>
          <table:table-cell/>
          <table:table-cell table:formula="of:=[.F6]+(1000/120)" office:value-type="float" office:value="33.3333333333333" calcext:value-type="float">
            <text:p>33.3333333333</text:p>
          </table:table-cell>
          <table:table-cell office:value-type="float" office:value="2.14" calcext:value-type="float">
            <text:p>2.14</text:p>
          </table:table-cell>
          <table:table-cell office:value-type="float" office:value="85.43" calcext:value-type="float">
            <text:p>85.43</text:p>
          </table:table-cell>
          <table:table-cell/>
          <table:table-cell table:formula="of:=[.J6]+1000/240" office:value-type="float" office:value="16.6666666666667" calcext:value-type="float">
            <text:p>16.6666666667</text:p>
          </table:table-cell>
          <table:table-cell office:value-type="float" office:value="3.88" calcext:value-type="float">
            <text:p>3.88</text:p>
          </table:table-cell>
          <table:table-cell office:value-type="float" office:value="83.17" calcext:value-type="float">
            <text:p>83.17</text:p>
          </table:table-cell>
        </table:table-row>
        <table:table-row table:style-name="ro1">
          <table:table-cell table:formula="of:=[.A7]+(1000/30)" office:value-type="float" office:value="166.666666666667" calcext:value-type="float">
            <text:p>166.6666666667</text:p>
          </table:table-cell>
          <table:table-cell office:value-type="float" office:value="18.3" calcext:value-type="float">
            <text:p>18.3</text:p>
          </table:table-cell>
          <table:table-cell office:value-type="float" office:value="15.29" calcext:value-type="float">
            <text:p>15.29</text:p>
          </table:table-cell>
          <table:table-cell office:value-type="float" office:value="256.34" calcext:value-type="float">
            <text:p>256.34</text:p>
          </table:table-cell>
          <table:table-cell/>
          <table:table-cell table:formula="of:=[.F7]+(1000/120)" office:value-type="float" office:value="41.6666666666667" calcext:value-type="float">
            <text:p>41.6666666667</text:p>
          </table:table-cell>
          <table:table-cell office:value-type="float" office:value="2.3" calcext:value-type="float">
            <text:p>2.3</text:p>
          </table:table-cell>
          <table:table-cell office:value-type="float" office:value="131.98" calcext:value-type="float">
            <text:p>131.98</text:p>
          </table:table-cell>
          <table:table-cell/>
          <table:table-cell table:formula="of:=[.J7]+1000/240" office:value-type="float" office:value="20.8333333333333" calcext:value-type="float">
            <text:p>20.8333333333</text:p>
          </table:table-cell>
          <table:table-cell office:value-type="float" office:value="3.97" calcext:value-type="float">
            <text:p>3.97</text:p>
          </table:table-cell>
          <table:table-cell office:value-type="float" office:value="114.18" calcext:value-type="float">
            <text:p>114.18</text:p>
          </table:table-cell>
        </table:table-row>
        <table:table-row table:style-name="ro1">
          <table:table-cell table:formula="of:=[.A8]+(1000/30)" office:value-type="float" office:value="200" calcext:value-type="float">
            <text:p>200</text:p>
          </table:table-cell>
          <table:table-cell office:value-type="float" office:value="17.37" calcext:value-type="float">
            <text:p>17.37</text:p>
          </table:table-cell>
          <table:table-cell office:value-type="float" office:value="15.79" calcext:value-type="float">
            <text:p>15.79</text:p>
          </table:table-cell>
          <table:table-cell office:value-type="float" office:value="232.04" calcext:value-type="float">
            <text:p>232.04</text:p>
          </table:table-cell>
          <table:table-cell/>
          <table:table-cell table:formula="of:=[.F8]+(1000/120)" office:value-type="float" office:value="50" calcext:value-type="float">
            <text:p>50</text:p>
          </table:table-cell>
          <table:table-cell office:value-type="float" office:value="2.43" calcext:value-type="float">
            <text:p>2.43</text:p>
          </table:table-cell>
          <table:table-cell office:value-type="float" office:value="209.63" calcext:value-type="float">
            <text:p>209.63</text:p>
          </table:table-cell>
          <table:table-cell/>
          <table:table-cell table:formula="of:=[.J8]+1000/240" office:value-type="float" office:value="25" calcext:value-type="float">
            <text:p>25</text:p>
          </table:table-cell>
          <table:table-cell office:value-type="float" office:value="4.02" calcext:value-type="float">
            <text:p>4.02</text:p>
          </table:table-cell>
          <table:table-cell office:value-type="float" office:value="134.22" calcext:value-type="float">
            <text:p>134.22</text:p>
          </table:table-cell>
        </table:table-row>
        <table:table-row table:style-name="ro1">
          <table:table-cell table:formula="of:=[.A9]+(1000/30)" office:value-type="float" office:value="233.333333333333" calcext:value-type="float">
            <text:p>233.3333333333</text:p>
          </table:table-cell>
          <table:table-cell office:value-type="float" office:value="15.64" calcext:value-type="float">
            <text:p>15.64</text:p>
          </table:table-cell>
          <table:table-cell office:value-type="float" office:value="17.45" calcext:value-type="float">
            <text:p>17.45</text:p>
          </table:table-cell>
          <table:table-cell office:value-type="float" office:value="87.13" calcext:value-type="float">
            <text:p>87.13</text:p>
          </table:table-cell>
          <table:table-cell/>
          <table:table-cell table:formula="of:=[.F9]+(1000/120)" office:value-type="float" office:value="58.3333333333333" calcext:value-type="float">
            <text:p>58.3333333333</text:p>
          </table:table-cell>
          <table:table-cell office:value-type="float" office:value="2.55" calcext:value-type="float">
            <text:p>2.55</text:p>
          </table:table-cell>
          <table:table-cell office:value-type="float" office:value="285.7" calcext:value-type="float">
            <text:p>285.7</text:p>
          </table:table-cell>
          <table:table-cell/>
          <table:table-cell table:formula="of:=[.J9]+1000/240" office:value-type="float" office:value="29.1666666666667" calcext:value-type="float">
            <text:p>29.1666666667</text:p>
          </table:table-cell>
          <table:table-cell office:value-type="float" office:value="4.08" calcext:value-type="float">
            <text:p>4.08</text:p>
          </table:table-cell>
          <table:table-cell office:value-type="float" office:value="157.15" calcext:value-type="float">
            <text:p>157.15</text:p>
          </table:table-cell>
        </table:table-row>
        <table:table-row table:style-name="ro1">
          <table:table-cell table:formula="of:=[.A10]+(1000/30)" office:value-type="float" office:value="266.666666666667" calcext:value-type="float">
            <text:p>266.6666666667</text:p>
          </table:table-cell>
          <table:table-cell office:value-type="float" office:value="12.03" calcext:value-type="float">
            <text:p>12.03</text:p>
          </table:table-cell>
          <table:table-cell office:value-type="float" office:value="16.41" calcext:value-type="float">
            <text:p>16.41</text:p>
          </table:table-cell>
          <table:table-cell office:value-type="float" office:value="130.22" calcext:value-type="float">
            <text:p>130.22</text:p>
          </table:table-cell>
          <table:table-cell/>
          <table:table-cell table:formula="of:=[.F10]+(1000/120)" office:value-type="float" office:value="66.6666666666667" calcext:value-type="float">
            <text:p>66.6666666667</text:p>
          </table:table-cell>
          <table:table-cell office:value-type="float" office:value="2.62" calcext:value-type="float">
            <text:p>2.62</text:p>
          </table:table-cell>
          <table:table-cell office:value-type="float" office:value="346.24" calcext:value-type="float">
            <text:p>346.24</text:p>
          </table:table-cell>
          <table:table-cell/>
          <table:table-cell table:formula="of:=[.J10]+1000/240" office:value-type="float" office:value="33.3333333333333" calcext:value-type="float">
            <text:p>33.3333333333</text:p>
          </table:table-cell>
          <table:table-cell office:value-type="float" office:value="4.08" calcext:value-type="float">
            <text:p>4.08</text:p>
          </table:table-cell>
          <table:table-cell office:value-type="float" office:value="169.71" calcext:value-type="float">
            <text:p>169.71</text:p>
          </table:table-cell>
        </table:table-row>
        <table:table-row table:style-name="ro1">
          <table:table-cell table:formula="of:=[.A11]+(1000/30)" office:value-type="float" office:value="300" calcext:value-type="float">
            <text:p>300</text:p>
          </table:table-cell>
          <table:table-cell office:value-type="float" office:value="13.4" calcext:value-type="float">
            <text:p>13.4</text:p>
          </table:table-cell>
          <table:table-cell office:value-type="float" office:value="15.95" calcext:value-type="float">
            <text:p>15.95</text:p>
          </table:table-cell>
          <table:table-cell office:value-type="float" office:value="145.56" calcext:value-type="float">
            <text:p>145.56</text:p>
          </table:table-cell>
          <table:table-cell/>
          <table:table-cell table:formula="of:=[.F11]+(1000/120)" office:value-type="float" office:value="75" calcext:value-type="float">
            <text:p>75</text:p>
          </table:table-cell>
          <table:table-cell office:value-type="float" office:value="2.63" calcext:value-type="float">
            <text:p>2.63</text:p>
          </table:table-cell>
          <table:table-cell office:value-type="float" office:value="395.54" calcext:value-type="float">
            <text:p>395.54</text:p>
          </table:table-cell>
          <table:table-cell/>
          <table:table-cell table:formula="of:=[.J11]+1000/240" office:value-type="float" office:value="37.5" calcext:value-type="float">
            <text:p>37.5</text:p>
          </table:table-cell>
          <table:table-cell office:value-type="float" office:value="4.1" calcext:value-type="float">
            <text:p>4.1</text:p>
          </table:table-cell>
          <table:table-cell office:value-type="float" office:value="180.74" calcext:value-type="float">
            <text:p>180.74</text:p>
          </table:table-cell>
        </table:table-row>
        <table:table-row table:style-name="ro1">
          <table:table-cell table:formula="of:=[.A12]+(1000/30)" office:value-type="float" office:value="333.333333333333" calcext:value-type="float">
            <text:p>333.3333333333</text:p>
          </table:table-cell>
          <table:table-cell office:value-type="float" office:value="35.24" calcext:value-type="float">
            <text:p>35.24</text:p>
          </table:table-cell>
          <table:table-cell office:value-type="float" office:value="15.41" calcext:value-type="float">
            <text:p>15.41</text:p>
          </table:table-cell>
          <table:table-cell office:value-type="float" office:value="61.35" calcext:value-type="float">
            <text:p>61.35</text:p>
          </table:table-cell>
          <table:table-cell/>
          <table:table-cell table:formula="of:=[.F12]+(1000/120)" office:value-type="float" office:value="83.3333333333333" calcext:value-type="float">
            <text:p>83.3333333333</text:p>
          </table:table-cell>
          <table:table-cell office:value-type="float" office:value="2.69" calcext:value-type="float">
            <text:p>2.69</text:p>
          </table:table-cell>
          <table:table-cell office:value-type="float" office:value="441.88" calcext:value-type="float">
            <text:p>441.88</text:p>
          </table:table-cell>
          <table:table-cell/>
          <table:table-cell table:formula="of:=[.J12]+1000/240" office:value-type="float" office:value="41.6666666666667" calcext:value-type="float">
            <text:p>41.6666666667</text:p>
          </table:table-cell>
          <table:table-cell office:value-type="float" office:value="4.11" calcext:value-type="float">
            <text:p>4.11</text:p>
          </table:table-cell>
          <table:table-cell office:value-type="float" office:value="181.67" calcext:value-type="float">
            <text:p>181.67</text:p>
          </table:table-cell>
        </table:table-row>
        <table:table-row table:style-name="ro1">
          <table:table-cell table:formula="of:=[.A13]+(1000/30)" office:value-type="float" office:value="366.666666666667" calcext:value-type="float">
            <text:p>366.6666666667</text:p>
          </table:table-cell>
          <table:table-cell office:value-type="float" office:value="30.61" calcext:value-type="float">
            <text:p>30.61</text:p>
          </table:table-cell>
          <table:table-cell office:value-type="float" office:value="15.77" calcext:value-type="float">
            <text:p>15.77</text:p>
          </table:table-cell>
          <table:table-cell office:value-type="float" office:value="44.73" calcext:value-type="float">
            <text:p>44.73</text:p>
          </table:table-cell>
          <table:table-cell/>
          <table:table-cell table:formula="of:=[.F13]+(1000/120)" office:value-type="float" office:value="91.6666666666667" calcext:value-type="float">
            <text:p>91.6666666667</text:p>
          </table:table-cell>
          <table:table-cell office:value-type="float" office:value="2.79" calcext:value-type="float">
            <text:p>2.79</text:p>
          </table:table-cell>
          <table:table-cell office:value-type="float" office:value="477.4" calcext:value-type="float">
            <text:p>477.4</text:p>
          </table:table-cell>
          <table:table-cell/>
          <table:table-cell table:formula="of:=[.J13]+1000/240" office:value-type="float" office:value="45.8333333333333" calcext:value-type="float">
            <text:p>45.8333333333</text:p>
          </table:table-cell>
          <table:table-cell office:value-type="float" office:value="4.06" calcext:value-type="float">
            <text:p>4.06</text:p>
          </table:table-cell>
          <table:table-cell office:value-type="float" office:value="181.67" calcext:value-type="float">
            <text:p>181.67</text:p>
          </table:table-cell>
        </table:table-row>
        <table:table-row table:style-name="ro1">
          <table:table-cell table:formula="of:=[.A14]+(1000/30)" office:value-type="float" office:value="400" calcext:value-type="float">
            <text:p>400</text:p>
          </table:table-cell>
          <table:table-cell office:value-type="float" office:value="27.8" calcext:value-type="float">
            <text:p>27.8</text:p>
          </table:table-cell>
          <table:table-cell office:value-type="float" office:value="17.53" calcext:value-type="float">
            <text:p>17.53</text:p>
          </table:table-cell>
          <table:table-cell office:value-type="float" office:value="146.38" calcext:value-type="float">
            <text:p>146.38</text:p>
          </table:table-cell>
          <table:table-cell/>
          <table:table-cell table:formula="of:=[.F14]+(1000/120)" office:value-type="float" office:value="100" calcext:value-type="float">
            <text:p>100</text:p>
          </table:table-cell>
          <table:table-cell office:value-type="float" office:value="2.89" calcext:value-type="float">
            <text:p>2.89</text:p>
          </table:table-cell>
          <table:table-cell office:value-type="float" office:value="503.64" calcext:value-type="float">
            <text:p>503.64</text:p>
          </table:table-cell>
          <table:table-cell/>
          <table:table-cell table:formula="of:=[.J14]+1000/240" office:value-type="float" office:value="50" calcext:value-type="float">
            <text:p>50</text:p>
          </table:table-cell>
          <table:table-cell office:value-type="float" office:value="4.08" calcext:value-type="float">
            <text:p>4.08</text:p>
          </table:table-cell>
          <table:table-cell office:value-type="float" office:value="174.66" calcext:value-type="float">
            <text:p>174.66</text:p>
          </table:table-cell>
        </table:table-row>
        <table:table-row table:style-name="ro1">
          <table:table-cell table:formula="of:=[.A15]+(1000/30)" office:value-type="float" office:value="433.333333333333" calcext:value-type="float">
            <text:p>433.3333333333</text:p>
          </table:table-cell>
          <table:table-cell office:value-type="float" office:value="43.35" calcext:value-type="float">
            <text:p>43.35</text:p>
          </table:table-cell>
          <table:table-cell office:value-type="float" office:value="17.37" calcext:value-type="float">
            <text:p>17.37</text:p>
          </table:table-cell>
          <table:table-cell office:value-type="float" office:value="159.75" calcext:value-type="float">
            <text:p>159.75</text:p>
          </table:table-cell>
          <table:table-cell/>
          <table:table-cell table:formula="of:=[.F15]+(1000/120)" office:value-type="float" office:value="108.333333333333" calcext:value-type="float">
            <text:p>108.3333333333</text:p>
          </table:table-cell>
          <table:table-cell office:value-type="float" office:value="3" calcext:value-type="float">
            <text:p>3</text:p>
          </table:table-cell>
          <table:table-cell office:value-type="float" office:value="524.54" calcext:value-type="float">
            <text:p>524.54</text:p>
          </table:table-cell>
          <table:table-cell/>
          <table:table-cell table:formula="of:=[.J15]+1000/240" office:value-type="float" office:value="54.1666666666667" calcext:value-type="float">
            <text:p>54.1666666667</text:p>
          </table:table-cell>
          <table:table-cell office:value-type="float" office:value="4.03" calcext:value-type="float">
            <text:p>4.03</text:p>
          </table:table-cell>
          <table:table-cell office:value-type="float" office:value="169.03" calcext:value-type="float">
            <text:p>169.03</text:p>
          </table:table-cell>
        </table:table-row>
        <table:table-row table:style-name="ro1">
          <table:table-cell table:formula="of:=[.A16]+(1000/30)" office:value-type="float" office:value="466.666666666667" calcext:value-type="float">
            <text:p>466.6666666667</text:p>
          </table:table-cell>
          <table:table-cell office:value-type="float" office:value="45.06" calcext:value-type="float">
            <text:p>45.06</text:p>
          </table:table-cell>
          <table:table-cell office:value-type="float" office:value="19.57" calcext:value-type="float">
            <text:p>19.57</text:p>
          </table:table-cell>
          <table:table-cell office:value-type="float" office:value="175.05" calcext:value-type="float">
            <text:p>175.05</text:p>
          </table:table-cell>
          <table:table-cell/>
          <table:table-cell table:formula="of:=[.F16]+(1000/120)" office:value-type="float" office:value="116.666666666667" calcext:value-type="float">
            <text:p>116.6666666667</text:p>
          </table:table-cell>
          <table:table-cell office:value-type="float" office:value="3.24" calcext:value-type="float">
            <text:p>3.24</text:p>
          </table:table-cell>
          <table:table-cell office:value-type="float" office:value="536.08" calcext:value-type="float">
            <text:p>536.08</text:p>
          </table:table-cell>
          <table:table-cell/>
          <table:table-cell table:formula="of:=[.J16]+1000/240" office:value-type="float" office:value="58.3333333333333" calcext:value-type="float">
            <text:p>58.3333333333</text:p>
          </table:table-cell>
          <table:table-cell office:value-type="float" office:value="3.99" calcext:value-type="float">
            <text:p>3.99</text:p>
          </table:table-cell>
          <table:table-cell office:value-type="float" office:value="156.53" calcext:value-type="float">
            <text:p>156.53</text:p>
          </table:table-cell>
        </table:table-row>
        <table:table-row table:style-name="ro1">
          <table:table-cell table:formula="of:=[.A17]+(1000/30)" office:value-type="float" office:value="500" calcext:value-type="float">
            <text:p>500</text:p>
          </table:table-cell>
          <table:table-cell office:value-type="float" office:value="52.55" calcext:value-type="float">
            <text:p>52.55</text:p>
          </table:table-cell>
          <table:table-cell office:value-type="float" office:value="18.31" calcext:value-type="float">
            <text:p>18.31</text:p>
          </table:table-cell>
          <table:table-cell office:value-type="float" office:value="235.7" calcext:value-type="float">
            <text:p>235.7</text:p>
          </table:table-cell>
          <table:table-cell/>
          <table:table-cell table:formula="of:=[.F17]+(1000/120)" office:value-type="float" office:value="125" calcext:value-type="float">
            <text:p>125</text:p>
          </table:table-cell>
          <table:table-cell office:value-type="float" office:value="3.79" calcext:value-type="float">
            <text:p>3.79</text:p>
          </table:table-cell>
          <table:table-cell office:value-type="float" office:value="533.15" calcext:value-type="float">
            <text:p>533.15</text:p>
          </table:table-cell>
          <table:table-cell/>
          <table:table-cell table:formula="of:=[.J17]+1000/240" office:value-type="float" office:value="62.5" calcext:value-type="float">
            <text:p>62.5</text:p>
          </table:table-cell>
          <table:table-cell office:value-type="float" office:value="4.05" calcext:value-type="float">
            <text:p>4.05</text:p>
          </table:table-cell>
          <table:table-cell office:value-type="float" office:value="150.21" calcext:value-type="float">
            <text:p>150.21</text:p>
          </table:table-cell>
        </table:table-row>
        <table:table-row table:style-name="ro1">
          <table:table-cell table:formula="of:=[.A18]+(1000/30)" office:value-type="float" office:value="533.333333333333" calcext:value-type="float">
            <text:p>533.3333333333</text:p>
          </table:table-cell>
          <table:table-cell office:value-type="float" office:value="55.57" calcext:value-type="float">
            <text:p>55.57</text:p>
          </table:table-cell>
          <table:table-cell office:value-type="float" office:value="18.19" calcext:value-type="float">
            <text:p>18.19</text:p>
          </table:table-cell>
          <table:table-cell office:value-type="float" office:value="109.08" calcext:value-type="float">
            <text:p>109.08</text:p>
          </table:table-cell>
          <table:table-cell/>
          <table:table-cell table:formula="of:=[.F18]+(1000/120)" office:value-type="float" office:value="133.333333333333" calcext:value-type="float">
            <text:p>133.3333333333</text:p>
          </table:table-cell>
          <table:table-cell office:value-type="float" office:value="4.79" calcext:value-type="float">
            <text:p>4.79</text:p>
          </table:table-cell>
          <table:table-cell office:value-type="float" office:value="519.59" calcext:value-type="float">
            <text:p>519.59</text:p>
          </table:table-cell>
          <table:table-cell/>
          <table:table-cell table:formula="of:=[.J18]+1000/240" office:value-type="float" office:value="66.6666666666667" calcext:value-type="float">
            <text:p>66.6666666667</text:p>
          </table:table-cell>
          <table:table-cell office:value-type="float" office:value="4.13" calcext:value-type="float">
            <text:p>4.13</text:p>
          </table:table-cell>
          <table:table-cell office:value-type="float" office:value="139.95" calcext:value-type="float">
            <text:p>139.95</text:p>
          </table:table-cell>
        </table:table-row>
        <table:table-row table:style-name="ro1">
          <table:table-cell table:formula="of:=[.A19]+(1000/30)" office:value-type="float" office:value="566.666666666667" calcext:value-type="float">
            <text:p>566.6666666667</text:p>
          </table:table-cell>
          <table:table-cell office:value-type="float" office:value="52.94" calcext:value-type="float">
            <text:p>52.94</text:p>
          </table:table-cell>
          <table:table-cell office:value-type="float" office:value="20.07" calcext:value-type="float">
            <text:p>20.07</text:p>
          </table:table-cell>
          <table:table-cell office:value-type="float" office:value="106.36" calcext:value-type="float">
            <text:p>106.36</text:p>
          </table:table-cell>
          <table:table-cell/>
          <table:table-cell table:formula="of:=[.F19]+(1000/120)" office:value-type="float" office:value="141.666666666667" calcext:value-type="float">
            <text:p>141.6666666667</text:p>
          </table:table-cell>
          <table:table-cell office:value-type="float" office:value="7.15" calcext:value-type="float">
            <text:p>7.15</text:p>
          </table:table-cell>
          <table:table-cell office:value-type="float" office:value="518.97" calcext:value-type="float">
            <text:p>518.97</text:p>
          </table:table-cell>
          <table:table-cell/>
          <table:table-cell table:formula="of:=[.J19]+1000/240" office:value-type="float" office:value="70.8333333333333" calcext:value-type="float">
            <text:p>70.8333333333</text:p>
          </table:table-cell>
          <table:table-cell office:value-type="float" office:value="4.18" calcext:value-type="float">
            <text:p>4.18</text:p>
          </table:table-cell>
          <table:table-cell office:value-type="float" office:value="137.73" calcext:value-type="float">
            <text:p>137.73</text:p>
          </table:table-cell>
        </table:table-row>
        <table:table-row table:style-name="ro1">
          <table:table-cell table:formula="of:=[.A20]+(1000/30)" office:value-type="float" office:value="600" calcext:value-type="float">
            <text:p>600</text:p>
          </table:table-cell>
          <table:table-cell office:value-type="float" office:value="53.66" calcext:value-type="float">
            <text:p>53.66</text:p>
          </table:table-cell>
          <table:table-cell office:value-type="float" office:value="22.79" calcext:value-type="float">
            <text:p>22.79</text:p>
          </table:table-cell>
          <table:table-cell office:value-type="float" office:value="167.82" calcext:value-type="float">
            <text:p>167.82</text:p>
          </table:table-cell>
          <table:table-cell/>
          <table:table-cell table:formula="of:=[.F20]+(1000/120)" office:value-type="float" office:value="150" calcext:value-type="float">
            <text:p>150</text:p>
          </table:table-cell>
          <table:table-cell office:value-type="float" office:value="10.41" calcext:value-type="float">
            <text:p>10.41</text:p>
          </table:table-cell>
          <table:table-cell office:value-type="float" office:value="524.39" calcext:value-type="float">
            <text:p>524.39</text:p>
          </table:table-cell>
          <table:table-cell/>
          <table:table-cell table:formula="of:=[.J20]+1000/240" office:value-type="float" office:value="75" calcext:value-type="float">
            <text:p>75</text:p>
          </table:table-cell>
          <table:table-cell office:value-type="float" office:value="4.35" calcext:value-type="float">
            <text:p>4.35</text:p>
          </table:table-cell>
          <table:table-cell office:value-type="float" office:value="133.75" calcext:value-type="float">
            <text:p>133.75</text:p>
          </table:table-cell>
        </table:table-row>
        <table:table-row table:style-name="ro1">
          <table:table-cell table:formula="of:=[.A21]+(1000/30)" office:value-type="float" office:value="633.333333333333" calcext:value-type="float">
            <text:p>633.3333333333</text:p>
          </table:table-cell>
          <table:table-cell office:value-type="float" office:value="52.6" calcext:value-type="float">
            <text:p>52.6</text:p>
          </table:table-cell>
          <table:table-cell office:value-type="float" office:value="24.32" calcext:value-type="float">
            <text:p>24.32</text:p>
          </table:table-cell>
          <table:table-cell office:value-type="float" office:value="120.62" calcext:value-type="float">
            <text:p>120.62</text:p>
          </table:table-cell>
          <table:table-cell/>
          <table:table-cell table:formula="of:=[.F21]+(1000/120)" office:value-type="float" office:value="158.333333333333" calcext:value-type="float">
            <text:p>158.3333333333</text:p>
          </table:table-cell>
          <table:table-cell office:value-type="float" office:value="13.58" calcext:value-type="float">
            <text:p>13.58</text:p>
          </table:table-cell>
          <table:table-cell office:value-type="float" office:value="524.98" calcext:value-type="float">
            <text:p>524.98</text:p>
          </table:table-cell>
          <table:table-cell/>
          <table:table-cell table:formula="of:=[.J21]+1000/240" office:value-type="float" office:value="79.1666666666667" calcext:value-type="float">
            <text:p>79.1666666667</text:p>
          </table:table-cell>
          <table:table-cell office:value-type="float" office:value="4.43" calcext:value-type="float">
            <text:p>4.43</text:p>
          </table:table-cell>
          <table:table-cell office:value-type="float" office:value="139.61" calcext:value-type="float">
            <text:p>139.61</text:p>
          </table:table-cell>
        </table:table-row>
        <table:table-row table:style-name="ro1">
          <table:table-cell table:formula="of:=[.A22]+(1000/30)" office:value-type="float" office:value="666.666666666667" calcext:value-type="float">
            <text:p>666.6666666667</text:p>
          </table:table-cell>
          <table:table-cell office:value-type="float" office:value="51.05" calcext:value-type="float">
            <text:p>51.05</text:p>
          </table:table-cell>
          <table:table-cell office:value-type="float" office:value="23.25" calcext:value-type="float">
            <text:p>23.25</text:p>
          </table:table-cell>
          <table:table-cell office:value-type="float" office:value="259.54" calcext:value-type="float">
            <text:p>259.54</text:p>
          </table:table-cell>
          <table:table-cell/>
          <table:table-cell table:formula="of:=[.F22]+(1000/120)" office:value-type="float" office:value="166.666666666667" calcext:value-type="float">
            <text:p>166.6666666667</text:p>
          </table:table-cell>
          <table:table-cell office:value-type="float" office:value="16.39" calcext:value-type="float">
            <text:p>16.39</text:p>
          </table:table-cell>
          <table:table-cell office:value-type="float" office:value="525.16" calcext:value-type="float">
            <text:p>525.16</text:p>
          </table:table-cell>
          <table:table-cell/>
          <table:table-cell table:formula="of:=[.J22]+1000/240" office:value-type="float" office:value="83.3333333333333" calcext:value-type="float">
            <text:p>83.3333333333</text:p>
          </table:table-cell>
          <table:table-cell office:value-type="float" office:value="4.72" calcext:value-type="float">
            <text:p>4.72</text:p>
          </table:table-cell>
          <table:table-cell office:value-type="float" office:value="143.16" calcext:value-type="float">
            <text:p>143.16</text:p>
          </table:table-cell>
        </table:table-row>
        <table:table-row table:style-name="ro1">
          <table:table-cell table:formula="of:=[.A23]+(1000/30)" office:value-type="float" office:value="700" calcext:value-type="float">
            <text:p>700</text:p>
          </table:table-cell>
          <table:table-cell office:value-type="float" office:value="52.21" calcext:value-type="float">
            <text:p>52.21</text:p>
          </table:table-cell>
          <table:table-cell office:value-type="float" office:value="21.41" calcext:value-type="float">
            <text:p>21.41</text:p>
          </table:table-cell>
          <table:table-cell office:value-type="float" office:value="376.55" calcext:value-type="float">
            <text:p>376.55</text:p>
          </table:table-cell>
          <table:table-cell/>
          <table:table-cell table:formula="of:=[.F23]+(1000/120)" office:value-type="float" office:value="175" calcext:value-type="float">
            <text:p>175</text:p>
          </table:table-cell>
          <table:table-cell office:value-type="float" office:value="18.93" calcext:value-type="float">
            <text:p>18.93</text:p>
          </table:table-cell>
          <table:table-cell office:value-type="float" office:value="524.46" calcext:value-type="float">
            <text:p>524.46</text:p>
          </table:table-cell>
          <table:table-cell/>
          <table:table-cell table:formula="of:=[.J23]+1000/240" office:value-type="float" office:value="87.5" calcext:value-type="float">
            <text:p>87.5</text:p>
          </table:table-cell>
          <table:table-cell office:value-type="float" office:value="4.99" calcext:value-type="float">
            <text:p>4.99</text:p>
          </table:table-cell>
          <table:table-cell office:value-type="float" office:value="150.43" calcext:value-type="float">
            <text:p>150.43</text:p>
          </table:table-cell>
        </table:table-row>
        <table:table-row table:style-name="ro1">
          <table:table-cell table:formula="of:=[.A24]+(1000/30)" office:value-type="float" office:value="733.333333333334" calcext:value-type="float">
            <text:p>733.3333333333</text:p>
          </table:table-cell>
          <table:table-cell office:value-type="float" office:value="45.36" calcext:value-type="float">
            <text:p>45.36</text:p>
          </table:table-cell>
          <table:table-cell office:value-type="float" office:value="20.23" calcext:value-type="float">
            <text:p>20.23</text:p>
          </table:table-cell>
          <table:table-cell office:value-type="float" office:value="420.18" calcext:value-type="float">
            <text:p>420.18</text:p>
          </table:table-cell>
          <table:table-cell/>
          <table:table-cell table:formula="of:=[.F24]+(1000/120)" office:value-type="float" office:value="183.333333333333" calcext:value-type="float">
            <text:p>183.3333333333</text:p>
          </table:table-cell>
          <table:table-cell office:value-type="float" office:value="21.27" calcext:value-type="float">
            <text:p>21.27</text:p>
          </table:table-cell>
          <table:table-cell office:value-type="float" office:value="521.28" calcext:value-type="float">
            <text:p>521.28</text:p>
          </table:table-cell>
          <table:table-cell/>
          <table:table-cell table:formula="of:=[.J24]+1000/240" office:value-type="float" office:value="91.6666666666667" calcext:value-type="float">
            <text:p>91.6666666667</text:p>
          </table:table-cell>
          <table:table-cell office:value-type="float" office:value="5.32" calcext:value-type="float">
            <text:p>5.32</text:p>
          </table:table-cell>
          <table:table-cell office:value-type="float" office:value="157.55" calcext:value-type="float">
            <text:p>157.55</text:p>
          </table:table-cell>
        </table:table-row>
        <table:table-row table:style-name="ro1">
          <table:table-cell table:formula="of:=[.A25]+(1000/30)" office:value-type="float" office:value="766.666666666667" calcext:value-type="float">
            <text:p>766.6666666667</text:p>
          </table:table-cell>
          <table:table-cell office:value-type="float" office:value="32.07" calcext:value-type="float">
            <text:p>32.07</text:p>
          </table:table-cell>
          <table:table-cell office:value-type="float" office:value="20.09" calcext:value-type="float">
            <text:p>20.09</text:p>
          </table:table-cell>
          <table:table-cell office:value-type="float" office:value="457.77" calcext:value-type="float">
            <text:p>457.77</text:p>
          </table:table-cell>
          <table:table-cell/>
          <table:table-cell table:formula="of:=[.F25]+(1000/120)" office:value-type="float" office:value="191.666666666667" calcext:value-type="float">
            <text:p>191.6666666667</text:p>
          </table:table-cell>
          <table:table-cell office:value-type="float" office:value="23.35" calcext:value-type="float">
            <text:p>23.35</text:p>
          </table:table-cell>
          <table:table-cell office:value-type="float" office:value="524.3" calcext:value-type="float">
            <text:p>524.3</text:p>
          </table:table-cell>
          <table:table-cell/>
          <table:table-cell table:formula="of:=[.J25]+1000/240" office:value-type="float" office:value="95.8333333333334" calcext:value-type="float">
            <text:p>95.8333333333</text:p>
          </table:table-cell>
          <table:table-cell office:value-type="float" office:value="5.6" calcext:value-type="float">
            <text:p>5.6</text:p>
          </table:table-cell>
          <table:table-cell office:value-type="float" office:value="162.51" calcext:value-type="float">
            <text:p>162.51</text:p>
          </table:table-cell>
        </table:table-row>
        <table:table-row table:style-name="ro1">
          <table:table-cell table:formula="of:=[.A26]+(1000/30)" office:value-type="float" office:value="800" calcext:value-type="float">
            <text:p>800</text:p>
          </table:table-cell>
          <table:table-cell office:value-type="float" office:value="33.88" calcext:value-type="float">
            <text:p>33.88</text:p>
          </table:table-cell>
          <table:table-cell office:value-type="float" office:value="20.24" calcext:value-type="float">
            <text:p>20.24</text:p>
          </table:table-cell>
          <table:table-cell office:value-type="float" office:value="464.15" calcext:value-type="float">
            <text:p>464.15</text:p>
          </table:table-cell>
          <table:table-cell/>
          <table:table-cell table:formula="of:=[.F26]+(1000/120)" office:value-type="float" office:value="200" calcext:value-type="float">
            <text:p>200</text:p>
          </table:table-cell>
          <table:table-cell office:value-type="float" office:value="24.98" calcext:value-type="float">
            <text:p>24.98</text:p>
          </table:table-cell>
          <table:table-cell office:value-type="float" office:value="532.19" calcext:value-type="float">
            <text:p>532.19</text:p>
          </table:table-cell>
          <table:table-cell/>
          <table:table-cell table:formula="of:=[.J26]+1000/240" office:value-type="float" office:value="100" calcext:value-type="float">
            <text:p>100</text:p>
          </table:table-cell>
          <table:table-cell office:value-type="float" office:value="6.04" calcext:value-type="float">
            <text:p>6.04</text:p>
          </table:table-cell>
          <table:table-cell office:value-type="float" office:value="165.94" calcext:value-type="float">
            <text:p>165.94</text:p>
          </table:table-cell>
        </table:table-row>
        <table:table-row table:style-name="ro1">
          <table:table-cell table:formula="of:=[.A27]+(1000/30)" office:value-type="float" office:value="833.333333333334" calcext:value-type="float">
            <text:p>833.3333333333</text:p>
          </table:table-cell>
          <table:table-cell office:value-type="float" office:value="46.2" calcext:value-type="float">
            <text:p>46.2</text:p>
          </table:table-cell>
          <table:table-cell office:value-type="float" office:value="20.47" calcext:value-type="float">
            <text:p>20.47</text:p>
          </table:table-cell>
          <table:table-cell office:value-type="float" office:value="415.13" calcext:value-type="float">
            <text:p>415.13</text:p>
          </table:table-cell>
          <table:table-cell/>
          <table:table-cell table:formula="of:=[.F27]+(1000/120)" office:value-type="float" office:value="208.333333333333" calcext:value-type="float">
            <text:p>208.3333333333</text:p>
          </table:table-cell>
          <table:table-cell office:value-type="float" office:value="25.87" calcext:value-type="float">
            <text:p>25.87</text:p>
          </table:table-cell>
          <table:table-cell office:value-type="float" office:value="537.24" calcext:value-type="float">
            <text:p>537.24</text:p>
          </table:table-cell>
          <table:table-cell/>
          <table:table-cell table:formula="of:=[.J27]+1000/240" office:value-type="float" office:value="104.166666666667" calcext:value-type="float">
            <text:p>104.1666666667</text:p>
          </table:table-cell>
          <table:table-cell office:value-type="float" office:value="6.4" calcext:value-type="float">
            <text:p>6.4</text:p>
          </table:table-cell>
          <table:table-cell office:value-type="float" office:value="166.49" calcext:value-type="float">
            <text:p>166.49</text:p>
          </table:table-cell>
        </table:table-row>
        <table:table-row table:style-name="ro1">
          <table:table-cell table:formula="of:=[.A28]+(1000/30)" office:value-type="float" office:value="866.666666666667" calcext:value-type="float">
            <text:p>866.6666666667</text:p>
          </table:table-cell>
          <table:table-cell office:value-type="float" office:value="51.11" calcext:value-type="float">
            <text:p>51.11</text:p>
          </table:table-cell>
          <table:table-cell office:value-type="float" office:value="25.4" calcext:value-type="float">
            <text:p>25.4</text:p>
          </table:table-cell>
          <table:table-cell office:value-type="float" office:value="364.44" calcext:value-type="float">
            <text:p>364.44</text:p>
          </table:table-cell>
          <table:table-cell/>
          <table:table-cell table:formula="of:=[.F28]+(1000/120)" office:value-type="float" office:value="216.666666666667" calcext:value-type="float">
            <text:p>216.6666666667</text:p>
          </table:table-cell>
          <table:table-cell office:value-type="float" office:value="26.03" calcext:value-type="float">
            <text:p>26.03</text:p>
          </table:table-cell>
          <table:table-cell office:value-type="float" office:value="541.72" calcext:value-type="float">
            <text:p>541.72</text:p>
          </table:table-cell>
          <table:table-cell/>
          <table:table-cell table:formula="of:=[.J28]+1000/240" office:value-type="float" office:value="108.333333333333" calcext:value-type="float">
            <text:p>108.3333333333</text:p>
          </table:table-cell>
          <table:table-cell office:value-type="float" office:value="6.81" calcext:value-type="float">
            <text:p>6.81</text:p>
          </table:table-cell>
          <table:table-cell office:value-type="float" office:value="167.18" calcext:value-type="float">
            <text:p>167.18</text:p>
          </table:table-cell>
        </table:table-row>
        <table:table-row table:style-name="ro1">
          <table:table-cell table:formula="of:=[.A29]+(1000/30)" office:value-type="float" office:value="900" calcext:value-type="float">
            <text:p>900</text:p>
          </table:table-cell>
          <table:table-cell office:value-type="float" office:value="46.68" calcext:value-type="float">
            <text:p>46.68</text:p>
          </table:table-cell>
          <table:table-cell office:value-type="float" office:value="29.53" calcext:value-type="float">
            <text:p>29.53</text:p>
          </table:table-cell>
          <table:table-cell office:value-type="float" office:value="374.08" calcext:value-type="float">
            <text:p>374.08</text:p>
          </table:table-cell>
          <table:table-cell/>
          <table:table-cell table:formula="of:=[.F29]+(1000/120)" office:value-type="float" office:value="225" calcext:value-type="float">
            <text:p>225</text:p>
          </table:table-cell>
          <table:table-cell office:value-type="float" office:value="25.51" calcext:value-type="float">
            <text:p>25.51</text:p>
          </table:table-cell>
          <table:table-cell office:value-type="float" office:value="544.81" calcext:value-type="float">
            <text:p>544.81</text:p>
          </table:table-cell>
          <table:table-cell/>
          <table:table-cell table:formula="of:=[.J29]+1000/240" office:value-type="float" office:value="112.5" calcext:value-type="float">
            <text:p>112.5</text:p>
          </table:table-cell>
          <table:table-cell office:value-type="float" office:value="6.93" calcext:value-type="float">
            <text:p>6.93</text:p>
          </table:table-cell>
          <table:table-cell office:value-type="float" office:value="164.3" calcext:value-type="float">
            <text:p>164.3</text:p>
          </table:table-cell>
        </table:table-row>
        <table:table-row table:style-name="ro1">
          <table:table-cell table:formula="of:=[.A30]+(1000/30)" office:value-type="float" office:value="933.333333333334" calcext:value-type="float">
            <text:p>933.3333333333</text:p>
          </table:table-cell>
          <table:table-cell office:value-type="float" office:value="46.04" calcext:value-type="float">
            <text:p>46.04</text:p>
          </table:table-cell>
          <table:table-cell office:value-type="float" office:value="28.67" calcext:value-type="float">
            <text:p>28.67</text:p>
          </table:table-cell>
          <table:table-cell office:value-type="float" office:value="345.1" calcext:value-type="float">
            <text:p>345.1</text:p>
          </table:table-cell>
          <table:table-cell/>
          <table:table-cell table:formula="of:=[.F30]+(1000/120)" office:value-type="float" office:value="233.333333333333" calcext:value-type="float">
            <text:p>233.3333333333</text:p>
          </table:table-cell>
          <table:table-cell office:value-type="float" office:value="24.9" calcext:value-type="float">
            <text:p>24.9</text:p>
          </table:table-cell>
          <table:table-cell office:value-type="float" office:value="544.71" calcext:value-type="float">
            <text:p>544.71</text:p>
          </table:table-cell>
          <table:table-cell/>
          <table:table-cell table:formula="of:=[.J30]+1000/240" office:value-type="float" office:value="116.666666666667" calcext:value-type="float">
            <text:p>116.6666666667</text:p>
          </table:table-cell>
          <table:table-cell office:value-type="float" office:value="7.07" calcext:value-type="float">
            <text:p>7.07</text:p>
          </table:table-cell>
          <table:table-cell office:value-type="float" office:value="161.58" calcext:value-type="float">
            <text:p>161.58</text:p>
          </table:table-cell>
        </table:table-row>
        <table:table-row table:style-name="ro1">
          <table:table-cell table:formula="of:=[.A31]+(1000/30)" office:value-type="float" office:value="966.666666666667" calcext:value-type="float">
            <text:p>966.6666666667</text:p>
          </table:table-cell>
          <table:table-cell office:value-type="float" office:value="47.3" calcext:value-type="float">
            <text:p>47.3</text:p>
          </table:table-cell>
          <table:table-cell office:value-type="float" office:value="32.48" calcext:value-type="float">
            <text:p>32.48</text:p>
          </table:table-cell>
          <table:table-cell office:value-type="float" office:value="212.07" calcext:value-type="float">
            <text:p>212.07</text:p>
          </table:table-cell>
          <table:table-cell/>
          <table:table-cell table:formula="of:=[.F31]+(1000/120)" office:value-type="float" office:value="241.666666666667" calcext:value-type="float">
            <text:p>241.6666666667</text:p>
          </table:table-cell>
          <table:table-cell office:value-type="float" office:value="22.89" calcext:value-type="float">
            <text:p>22.89</text:p>
          </table:table-cell>
          <table:table-cell office:value-type="float" office:value="539.95" calcext:value-type="float">
            <text:p>539.95</text:p>
          </table:table-cell>
          <table:table-cell/>
          <table:table-cell table:formula="of:=[.J31]+1000/240" office:value-type="float" office:value="120.833333333333" calcext:value-type="float">
            <text:p>120.8333333333</text:p>
          </table:table-cell>
          <table:table-cell office:value-type="float" office:value="6.92" calcext:value-type="float">
            <text:p>6.92</text:p>
          </table:table-cell>
          <table:table-cell office:value-type="float" office:value="158.08" calcext:value-type="float">
            <text:p>158.08</text:p>
          </table:table-cell>
        </table:table-row>
        <table:table-row table:style-name="ro1">
          <table:table-cell table:number-columns-repeated="5"/>
          <table:table-cell table:formula="of:=[.F32]+(1000/120)" office:value-type="float" office:value="250" calcext:value-type="float">
            <text:p>250</text:p>
          </table:table-cell>
          <table:table-cell office:value-type="float" office:value="20.49" calcext:value-type="float">
            <text:p>20.49</text:p>
          </table:table-cell>
          <table:table-cell office:value-type="float" office:value="530.62" calcext:value-type="float">
            <text:p>530.62</text:p>
          </table:table-cell>
          <table:table-cell/>
          <table:table-cell table:formula="of:=[.J32]+1000/240" office:value-type="float" office:value="125" calcext:value-type="float">
            <text:p>125</text:p>
          </table:table-cell>
          <table:table-cell office:value-type="float" office:value="6.56" calcext:value-type="float">
            <text:p>6.56</text:p>
          </table:table-cell>
          <table:table-cell office:value-type="float" office:value="157.44" calcext:value-type="float">
            <text:p>157.44</text:p>
          </table:table-cell>
        </table:table-row>
        <table:table-row table:style-name="ro1">
          <table:table-cell table:number-columns-repeated="5"/>
          <table:table-cell table:formula="of:=[.F33]+(1000/120)" office:value-type="float" office:value="258.333333333333" calcext:value-type="float">
            <text:p>258.3333333333</text:p>
          </table:table-cell>
          <table:table-cell office:value-type="float" office:value="17.96" calcext:value-type="float">
            <text:p>17.96</text:p>
          </table:table-cell>
          <table:table-cell office:value-type="float" office:value="520.92" calcext:value-type="float">
            <text:p>520.92</text:p>
          </table:table-cell>
          <table:table-cell/>
          <table:table-cell table:formula="of:=[.J33]+1000/240" office:value-type="float" office:value="129.166666666667" calcext:value-type="float">
            <text:p>129.1666666667</text:p>
          </table:table-cell>
          <table:table-cell office:value-type="float" office:value="6.04" calcext:value-type="float">
            <text:p>6.04</text:p>
          </table:table-cell>
          <table:table-cell office:value-type="float" office:value="156.51" calcext:value-type="float">
            <text:p>156.51</text:p>
          </table:table-cell>
        </table:table-row>
        <table:table-row table:style-name="ro1">
          <table:table-cell table:number-columns-repeated="5"/>
          <table:table-cell table:formula="of:=[.F34]+(1000/120)" office:value-type="float" office:value="266.666666666667" calcext:value-type="float">
            <text:p>266.6666666667</text:p>
          </table:table-cell>
          <table:table-cell office:value-type="float" office:value="16.24" calcext:value-type="float">
            <text:p>16.24</text:p>
          </table:table-cell>
          <table:table-cell office:value-type="float" office:value="513.11" calcext:value-type="float">
            <text:p>513.11</text:p>
          </table:table-cell>
          <table:table-cell/>
          <table:table-cell table:formula="of:=[.J34]+1000/240" office:value-type="float" office:value="133.333333333333" calcext:value-type="float">
            <text:p>133.3333333333</text:p>
          </table:table-cell>
          <table:table-cell office:value-type="float" office:value="5.59" calcext:value-type="float">
            <text:p>5.59</text:p>
          </table:table-cell>
          <table:table-cell office:value-type="float" office:value="158.43" calcext:value-type="float">
            <text:p>158.43</text:p>
          </table:table-cell>
        </table:table-row>
        <table:table-row table:style-name="ro1">
          <table:table-cell table:number-columns-repeated="5"/>
          <table:table-cell table:formula="of:=[.F35]+(1000/120)" office:value-type="float" office:value="275" calcext:value-type="float">
            <text:p>275</text:p>
          </table:table-cell>
          <table:table-cell office:value-type="float" office:value="14.83" calcext:value-type="float">
            <text:p>14.83</text:p>
          </table:table-cell>
          <table:table-cell office:value-type="float" office:value="508.52" calcext:value-type="float">
            <text:p>508.52</text:p>
          </table:table-cell>
          <table:table-cell/>
          <table:table-cell table:formula="of:=[.J35]+1000/240" office:value-type="float" office:value="137.5" calcext:value-type="float">
            <text:p>137.5</text:p>
          </table:table-cell>
          <table:table-cell office:value-type="float" office:value="5.1" calcext:value-type="float">
            <text:p>5.1</text:p>
          </table:table-cell>
          <table:table-cell office:value-type="float" office:value="159.65" calcext:value-type="float">
            <text:p>159.65</text:p>
          </table:table-cell>
        </table:table-row>
        <table:table-row table:style-name="ro1">
          <table:table-cell table:number-columns-repeated="5"/>
          <table:table-cell table:formula="of:=[.F36]+(1000/120)" office:value-type="float" office:value="283.333333333333" calcext:value-type="float">
            <text:p>283.3333333333</text:p>
          </table:table-cell>
          <table:table-cell office:value-type="float" office:value="14.52" calcext:value-type="float">
            <text:p>14.52</text:p>
          </table:table-cell>
          <table:table-cell office:value-type="float" office:value="507.77" calcext:value-type="float">
            <text:p>507.77</text:p>
          </table:table-cell>
          <table:table-cell/>
          <table:table-cell table:formula="of:=[.J36]+1000/240" office:value-type="float" office:value="141.666666666667" calcext:value-type="float">
            <text:p>141.6666666667</text:p>
          </table:table-cell>
          <table:table-cell office:value-type="float" office:value="4.63" calcext:value-type="float">
            <text:p>4.63</text:p>
          </table:table-cell>
          <table:table-cell office:value-type="float" office:value="162.64" calcext:value-type="float">
            <text:p>162.64</text:p>
          </table:table-cell>
        </table:table-row>
        <table:table-row table:style-name="ro1">
          <table:table-cell table:number-columns-repeated="5"/>
          <table:table-cell table:formula="of:=[.F37]+(1000/120)" office:value-type="float" office:value="291.666666666667" calcext:value-type="float">
            <text:p>291.6666666667</text:p>
          </table:table-cell>
          <table:table-cell office:value-type="float" office:value="15.4" calcext:value-type="float">
            <text:p>15.4</text:p>
          </table:table-cell>
          <table:table-cell office:value-type="float" office:value="510.91" calcext:value-type="float">
            <text:p>510.91</text:p>
          </table:table-cell>
          <table:table-cell/>
          <table:table-cell table:formula="of:=[.J37]+1000/240" office:value-type="float" office:value="145.833333333333" calcext:value-type="float">
            <text:p>145.8333333333</text:p>
          </table:table-cell>
          <table:table-cell office:value-type="float" office:value="4.19" calcext:value-type="float">
            <text:p>4.19</text:p>
          </table:table-cell>
          <table:table-cell office:value-type="float" office:value="164.46" calcext:value-type="float">
            <text:p>164.46</text:p>
          </table:table-cell>
        </table:table-row>
        <table:table-row table:style-name="ro1">
          <table:table-cell table:number-columns-repeated="5"/>
          <table:table-cell table:formula="of:=[.F38]+(1000/120)" office:value-type="float" office:value="300" calcext:value-type="float">
            <text:p>300</text:p>
          </table:table-cell>
          <table:table-cell office:value-type="float" office:value="16.83" calcext:value-type="float">
            <text:p>16.83</text:p>
          </table:table-cell>
          <table:table-cell office:value-type="float" office:value="513.82" calcext:value-type="float">
            <text:p>513.82</text:p>
          </table:table-cell>
          <table:table-cell/>
          <table:table-cell table:formula="of:=[.J38]+1000/240" office:value-type="float" office:value="150" calcext:value-type="float">
            <text:p>150</text:p>
          </table:table-cell>
          <table:table-cell office:value-type="float" office:value="3.88" calcext:value-type="float">
            <text:p>3.88</text:p>
          </table:table-cell>
          <table:table-cell office:value-type="float" office:value="165.34" calcext:value-type="float">
            <text:p>165.34</text:p>
          </table:table-cell>
        </table:table-row>
        <table:table-row table:style-name="ro1">
          <table:table-cell table:number-columns-repeated="5"/>
          <table:table-cell table:formula="of:=[.F39]+(1000/120)" office:value-type="float" office:value="308.333333333333" calcext:value-type="float">
            <text:p>308.3333333333</text:p>
          </table:table-cell>
          <table:table-cell office:value-type="float" office:value="19.32" calcext:value-type="float">
            <text:p>19.32</text:p>
          </table:table-cell>
          <table:table-cell office:value-type="float" office:value="515.22" calcext:value-type="float">
            <text:p>515.22</text:p>
          </table:table-cell>
          <table:table-cell/>
          <table:table-cell table:formula="of:=[.J39]+1000/240" office:value-type="float" office:value="154.166666666667" calcext:value-type="float">
            <text:p>154.1666666667</text:p>
          </table:table-cell>
          <table:table-cell office:value-type="float" office:value="3.72" calcext:value-type="float">
            <text:p>3.72</text:p>
          </table:table-cell>
          <table:table-cell office:value-type="float" office:value="165.24" calcext:value-type="float">
            <text:p>165.24</text:p>
          </table:table-cell>
        </table:table-row>
        <table:table-row table:style-name="ro1">
          <table:table-cell table:number-columns-repeated="5"/>
          <table:table-cell table:formula="of:=[.F40]+(1000/120)" office:value-type="float" office:value="316.666666666667" calcext:value-type="float">
            <text:p>316.6666666667</text:p>
          </table:table-cell>
          <table:table-cell office:value-type="float" office:value="21.69" calcext:value-type="float">
            <text:p>21.69</text:p>
          </table:table-cell>
          <table:table-cell office:value-type="float" office:value="515.3" calcext:value-type="float">
            <text:p>515.3</text:p>
          </table:table-cell>
          <table:table-cell/>
          <table:table-cell table:formula="of:=[.J40]+1000/240" office:value-type="float" office:value="158.333333333333" calcext:value-type="float">
            <text:p>158.3333333333</text:p>
          </table:table-cell>
          <table:table-cell office:value-type="float" office:value="3.71" calcext:value-type="float">
            <text:p>3.71</text:p>
          </table:table-cell>
          <table:table-cell office:value-type="float" office:value="165.5" calcext:value-type="float">
            <text:p>165.5</text:p>
          </table:table-cell>
        </table:table-row>
        <table:table-row table:style-name="ro1">
          <table:table-cell table:number-columns-repeated="5"/>
          <table:table-cell table:formula="of:=[.F41]+(1000/120)" office:value-type="float" office:value="325" calcext:value-type="float">
            <text:p>325</text:p>
          </table:table-cell>
          <table:table-cell office:value-type="float" office:value="23.46" calcext:value-type="float">
            <text:p>23.46</text:p>
          </table:table-cell>
          <table:table-cell office:value-type="float" office:value="513.65" calcext:value-type="float">
            <text:p>513.65</text:p>
          </table:table-cell>
          <table:table-cell/>
          <table:table-cell table:formula="of:=[.J41]+1000/240" office:value-type="float" office:value="162.5" calcext:value-type="float">
            <text:p>162.5</text:p>
          </table:table-cell>
          <table:table-cell office:value-type="float" office:value="3.85" calcext:value-type="float">
            <text:p>3.85</text:p>
          </table:table-cell>
          <table:table-cell office:value-type="float" office:value="164.16" calcext:value-type="float">
            <text:p>164.16</text:p>
          </table:table-cell>
        </table:table-row>
        <table:table-row table:style-name="ro1">
          <table:table-cell table:number-columns-repeated="5"/>
          <table:table-cell table:formula="of:=[.F42]+(1000/120)" office:value-type="float" office:value="333.333333333333" calcext:value-type="float">
            <text:p>333.3333333333</text:p>
          </table:table-cell>
          <table:table-cell office:value-type="float" office:value="24.21" calcext:value-type="float">
            <text:p>24.21</text:p>
          </table:table-cell>
          <table:table-cell office:value-type="float" office:value="509.88" calcext:value-type="float">
            <text:p>509.88</text:p>
          </table:table-cell>
          <table:table-cell/>
          <table:table-cell table:formula="of:=[.J42]+1000/240" office:value-type="float" office:value="166.666666666667" calcext:value-type="float">
            <text:p>166.6666666667</text:p>
          </table:table-cell>
          <table:table-cell office:value-type="float" office:value="3.99" calcext:value-type="float">
            <text:p>3.99</text:p>
          </table:table-cell>
          <table:table-cell office:value-type="float" office:value="168.05" calcext:value-type="float">
            <text:p>168.05</text:p>
          </table:table-cell>
        </table:table-row>
        <table:table-row table:style-name="ro1">
          <table:table-cell table:number-columns-repeated="5"/>
          <table:table-cell table:formula="of:=[.F43]+(1000/120)" office:value-type="float" office:value="341.666666666667" calcext:value-type="float">
            <text:p>341.6666666667</text:p>
          </table:table-cell>
          <table:table-cell office:value-type="float" office:value="23.9" calcext:value-type="float">
            <text:p>23.9</text:p>
          </table:table-cell>
          <table:table-cell office:value-type="float" office:value="503.84" calcext:value-type="float">
            <text:p>503.84</text:p>
          </table:table-cell>
          <table:table-cell/>
          <table:table-cell table:formula="of:=[.J43]+1000/240" office:value-type="float" office:value="170.833333333333" calcext:value-type="float">
            <text:p>170.8333333333</text:p>
          </table:table-cell>
          <table:table-cell office:value-type="float" office:value="4.18" calcext:value-type="float">
            <text:p>4.18</text:p>
          </table:table-cell>
          <table:table-cell office:value-type="float" office:value="169.53" calcext:value-type="float">
            <text:p>169.53</text:p>
          </table:table-cell>
        </table:table-row>
        <table:table-row table:style-name="ro1">
          <table:table-cell table:number-columns-repeated="5"/>
          <table:table-cell table:formula="of:=[.F44]+(1000/120)" office:value-type="float" office:value="350" calcext:value-type="float">
            <text:p>350</text:p>
          </table:table-cell>
          <table:table-cell office:value-type="float" office:value="22.39" calcext:value-type="float">
            <text:p>22.39</text:p>
          </table:table-cell>
          <table:table-cell office:value-type="float" office:value="497.11" calcext:value-type="float">
            <text:p>497.11</text:p>
          </table:table-cell>
          <table:table-cell/>
          <table:table-cell table:formula="of:=[.J44]+1000/240" office:value-type="float" office:value="175" calcext:value-type="float">
            <text:p>175</text:p>
          </table:table-cell>
          <table:table-cell office:value-type="float" office:value="4.51" calcext:value-type="float">
            <text:p>4.51</text:p>
          </table:table-cell>
          <table:table-cell office:value-type="float" office:value="175.34" calcext:value-type="float">
            <text:p>175.34</text:p>
          </table:table-cell>
        </table:table-row>
        <table:table-row table:style-name="ro1">
          <table:table-cell table:number-columns-repeated="5"/>
          <table:table-cell table:formula="of:=[.F45]+(1000/120)" office:value-type="float" office:value="358.333333333333" calcext:value-type="float">
            <text:p>358.3333333333</text:p>
          </table:table-cell>
          <table:table-cell office:value-type="float" office:value="19.89" calcext:value-type="float">
            <text:p>19.89</text:p>
          </table:table-cell>
          <table:table-cell office:value-type="float" office:value="486.91" calcext:value-type="float">
            <text:p>486.91</text:p>
          </table:table-cell>
          <table:table-cell/>
          <table:table-cell table:formula="of:=[.J45]+1000/240" office:value-type="float" office:value="179.166666666667" calcext:value-type="float">
            <text:p>179.1666666667</text:p>
          </table:table-cell>
          <table:table-cell office:value-type="float" office:value="4.75" calcext:value-type="float">
            <text:p>4.75</text:p>
          </table:table-cell>
          <table:table-cell office:value-type="float" office:value="178.73" calcext:value-type="float">
            <text:p>178.73</text:p>
          </table:table-cell>
        </table:table-row>
        <table:table-row table:style-name="ro1">
          <table:table-cell table:number-columns-repeated="5"/>
          <table:table-cell table:formula="of:=[.F46]+(1000/120)" office:value-type="float" office:value="366.666666666667" calcext:value-type="float">
            <text:p>366.6666666667</text:p>
          </table:table-cell>
          <table:table-cell office:value-type="float" office:value="17.12" calcext:value-type="float">
            <text:p>17.12</text:p>
          </table:table-cell>
          <table:table-cell office:value-type="float" office:value="475.51" calcext:value-type="float">
            <text:p>475.51</text:p>
          </table:table-cell>
          <table:table-cell/>
          <table:table-cell table:formula="of:=[.J46]+1000/240" office:value-type="float" office:value="183.333333333333" calcext:value-type="float">
            <text:p>183.3333333333</text:p>
          </table:table-cell>
          <table:table-cell office:value-type="float" office:value="5.01" calcext:value-type="float">
            <text:p>5.01</text:p>
          </table:table-cell>
          <table:table-cell office:value-type="float" office:value="188.09" calcext:value-type="float">
            <text:p>188.09</text:p>
          </table:table-cell>
        </table:table-row>
        <table:table-row table:style-name="ro1">
          <table:table-cell table:number-columns-repeated="5"/>
          <table:table-cell table:formula="of:=[.F47]+(1000/120)" office:value-type="float" office:value="375" calcext:value-type="float">
            <text:p>375</text:p>
          </table:table-cell>
          <table:table-cell office:value-type="float" office:value="14.39" calcext:value-type="float">
            <text:p>14.39</text:p>
          </table:table-cell>
          <table:table-cell office:value-type="float" office:value="463.83" calcext:value-type="float">
            <text:p>463.83</text:p>
          </table:table-cell>
          <table:table-cell/>
          <table:table-cell table:formula="of:=[.J47]+1000/240" office:value-type="float" office:value="187.5" calcext:value-type="float">
            <text:p>187.5</text:p>
          </table:table-cell>
          <table:table-cell office:value-type="float" office:value="5.09" calcext:value-type="float">
            <text:p>5.09</text:p>
          </table:table-cell>
          <table:table-cell office:value-type="float" office:value="192.41" calcext:value-type="float">
            <text:p>192.41</text:p>
          </table:table-cell>
        </table:table-row>
        <table:table-row table:style-name="ro1">
          <table:table-cell table:number-columns-repeated="5"/>
          <table:table-cell table:formula="of:=[.F48]+(1000/120)" office:value-type="float" office:value="383.333333333333" calcext:value-type="float">
            <text:p>383.3333333333</text:p>
          </table:table-cell>
          <table:table-cell office:value-type="float" office:value="12.48" calcext:value-type="float">
            <text:p>12.48</text:p>
          </table:table-cell>
          <table:table-cell office:value-type="float" office:value="454.32" calcext:value-type="float">
            <text:p>454.32</text:p>
          </table:table-cell>
          <table:table-cell/>
          <table:table-cell table:formula="of:=[.J48]+1000/240" office:value-type="float" office:value="191.666666666667" calcext:value-type="float">
            <text:p>191.6666666667</text:p>
          </table:table-cell>
          <table:table-cell office:value-type="float" office:value="5.27" calcext:value-type="float">
            <text:p>5.27</text:p>
          </table:table-cell>
          <table:table-cell office:value-type="float" office:value="200.68" calcext:value-type="float">
            <text:p>200.68</text:p>
          </table:table-cell>
        </table:table-row>
        <table:table-row table:style-name="ro1">
          <table:table-cell table:number-columns-repeated="5"/>
          <table:table-cell table:formula="of:=[.F49]+(1000/120)" office:value-type="float" office:value="391.666666666666" calcext:value-type="float">
            <text:p>391.6666666667</text:p>
          </table:table-cell>
          <table:table-cell office:value-type="float" office:value="11.39" calcext:value-type="float">
            <text:p>11.39</text:p>
          </table:table-cell>
          <table:table-cell office:value-type="float" office:value="447.51" calcext:value-type="float">
            <text:p>447.51</text:p>
          </table:table-cell>
          <table:table-cell/>
          <table:table-cell table:formula="of:=[.J49]+1000/240" office:value-type="float" office:value="195.833333333333" calcext:value-type="float">
            <text:p>195.8333333333</text:p>
          </table:table-cell>
          <table:table-cell office:value-type="float" office:value="5.21" calcext:value-type="float">
            <text:p>5.21</text:p>
          </table:table-cell>
          <table:table-cell office:value-type="float" office:value="205.14" calcext:value-type="float">
            <text:p>205.14</text:p>
          </table:table-cell>
        </table:table-row>
        <table:table-row table:style-name="ro1">
          <table:table-cell table:number-columns-repeated="5"/>
          <table:table-cell table:formula="of:=[.F50]+(1000/120)" office:value-type="float" office:value="400" calcext:value-type="float">
            <text:p>400</text:p>
          </table:table-cell>
          <table:table-cell office:value-type="float" office:value="11.15" calcext:value-type="float">
            <text:p>11.15</text:p>
          </table:table-cell>
          <table:table-cell office:value-type="float" office:value="445.22" calcext:value-type="float">
            <text:p>445.22</text:p>
          </table:table-cell>
          <table:table-cell/>
          <table:table-cell table:formula="of:=[.J50]+1000/240" office:value-type="float" office:value="200" calcext:value-type="float">
            <text:p>200</text:p>
          </table:table-cell>
          <table:table-cell office:value-type="float" office:value="5.14" calcext:value-type="float">
            <text:p>5.14</text:p>
          </table:table-cell>
          <table:table-cell office:value-type="float" office:value="211.32" calcext:value-type="float">
            <text:p>211.32</text:p>
          </table:table-cell>
        </table:table-row>
        <table:table-row table:style-name="ro1">
          <table:table-cell table:number-columns-repeated="5"/>
          <table:table-cell table:formula="of:=[.F51]+(1000/120)" office:value-type="float" office:value="408.333333333333" calcext:value-type="float">
            <text:p>408.333333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443.68" calcext:value-type="float">
            <text:p>443.68</text:p>
          </table:table-cell>
          <table:table-cell/>
          <table:table-cell table:formula="of:=[.J51]+1000/240" office:value-type="float" office:value="204.166666666667" calcext:value-type="float">
            <text:p>204.1666666667</text:p>
          </table:table-cell>
          <table:table-cell office:value-type="float" office:value="5.05" calcext:value-type="float">
            <text:p>5.05</text:p>
          </table:table-cell>
          <table:table-cell office:value-type="float" office:value="214.18" calcext:value-type="float">
            <text:p>214.18</text:p>
          </table:table-cell>
        </table:table-row>
        <table:table-row table:style-name="ro1">
          <table:table-cell table:number-columns-repeated="5"/>
          <table:table-cell table:formula="of:=[.F52]+(1000/120)" office:value-type="float" office:value="416.666666666666" calcext:value-type="float">
            <text:p>416.6666666667</text:p>
          </table:table-cell>
          <table:table-cell office:value-type="float" office:value="12.25" calcext:value-type="float">
            <text:p>12.25</text:p>
          </table:table-cell>
          <table:table-cell office:value-type="float" office:value="442.58" calcext:value-type="float">
            <text:p>442.58</text:p>
          </table:table-cell>
          <table:table-cell/>
          <table:table-cell table:formula="of:=[.J52]+1000/240" office:value-type="float" office:value="208.333333333333" calcext:value-type="float">
            <text:p>208.3333333333</text:p>
          </table:table-cell>
          <table:table-cell office:value-type="float" office:value="4.75" calcext:value-type="float">
            <text:p>4.75</text:p>
          </table:table-cell>
          <table:table-cell office:value-type="float" office:value="217.92" calcext:value-type="float">
            <text:p>217.92</text:p>
          </table:table-cell>
        </table:table-row>
        <table:table-row table:style-name="ro1">
          <table:table-cell table:number-columns-repeated="5"/>
          <table:table-cell table:formula="of:=[.F53]+(1000/120)" office:value-type="float" office:value="425" calcext:value-type="float">
            <text:p>425</text:p>
          </table:table-cell>
          <table:table-cell office:value-type="float" office:value="14.32" calcext:value-type="float">
            <text:p>14.32</text:p>
          </table:table-cell>
          <table:table-cell office:value-type="float" office:value="443.02" calcext:value-type="float">
            <text:p>443.02</text:p>
          </table:table-cell>
          <table:table-cell/>
          <table:table-cell table:formula="of:=[.J53]+1000/240" office:value-type="float" office:value="212.5" calcext:value-type="float">
            <text:p>212.5</text:p>
          </table:table-cell>
          <table:table-cell office:value-type="float" office:value="4.63" calcext:value-type="float">
            <text:p>4.63</text:p>
          </table:table-cell>
          <table:table-cell office:value-type="float" office:value="217.64" calcext:value-type="float">
            <text:p>217.64</text:p>
          </table:table-cell>
        </table:table-row>
        <table:table-row table:style-name="ro1">
          <table:table-cell table:number-columns-repeated="5"/>
          <table:table-cell table:formula="of:=[.F54]+(1000/120)" office:value-type="float" office:value="433.333333333333" calcext:value-type="float">
            <text:p>433.3333333333</text:p>
          </table:table-cell>
          <table:table-cell office:value-type="float" office:value="17.08" calcext:value-type="float">
            <text:p>17.08</text:p>
          </table:table-cell>
          <table:table-cell office:value-type="float" office:value="443.79" calcext:value-type="float">
            <text:p>443.79</text:p>
          </table:table-cell>
          <table:table-cell/>
          <table:table-cell table:formula="of:=[.J54]+1000/240" office:value-type="float" office:value="216.666666666667" calcext:value-type="float">
            <text:p>216.6666666667</text:p>
          </table:table-cell>
          <table:table-cell office:value-type="float" office:value="4.56" calcext:value-type="float">
            <text:p>4.56</text:p>
          </table:table-cell>
          <table:table-cell office:value-type="float" office:value="218.29" calcext:value-type="float">
            <text:p>218.29</text:p>
          </table:table-cell>
        </table:table-row>
        <table:table-row table:style-name="ro1">
          <table:table-cell table:number-columns-repeated="5"/>
          <table:table-cell table:formula="of:=[.F55]+(1000/120)" office:value-type="float" office:value="441.666666666666" calcext:value-type="float">
            <text:p>441.6666666667</text:p>
          </table:table-cell>
          <table:table-cell office:value-type="float" office:value="19.76" calcext:value-type="float">
            <text:p>19.76</text:p>
          </table:table-cell>
          <table:table-cell office:value-type="float" office:value="446.3" calcext:value-type="float">
            <text:p>446.3</text:p>
          </table:table-cell>
          <table:table-cell/>
          <table:table-cell table:formula="of:=[.J55]+1000/240" office:value-type="float" office:value="220.833333333333" calcext:value-type="float">
            <text:p>220.8333333333</text:p>
          </table:table-cell>
          <table:table-cell office:value-type="float" office:value="4.48" calcext:value-type="float">
            <text:p>4.48</text:p>
          </table:table-cell>
          <table:table-cell office:value-type="float" office:value="216.14" calcext:value-type="float">
            <text:p>216.14</text:p>
          </table:table-cell>
        </table:table-row>
        <table:table-row table:style-name="ro1">
          <table:table-cell table:number-columns-repeated="5"/>
          <table:table-cell table:formula="of:=[.F56]+(1000/120)" office:value-type="float" office:value="450" calcext:value-type="float">
            <text:p>450</text:p>
          </table:table-cell>
          <table:table-cell office:value-type="float" office:value="21.63" calcext:value-type="float">
            <text:p>21.63</text:p>
          </table:table-cell>
          <table:table-cell office:value-type="float" office:value="447.15" calcext:value-type="float">
            <text:p>447.15</text:p>
          </table:table-cell>
          <table:table-cell/>
          <table:table-cell table:formula="of:=[.J56]+1000/240" office:value-type="float" office:value="225" calcext:value-type="float">
            <text:p>225</text:p>
          </table:table-cell>
          <table:table-cell office:value-type="float" office:value="4.35" calcext:value-type="float">
            <text:p>4.3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table:formula="of:=[.F57]+(1000/120)" office:value-type="float" office:value="458.333333333333" calcext:value-type="float">
            <text:p>458.3333333333</text:p>
          </table:table-cell>
          <table:table-cell office:value-type="float" office:value="22.51" calcext:value-type="float">
            <text:p>22.51</text:p>
          </table:table-cell>
          <table:table-cell office:value-type="float" office:value="447.1" calcext:value-type="float">
            <text:p>447.1</text:p>
          </table:table-cell>
          <table:table-cell/>
          <table:table-cell table:formula="of:=[.J57]+1000/240" office:value-type="float" office:value="229.166666666666" calcext:value-type="float">
            <text:p>229.1666666667</text:p>
          </table:table-cell>
          <table:table-cell office:value-type="float" office:value="4.23" calcext:value-type="float">
            <text:p>4.23</text:p>
          </table:table-cell>
          <table:table-cell office:value-type="float" office:value="212.53" calcext:value-type="float">
            <text:p>212.53</text:p>
          </table:table-cell>
        </table:table-row>
        <table:table-row table:style-name="ro1">
          <table:table-cell table:number-columns-repeated="5"/>
          <table:table-cell table:formula="of:=[.F58]+(1000/120)" office:value-type="float" office:value="466.666666666666" calcext:value-type="float">
            <text:p>466.6666666667</text:p>
          </table:table-cell>
          <table:table-cell office:value-type="float" office:value="22.21" calcext:value-type="float">
            <text:p>22.21</text:p>
          </table:table-cell>
          <table:table-cell office:value-type="float" office:value="445.57" calcext:value-type="float">
            <text:p>445.57</text:p>
          </table:table-cell>
          <table:table-cell/>
          <table:table-cell table:formula="of:=[.J58]+1000/240" office:value-type="float" office:value="233.333333333333" calcext:value-type="float">
            <text:p>233.3333333333</text:p>
          </table:table-cell>
          <table:table-cell office:value-type="float" office:value="4.24" calcext:value-type="float">
            <text:p>4.24</text:p>
          </table:table-cell>
          <table:table-cell office:value-type="float" office:value="211.69" calcext:value-type="float">
            <text:p>211.69</text:p>
          </table:table-cell>
        </table:table-row>
        <table:table-row table:style-name="ro1">
          <table:table-cell table:number-columns-repeated="5"/>
          <table:table-cell table:formula="of:=[.F59]+(1000/120)" office:value-type="float" office:value="475" calcext:value-type="float">
            <text:p>475</text:p>
          </table:table-cell>
          <table:table-cell office:value-type="float" office:value="20.6" calcext:value-type="float">
            <text:p>20.6</text:p>
          </table:table-cell>
          <table:table-cell office:value-type="float" office:value="442.96" calcext:value-type="float">
            <text:p>442.96</text:p>
          </table:table-cell>
          <table:table-cell/>
          <table:table-cell table:formula="of:=[.J59]+1000/240" office:value-type="float" office:value="237.5" calcext:value-type="float">
            <text:p>237.5</text:p>
          </table:table-cell>
          <table:table-cell office:value-type="float" office:value="4.07" calcext:value-type="float">
            <text:p>4.07</text:p>
          </table:table-cell>
          <table:table-cell office:value-type="float" office:value="207.56" calcext:value-type="float">
            <text:p>207.56</text:p>
          </table:table-cell>
        </table:table-row>
        <table:table-row table:style-name="ro1">
          <table:table-cell table:number-columns-repeated="5"/>
          <table:table-cell table:formula="of:=[.F60]+(1000/120)" office:value-type="float" office:value="483.333333333333" calcext:value-type="float">
            <text:p>483.3333333333</text:p>
          </table:table-cell>
          <table:table-cell office:value-type="float" office:value="18.06" calcext:value-type="float">
            <text:p>18.06</text:p>
          </table:table-cell>
          <table:table-cell office:value-type="float" office:value="438.84" calcext:value-type="float">
            <text:p>438.84</text:p>
          </table:table-cell>
          <table:table-cell/>
          <table:table-cell table:formula="of:=[.J60]+1000/240" office:value-type="float" office:value="241.666666666666" calcext:value-type="float">
            <text:p>241.6666666667</text:p>
          </table:table-cell>
          <table:table-cell office:value-type="float" office:value="4.18" calcext:value-type="float">
            <text:p>4.18</text:p>
          </table:table-cell>
          <table:table-cell office:value-type="float" office:value="206.86" calcext:value-type="float">
            <text:p>206.86</text:p>
          </table:table-cell>
        </table:table-row>
        <table:table-row table:style-name="ro1">
          <table:table-cell table:number-columns-repeated="5"/>
          <table:table-cell table:formula="of:=[.F61]+(1000/120)" office:value-type="float" office:value="491.666666666666" calcext:value-type="float">
            <text:p>491.6666666667</text:p>
          </table:table-cell>
          <table:table-cell office:value-type="float" office:value="15.41" calcext:value-type="float">
            <text:p>15.41</text:p>
          </table:table-cell>
          <table:table-cell office:value-type="float" office:value="437.17" calcext:value-type="float">
            <text:p>437.17</text:p>
          </table:table-cell>
          <table:table-cell/>
          <table:table-cell table:formula="of:=[.J61]+1000/240" office:value-type="float" office:value="245.833333333333" calcext:value-type="float">
            <text:p>245.8333333333</text:p>
          </table:table-cell>
          <table:table-cell office:value-type="float" office:value="4.19" calcext:value-type="float">
            <text:p>4.19</text:p>
          </table:table-cell>
          <table:table-cell office:value-type="float" office:value="201.71" calcext:value-type="float">
            <text:p>201.71</text:p>
          </table:table-cell>
        </table:table-row>
        <table:table-row table:style-name="ro1">
          <table:table-cell table:number-columns-repeated="5"/>
          <table:table-cell table:formula="of:=[.F62]+(1000/120)" office:value-type="float" office:value="500" calcext:value-type="float">
            <text:p>500</text:p>
          </table:table-cell>
          <table:table-cell office:value-type="float" office:value="13.04" calcext:value-type="float">
            <text:p>13.04</text:p>
          </table:table-cell>
          <table:table-cell office:value-type="float" office:value="434.23" calcext:value-type="float">
            <text:p>434.23</text:p>
          </table:table-cell>
          <table:table-cell/>
          <table:table-cell table:formula="of:=[.J62]+1000/240" office:value-type="float" office:value="250" calcext:value-type="float">
            <text:p>250</text:p>
          </table:table-cell>
          <table:table-cell office:value-type="float" office:value="4.28" calcext:value-type="float">
            <text:p>4.28</text:p>
          </table:table-cell>
          <table:table-cell office:value-type="float" office:value="201.62" calcext:value-type="float">
            <text:p>201.62</text:p>
          </table:table-cell>
        </table:table-row>
        <table:table-row table:style-name="ro1">
          <table:table-cell table:number-columns-repeated="5"/>
          <table:table-cell table:formula="of:=[.F63]+(1000/120)" office:value-type="float" office:value="508.333333333333" calcext:value-type="float">
            <text:p>508.3333333333</text:p>
          </table:table-cell>
          <table:table-cell office:value-type="float" office:value="10.91" calcext:value-type="float">
            <text:p>10.91</text:p>
          </table:table-cell>
          <table:table-cell office:value-type="float" office:value="429.7" calcext:value-type="float">
            <text:p>429.7</text:p>
          </table:table-cell>
          <table:table-cell/>
          <table:table-cell table:formula="of:=[.J63]+1000/240" office:value-type="float" office:value="254.166666666666" calcext:value-type="float">
            <text:p>254.1666666667</text:p>
          </table:table-cell>
          <table:table-cell office:value-type="float" office:value="4.32" calcext:value-type="float">
            <text:p>4.32</text:p>
          </table:table-cell>
          <table:table-cell office:value-type="float" office:value="196.77" calcext:value-type="float">
            <text:p>196.77</text:p>
          </table:table-cell>
        </table:table-row>
        <table:table-row table:style-name="ro1">
          <table:table-cell table:number-columns-repeated="5"/>
          <table:table-cell table:formula="of:=[.F64]+(1000/120)" office:value-type="float" office:value="516.666666666666" calcext:value-type="float">
            <text:p>516.6666666667</text:p>
          </table:table-cell>
          <table:table-cell office:value-type="float" office:value="9.55" calcext:value-type="float">
            <text:p>9.55</text:p>
          </table:table-cell>
          <table:table-cell office:value-type="float" office:value="425.24" calcext:value-type="float">
            <text:p>425.24</text:p>
          </table:table-cell>
          <table:table-cell/>
          <table:table-cell table:formula="of:=[.J64]+1000/240" office:value-type="float" office:value="258.333333333333" calcext:value-type="float">
            <text:p>258.3333333333</text:p>
          </table:table-cell>
          <table:table-cell office:value-type="float" office:value="4.43" calcext:value-type="float">
            <text:p>4.43</text:p>
          </table:table-cell>
          <table:table-cell office:value-type="float" office:value="198.53" calcext:value-type="float">
            <text:p>198.53</text:p>
          </table:table-cell>
        </table:table-row>
        <table:table-row table:style-name="ro1">
          <table:table-cell table:number-columns-repeated="5"/>
          <table:table-cell table:formula="of:=[.F65]+(1000/120)" office:value-type="float" office:value="525" calcext:value-type="float">
            <text:p>525</text:p>
          </table:table-cell>
          <table:table-cell office:value-type="float" office:value="9.18" calcext:value-type="float">
            <text:p>9.18</text:p>
          </table:table-cell>
          <table:table-cell office:value-type="float" office:value="421.59" calcext:value-type="float">
            <text:p>421.59</text:p>
          </table:table-cell>
          <table:table-cell/>
          <table:table-cell table:formula="of:=[.J65]+1000/240" office:value-type="float" office:value="262.5" calcext:value-type="float">
            <text:p>262.5</text:p>
          </table:table-cell>
          <table:table-cell office:value-type="float" office:value="4.54" calcext:value-type="float">
            <text:p>4.54</text:p>
          </table:table-cell>
          <table:table-cell office:value-type="float" office:value="195.03" calcext:value-type="float">
            <text:p>195.03</text:p>
          </table:table-cell>
        </table:table-row>
        <table:table-row table:style-name="ro1">
          <table:table-cell table:number-columns-repeated="5"/>
          <table:table-cell table:formula="of:=[.F66]+(1000/120)" office:value-type="float" office:value="533.333333333333" calcext:value-type="float">
            <text:p>533.3333333333</text:p>
          </table:table-cell>
          <table:table-cell office:value-type="float" office:value="9.06" calcext:value-type="float">
            <text:p>9.06</text:p>
          </table:table-cell>
          <table:table-cell office:value-type="float" office:value="419.18" calcext:value-type="float">
            <text:p>419.18</text:p>
          </table:table-cell>
          <table:table-cell/>
          <table:table-cell table:formula="of:=[.J66]+1000/240" office:value-type="float" office:value="266.666666666666" calcext:value-type="float">
            <text:p>266.6666666667</text:p>
          </table:table-cell>
          <table:table-cell office:value-type="float" office:value="4.6" calcext:value-type="float">
            <text:p>4.6</text:p>
          </table:table-cell>
          <table:table-cell office:value-type="float" office:value="197.71" calcext:value-type="float">
            <text:p>197.71</text:p>
          </table:table-cell>
        </table:table-row>
        <table:table-row table:style-name="ro1">
          <table:table-cell table:number-columns-repeated="5"/>
          <table:table-cell table:formula="of:=[.F67]+(1000/120)" office:value-type="float" office:value="541.666666666666" calcext:value-type="float">
            <text:p>541.6666666667</text:p>
          </table:table-cell>
          <table:table-cell office:value-type="float" office:value="9.2" calcext:value-type="float">
            <text:p>9.2</text:p>
          </table:table-cell>
          <table:table-cell office:value-type="float" office:value="417.85" calcext:value-type="float">
            <text:p>417.85</text:p>
          </table:table-cell>
          <table:table-cell/>
          <table:table-cell table:formula="of:=[.J67]+1000/240" office:value-type="float" office:value="270.833333333333" calcext:value-type="float">
            <text:p>270.8333333333</text:p>
          </table:table-cell>
          <table:table-cell office:value-type="float" office:value="4.73" calcext:value-type="float">
            <text:p>4.73</text:p>
          </table:table-cell>
          <table:table-cell office:value-type="float" office:value="194.83" calcext:value-type="float">
            <text:p>194.83</text:p>
          </table:table-cell>
        </table:table-row>
        <table:table-row table:style-name="ro1">
          <table:table-cell table:number-columns-repeated="5"/>
          <table:table-cell table:formula="of:=[.F68]+(1000/120)" office:value-type="float" office:value="550" calcext:value-type="float">
            <text:p>550</text:p>
          </table:table-cell>
          <table:table-cell office:value-type="float" office:value="10.15" calcext:value-type="float">
            <text:p>10.15</text:p>
          </table:table-cell>
          <table:table-cell office:value-type="float" office:value="415.94" calcext:value-type="float">
            <text:p>415.94</text:p>
          </table:table-cell>
          <table:table-cell/>
          <table:table-cell table:formula="of:=[.J68]+1000/240" office:value-type="float" office:value="275" calcext:value-type="float">
            <text:p>275</text:p>
          </table:table-cell>
          <table:table-cell office:value-type="float" office:value="4.84" calcext:value-type="float">
            <text:p>4.84</text:p>
          </table:table-cell>
          <table:table-cell office:value-type="float" office:value="197.4" calcext:value-type="float">
            <text:p>197.4</text:p>
          </table:table-cell>
        </table:table-row>
        <table:table-row table:style-name="ro1">
          <table:table-cell table:number-columns-repeated="5"/>
          <table:table-cell table:formula="of:=[.F69]+(1000/120)" office:value-type="float" office:value="558.333333333333" calcext:value-type="float">
            <text:p>558.3333333333</text:p>
          </table:table-cell>
          <table:table-cell office:value-type="float" office:value="11.61" calcext:value-type="float">
            <text:p>11.61</text:p>
          </table:table-cell>
          <table:table-cell office:value-type="float" office:value="414.68" calcext:value-type="float">
            <text:p>414.68</text:p>
          </table:table-cell>
          <table:table-cell/>
          <table:table-cell table:formula="of:=[.J69]+1000/240" office:value-type="float" office:value="279.166666666667" calcext:value-type="float">
            <text:p>279.1666666667</text:p>
          </table:table-cell>
          <table:table-cell office:value-type="float" office:value="4.98" calcext:value-type="float">
            <text:p>4.98</text:p>
          </table:table-cell>
          <table:table-cell office:value-type="float" office:value="192.82" calcext:value-type="float">
            <text:p>192.82</text:p>
          </table:table-cell>
        </table:table-row>
        <table:table-row table:style-name="ro1">
          <table:table-cell table:number-columns-repeated="5"/>
          <table:table-cell table:formula="of:=[.F70]+(1000/120)" office:value-type="float" office:value="566.666666666666" calcext:value-type="float">
            <text:p>566.6666666667</text:p>
          </table:table-cell>
          <table:table-cell office:value-type="float" office:value="12.94" calcext:value-type="float">
            <text:p>12.94</text:p>
          </table:table-cell>
          <table:table-cell office:value-type="float" office:value="412.27" calcext:value-type="float">
            <text:p>412.27</text:p>
          </table:table-cell>
          <table:table-cell/>
          <table:table-cell table:formula="of:=[.J70]+1000/240" office:value-type="float" office:value="283.333333333333" calcext:value-type="float">
            <text:p>283.3333333333</text:p>
          </table:table-cell>
          <table:table-cell office:value-type="float" office:value="5.19" calcext:value-type="float">
            <text:p>5.19</text:p>
          </table:table-cell>
          <table:table-cell office:value-type="float" office:value="193.35" calcext:value-type="float">
            <text:p>193.35</text:p>
          </table:table-cell>
        </table:table-row>
        <table:table-row table:style-name="ro1">
          <table:table-cell table:number-columns-repeated="5"/>
          <table:table-cell table:formula="of:=[.F71]+(1000/120)" office:value-type="float" office:value="575" calcext:value-type="float">
            <text:p>575</text:p>
          </table:table-cell>
          <table:table-cell office:value-type="float" office:value="14.32" calcext:value-type="float">
            <text:p>14.32</text:p>
          </table:table-cell>
          <table:table-cell office:value-type="float" office:value="410.48" calcext:value-type="float">
            <text:p>410.48</text:p>
          </table:table-cell>
          <table:table-cell/>
          <table:table-cell table:formula="of:=[.J71]+1000/240" office:value-type="float" office:value="287.5" calcext:value-type="float">
            <text:p>287.5</text:p>
          </table:table-cell>
          <table:table-cell office:value-type="float" office:value="5.43" calcext:value-type="float">
            <text:p>5.43</text:p>
          </table:table-cell>
          <table:table-cell office:value-type="float" office:value="189.12" calcext:value-type="float">
            <text:p>189.12</text:p>
          </table:table-cell>
        </table:table-row>
        <table:table-row table:style-name="ro1">
          <table:table-cell table:number-columns-repeated="5"/>
          <table:table-cell table:formula="of:=[.F72]+(1000/120)" office:value-type="float" office:value="583.333333333333" calcext:value-type="float">
            <text:p>583.3333333333</text:p>
          </table:table-cell>
          <table:table-cell office:value-type="float" office:value="15.18" calcext:value-type="float">
            <text:p>15.18</text:p>
          </table:table-cell>
          <table:table-cell office:value-type="float" office:value="406.95" calcext:value-type="float">
            <text:p>406.95</text:p>
          </table:table-cell>
          <table:table-cell/>
          <table:table-cell table:formula="of:=[.J72]+1000/240" office:value-type="float" office:value="291.666666666667" calcext:value-type="float">
            <text:p>291.6666666667</text:p>
          </table:table-cell>
          <table:table-cell office:value-type="float" office:value="5.69" calcext:value-type="float">
            <text:p>5.69</text:p>
          </table:table-cell>
          <table:table-cell office:value-type="float" office:value="190.93" calcext:value-type="float">
            <text:p>190.93</text:p>
          </table:table-cell>
        </table:table-row>
        <table:table-row table:style-name="ro1">
          <table:table-cell table:number-columns-repeated="5"/>
          <table:table-cell table:formula="of:=[.F73]+(1000/120)" office:value-type="float" office:value="591.666666666667" calcext:value-type="float">
            <text:p>591.6666666667</text:p>
          </table:table-cell>
          <table:table-cell office:value-type="float" office:value="14.75" calcext:value-type="float">
            <text:p>14.75</text:p>
          </table:table-cell>
          <table:table-cell office:value-type="float" office:value="401.08" calcext:value-type="float">
            <text:p>401.08</text:p>
          </table:table-cell>
          <table:table-cell/>
          <table:table-cell table:formula="of:=[.J73]+1000/240" office:value-type="float" office:value="295.833333333333" calcext:value-type="float">
            <text:p>295.8333333333</text:p>
          </table:table-cell>
          <table:table-cell office:value-type="float" office:value="6.03" calcext:value-type="float">
            <text:p>6.03</text:p>
          </table:table-cell>
          <table:table-cell office:value-type="float" office:value="190.58" calcext:value-type="float">
            <text:p>190.58</text:p>
          </table:table-cell>
        </table:table-row>
        <table:table-row table:style-name="ro1">
          <table:table-cell table:number-columns-repeated="5"/>
          <table:table-cell table:formula="of:=[.F74]+(1000/120)" office:value-type="float" office:value="600" calcext:value-type="float">
            <text:p>600</text:p>
          </table:table-cell>
          <table:table-cell office:value-type="float" office:value="13.3" calcext:value-type="float">
            <text:p>13.3</text:p>
          </table:table-cell>
          <table:table-cell office:value-type="float" office:value="395.61" calcext:value-type="float">
            <text:p>395.61</text:p>
          </table:table-cell>
          <table:table-cell/>
          <table:table-cell table:formula="of:=[.J74]+1000/240" office:value-type="float" office:value="300" calcext:value-type="float">
            <text:p>300</text:p>
          </table:table-cell>
          <table:table-cell office:value-type="float" office:value="6.23" calcext:value-type="float">
            <text:p>6.23</text:p>
          </table:table-cell>
          <table:table-cell office:value-type="float" office:value="197.58" calcext:value-type="float">
            <text:p>197.58</text:p>
          </table:table-cell>
        </table:table-row>
        <table:table-row table:style-name="ro1">
          <table:table-cell table:number-columns-repeated="5"/>
          <table:table-cell table:formula="of:=[.F75]+(1000/120)" office:value-type="float" office:value="608.333333333333" calcext:value-type="float">
            <text:p>608.3333333333</text:p>
          </table:table-cell>
          <table:table-cell office:value-type="float" office:value="10.88" calcext:value-type="float">
            <text:p>10.88</text:p>
          </table:table-cell>
          <table:table-cell office:value-type="float" office:value="389.78" calcext:value-type="float">
            <text:p>389.78</text:p>
          </table:table-cell>
          <table:table-cell/>
          <table:table-cell table:formula="of:=[.J75]+1000/240" office:value-type="float" office:value="304.166666666667" calcext:value-type="float">
            <text:p>304.1666666667</text:p>
          </table:table-cell>
          <table:table-cell office:value-type="float" office:value="6.32" calcext:value-type="float">
            <text:p>6.32</text:p>
          </table:table-cell>
          <table:table-cell office:value-type="float" office:value="198.71" calcext:value-type="float">
            <text:p>198.71</text:p>
          </table:table-cell>
        </table:table-row>
        <table:table-row table:style-name="ro1">
          <table:table-cell table:number-columns-repeated="5"/>
          <table:table-cell table:formula="of:=[.F76]+(1000/120)" office:value-type="float" office:value="616.666666666667" calcext:value-type="float">
            <text:p>616.6666666667</text:p>
          </table:table-cell>
          <table:table-cell office:value-type="float" office:value="9.33" calcext:value-type="float">
            <text:p>9.33</text:p>
          </table:table-cell>
          <table:table-cell office:value-type="float" office:value="387.6" calcext:value-type="float">
            <text:p>387.6</text:p>
          </table:table-cell>
          <table:table-cell/>
          <table:table-cell table:formula="of:=[.J76]+1000/240" office:value-type="float" office:value="308.333333333333" calcext:value-type="float">
            <text:p>308.3333333333</text:p>
          </table:table-cell>
          <table:table-cell office:value-type="float" office:value="6.53" calcext:value-type="float">
            <text:p>6.53</text:p>
          </table:table-cell>
          <table:table-cell office:value-type="float" office:value="204.29" calcext:value-type="float">
            <text:p>204.29</text:p>
          </table:table-cell>
        </table:table-row>
        <table:table-row table:style-name="ro1">
          <table:table-cell table:number-columns-repeated="5"/>
          <table:table-cell table:formula="of:=[.F77]+(1000/120)" office:value-type="float" office:value="625" calcext:value-type="float">
            <text:p>625</text:p>
          </table:table-cell>
          <table:table-cell office:value-type="float" office:value="8.28" calcext:value-type="float">
            <text:p>8.28</text:p>
          </table:table-cell>
          <table:table-cell office:value-type="float" office:value="388.93" calcext:value-type="float">
            <text:p>388.93</text:p>
          </table:table-cell>
          <table:table-cell/>
          <table:table-cell table:formula="of:=[.J77]+1000/240" office:value-type="float" office:value="312.5" calcext:value-type="float">
            <text:p>312.5</text:p>
          </table:table-cell>
          <table:table-cell office:value-type="float" office:value="6.49" calcext:value-type="float">
            <text:p>6.49</text:p>
          </table:table-cell>
          <table:table-cell office:value-type="float" office:value="203.27" calcext:value-type="float">
            <text:p>203.27</text:p>
          </table:table-cell>
        </table:table-row>
        <table:table-row table:style-name="ro1">
          <table:table-cell table:number-columns-repeated="5"/>
          <table:table-cell table:formula="of:=[.F78]+(1000/120)" office:value-type="float" office:value="633.333333333333" calcext:value-type="float">
            <text:p>633.3333333333</text:p>
          </table:table-cell>
          <table:table-cell office:value-type="float" office:value="7.85" calcext:value-type="float">
            <text:p>7.85</text:p>
          </table:table-cell>
          <table:table-cell office:value-type="float" office:value="391.52" calcext:value-type="float">
            <text:p>391.52</text:p>
          </table:table-cell>
          <table:table-cell/>
          <table:table-cell table:formula="of:=[.J78]+1000/240" office:value-type="float" office:value="316.666666666667" calcext:value-type="float">
            <text:p>316.6666666667</text:p>
          </table:table-cell>
          <table:table-cell office:value-type="float" office:value="6.45" calcext:value-type="float">
            <text:p>6.45</text:p>
          </table:table-cell>
          <table:table-cell office:value-type="float" office:value="206.31" calcext:value-type="float">
            <text:p>206.31</text:p>
          </table:table-cell>
        </table:table-row>
        <table:table-row table:style-name="ro1">
          <table:table-cell table:number-columns-repeated="5"/>
          <table:table-cell table:formula="of:=[.F79]+(1000/120)" office:value-type="float" office:value="641.666666666667" calcext:value-type="float">
            <text:p>641.6666666667</text:p>
          </table:table-cell>
          <table:table-cell office:value-type="float" office:value="7.58" calcext:value-type="float">
            <text:p>7.58</text:p>
          </table:table-cell>
          <table:table-cell office:value-type="float" office:value="395.78" calcext:value-type="float">
            <text:p>395.78</text:p>
          </table:table-cell>
          <table:table-cell/>
          <table:table-cell table:formula="of:=[.J79]+1000/240" office:value-type="float" office:value="320.833333333333" calcext:value-type="float">
            <text:p>320.8333333333</text:p>
          </table:table-cell>
          <table:table-cell office:value-type="float" office:value="6.48" calcext:value-type="float">
            <text:p>6.48</text:p>
          </table:table-cell>
          <table:table-cell office:value-type="float" office:value="206.19" calcext:value-type="float">
            <text:p>206.19</text:p>
          </table:table-cell>
        </table:table-row>
        <table:table-row table:style-name="ro1">
          <table:table-cell table:number-columns-repeated="5"/>
          <table:table-cell table:formula="of:=[.F80]+(1000/120)" office:value-type="float" office:value="650" calcext:value-type="float">
            <text:p>650</text:p>
          </table:table-cell>
          <table:table-cell office:value-type="float" office:value="7.58" calcext:value-type="float">
            <text:p>7.58</text:p>
          </table:table-cell>
          <table:table-cell office:value-type="float" office:value="398.49" calcext:value-type="float">
            <text:p>398.49</text:p>
          </table:table-cell>
          <table:table-cell/>
          <table:table-cell table:formula="of:=[.J80]+1000/240" office:value-type="float" office:value="325" calcext:value-type="float">
            <text:p>325</text:p>
          </table:table-cell>
          <table:table-cell office:value-type="float" office:value="6.35" calcext:value-type="float">
            <text:p>6.35</text:p>
          </table:table-cell>
          <table:table-cell office:value-type="float" office:value="211.24" calcext:value-type="float">
            <text:p>211.24</text:p>
          </table:table-cell>
        </table:table-row>
        <table:table-row table:style-name="ro1">
          <table:table-cell table:number-columns-repeated="5"/>
          <table:table-cell table:formula="of:=[.F81]+(1000/120)" office:value-type="float" office:value="658.333333333334" calcext:value-type="float">
            <text:p>658.3333333333</text:p>
          </table:table-cell>
          <table:table-cell office:value-type="float" office:value="7.92" calcext:value-type="float">
            <text:p>7.92</text:p>
          </table:table-cell>
          <table:table-cell office:value-type="float" office:value="401.29" calcext:value-type="float">
            <text:p>401.29</text:p>
          </table:table-cell>
          <table:table-cell/>
          <table:table-cell table:formula="of:=[.J81]+1000/240" office:value-type="float" office:value="329.166666666667" calcext:value-type="float">
            <text:p>329.1666666667</text:p>
          </table:table-cell>
          <table:table-cell office:value-type="float" office:value="6.23" calcext:value-type="float">
            <text:p>6.23</text:p>
          </table:table-cell>
          <table:table-cell office:value-type="float" office:value="210.87" calcext:value-type="float">
            <text:p>210.87</text:p>
          </table:table-cell>
        </table:table-row>
        <table:table-row table:style-name="ro1">
          <table:table-cell table:number-columns-repeated="5"/>
          <table:table-cell table:formula="of:=[.F82]+(1000/120)" office:value-type="float" office:value="666.666666666667" calcext:value-type="float">
            <text:p>666.6666666667</text:p>
          </table:table-cell>
          <table:table-cell office:value-type="float" office:value="8.85" calcext:value-type="float">
            <text:p>8.85</text:p>
          </table:table-cell>
          <table:table-cell office:value-type="float" office:value="402.88" calcext:value-type="float">
            <text:p>402.88</text:p>
          </table:table-cell>
          <table:table-cell/>
          <table:table-cell table:formula="of:=[.J82]+1000/240" office:value-type="float" office:value="333.333333333333" calcext:value-type="float">
            <text:p>333.3333333333</text:p>
          </table:table-cell>
          <table:table-cell office:value-type="float" office:value="6.03" calcext:value-type="float">
            <text:p>6.03</text:p>
          </table:table-cell>
          <table:table-cell office:value-type="float" office:value="215.2" calcext:value-type="float">
            <text:p>215.2</text:p>
          </table:table-cell>
        </table:table-row>
        <table:table-row table:style-name="ro1">
          <table:table-cell table:number-columns-repeated="5"/>
          <table:table-cell table:formula="of:=[.F83]+(1000/120)" office:value-type="float" office:value="675" calcext:value-type="float">
            <text:p>675</text:p>
          </table:table-cell>
          <table:table-cell office:value-type="float" office:value="10.23" calcext:value-type="float">
            <text:p>10.23</text:p>
          </table:table-cell>
          <table:table-cell office:value-type="float" office:value="404.31" calcext:value-type="float">
            <text:p>404.31</text:p>
          </table:table-cell>
          <table:table-cell/>
          <table:table-cell table:formula="of:=[.J83]+1000/240" office:value-type="float" office:value="337.5" calcext:value-type="float">
            <text:p>337.5</text:p>
          </table:table-cell>
          <table:table-cell office:value-type="float" office:value="5.71" calcext:value-type="float">
            <text:p>5.71</text:p>
          </table:table-cell>
          <table:table-cell office:value-type="float" office:value="215.26" calcext:value-type="float">
            <text:p>215.26</text:p>
          </table:table-cell>
        </table:table-row>
        <table:table-row table:style-name="ro1">
          <table:table-cell table:number-columns-repeated="5"/>
          <table:table-cell table:formula="of:=[.F84]+(1000/120)" office:value-type="float" office:value="683.333333333334" calcext:value-type="float">
            <text:p>683.3333333333</text:p>
          </table:table-cell>
          <table:table-cell office:value-type="float" office:value="11.59" calcext:value-type="float">
            <text:p>11.59</text:p>
          </table:table-cell>
          <table:table-cell office:value-type="float" office:value="404.3" calcext:value-type="float">
            <text:p>404.3</text:p>
          </table:table-cell>
          <table:table-cell/>
          <table:table-cell table:formula="of:=[.J84]+1000/240" office:value-type="float" office:value="341.666666666667" calcext:value-type="float">
            <text:p>341.6666666667</text:p>
          </table:table-cell>
          <table:table-cell office:value-type="float" office:value="5.19" calcext:value-type="float">
            <text:p>5.19</text:p>
          </table:table-cell>
          <table:table-cell office:value-type="float" office:value="219.55" calcext:value-type="float">
            <text:p>219.55</text:p>
          </table:table-cell>
        </table:table-row>
        <table:table-row table:style-name="ro1">
          <table:table-cell table:number-columns-repeated="5"/>
          <table:table-cell table:formula="of:=[.F85]+(1000/120)" office:value-type="float" office:value="691.666666666667" calcext:value-type="float">
            <text:p>691.6666666667</text:p>
          </table:table-cell>
          <table:table-cell office:value-type="float" office:value="12.34" calcext:value-type="float">
            <text:p>12.34</text:p>
          </table:table-cell>
          <table:table-cell office:value-type="float" office:value="405.54" calcext:value-type="float">
            <text:p>405.54</text:p>
          </table:table-cell>
          <table:table-cell/>
          <table:table-cell table:formula="of:=[.J85]+1000/240" office:value-type="float" office:value="345.833333333333" calcext:value-type="float">
            <text:p>345.8333333333</text:p>
          </table:table-cell>
          <table:table-cell office:value-type="float" office:value="4.83" calcext:value-type="float">
            <text:p>4.83</text:p>
          </table:table-cell>
          <table:table-cell office:value-type="float" office:value="219.35" calcext:value-type="float">
            <text:p>219.35</text:p>
          </table:table-cell>
        </table:table-row>
        <table:table-row table:style-name="ro1">
          <table:table-cell table:number-columns-repeated="5"/>
          <table:table-cell table:formula="of:=[.F86]+(1000/120)" office:value-type="float" office:value="700" calcext:value-type="float">
            <text:p>700</text:p>
          </table:table-cell>
          <table:table-cell office:value-type="float" office:value="12.56" calcext:value-type="float">
            <text:p>12.56</text:p>
          </table:table-cell>
          <table:table-cell office:value-type="float" office:value="406.86" calcext:value-type="float">
            <text:p>406.86</text:p>
          </table:table-cell>
          <table:table-cell/>
          <table:table-cell table:formula="of:=[.J86]+1000/240" office:value-type="float" office:value="350" calcext:value-type="float">
            <text:p>350</text:p>
          </table:table-cell>
          <table:table-cell office:value-type="float" office:value="4.49" calcext:value-type="float">
            <text:p>4.49</text:p>
          </table:table-cell>
          <table:table-cell office:value-type="float" office:value="223.65" calcext:value-type="float">
            <text:p>223.65</text:p>
          </table:table-cell>
        </table:table-row>
        <table:table-row table:style-name="ro1">
          <table:table-cell table:number-columns-repeated="5"/>
          <table:table-cell table:formula="of:=[.F87]+(1000/120)" office:value-type="float" office:value="708.333333333334" calcext:value-type="float">
            <text:p>708.3333333333</text:p>
          </table:table-cell>
          <table:table-cell office:value-type="float" office:value="12.39" calcext:value-type="float">
            <text:p>12.39</text:p>
          </table:table-cell>
          <table:table-cell office:value-type="float" office:value="409.09" calcext:value-type="float">
            <text:p>409.09</text:p>
          </table:table-cell>
          <table:table-cell/>
          <table:table-cell table:formula="of:=[.J87]+1000/240" office:value-type="float" office:value="354.166666666667" calcext:value-type="float">
            <text:p>354.1666666667</text:p>
          </table:table-cell>
          <table:table-cell office:value-type="float" office:value="4.28" calcext:value-type="float">
            <text:p>4.28</text:p>
          </table:table-cell>
          <table:table-cell office:value-type="float" office:value="224.4" calcext:value-type="float">
            <text:p>224.4</text:p>
          </table:table-cell>
        </table:table-row>
        <table:table-row table:style-name="ro1">
          <table:table-cell table:number-columns-repeated="5"/>
          <table:table-cell table:formula="of:=[.F88]+(1000/120)" office:value-type="float" office:value="716.666666666667" calcext:value-type="float">
            <text:p>716.6666666667</text:p>
          </table:table-cell>
          <table:table-cell office:value-type="float" office:value="12" calcext:value-type="float">
            <text:p>12</text:p>
          </table:table-cell>
          <table:table-cell office:value-type="float" office:value="411.03" calcext:value-type="float">
            <text:p>411.03</text:p>
          </table:table-cell>
          <table:table-cell/>
          <table:table-cell table:formula="of:=[.J88]+1000/240" office:value-type="float" office:value="358.333333333334" calcext:value-type="float">
            <text:p>358.3333333333</text:p>
          </table:table-cell>
          <table:table-cell office:value-type="float" office:value="4.19" calcext:value-type="float">
            <text:p>4.19</text:p>
          </table:table-cell>
          <table:table-cell office:value-type="float" office:value="229.18" calcext:value-type="float">
            <text:p>229.18</text:p>
          </table:table-cell>
        </table:table-row>
        <table:table-row table:style-name="ro1">
          <table:table-cell table:number-columns-repeated="5"/>
          <table:table-cell table:formula="of:=[.F89]+(1000/120)" office:value-type="float" office:value="725" calcext:value-type="float">
            <text:p>725</text:p>
          </table:table-cell>
          <table:table-cell office:value-type="float" office:value="11.57" calcext:value-type="float">
            <text:p>11.57</text:p>
          </table:table-cell>
          <table:table-cell office:value-type="float" office:value="412.53" calcext:value-type="float">
            <text:p>412.53</text:p>
          </table:table-cell>
          <table:table-cell/>
          <table:table-cell table:formula="of:=[.J89]+1000/240" office:value-type="float" office:value="362.5" calcext:value-type="float">
            <text:p>362.5</text:p>
          </table:table-cell>
          <table:table-cell office:value-type="float" office:value="4.13" calcext:value-type="float">
            <text:p>4.13</text:p>
          </table:table-cell>
          <table:table-cell office:value-type="float" office:value="228.57" calcext:value-type="float">
            <text:p>228.57</text:p>
          </table:table-cell>
        </table:table-row>
        <table:table-row table:style-name="ro1">
          <table:table-cell table:number-columns-repeated="5"/>
          <table:table-cell table:formula="of:=[.F90]+(1000/120)" office:value-type="float" office:value="733.333333333334" calcext:value-type="float">
            <text:p>733.3333333333</text:p>
          </table:table-cell>
          <table:table-cell office:value-type="float" office:value="11.49" calcext:value-type="float">
            <text:p>11.49</text:p>
          </table:table-cell>
          <table:table-cell office:value-type="float" office:value="412.49" calcext:value-type="float">
            <text:p>412.49</text:p>
          </table:table-cell>
          <table:table-cell/>
          <table:table-cell table:formula="of:=[.J90]+1000/240" office:value-type="float" office:value="366.666666666667" calcext:value-type="float">
            <text:p>366.6666666667</text:p>
          </table:table-cell>
          <table:table-cell office:value-type="float" office:value="4.07" calcext:value-type="float">
            <text:p>4.07</text:p>
          </table:table-cell>
          <table:table-cell office:value-type="float" office:value="232.12" calcext:value-type="float">
            <text:p>232.12</text:p>
          </table:table-cell>
        </table:table-row>
        <table:table-row table:style-name="ro1">
          <table:table-cell table:number-columns-repeated="5"/>
          <table:table-cell table:formula="of:=[.F91]+(1000/120)" office:value-type="float" office:value="741.666666666667" calcext:value-type="float">
            <text:p>741.6666666667</text:p>
          </table:table-cell>
          <table:table-cell office:value-type="float" office:value="12.06" calcext:value-type="float">
            <text:p>12.06</text:p>
          </table:table-cell>
          <table:table-cell office:value-type="float" office:value="410.67" calcext:value-type="float">
            <text:p>410.67</text:p>
          </table:table-cell>
          <table:table-cell/>
          <table:table-cell table:formula="of:=[.J91]+1000/240" office:value-type="float" office:value="370.833333333334" calcext:value-type="float">
            <text:p>370.8333333333</text:p>
          </table:table-cell>
          <table:table-cell office:value-type="float" office:value="4.11" calcext:value-type="float">
            <text:p>4.11</text:p>
          </table:table-cell>
          <table:table-cell office:value-type="float" office:value="232.24" calcext:value-type="float">
            <text:p>232.24</text:p>
          </table:table-cell>
        </table:table-row>
        <table:table-row table:style-name="ro1">
          <table:table-cell table:number-columns-repeated="5"/>
          <table:table-cell table:formula="of:=[.F92]+(1000/120)" office:value-type="float" office:value="750.000000000001" calcext:value-type="float">
            <text:p>750</text:p>
          </table:table-cell>
          <table:table-cell office:value-type="float" office:value="13.51" calcext:value-type="float">
            <text:p>13.51</text:p>
          </table:table-cell>
          <table:table-cell office:value-type="float" office:value="409.26" calcext:value-type="float">
            <text:p>409.26</text:p>
          </table:table-cell>
          <table:table-cell/>
          <table:table-cell table:formula="of:=[.J92]+1000/240" office:value-type="float" office:value="375" calcext:value-type="float">
            <text:p>375</text:p>
          </table:table-cell>
          <table:table-cell office:value-type="float" office:value="4.13" calcext:value-type="float">
            <text:p>4.13</text:p>
          </table:table-cell>
          <table:table-cell office:value-type="float" office:value="233.81" calcext:value-type="float">
            <text:p>233.81</text:p>
          </table:table-cell>
        </table:table-row>
        <table:table-row table:style-name="ro1">
          <table:table-cell table:number-columns-repeated="5"/>
          <table:table-cell table:formula="of:=[.F93]+(1000/120)" office:value-type="float" office:value="758.333333333334" calcext:value-type="float">
            <text:p>758.3333333333</text:p>
          </table:table-cell>
          <table:table-cell office:value-type="float" office:value="15.43" calcext:value-type="float">
            <text:p>15.43</text:p>
          </table:table-cell>
          <table:table-cell office:value-type="float" office:value="406.73" calcext:value-type="float">
            <text:p>406.73</text:p>
          </table:table-cell>
          <table:table-cell/>
          <table:table-cell table:formula="of:=[.J93]+1000/240" office:value-type="float" office:value="379.166666666667" calcext:value-type="float">
            <text:p>379.1666666667</text:p>
          </table:table-cell>
          <table:table-cell office:value-type="float" office:value="4.31" calcext:value-type="float">
            <text:p>4.31</text:p>
          </table:table-cell>
          <table:table-cell office:value-type="float" office:value="233.52" calcext:value-type="float">
            <text:p>233.52</text:p>
          </table:table-cell>
        </table:table-row>
        <table:table-row table:style-name="ro1">
          <table:table-cell table:number-columns-repeated="5"/>
          <table:table-cell table:formula="of:=[.F94]+(1000/120)" office:value-type="float" office:value="766.666666666667" calcext:value-type="float">
            <text:p>766.6666666667</text:p>
          </table:table-cell>
          <table:table-cell office:value-type="float" office:value="17.21" calcext:value-type="float">
            <text:p>17.21</text:p>
          </table:table-cell>
          <table:table-cell office:value-type="float" office:value="404.72" calcext:value-type="float">
            <text:p>404.72</text:p>
          </table:table-cell>
          <table:table-cell/>
          <table:table-cell table:formula="of:=[.J94]+1000/240" office:value-type="float" office:value="383.333333333334" calcext:value-type="float">
            <text:p>383.3333333333</text:p>
          </table:table-cell>
          <table:table-cell office:value-type="float" office:value="4.52" calcext:value-type="float">
            <text:p>4.52</text:p>
          </table:table-cell>
          <table:table-cell office:value-type="float" office:value="234.28" calcext:value-type="float">
            <text:p>234.28</text:p>
          </table:table-cell>
        </table:table-row>
        <table:table-row table:style-name="ro1">
          <table:table-cell table:number-columns-repeated="5"/>
          <table:table-cell table:formula="of:=[.F95]+(1000/120)" office:value-type="float" office:value="775.000000000001" calcext:value-type="float">
            <text:p>775</text:p>
          </table:table-cell>
          <table:table-cell office:value-type="float" office:value="19.48" calcext:value-type="float">
            <text:p>19.48</text:p>
          </table:table-cell>
          <table:table-cell office:value-type="float" office:value="400.73" calcext:value-type="float">
            <text:p>400.73</text:p>
          </table:table-cell>
          <table:table-cell/>
          <table:table-cell table:formula="of:=[.J95]+1000/240" office:value-type="float" office:value="387.5" calcext:value-type="float">
            <text:p>387.5</text:p>
          </table:table-cell>
          <table:table-cell office:value-type="float" office:value="4.74" calcext:value-type="float">
            <text:p>4.74</text:p>
          </table:table-cell>
          <table:table-cell office:value-type="float" office:value="231.36" calcext:value-type="float">
            <text:p>231.36</text:p>
          </table:table-cell>
        </table:table-row>
        <table:table-row table:style-name="ro1">
          <table:table-cell table:number-columns-repeated="5"/>
          <table:table-cell table:formula="of:=[.F96]+(1000/120)" office:value-type="float" office:value="783.333333333334" calcext:value-type="float">
            <text:p>783.3333333333</text:p>
          </table:table-cell>
          <table:table-cell office:value-type="float" office:value="21.01" calcext:value-type="float">
            <text:p>21.01</text:p>
          </table:table-cell>
          <table:table-cell office:value-type="float" office:value="397.47" calcext:value-type="float">
            <text:p>397.47</text:p>
          </table:table-cell>
          <table:table-cell/>
          <table:table-cell table:formula="of:=[.J96]+1000/240" office:value-type="float" office:value="391.666666666667" calcext:value-type="float">
            <text:p>391.6666666667</text:p>
          </table:table-cell>
          <table:table-cell office:value-type="float" office:value="5.19" calcext:value-type="float">
            <text:p>5.19</text:p>
          </table:table-cell>
          <table:table-cell office:value-type="float" office:value="231.63" calcext:value-type="float">
            <text:p>231.63</text:p>
          </table:table-cell>
        </table:table-row>
        <table:table-row table:style-name="ro1">
          <table:table-cell table:number-columns-repeated="5"/>
          <table:table-cell table:formula="of:=[.F97]+(1000/120)" office:value-type="float" office:value="791.666666666667" calcext:value-type="float">
            <text:p>791.6666666667</text:p>
          </table:table-cell>
          <table:table-cell office:value-type="float" office:value="21.91" calcext:value-type="float">
            <text:p>21.91</text:p>
          </table:table-cell>
          <table:table-cell office:value-type="float" office:value="393.83" calcext:value-type="float">
            <text:p>393.83</text:p>
          </table:table-cell>
          <table:table-cell/>
          <table:table-cell table:formula="of:=[.J97]+1000/240" office:value-type="float" office:value="395.833333333334" calcext:value-type="float">
            <text:p>395.8333333333</text:p>
          </table:table-cell>
          <table:table-cell office:value-type="float" office:value="5.68" calcext:value-type="float">
            <text:p>5.68</text:p>
          </table:table-cell>
          <table:table-cell office:value-type="float" office:value="229.61" calcext:value-type="float">
            <text:p>229.61</text:p>
          </table:table-cell>
        </table:table-row>
        <table:table-row table:style-name="ro1">
          <table:table-cell table:number-columns-repeated="5"/>
          <table:table-cell table:formula="of:=[.F98]+(1000/120)" office:value-type="float" office:value="800.000000000001" calcext:value-type="float">
            <text:p>800</text:p>
          </table:table-cell>
          <table:table-cell office:value-type="float" office:value="21.89" calcext:value-type="float">
            <text:p>21.89</text:p>
          </table:table-cell>
          <table:table-cell office:value-type="float" office:value="393.32" calcext:value-type="float">
            <text:p>393.32</text:p>
          </table:table-cell>
          <table:table-cell/>
          <table:table-cell table:formula="of:=[.J98]+1000/240" office:value-type="float" office:value="400" calcext:value-type="float">
            <text:p>400</text:p>
          </table:table-cell>
          <table:table-cell office:value-type="float" office:value="6.47" calcext:value-type="float">
            <text:p>6.47</text:p>
          </table:table-cell>
          <table:table-cell office:value-type="float" office:value="229.84" calcext:value-type="float">
            <text:p>229.84</text:p>
          </table:table-cell>
        </table:table-row>
        <table:table-row table:style-name="ro1">
          <table:table-cell table:number-columns-repeated="5"/>
          <table:table-cell table:formula="of:=[.F99]+(1000/120)" office:value-type="float" office:value="808.333333333334" calcext:value-type="float">
            <text:p>808.3333333333</text:p>
          </table:table-cell>
          <table:table-cell office:value-type="float" office:value="20.95" calcext:value-type="float">
            <text:p>20.95</text:p>
          </table:table-cell>
          <table:table-cell office:value-type="float" office:value="393.23" calcext:value-type="float">
            <text:p>393.23</text:p>
          </table:table-cell>
          <table:table-cell/>
          <table:table-cell table:formula="of:=[.J99]+1000/240" office:value-type="float" office:value="404.166666666667" calcext:value-type="float">
            <text:p>404.1666666667</text:p>
          </table:table-cell>
          <table:table-cell office:value-type="float" office:value="7.19" calcext:value-type="float">
            <text:p>7.19</text:p>
          </table:table-cell>
          <table:table-cell office:value-type="float" office:value="225.08" calcext:value-type="float">
            <text:p>225.08</text:p>
          </table:table-cell>
        </table:table-row>
        <table:table-row table:style-name="ro1">
          <table:table-cell table:number-columns-repeated="5"/>
          <table:table-cell table:formula="of:=[.F100]+(1000/120)" office:value-type="float" office:value="816.666666666668" calcext:value-type="float">
            <text:p>816.6666666667</text:p>
          </table:table-cell>
          <table:table-cell office:value-type="float" office:value="19.55" calcext:value-type="float">
            <text:p>19.55</text:p>
          </table:table-cell>
          <table:table-cell office:value-type="float" office:value="397.37" calcext:value-type="float">
            <text:p>397.37</text:p>
          </table:table-cell>
          <table:table-cell/>
          <table:table-cell table:formula="of:=[.J100]+1000/240" office:value-type="float" office:value="408.333333333334" calcext:value-type="float">
            <text:p>408.3333333333</text:p>
          </table:table-cell>
          <table:table-cell office:value-type="float" office:value="8.05" calcext:value-type="float">
            <text:p>8.05</text:p>
          </table:table-cell>
          <table:table-cell office:value-type="float" office:value="224.16" calcext:value-type="float">
            <text:p>224.16</text:p>
          </table:table-cell>
        </table:table-row>
        <table:table-row table:style-name="ro1">
          <table:table-cell table:number-columns-repeated="5"/>
          <table:table-cell table:formula="of:=[.F101]+(1000/120)" office:value-type="float" office:value="825.000000000001" calcext:value-type="float">
            <text:p>825</text:p>
          </table:table-cell>
          <table:table-cell office:value-type="float" office:value="18.19" calcext:value-type="float">
            <text:p>18.19</text:p>
          </table:table-cell>
          <table:table-cell office:value-type="float" office:value="402.94" calcext:value-type="float">
            <text:p>402.94</text:p>
          </table:table-cell>
          <table:table-cell/>
          <table:table-cell table:formula="of:=[.J101]+1000/240" office:value-type="float" office:value="412.5" calcext:value-type="float">
            <text:p>412.5</text:p>
          </table:table-cell>
          <table:table-cell office:value-type="float" office:value="8.96" calcext:value-type="float">
            <text:p>8.96</text:p>
          </table:table-cell>
          <table:table-cell office:value-type="float" office:value="220.12" calcext:value-type="float">
            <text:p>220.12</text:p>
          </table:table-cell>
        </table:table-row>
        <table:table-row table:style-name="ro1">
          <table:table-cell table:number-columns-repeated="5"/>
          <table:table-cell table:formula="of:=[.F102]+(1000/120)" office:value-type="float" office:value="833.333333333334" calcext:value-type="float">
            <text:p>833.3333333333</text:p>
          </table:table-cell>
          <table:table-cell office:value-type="float" office:value="17.23" calcext:value-type="float">
            <text:p>17.23</text:p>
          </table:table-cell>
          <table:table-cell office:value-type="float" office:value="407.78" calcext:value-type="float">
            <text:p>407.78</text:p>
          </table:table-cell>
          <table:table-cell/>
          <table:table-cell table:formula="of:=[.J102]+1000/240" office:value-type="float" office:value="416.666666666667" calcext:value-type="float">
            <text:p>416.6666666667</text:p>
          </table:table-cell>
          <table:table-cell office:value-type="float" office:value="9.82" calcext:value-type="float">
            <text:p>9.82</text:p>
          </table:table-cell>
          <table:table-cell office:value-type="float" office:value="216.33" calcext:value-type="float">
            <text:p>216.33</text:p>
          </table:table-cell>
        </table:table-row>
        <table:table-row table:style-name="ro1">
          <table:table-cell table:number-columns-repeated="5"/>
          <table:table-cell table:formula="of:=[.F103]+(1000/120)" office:value-type="float" office:value="841.666666666668" calcext:value-type="float">
            <text:p>841.6666666667</text:p>
          </table:table-cell>
          <table:table-cell office:value-type="float" office:value="15.83" calcext:value-type="float">
            <text:p>15.83</text:p>
          </table:table-cell>
          <table:table-cell office:value-type="float" office:value="410.11" calcext:value-type="float">
            <text:p>410.11</text:p>
          </table:table-cell>
          <table:table-cell/>
          <table:table-cell table:formula="of:=[.J103]+1000/240" office:value-type="float" office:value="420.833333333334" calcext:value-type="float">
            <text:p>420.8333333333</text:p>
          </table:table-cell>
          <table:table-cell office:value-type="float" office:value="10.96" calcext:value-type="float">
            <text:p>10.96</text:p>
          </table:table-cell>
          <table:table-cell office:value-type="float" office:value="207.2" calcext:value-type="float">
            <text:p>207.2</text:p>
          </table:table-cell>
        </table:table-row>
        <table:table-row table:style-name="ro1">
          <table:table-cell table:number-columns-repeated="5"/>
          <table:table-cell table:formula="of:=[.F104]+(1000/120)" office:value-type="float" office:value="850.000000000001" calcext:value-type="float">
            <text:p>850</text:p>
          </table:table-cell>
          <table:table-cell office:value-type="float" office:value="14.78" calcext:value-type="float">
            <text:p>14.78</text:p>
          </table:table-cell>
          <table:table-cell office:value-type="float" office:value="409.44" calcext:value-type="float">
            <text:p>409.44</text:p>
          </table:table-cell>
          <table:table-cell/>
          <table:table-cell table:formula="of:=[.J104]+1000/240" office:value-type="float" office:value="425.000000000001" calcext:value-type="float">
            <text:p>425</text:p>
          </table:table-cell>
          <table:table-cell office:value-type="float" office:value="12.04" calcext:value-type="float">
            <text:p>12.04</text:p>
          </table:table-cell>
          <table:table-cell office:value-type="float" office:value="205.1" calcext:value-type="float">
            <text:p>205.1</text:p>
          </table:table-cell>
        </table:table-row>
        <table:table-row table:style-name="ro1">
          <table:table-cell table:number-columns-repeated="5"/>
          <table:table-cell table:formula="of:=[.F105]+(1000/120)" office:value-type="float" office:value="858.333333333334" calcext:value-type="float">
            <text:p>858.3333333333</text:p>
          </table:table-cell>
          <table:table-cell office:value-type="float" office:value="14.23" calcext:value-type="float">
            <text:p>14.23</text:p>
          </table:table-cell>
          <table:table-cell office:value-type="float" office:value="408.9" calcext:value-type="float">
            <text:p>408.9</text:p>
          </table:table-cell>
          <table:table-cell/>
          <table:table-cell table:formula="of:=[.J105]+1000/240" office:value-type="float" office:value="429.166666666667" calcext:value-type="float">
            <text:p>429.1666666667</text:p>
          </table:table-cell>
          <table:table-cell office:value-type="float" office:value="13.28" calcext:value-type="float">
            <text:p>13.2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table:formula="of:=[.F106]+(1000/120)" office:value-type="float" office:value="866.666666666668" calcext:value-type="float">
            <text:p>866.6666666667</text:p>
          </table:table-cell>
          <table:table-cell office:value-type="float" office:value="14.35" calcext:value-type="float">
            <text:p>14.35</text:p>
          </table:table-cell>
          <table:table-cell office:value-type="float" office:value="408.2" calcext:value-type="float">
            <text:p>408.2</text:p>
          </table:table-cell>
          <table:table-cell/>
          <table:table-cell table:formula="of:=[.J106]+1000/240" office:value-type="float" office:value="433.333333333334" calcext:value-type="float">
            <text:p>433.3333333333</text:p>
          </table:table-cell>
          <table:table-cell office:value-type="float" office:value="14.09" calcext:value-type="float">
            <text:p>14.09</text:p>
          </table:table-cell>
          <table:table-cell office:value-type="float" office:value="190.54" calcext:value-type="float">
            <text:p>190.54</text:p>
          </table:table-cell>
        </table:table-row>
        <table:table-row table:style-name="ro1">
          <table:table-cell table:number-columns-repeated="5"/>
          <table:table-cell table:formula="of:=[.F107]+(1000/120)" office:value-type="float" office:value="875.000000000001" calcext:value-type="float">
            <text:p>875</text:p>
          </table:table-cell>
          <table:table-cell office:value-type="float" office:value="14.65" calcext:value-type="float">
            <text:p>14.65</text:p>
          </table:table-cell>
          <table:table-cell office:value-type="float" office:value="406.69" calcext:value-type="float">
            <text:p>406.69</text:p>
          </table:table-cell>
          <table:table-cell/>
          <table:table-cell table:formula="of:=[.J107]+1000/240" office:value-type="float" office:value="437.500000000001" calcext:value-type="float">
            <text:p>437.5</text:p>
          </table:table-cell>
          <table:table-cell office:value-type="float" office:value="14.83" calcext:value-type="float">
            <text:p>14.83</text:p>
          </table:table-cell>
          <table:table-cell office:value-type="float" office:value="182.25" calcext:value-type="float">
            <text:p>182.25</text:p>
          </table:table-cell>
        </table:table-row>
        <table:table-row table:style-name="ro1">
          <table:table-cell table:number-columns-repeated="5"/>
          <table:table-cell table:formula="of:=[.F108]+(1000/120)" office:value-type="float" office:value="883.333333333334" calcext:value-type="float">
            <text:p>883.3333333333</text:p>
          </table:table-cell>
          <table:table-cell office:value-type="float" office:value="14.65" calcext:value-type="float">
            <text:p>14.65</text:p>
          </table:table-cell>
          <table:table-cell office:value-type="float" office:value="402.73" calcext:value-type="float">
            <text:p>402.73</text:p>
          </table:table-cell>
          <table:table-cell/>
          <table:table-cell table:formula="of:=[.J108]+1000/240" office:value-type="float" office:value="441.666666666667" calcext:value-type="float">
            <text:p>441.6666666667</text:p>
          </table:table-cell>
          <table:table-cell office:value-type="float" office:value="15.06" calcext:value-type="float">
            <text:p>15.06</text:p>
          </table:table-cell>
          <table:table-cell office:value-type="float" office:value="180.38" calcext:value-type="float">
            <text:p>180.38</text:p>
          </table:table-cell>
        </table:table-row>
        <table:table-row table:style-name="ro1">
          <table:table-cell table:number-columns-repeated="5"/>
          <table:table-cell table:formula="of:=[.F109]+(1000/120)" office:value-type="float" office:value="891.666666666668" calcext:value-type="float">
            <text:p>891.6666666667</text:p>
          </table:table-cell>
          <table:table-cell office:value-type="float" office:value="13.87" calcext:value-type="float">
            <text:p>13.87</text:p>
          </table:table-cell>
          <table:table-cell office:value-type="float" office:value="403.04" calcext:value-type="float">
            <text:p>403.04</text:p>
          </table:table-cell>
          <table:table-cell/>
          <table:table-cell table:formula="of:=[.J109]+1000/240" office:value-type="float" office:value="445.833333333334" calcext:value-type="float">
            <text:p>445.8333333333</text:p>
          </table:table-cell>
          <table:table-cell office:value-type="float" office:value="15.39" calcext:value-type="float">
            <text:p>15.39</text:p>
          </table:table-cell>
          <table:table-cell office:value-type="float" office:value="174.84" calcext:value-type="float">
            <text:p>174.84</text:p>
          </table:table-cell>
        </table:table-row>
        <table:table-row table:style-name="ro1">
          <table:table-cell table:number-columns-repeated="5"/>
          <table:table-cell table:formula="of:=[.F110]+(1000/120)" office:value-type="float" office:value="900.000000000001" calcext:value-type="float">
            <text:p>900</text:p>
          </table:table-cell>
          <table:table-cell office:value-type="float" office:value="12.81" calcext:value-type="float">
            <text:p>12.81</text:p>
          </table:table-cell>
          <table:table-cell office:value-type="float" office:value="405.41" calcext:value-type="float">
            <text:p>405.41</text:p>
          </table:table-cell>
          <table:table-cell/>
          <table:table-cell table:formula="of:=[.J110]+1000/240" office:value-type="float" office:value="450.000000000001" calcext:value-type="float">
            <text:p>450</text:p>
          </table:table-cell>
          <table:table-cell office:value-type="float" office:value="15.07" calcext:value-type="float">
            <text:p>15.07</text:p>
          </table:table-cell>
          <table:table-cell office:value-type="float" office:value="174.81" calcext:value-type="float">
            <text:p>174.81</text:p>
          </table:table-cell>
        </table:table-row>
        <table:table-row table:style-name="ro1">
          <table:table-cell table:number-columns-repeated="5"/>
          <table:table-cell table:formula="of:=[.F111]+(1000/120)" office:value-type="float" office:value="908.333333333335" calcext:value-type="float">
            <text:p>908.3333333333</text:p>
          </table:table-cell>
          <table:table-cell office:value-type="float" office:value="11" calcext:value-type="float">
            <text:p>11</text:p>
          </table:table-cell>
          <table:table-cell office:value-type="float" office:value="411.13" calcext:value-type="float">
            <text:p>411.13</text:p>
          </table:table-cell>
          <table:table-cell/>
          <table:table-cell table:formula="of:=[.J111]+1000/240" office:value-type="float" office:value="454.166666666667" calcext:value-type="float">
            <text:p>454.1666666667</text:p>
          </table:table-cell>
          <table:table-cell office:value-type="float" office:value="14.72" calcext:value-type="float">
            <text:p>14.72</text:p>
          </table:table-cell>
          <table:table-cell office:value-type="float" office:value="170.19" calcext:value-type="float">
            <text:p>170.19</text:p>
          </table:table-cell>
        </table:table-row>
        <table:table-row table:style-name="ro1">
          <table:table-cell table:number-columns-repeated="5"/>
          <table:table-cell table:formula="of:=[.F112]+(1000/120)" office:value-type="float" office:value="916.666666666668" calcext:value-type="float">
            <text:p>916.6666666667</text:p>
          </table:table-cell>
          <table:table-cell office:value-type="float" office:value="9.34" calcext:value-type="float">
            <text:p>9.34</text:p>
          </table:table-cell>
          <table:table-cell office:value-type="float" office:value="413.98" calcext:value-type="float">
            <text:p>413.98</text:p>
          </table:table-cell>
          <table:table-cell/>
          <table:table-cell table:formula="of:=[.J112]+1000/240" office:value-type="float" office:value="458.333333333334" calcext:value-type="float">
            <text:p>458.3333333333</text:p>
          </table:table-cell>
          <table:table-cell office:value-type="float" office:value="14.31" calcext:value-type="float">
            <text:p>14.31</text:p>
          </table:table-cell>
          <table:table-cell office:value-type="float" office:value="174.39" calcext:value-type="float">
            <text:p>174.39</text:p>
          </table:table-cell>
        </table:table-row>
        <table:table-row table:style-name="ro1">
          <table:table-cell table:number-columns-repeated="5"/>
          <table:table-cell table:formula="of:=[.F113]+(1000/120)" office:value-type="float" office:value="925.000000000001" calcext:value-type="float">
            <text:p>925</text:p>
          </table:table-cell>
          <table:table-cell office:value-type="float" office:value="8.08" calcext:value-type="float">
            <text:p>8.08</text:p>
          </table:table-cell>
          <table:table-cell office:value-type="float" office:value="413.05" calcext:value-type="float">
            <text:p>413.05</text:p>
          </table:table-cell>
          <table:table-cell/>
          <table:table-cell table:formula="of:=[.J113]+1000/240" office:value-type="float" office:value="462.500000000001" calcext:value-type="float">
            <text:p>462.5</text:p>
          </table:table-cell>
          <table:table-cell office:value-type="float" office:value="13.7" calcext:value-type="float">
            <text:p>13.7</text:p>
          </table:table-cell>
          <table:table-cell office:value-type="float" office:value="171.11" calcext:value-type="float">
            <text:p>171.11</text:p>
          </table:table-cell>
        </table:table-row>
        <table:table-row table:style-name="ro1">
          <table:table-cell table:number-columns-repeated="5"/>
          <table:table-cell table:formula="of:=[.F114]+(1000/120)" office:value-type="float" office:value="933.333333333335" calcext:value-type="float">
            <text:p>933.3333333333</text:p>
          </table:table-cell>
          <table:table-cell office:value-type="float" office:value="7.52" calcext:value-type="float">
            <text:p>7.52</text:p>
          </table:table-cell>
          <table:table-cell office:value-type="float" office:value="410.17" calcext:value-type="float">
            <text:p>410.17</text:p>
          </table:table-cell>
          <table:table-cell/>
          <table:table-cell table:formula="of:=[.J114]+1000/240" office:value-type="float" office:value="466.666666666667" calcext:value-type="float">
            <text:p>466.6666666667</text:p>
          </table:table-cell>
          <table:table-cell office:value-type="float" office:value="13.04" calcext:value-type="float">
            <text:p>13.04</text:p>
          </table:table-cell>
          <table:table-cell office:value-type="float" office:value="174.07" calcext:value-type="float">
            <text:p>174.07</text:p>
          </table:table-cell>
        </table:table-row>
        <table:table-row table:style-name="ro1">
          <table:table-cell table:number-columns-repeated="5"/>
          <table:table-cell table:formula="of:=[.F115]+(1000/120)" office:value-type="float" office:value="941.666666666668" calcext:value-type="float">
            <text:p>941.6666666667</text:p>
          </table:table-cell>
          <table:table-cell office:value-type="float" office:value="7.52" calcext:value-type="float">
            <text:p>7.52</text:p>
          </table:table-cell>
          <table:table-cell office:value-type="float" office:value="405.42" calcext:value-type="float">
            <text:p>405.42</text:p>
          </table:table-cell>
          <table:table-cell/>
          <table:table-cell table:formula="of:=[.J115]+1000/240" office:value-type="float" office:value="470.833333333334" calcext:value-type="float">
            <text:p>470.8333333333</text:p>
          </table:table-cell>
          <table:table-cell office:value-type="float" office:value="12.29" calcext:value-type="float">
            <text:p>12.29</text:p>
          </table:table-cell>
          <table:table-cell office:value-type="float" office:value="170.31" calcext:value-type="float">
            <text:p>170.31</text:p>
          </table:table-cell>
        </table:table-row>
        <table:table-row table:style-name="ro1">
          <table:table-cell table:number-columns-repeated="5"/>
          <table:table-cell table:formula="of:=[.F116]+(1000/120)" office:value-type="float" office:value="950.000000000001" calcext:value-type="float">
            <text:p>950</text:p>
          </table:table-cell>
          <table:table-cell office:value-type="float" office:value="8.09" calcext:value-type="float">
            <text:p>8.09</text:p>
          </table:table-cell>
          <table:table-cell office:value-type="float" office:value="403.24" calcext:value-type="float">
            <text:p>403.24</text:p>
          </table:table-cell>
          <table:table-cell/>
          <table:table-cell table:formula="of:=[.J116]+1000/240" office:value-type="float" office:value="475.000000000001" calcext:value-type="float">
            <text:p>475</text:p>
          </table:table-cell>
          <table:table-cell office:value-type="float" office:value="11.54" calcext:value-type="float">
            <text:p>11.54</text:p>
          </table:table-cell>
          <table:table-cell office:value-type="float" office:value="172.23" calcext:value-type="float">
            <text:p>172.23</text:p>
          </table:table-cell>
        </table:table-row>
        <table:table-row table:style-name="ro1">
          <table:table-cell table:number-columns-repeated="5"/>
          <table:table-cell table:formula="of:=[.F117]+(1000/120)" office:value-type="float" office:value="958.333333333335" calcext:value-type="float">
            <text:p>958.3333333333</text:p>
          </table:table-cell>
          <table:table-cell office:value-type="float" office:value="9.58" calcext:value-type="float">
            <text:p>9.58</text:p>
          </table:table-cell>
          <table:table-cell office:value-type="float" office:value="402.51" calcext:value-type="float">
            <text:p>402.51</text:p>
          </table:table-cell>
          <table:table-cell/>
          <table:table-cell table:formula="of:=[.J117]+1000/240" office:value-type="float" office:value="479.166666666667" calcext:value-type="float">
            <text:p>479.1666666667</text:p>
          </table:table-cell>
          <table:table-cell office:value-type="float" office:value="10.62" calcext:value-type="float">
            <text:p>10.62</text:p>
          </table:table-cell>
          <table:table-cell office:value-type="float" office:value="170.68" calcext:value-type="float">
            <text:p>170.68</text:p>
          </table:table-cell>
        </table:table-row>
        <table:table-row table:style-name="ro1">
          <table:table-cell table:number-columns-repeated="5"/>
          <table:table-cell table:formula="of:=[.F118]+(1000/120)" office:value-type="float" office:value="966.666666666668" calcext:value-type="float">
            <text:p>966.6666666667</text:p>
          </table:table-cell>
          <table:table-cell office:value-type="float" office:value="12.64" calcext:value-type="float">
            <text:p>12.64</text:p>
          </table:table-cell>
          <table:table-cell office:value-type="float" office:value="403.03" calcext:value-type="float">
            <text:p>403.03</text:p>
          </table:table-cell>
          <table:table-cell/>
          <table:table-cell table:formula="of:=[.J118]+1000/240" office:value-type="float" office:value="483.333333333334" calcext:value-type="float">
            <text:p>483.3333333333</text:p>
          </table:table-cell>
          <table:table-cell office:value-type="float" office:value="9.69" calcext:value-type="float">
            <text:p>9.69</text:p>
          </table:table-cell>
          <table:table-cell office:value-type="float" office:value="175.66" calcext:value-type="float">
            <text:p>175.66</text:p>
          </table:table-cell>
        </table:table-row>
        <table:table-row table:style-name="ro1">
          <table:table-cell table:number-columns-repeated="5"/>
          <table:table-cell table:formula="of:=[.F119]+(1000/120)" office:value-type="float" office:value="975.000000000002" calcext:value-type="float">
            <text:p>975</text:p>
          </table:table-cell>
          <table:table-cell office:value-type="float" office:value="16.9" calcext:value-type="float">
            <text:p>16.9</text:p>
          </table:table-cell>
          <table:table-cell office:value-type="float" office:value="398.96" calcext:value-type="float">
            <text:p>398.96</text:p>
          </table:table-cell>
          <table:table-cell/>
          <table:table-cell table:formula="of:=[.J119]+1000/240" office:value-type="float" office:value="487.500000000001" calcext:value-type="float">
            <text:p>487.5</text:p>
          </table:table-cell>
          <table:table-cell office:value-type="float" office:value="8.67" calcext:value-type="float">
            <text:p>8.67</text:p>
          </table:table-cell>
          <table:table-cell office:value-type="float" office:value="178.11" calcext:value-type="float">
            <text:p>178.11</text:p>
          </table:table-cell>
        </table:table-row>
        <table:table-row table:style-name="ro1">
          <table:table-cell table:number-columns-repeated="5"/>
          <table:table-cell table:formula="of:=[.F120]+(1000/120)" office:value-type="float" office:value="983.333333333335" calcext:value-type="float">
            <text:p>983.3333333333</text:p>
          </table:table-cell>
          <table:table-cell office:value-type="float" office:value="21.06" calcext:value-type="float">
            <text:p>21.06</text:p>
          </table:table-cell>
          <table:table-cell office:value-type="float" office:value="399.98" calcext:value-type="float">
            <text:p>399.98</text:p>
          </table:table-cell>
          <table:table-cell/>
          <table:table-cell table:formula="of:=[.J120]+1000/240" office:value-type="float" office:value="491.666666666668" calcext:value-type="float">
            <text:p>491.6666666667</text:p>
          </table:table-cell>
          <table:table-cell office:value-type="float" office:value="8.04" calcext:value-type="float">
            <text:p>8.04</text:p>
          </table:table-cell>
          <table:table-cell office:value-type="float" office:value="187.71" calcext:value-type="float">
            <text:p>187.71</text:p>
          </table:table-cell>
        </table:table-row>
        <table:table-row table:style-name="ro1">
          <table:table-cell table:number-columns-repeated="5"/>
          <table:table-cell table:formula="of:=[.F121]+(1000/120)" office:value-type="float" office:value="991.666666666668" calcext:value-type="float">
            <text:p>991.6666666667</text:p>
          </table:table-cell>
          <table:table-cell office:value-type="float" office:value="24.32" calcext:value-type="float">
            <text:p>24.32</text:p>
          </table:table-cell>
          <table:table-cell office:value-type="float" office:value="400.16" calcext:value-type="float">
            <text:p>400.16</text:p>
          </table:table-cell>
          <table:table-cell/>
          <table:table-cell table:formula="of:=[.J121]+1000/240" office:value-type="float" office:value="495.833333333334" calcext:value-type="float">
            <text:p>495.8333333333</text:p>
          </table:table-cell>
          <table:table-cell office:value-type="float" office:value="7.27" calcext:value-type="float">
            <text:p>7.27</text:p>
          </table:table-cell>
          <table:table-cell office:value-type="float" office:value="192.46" calcext:value-type="float">
            <text:p>192.46</text:p>
          </table:table-cell>
        </table:table-row>
        <table:table-row table:style-name="ro1">
          <table:table-cell table:number-columns-repeated="9"/>
          <table:table-cell table:formula="of:=[.J122]+1000/240" office:value-type="float" office:value="500.000000000001" calcext:value-type="float">
            <text:p>500</text:p>
          </table:table-cell>
          <table:table-cell office:value-type="float" office:value="6.77" calcext:value-type="float">
            <text:p>6.77</text:p>
          </table:table-cell>
          <table:table-cell office:value-type="float" office:value="200.79" calcext:value-type="float">
            <text:p>200.79</text:p>
          </table:table-cell>
        </table:table-row>
        <table:table-row table:style-name="ro1">
          <table:table-cell table:number-columns-repeated="9"/>
          <table:table-cell table:formula="of:=[.J123]+1000/240" office:value-type="float" office:value="504.166666666668" calcext:value-type="float">
            <text:p>504.1666666667</text:p>
          </table:table-cell>
          <table:table-cell office:value-type="float" office:value="6.38" calcext:value-type="float">
            <text:p>6.38</text:p>
          </table:table-cell>
          <table:table-cell office:value-type="float" office:value="201.01" calcext:value-type="float">
            <text:p>201.01</text:p>
          </table:table-cell>
        </table:table-row>
        <table:table-row table:style-name="ro1">
          <table:table-cell table:number-columns-repeated="9"/>
          <table:table-cell table:formula="of:=[.J124]+1000/240" office:value-type="float" office:value="508.333333333334" calcext:value-type="float">
            <text:p>508.3333333333</text:p>
          </table:table-cell>
          <table:table-cell office:value-type="float" office:value="6.24" calcext:value-type="float">
            <text:p>6.24</text:p>
          </table:table-cell>
          <table:table-cell office:value-type="float" office:value="203.5" calcext:value-type="float">
            <text:p>203.5</text:p>
          </table:table-cell>
        </table:table-row>
        <table:table-row table:style-name="ro1">
          <table:table-cell table:number-columns-repeated="9"/>
          <table:table-cell table:formula="of:=[.J125]+1000/240" office:value-type="float" office:value="512.500000000001" calcext:value-type="float">
            <text:p>512.5</text:p>
          </table:table-cell>
          <table:table-cell office:value-type="float" office:value="6.35" calcext:value-type="float">
            <text:p>6.35</text:p>
          </table:table-cell>
          <table:table-cell office:value-type="float" office:value="199.24" calcext:value-type="float">
            <text:p>199.24</text:p>
          </table:table-cell>
        </table:table-row>
        <table:table-row table:style-name="ro1">
          <table:table-cell table:number-columns-repeated="9"/>
          <table:table-cell table:formula="of:=[.J126]+1000/240" office:value-type="float" office:value="516.666666666668" calcext:value-type="float">
            <text:p>516.6666666667</text:p>
          </table:table-cell>
          <table:table-cell office:value-type="float" office:value="6.53" calcext:value-type="float">
            <text:p>6.53</text:p>
          </table:table-cell>
          <table:table-cell office:value-type="float" office:value="195.56" calcext:value-type="float">
            <text:p>195.56</text:p>
          </table:table-cell>
        </table:table-row>
        <table:table-row table:style-name="ro1">
          <table:table-cell table:number-columns-repeated="9"/>
          <table:table-cell table:formula="of:=[.J127]+1000/240" office:value-type="float" office:value="520.833333333334" calcext:value-type="float">
            <text:p>520.8333333333</text:p>
          </table:table-cell>
          <table:table-cell office:value-type="float" office:value="6.63" calcext:value-type="float">
            <text:p>6.63</text:p>
          </table:table-cell>
          <table:table-cell office:value-type="float" office:value="185.08" calcext:value-type="float">
            <text:p>185.08</text:p>
          </table:table-cell>
        </table:table-row>
        <table:table-row table:style-name="ro1">
          <table:table-cell table:number-columns-repeated="9"/>
          <table:table-cell table:formula="of:=[.J128]+1000/240" office:value-type="float" office:value="525.000000000001" calcext:value-type="float">
            <text:p>525</text:p>
          </table:table-cell>
          <table:table-cell office:value-type="float" office:value="7.03" calcext:value-type="float">
            <text:p>7.03</text:p>
          </table:table-cell>
          <table:table-cell office:value-type="float" office:value="179.24" calcext:value-type="float">
            <text:p>179.24</text:p>
          </table:table-cell>
        </table:table-row>
        <table:table-row table:style-name="ro1">
          <table:table-cell table:number-columns-repeated="9"/>
          <table:table-cell table:formula="of:=[.J129]+1000/240" office:value-type="float" office:value="529.166666666667" calcext:value-type="float">
            <text:p>529.1666666667</text:p>
          </table:table-cell>
          <table:table-cell office:value-type="float" office:value="7.41" calcext:value-type="float">
            <text:p>7.41</text:p>
          </table:table-cell>
          <table:table-cell office:value-type="float" office:value="169.45" calcext:value-type="float">
            <text:p>169.45</text:p>
          </table:table-cell>
        </table:table-row>
        <table:table-row table:style-name="ro1">
          <table:table-cell table:number-columns-repeated="9"/>
          <table:table-cell table:formula="of:=[.J130]+1000/240" office:value-type="float" office:value="533.333333333334" calcext:value-type="float">
            <text:p>533.3333333333</text:p>
          </table:table-cell>
          <table:table-cell office:value-type="float" office:value="7.81" calcext:value-type="float">
            <text:p>7.81</text:p>
          </table:table-cell>
          <table:table-cell office:value-type="float" office:value="166.86" calcext:value-type="float">
            <text:p>166.86</text:p>
          </table:table-cell>
        </table:table-row>
        <table:table-row table:style-name="ro1">
          <table:table-cell table:number-columns-repeated="9"/>
          <table:table-cell table:formula="of:=[.J131]+1000/240" office:value-type="float" office:value="537.500000000001" calcext:value-type="float">
            <text:p>537.5</text:p>
          </table:table-cell>
          <table:table-cell office:value-type="float" office:value="8.1" calcext:value-type="float">
            <text:p>8.1</text:p>
          </table:table-cell>
          <table:table-cell office:value-type="float" office:value="163.25" calcext:value-type="float">
            <text:p>163.25</text:p>
          </table:table-cell>
        </table:table-row>
        <table:table-row table:style-name="ro1">
          <table:table-cell table:number-columns-repeated="9"/>
          <table:table-cell table:formula="of:=[.J132]+1000/240" office:value-type="float" office:value="541.666666666667" calcext:value-type="float">
            <text:p>541.6666666667</text:p>
          </table:table-cell>
          <table:table-cell office:value-type="float" office:value="8.47" calcext:value-type="float">
            <text:p>8.47</text:p>
          </table:table-cell>
          <table:table-cell office:value-type="float" office:value="167.19" calcext:value-type="float">
            <text:p>167.19</text:p>
          </table:table-cell>
        </table:table-row>
        <table:table-row table:style-name="ro1">
          <table:table-cell table:number-columns-repeated="9"/>
          <table:table-cell table:formula="of:=[.J133]+1000/240" office:value-type="float" office:value="545.833333333334" calcext:value-type="float">
            <text:p>545.8333333333</text:p>
          </table:table-cell>
          <table:table-cell office:value-type="float" office:value="8.72" calcext:value-type="float">
            <text:p>8.72</text:p>
          </table:table-cell>
          <table:table-cell office:value-type="float" office:value="167.54" calcext:value-type="float">
            <text:p>167.54</text:p>
          </table:table-cell>
        </table:table-row>
        <table:table-row table:style-name="ro1">
          <table:table-cell table:number-columns-repeated="9"/>
          <table:table-cell table:formula="of:=[.J134]+1000/240" office:value-type="float" office:value="550.000000000001" calcext:value-type="float">
            <text:p>550</text:p>
          </table:table-cell>
          <table:table-cell office:value-type="float" office:value="8.84" calcext:value-type="float">
            <text:p>8.84</text:p>
          </table:table-cell>
          <table:table-cell office:value-type="float" office:value="171.28" calcext:value-type="float">
            <text:p>171.28</text:p>
          </table:table-cell>
        </table:table-row>
        <table:table-row table:style-name="ro1">
          <table:table-cell table:number-columns-repeated="9"/>
          <table:table-cell table:formula="of:=[.J135]+1000/240" office:value-type="float" office:value="554.166666666667" calcext:value-type="float">
            <text:p>554.1666666667</text:p>
          </table:table-cell>
          <table:table-cell office:value-type="float" office:value="8.98" calcext:value-type="float">
            <text:p>8.98</text:p>
          </table:table-cell>
          <table:table-cell office:value-type="float" office:value="170.6" calcext:value-type="float">
            <text:p>170.6</text:p>
          </table:table-cell>
        </table:table-row>
        <table:table-row table:style-name="ro1">
          <table:table-cell table:number-columns-repeated="9"/>
          <table:table-cell table:formula="of:=[.J136]+1000/240" office:value-type="float" office:value="558.333333333334" calcext:value-type="float">
            <text:p>558.3333333333</text:p>
          </table:table-cell>
          <table:table-cell office:value-type="float" office:value="8.9" calcext:value-type="float">
            <text:p>8.9</text:p>
          </table:table-cell>
          <table:table-cell office:value-type="float" office:value="176.21" calcext:value-type="float">
            <text:p>176.21</text:p>
          </table:table-cell>
        </table:table-row>
        <table:table-row table:style-name="ro1">
          <table:table-cell table:number-columns-repeated="9"/>
          <table:table-cell table:formula="of:=[.J137]+1000/240" office:value-type="float" office:value="562.5" calcext:value-type="float">
            <text:p>562.5</text:p>
          </table:table-cell>
          <table:table-cell office:value-type="float" office:value="8.88" calcext:value-type="float">
            <text:p>8.88</text:p>
          </table:table-cell>
          <table:table-cell office:value-type="float" office:value="176.16" calcext:value-type="float">
            <text:p>176.16</text:p>
          </table:table-cell>
        </table:table-row>
        <table:table-row table:style-name="ro1">
          <table:table-cell table:number-columns-repeated="9"/>
          <table:table-cell table:formula="of:=[.J138]+1000/240" office:value-type="float" office:value="566.666666666667" calcext:value-type="float">
            <text:p>566.6666666667</text:p>
          </table:table-cell>
          <table:table-cell office:value-type="float" office:value="8.83" calcext:value-type="float">
            <text:p>8.83</text:p>
          </table:table-cell>
          <table:table-cell office:value-type="float" office:value="182.12" calcext:value-type="float">
            <text:p>182.12</text:p>
          </table:table-cell>
        </table:table-row>
        <table:table-row table:style-name="ro1">
          <table:table-cell table:number-columns-repeated="9"/>
          <table:table-cell table:formula="of:=[.J139]+1000/240" office:value-type="float" office:value="570.833333333334" calcext:value-type="float">
            <text:p>570.8333333333</text:p>
          </table:table-cell>
          <table:table-cell office:value-type="float" office:value="8.61" calcext:value-type="float">
            <text:p>8.61</text:p>
          </table:table-cell>
          <table:table-cell office:value-type="float" office:value="182.2" calcext:value-type="float">
            <text:p>182.2</text:p>
          </table:table-cell>
        </table:table-row>
        <table:table-row table:style-name="ro1">
          <table:table-cell table:number-columns-repeated="9"/>
          <table:table-cell table:formula="of:=[.J140]+1000/240" office:value-type="float" office:value="575" calcext:value-type="float">
            <text:p>575</text:p>
          </table:table-cell>
          <table:table-cell office:value-type="float" office:value="8.52" calcext:value-type="float">
            <text:p>8.52</text:p>
          </table:table-cell>
          <table:table-cell office:value-type="float" office:value="187.43" calcext:value-type="float">
            <text:p>187.43</text:p>
          </table:table-cell>
        </table:table-row>
        <table:table-row table:style-name="ro1">
          <table:table-cell table:number-columns-repeated="9"/>
          <table:table-cell table:formula="of:=[.J141]+1000/240" office:value-type="float" office:value="579.166666666667" calcext:value-type="float">
            <text:p>579.1666666667</text:p>
          </table:table-cell>
          <table:table-cell office:value-type="float" office:value="8.12" calcext:value-type="float">
            <text:p>8.12</text:p>
          </table:table-cell>
          <table:table-cell office:value-type="float" office:value="186.89" calcext:value-type="float">
            <text:p>186.89</text:p>
          </table:table-cell>
        </table:table-row>
        <table:table-row table:style-name="ro1">
          <table:table-cell table:number-columns-repeated="9"/>
          <table:table-cell table:formula="of:=[.J142]+1000/240" office:value-type="float" office:value="583.333333333334" calcext:value-type="float">
            <text:p>583.3333333333</text:p>
          </table:table-cell>
          <table:table-cell office:value-type="float" office:value="8.08" calcext:value-type="float">
            <text:p>8.08</text:p>
          </table:table-cell>
          <table:table-cell office:value-type="float" office:value="195.83" calcext:value-type="float">
            <text:p>195.83</text:p>
          </table:table-cell>
        </table:table-row>
        <table:table-row table:style-name="ro1">
          <table:table-cell table:number-columns-repeated="9"/>
          <table:table-cell table:formula="of:=[.J143]+1000/240" office:value-type="float" office:value="587.5" calcext:value-type="float">
            <text:p>587.5</text:p>
          </table:table-cell>
          <table:table-cell office:value-type="float" office:value="7.91" calcext:value-type="float">
            <text:p>7.91</text:p>
          </table:table-cell>
          <table:table-cell office:value-type="float" office:value="200.25" calcext:value-type="float">
            <text:p>200.25</text:p>
          </table:table-cell>
        </table:table-row>
        <table:table-row table:style-name="ro1">
          <table:table-cell table:number-columns-repeated="9"/>
          <table:table-cell table:formula="of:=[.J144]+1000/240" office:value-type="float" office:value="591.666666666667" calcext:value-type="float">
            <text:p>591.6666666667</text:p>
          </table:table-cell>
          <table:table-cell office:value-type="float" office:value="7.77" calcext:value-type="float">
            <text:p>7.77</text:p>
          </table:table-cell>
          <table:table-cell office:value-type="float" office:value="206.08" calcext:value-type="float">
            <text:p>206.08</text:p>
          </table:table-cell>
        </table:table-row>
        <table:table-row table:style-name="ro1">
          <table:table-cell table:number-columns-repeated="9"/>
          <table:table-cell table:formula="of:=[.J145]+1000/240" office:value-type="float" office:value="595.833333333334" calcext:value-type="float">
            <text:p>595.8333333333</text:p>
          </table:table-cell>
          <table:table-cell office:value-type="float" office:value="7.65" calcext:value-type="float">
            <text:p>7.65</text:p>
          </table:table-cell>
          <table:table-cell office:value-type="float" office:value="205.61" calcext:value-type="float">
            <text:p>205.61</text:p>
          </table:table-cell>
        </table:table-row>
        <table:table-row table:style-name="ro1">
          <table:table-cell table:number-columns-repeated="9"/>
          <table:table-cell table:formula="of:=[.J146]+1000/240" office:value-type="float" office:value="600" calcext:value-type="float">
            <text:p>600</text:p>
          </table:table-cell>
          <table:table-cell office:value-type="float" office:value="7.67" calcext:value-type="float">
            <text:p>7.67</text:p>
          </table:table-cell>
          <table:table-cell office:value-type="float" office:value="206.72" calcext:value-type="float">
            <text:p>206.72</text:p>
          </table:table-cell>
        </table:table-row>
        <table:table-row table:style-name="ro1">
          <table:table-cell table:number-columns-repeated="9"/>
          <table:table-cell table:formula="of:=[.J147]+1000/240" office:value-type="float" office:value="604.166666666667" calcext:value-type="float">
            <text:p>604.1666666667</text:p>
          </table:table-cell>
          <table:table-cell office:value-type="float" office:value="7.68" calcext:value-type="float">
            <text:p>7.68</text:p>
          </table:table-cell>
          <table:table-cell office:value-type="float" office:value="204.44" calcext:value-type="float">
            <text:p>204.44</text:p>
          </table:table-cell>
        </table:table-row>
        <table:table-row table:style-name="ro1">
          <table:table-cell table:number-columns-repeated="9"/>
          <table:table-cell table:formula="of:=[.J148]+1000/240" office:value-type="float" office:value="608.333333333333" calcext:value-type="float">
            <text:p>608.3333333333</text:p>
          </table:table-cell>
          <table:table-cell office:value-type="float" office:value="7.75" calcext:value-type="float">
            <text:p>7.75</text:p>
          </table:table-cell>
          <table:table-cell office:value-type="float" office:value="204.8" calcext:value-type="float">
            <text:p>204.8</text:p>
          </table:table-cell>
        </table:table-row>
        <table:table-row table:style-name="ro1">
          <table:table-cell table:number-columns-repeated="9"/>
          <table:table-cell table:formula="of:=[.J149]+1000/240" office:value-type="float" office:value="612.5" calcext:value-type="float">
            <text:p>612.5</text:p>
          </table:table-cell>
          <table:table-cell office:value-type="float" office:value="7.82" calcext:value-type="float">
            <text:p>7.82</text:p>
          </table:table-cell>
          <table:table-cell office:value-type="float" office:value="204.02" calcext:value-type="float">
            <text:p>204.02</text:p>
          </table:table-cell>
        </table:table-row>
        <table:table-row table:style-name="ro1">
          <table:table-cell table:number-columns-repeated="9"/>
          <table:table-cell table:formula="of:=[.J150]+1000/240" office:value-type="float" office:value="616.666666666667" calcext:value-type="float">
            <text:p>616.6666666667</text:p>
          </table:table-cell>
          <table:table-cell office:value-type="float" office:value="7.79" calcext:value-type="float">
            <text:p>7.79</text:p>
          </table:table-cell>
          <table:table-cell office:value-type="float" office:value="205.61" calcext:value-type="float">
            <text:p>205.61</text:p>
          </table:table-cell>
        </table:table-row>
        <table:table-row table:style-name="ro1">
          <table:table-cell table:number-columns-repeated="9"/>
          <table:table-cell table:formula="of:=[.J151]+1000/240" office:value-type="float" office:value="620.833333333333" calcext:value-type="float">
            <text:p>620.8333333333</text:p>
          </table:table-cell>
          <table:table-cell office:value-type="float" office:value="7.8" calcext:value-type="float">
            <text:p>7.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9"/>
          <table:table-cell table:formula="of:=[.J152]+1000/240" office:value-type="float" office:value="625" calcext:value-type="float">
            <text:p>625</text:p>
          </table:table-cell>
          <table:table-cell office:value-type="float" office:value="7.91" calcext:value-type="float">
            <text:p>7.91</text:p>
          </table:table-cell>
          <table:table-cell office:value-type="float" office:value="207.35" calcext:value-type="float">
            <text:p>207.35</text:p>
          </table:table-cell>
        </table:table-row>
        <table:table-row table:style-name="ro1">
          <table:table-cell table:number-columns-repeated="9"/>
          <table:table-cell table:formula="of:=[.J153]+1000/240" office:value-type="float" office:value="629.166666666667" calcext:value-type="float">
            <text:p>629.1666666667</text:p>
          </table:table-cell>
          <table:table-cell office:value-type="float" office:value="7.97" calcext:value-type="float">
            <text:p>7.97</text:p>
          </table:table-cell>
          <table:table-cell office:value-type="float" office:value="207.52" calcext:value-type="float">
            <text:p>207.52</text:p>
          </table:table-cell>
        </table:table-row>
        <table:table-row table:style-name="ro1">
          <table:table-cell table:number-columns-repeated="9"/>
          <table:table-cell table:formula="of:=[.J154]+1000/240" office:value-type="float" office:value="633.333333333333" calcext:value-type="float">
            <text:p>633.3333333333</text:p>
          </table:table-cell>
          <table:table-cell office:value-type="float" office:value="8.07" calcext:value-type="float">
            <text:p>8.07</text:p>
          </table:table-cell>
          <table:table-cell office:value-type="float" office:value="207.8" calcext:value-type="float">
            <text:p>207.8</text:p>
          </table:table-cell>
        </table:table-row>
        <table:table-row table:style-name="ro1">
          <table:table-cell table:number-columns-repeated="9"/>
          <table:table-cell table:formula="of:=[.J155]+1000/240" office:value-type="float" office:value="637.5" calcext:value-type="float">
            <text:p>637.5</text:p>
          </table:table-cell>
          <table:table-cell office:value-type="float" office:value="7.94" calcext:value-type="float">
            <text:p>7.94</text:p>
          </table:table-cell>
          <table:table-cell office:value-type="float" office:value="202.72" calcext:value-type="float">
            <text:p>202.72</text:p>
          </table:table-cell>
        </table:table-row>
        <table:table-row table:style-name="ro1">
          <table:table-cell table:number-columns-repeated="9"/>
          <table:table-cell table:formula="of:=[.J156]+1000/240" office:value-type="float" office:value="641.666666666666" calcext:value-type="float">
            <text:p>641.6666666667</text:p>
          </table:table-cell>
          <table:table-cell office:value-type="float" office:value="7.68" calcext:value-type="float">
            <text:p>7.68</text:p>
          </table:table-cell>
          <table:table-cell office:value-type="float" office:value="197.53" calcext:value-type="float">
            <text:p>197.53</text:p>
          </table:table-cell>
        </table:table-row>
        <table:table-row table:style-name="ro1">
          <table:table-cell table:number-columns-repeated="9"/>
          <table:table-cell table:formula="of:=[.J157]+1000/240" office:value-type="float" office:value="645.833333333333" calcext:value-type="float">
            <text:p>645.8333333333</text:p>
          </table:table-cell>
          <table:table-cell office:value-type="float" office:value="7.58" calcext:value-type="float">
            <text:p>7.58</text:p>
          </table:table-cell>
          <table:table-cell office:value-type="float" office:value="188.88" calcext:value-type="float">
            <text:p>188.88</text:p>
          </table:table-cell>
        </table:table-row>
        <table:table-row table:style-name="ro1">
          <table:table-cell table:number-columns-repeated="9"/>
          <table:table-cell table:formula="of:=[.J158]+1000/240" office:value-type="float" office:value="650" calcext:value-type="float">
            <text:p>650</text:p>
          </table:table-cell>
          <table:table-cell office:value-type="float" office:value="7.22" calcext:value-type="float">
            <text:p>7.22</text:p>
          </table:table-cell>
          <table:table-cell office:value-type="float" office:value="182.62" calcext:value-type="float">
            <text:p>182.62</text:p>
          </table:table-cell>
        </table:table-row>
        <table:table-row table:style-name="ro1">
          <table:table-cell table:number-columns-repeated="9"/>
          <table:table-cell table:formula="of:=[.J159]+1000/240" office:value-type="float" office:value="654.166666666666" calcext:value-type="float">
            <text:p>654.1666666667</text:p>
          </table:table-cell>
          <table:table-cell office:value-type="float" office:value="7.13" calcext:value-type="float">
            <text:p>7.13</text:p>
          </table:table-cell>
          <table:table-cell office:value-type="float" office:value="172.71" calcext:value-type="float">
            <text:p>172.71</text:p>
          </table:table-cell>
        </table:table-row>
        <table:table-row table:style-name="ro1">
          <table:table-cell table:number-columns-repeated="9"/>
          <table:table-cell table:formula="of:=[.J160]+1000/240" office:value-type="float" office:value="658.333333333333" calcext:value-type="float">
            <text:p>658.3333333333</text:p>
          </table:table-cell>
          <table:table-cell office:value-type="float" office:value="6.95" calcext:value-type="float">
            <text:p>6.95</text:p>
          </table:table-cell>
          <table:table-cell office:value-type="float" office:value="168.89" calcext:value-type="float">
            <text:p>168.89</text:p>
          </table:table-cell>
        </table:table-row>
        <table:table-row table:style-name="ro1">
          <table:table-cell table:number-columns-repeated="9"/>
          <table:table-cell table:formula="of:=[.J161]+1000/240" office:value-type="float" office:value="662.5" calcext:value-type="float">
            <text:p>662.5</text:p>
          </table:table-cell>
          <table:table-cell office:value-type="float" office:value="6.71" calcext:value-type="float">
            <text:p>6.71</text:p>
          </table:table-cell>
          <table:table-cell office:value-type="float" office:value="168.28" calcext:value-type="float">
            <text:p>168.28</text:p>
          </table:table-cell>
        </table:table-row>
        <table:table-row table:style-name="ro1">
          <table:table-cell table:number-columns-repeated="9"/>
          <table:table-cell table:formula="of:=[.J162]+1000/240" office:value-type="float" office:value="666.666666666666" calcext:value-type="float">
            <text:p>666.6666666667</text:p>
          </table:table-cell>
          <table:table-cell office:value-type="float" office:value="6.52" calcext:value-type="float">
            <text:p>6.52</text:p>
          </table:table-cell>
          <table:table-cell office:value-type="float" office:value="172.39" calcext:value-type="float">
            <text:p>172.39</text:p>
          </table:table-cell>
        </table:table-row>
        <table:table-row table:style-name="ro1">
          <table:table-cell table:number-columns-repeated="9"/>
          <table:table-cell table:formula="of:=[.J163]+1000/240" office:value-type="float" office:value="670.833333333333" calcext:value-type="float">
            <text:p>670.8333333333</text:p>
          </table:table-cell>
          <table:table-cell office:value-type="float" office:value="6.41" calcext:value-type="float">
            <text:p>6.41</text:p>
          </table:table-cell>
          <table:table-cell office:value-type="float" office:value="173.52" calcext:value-type="float">
            <text:p>173.52</text:p>
          </table:table-cell>
        </table:table-row>
        <table:table-row table:style-name="ro1">
          <table:table-cell table:number-columns-repeated="9"/>
          <table:table-cell table:formula="of:=[.J164]+1000/240" office:value-type="float" office:value="675" calcext:value-type="float">
            <text:p>675</text:p>
          </table:table-cell>
          <table:table-cell office:value-type="float" office:value="6.16" calcext:value-type="float">
            <text:p>6.16</text:p>
          </table:table-cell>
          <table:table-cell office:value-type="float" office:value="178.44" calcext:value-type="float">
            <text:p>178.44</text:p>
          </table:table-cell>
        </table:table-row>
        <table:table-row table:style-name="ro1">
          <table:table-cell table:number-columns-repeated="9"/>
          <table:table-cell table:formula="of:=[.J165]+1000/240" office:value-type="float" office:value="679.166666666666" calcext:value-type="float">
            <text:p>679.1666666667</text:p>
          </table:table-cell>
          <table:table-cell office:value-type="float" office:value="5.98" calcext:value-type="float">
            <text:p>5.98</text:p>
          </table:table-cell>
          <table:table-cell office:value-type="float" office:value="177.64" calcext:value-type="float">
            <text:p>177.64</text:p>
          </table:table-cell>
        </table:table-row>
        <table:table-row table:style-name="ro1">
          <table:table-cell table:number-columns-repeated="9"/>
          <table:table-cell table:formula="of:=[.J166]+1000/240" office:value-type="float" office:value="683.333333333333" calcext:value-type="float">
            <text:p>683.3333333333</text:p>
          </table:table-cell>
          <table:table-cell office:value-type="float" office:value="5.86" calcext:value-type="float">
            <text:p>5.86</text:p>
          </table:table-cell>
          <table:table-cell office:value-type="float" office:value="177.43" calcext:value-type="float">
            <text:p>177.43</text:p>
          </table:table-cell>
        </table:table-row>
        <table:table-row table:style-name="ro1">
          <table:table-cell table:number-columns-repeated="9"/>
          <table:table-cell table:formula="of:=[.J167]+1000/240" office:value-type="float" office:value="687.499999999999" calcext:value-type="float">
            <text:p>687.5</text:p>
          </table:table-cell>
          <table:table-cell office:value-type="float" office:value="5.78" calcext:value-type="float">
            <text:p>5.78</text:p>
          </table:table-cell>
          <table:table-cell office:value-type="float" office:value="174.71" calcext:value-type="float">
            <text:p>174.71</text:p>
          </table:table-cell>
        </table:table-row>
        <table:table-row table:style-name="ro1">
          <table:table-cell table:number-columns-repeated="9"/>
          <table:table-cell table:formula="of:=[.J168]+1000/240" office:value-type="float" office:value="691.666666666666" calcext:value-type="float">
            <text:p>691.6666666667</text:p>
          </table:table-cell>
          <table:table-cell office:value-type="float" office:value="5.75" calcext:value-type="float">
            <text:p>5.75</text:p>
          </table:table-cell>
          <table:table-cell office:value-type="float" office:value="175.94" calcext:value-type="float">
            <text:p>175.94</text:p>
          </table:table-cell>
        </table:table-row>
        <table:table-row table:style-name="ro1">
          <table:table-cell table:number-columns-repeated="9"/>
          <table:table-cell table:formula="of:=[.J169]+1000/240" office:value-type="float" office:value="695.833333333333" calcext:value-type="float">
            <text:p>695.8333333333</text:p>
          </table:table-cell>
          <table:table-cell office:value-type="float" office:value="5.62" calcext:value-type="float">
            <text:p>5.62</text:p>
          </table:table-cell>
          <table:table-cell office:value-type="float" office:value="176.46" calcext:value-type="float">
            <text:p>176.46</text:p>
          </table:table-cell>
        </table:table-row>
        <table:table-row table:style-name="ro1">
          <table:table-cell table:number-columns-repeated="9"/>
          <table:table-cell table:formula="of:=[.J170]+1000/240" office:value-type="float" office:value="699.999999999999" calcext:value-type="float">
            <text:p>700</text:p>
          </table:table-cell>
          <table:table-cell office:value-type="float" office:value="5.5" calcext:value-type="float">
            <text:p>5.5</text:p>
          </table:table-cell>
          <table:table-cell office:value-type="float" office:value="181.14" calcext:value-type="float">
            <text:p>181.14</text:p>
          </table:table-cell>
        </table:table-row>
        <table:table-row table:style-name="ro1">
          <table:table-cell table:number-columns-repeated="9"/>
          <table:table-cell table:formula="of:=[.J171]+1000/240" office:value-type="float" office:value="704.166666666666" calcext:value-type="float">
            <text:p>704.1666666667</text:p>
          </table:table-cell>
          <table:table-cell office:value-type="float" office:value="5.41" calcext:value-type="float">
            <text:p>5.41</text:p>
          </table:table-cell>
          <table:table-cell office:value-type="float" office:value="184.69" calcext:value-type="float">
            <text:p>184.69</text:p>
          </table:table-cell>
        </table:table-row>
        <table:table-row table:style-name="ro1">
          <table:table-cell table:number-columns-repeated="9"/>
          <table:table-cell table:formula="of:=[.J172]+1000/240" office:value-type="float" office:value="708.333333333333" calcext:value-type="float">
            <text:p>708.3333333333</text:p>
          </table:table-cell>
          <table:table-cell office:value-type="float" office:value="5.35" calcext:value-type="float">
            <text:p>5.35</text:p>
          </table:table-cell>
          <table:table-cell office:value-type="float" office:value="189.26" calcext:value-type="float">
            <text:p>189.26</text:p>
          </table:table-cell>
        </table:table-row>
        <table:table-row table:style-name="ro1">
          <table:table-cell table:number-columns-repeated="9"/>
          <table:table-cell table:formula="of:=[.J173]+1000/240" office:value-type="float" office:value="712.499999999999" calcext:value-type="float">
            <text:p>712.5</text:p>
          </table:table-cell>
          <table:table-cell office:value-type="float" office:value="5.26" calcext:value-type="float">
            <text:p>5.26</text:p>
          </table:table-cell>
          <table:table-cell office:value-type="float" office:value="190.5" calcext:value-type="float">
            <text:p>190.5</text:p>
          </table:table-cell>
        </table:table-row>
        <table:table-row table:style-name="ro1">
          <table:table-cell table:number-columns-repeated="9"/>
          <table:table-cell table:formula="of:=[.J174]+1000/240" office:value-type="float" office:value="716.666666666666" calcext:value-type="float">
            <text:p>716.6666666667</text:p>
          </table:table-cell>
          <table:table-cell office:value-type="float" office:value="5.19" calcext:value-type="float">
            <text:p>5.19</text:p>
          </table:table-cell>
          <table:table-cell office:value-type="float" office:value="192.16" calcext:value-type="float">
            <text:p>192.16</text:p>
          </table:table-cell>
        </table:table-row>
        <table:table-row table:style-name="ro1">
          <table:table-cell table:number-columns-repeated="9"/>
          <table:table-cell table:formula="of:=[.J175]+1000/240" office:value-type="float" office:value="720.833333333332" calcext:value-type="float">
            <text:p>720.8333333333</text:p>
          </table:table-cell>
          <table:table-cell office:value-type="float" office:value="5.25" calcext:value-type="float">
            <text:p>5.25</text:p>
          </table:table-cell>
          <table:table-cell office:value-type="float" office:value="192.52" calcext:value-type="float">
            <text:p>192.52</text:p>
          </table:table-cell>
        </table:table-row>
        <table:table-row table:style-name="ro1">
          <table:table-cell table:number-columns-repeated="9"/>
          <table:table-cell table:formula="of:=[.J176]+1000/240" office:value-type="float" office:value="724.999999999999" calcext:value-type="float">
            <text:p>725</text:p>
          </table:table-cell>
          <table:table-cell office:value-type="float" office:value="5.08" calcext:value-type="float">
            <text:p>5.08</text:p>
          </table:table-cell>
          <table:table-cell office:value-type="float" office:value="193.49" calcext:value-type="float">
            <text:p>193.49</text:p>
          </table:table-cell>
        </table:table-row>
        <table:table-row table:style-name="ro1">
          <table:table-cell table:number-columns-repeated="9"/>
          <table:table-cell table:formula="of:=[.J177]+1000/240" office:value-type="float" office:value="729.166666666666" calcext:value-type="float">
            <text:p>729.1666666667</text:p>
          </table:table-cell>
          <table:table-cell office:value-type="float" office:value="5.1" calcext:value-type="float">
            <text:p>5.1</text:p>
          </table:table-cell>
          <table:table-cell office:value-type="float" office:value="193.43" calcext:value-type="float">
            <text:p>193.43</text:p>
          </table:table-cell>
        </table:table-row>
        <table:table-row table:style-name="ro1">
          <table:table-cell table:number-columns-repeated="9"/>
          <table:table-cell table:formula="of:=[.J178]+1000/240" office:value-type="float" office:value="733.333333333332" calcext:value-type="float">
            <text:p>733.3333333333</text:p>
          </table:table-cell>
          <table:table-cell office:value-type="float" office:value="5" calcext:value-type="float">
            <text:p>5</text:p>
          </table:table-cell>
          <table:table-cell office:value-type="float" office:value="195.84" calcext:value-type="float">
            <text:p>195.84</text:p>
          </table:table-cell>
        </table:table-row>
        <table:table-row table:style-name="ro1">
          <table:table-cell table:number-columns-repeated="9"/>
          <table:table-cell table:formula="of:=[.J179]+1000/240" office:value-type="float" office:value="737.499999999999" calcext:value-type="float">
            <text:p>737.5</text:p>
          </table:table-cell>
          <table:table-cell office:value-type="float" office:value="4.86" calcext:value-type="float">
            <text:p>4.86</text:p>
          </table:table-cell>
          <table:table-cell office:value-type="float" office:value="196.69" calcext:value-type="float">
            <text:p>196.69</text:p>
          </table:table-cell>
        </table:table-row>
        <table:table-row table:style-name="ro1">
          <table:table-cell table:number-columns-repeated="9"/>
          <table:table-cell table:formula="of:=[.J180]+1000/240" office:value-type="float" office:value="741.666666666665" calcext:value-type="float">
            <text:p>741.6666666667</text:p>
          </table:table-cell>
          <table:table-cell office:value-type="float" office:value="4.75" calcext:value-type="float">
            <text:p>4.75</text:p>
          </table:table-cell>
          <table:table-cell office:value-type="float" office:value="199.37" calcext:value-type="float">
            <text:p>199.37</text:p>
          </table:table-cell>
        </table:table-row>
        <table:table-row table:style-name="ro1">
          <table:table-cell table:number-columns-repeated="9"/>
          <table:table-cell table:formula="of:=[.J181]+1000/240" office:value-type="float" office:value="745.833333333332" calcext:value-type="float">
            <text:p>745.8333333333</text:p>
          </table:table-cell>
          <table:table-cell office:value-type="float" office:value="4.72" calcext:value-type="float">
            <text:p>4.72</text:p>
          </table:table-cell>
          <table:table-cell office:value-type="float" office:value="201.91" calcext:value-type="float">
            <text:p>201.91</text:p>
          </table:table-cell>
        </table:table-row>
        <table:table-row table:style-name="ro1">
          <table:table-cell table:number-columns-repeated="9"/>
          <table:table-cell table:formula="of:=[.J182]+1000/240" office:value-type="float" office:value="749.999999999999" calcext:value-type="float">
            <text:p>750</text:p>
          </table:table-cell>
          <table:table-cell office:value-type="float" office:value="4.6" calcext:value-type="float">
            <text:p>4.6</text:p>
          </table:table-cell>
          <table:table-cell office:value-type="float" office:value="204.07" calcext:value-type="float">
            <text:p>204.07</text:p>
          </table:table-cell>
        </table:table-row>
        <table:table-row table:style-name="ro1">
          <table:table-cell table:number-columns-repeated="9"/>
          <table:table-cell table:formula="of:=[.J183]+1000/240" office:value-type="float" office:value="754.166666666665" calcext:value-type="float">
            <text:p>754.1666666667</text:p>
          </table:table-cell>
          <table:table-cell office:value-type="float" office:value="4.39" calcext:value-type="float">
            <text:p>4.39</text:p>
          </table:table-cell>
          <table:table-cell office:value-type="float" office:value="207.39" calcext:value-type="float">
            <text:p>207.39</text:p>
          </table:table-cell>
        </table:table-row>
        <table:table-row table:style-name="ro1">
          <table:table-cell table:number-columns-repeated="9"/>
          <table:table-cell table:formula="of:=[.J184]+1000/240" office:value-type="float" office:value="758.333333333332" calcext:value-type="float">
            <text:p>758.3333333333</text:p>
          </table:table-cell>
          <table:table-cell office:value-type="float" office:value="4.38" calcext:value-type="float">
            <text:p>4.38</text:p>
          </table:table-cell>
          <table:table-cell office:value-type="float" office:value="210.26" calcext:value-type="float">
            <text:p>210.26</text:p>
          </table:table-cell>
        </table:table-row>
        <table:table-row table:style-name="ro1">
          <table:table-cell table:number-columns-repeated="9"/>
          <table:table-cell table:formula="of:=[.J185]+1000/240" office:value-type="float" office:value="762.499999999999" calcext:value-type="float">
            <text:p>762.5</text:p>
          </table:table-cell>
          <table:table-cell office:value-type="float" office:value="4.17" calcext:value-type="float">
            <text:p>4.17</text:p>
          </table:table-cell>
          <table:table-cell office:value-type="float" office:value="214.54" calcext:value-type="float">
            <text:p>214.54</text:p>
          </table:table-cell>
        </table:table-row>
        <table:table-row table:style-name="ro1">
          <table:table-cell table:number-columns-repeated="9"/>
          <table:table-cell table:formula="of:=[.J186]+1000/240" office:value-type="float" office:value="766.666666666665" calcext:value-type="float">
            <text:p>766.6666666667</text:p>
          </table:table-cell>
          <table:table-cell office:value-type="float" office:value="4.04" calcext:value-type="float">
            <text:p>4.04</text:p>
          </table:table-cell>
          <table:table-cell office:value-type="float" office:value="218.66" calcext:value-type="float">
            <text:p>218.66</text:p>
          </table:table-cell>
        </table:table-row>
        <table:table-row table:style-name="ro1">
          <table:table-cell table:number-columns-repeated="9"/>
          <table:table-cell table:formula="of:=[.J187]+1000/240" office:value-type="float" office:value="770.833333333332" calcext:value-type="float">
            <text:p>770.8333333333</text:p>
          </table:table-cell>
          <table:table-cell office:value-type="float" office:value="3.97" calcext:value-type="float">
            <text:p>3.97</text:p>
          </table:table-cell>
          <table:table-cell office:value-type="float" office:value="221.94" calcext:value-type="float">
            <text:p>221.94</text:p>
          </table:table-cell>
        </table:table-row>
        <table:table-row table:style-name="ro1">
          <table:table-cell table:number-columns-repeated="9"/>
          <table:table-cell table:formula="of:=[.J188]+1000/240" office:value-type="float" office:value="774.999999999999" calcext:value-type="float">
            <text:p>775</text:p>
          </table:table-cell>
          <table:table-cell office:value-type="float" office:value="3.78" calcext:value-type="float">
            <text:p>3.78</text:p>
          </table:table-cell>
          <table:table-cell office:value-type="float" office:value="224.68" calcext:value-type="float">
            <text:p>224.68</text:p>
          </table:table-cell>
        </table:table-row>
        <table:table-row table:style-name="ro1">
          <table:table-cell table:number-columns-repeated="9"/>
          <table:table-cell table:formula="of:=[.J189]+1000/240" office:value-type="float" office:value="779.166666666665" calcext:value-type="float">
            <text:p>779.1666666667</text:p>
          </table:table-cell>
          <table:table-cell office:value-type="float" office:value="3.77" calcext:value-type="float">
            <text:p>3.77</text:p>
          </table:table-cell>
          <table:table-cell office:value-type="float" office:value="227.23" calcext:value-type="float">
            <text:p>227.23</text:p>
          </table:table-cell>
        </table:table-row>
        <table:table-row table:style-name="ro1">
          <table:table-cell table:number-columns-repeated="9"/>
          <table:table-cell table:formula="of:=[.J190]+1000/240" office:value-type="float" office:value="783.333333333332" calcext:value-type="float">
            <text:p>783.3333333333</text:p>
          </table:table-cell>
          <table:table-cell office:value-type="float" office:value="3.8" calcext:value-type="float">
            <text:p>3.8</text:p>
          </table:table-cell>
          <table:table-cell office:value-type="float" office:value="230.06" calcext:value-type="float">
            <text:p>230.06</text:p>
          </table:table-cell>
        </table:table-row>
        <table:table-row table:style-name="ro1">
          <table:table-cell table:number-columns-repeated="9"/>
          <table:table-cell table:formula="of:=[.J191]+1000/240" office:value-type="float" office:value="787.499999999998" calcext:value-type="float">
            <text:p>787.5</text:p>
          </table:table-cell>
          <table:table-cell office:value-type="float" office:value="3.78" calcext:value-type="float">
            <text:p>3.78</text:p>
          </table:table-cell>
          <table:table-cell office:value-type="float" office:value="233.07" calcext:value-type="float">
            <text:p>233.07</text:p>
          </table:table-cell>
        </table:table-row>
        <table:table-row table:style-name="ro1">
          <table:table-cell table:number-columns-repeated="9"/>
          <table:table-cell table:formula="of:=[.J192]+1000/240" office:value-type="float" office:value="791.666666666665" calcext:value-type="float">
            <text:p>791.6666666667</text:p>
          </table:table-cell>
          <table:table-cell office:value-type="float" office:value="3.76" calcext:value-type="float">
            <text:p>3.76</text:p>
          </table:table-cell>
          <table:table-cell office:value-type="float" office:value="234.85" calcext:value-type="float">
            <text:p>234.85</text:p>
          </table:table-cell>
        </table:table-row>
        <table:table-row table:style-name="ro1">
          <table:table-cell table:number-columns-repeated="9"/>
          <table:table-cell table:formula="of:=[.J193]+1000/240" office:value-type="float" office:value="795.833333333332" calcext:value-type="float">
            <text:p>795.8333333333</text:p>
          </table:table-cell>
          <table:table-cell office:value-type="float" office:value="3.87" calcext:value-type="float">
            <text:p>3.87</text:p>
          </table:table-cell>
          <table:table-cell office:value-type="float" office:value="237.38" calcext:value-type="float">
            <text:p>237.38</text:p>
          </table:table-cell>
        </table:table-row>
        <table:table-row table:style-name="ro1">
          <table:table-cell table:number-columns-repeated="9"/>
          <table:table-cell table:formula="of:=[.J194]+1000/240" office:value-type="float" office:value="799.999999999998" calcext:value-type="float">
            <text:p>800</text:p>
          </table:table-cell>
          <table:table-cell office:value-type="float" office:value="3.93" calcext:value-type="float">
            <text:p>3.93</text:p>
          </table:table-cell>
          <table:table-cell office:value-type="float" office:value="237.41" calcext:value-type="float">
            <text:p>237.41</text:p>
          </table:table-cell>
        </table:table-row>
        <table:table-row table:style-name="ro1">
          <table:table-cell table:number-columns-repeated="9"/>
          <table:table-cell table:formula="of:=[.J195]+1000/240" office:value-type="float" office:value="804.166666666665" calcext:value-type="float">
            <text:p>804.1666666667</text:p>
          </table:table-cell>
          <table:table-cell office:value-type="float" office:value="4.09" calcext:value-type="float">
            <text:p>4.09</text:p>
          </table:table-cell>
          <table:table-cell office:value-type="float" office:value="237.92" calcext:value-type="float">
            <text:p>237.92</text:p>
          </table:table-cell>
        </table:table-row>
        <table:table-row table:style-name="ro1">
          <table:table-cell table:number-columns-repeated="9"/>
          <table:table-cell table:formula="of:=[.J196]+1000/240" office:value-type="float" office:value="808.333333333332" calcext:value-type="float">
            <text:p>808.3333333333</text:p>
          </table:table-cell>
          <table:table-cell office:value-type="float" office:value="4.13" calcext:value-type="float">
            <text:p>4.13</text:p>
          </table:table-cell>
          <table:table-cell office:value-type="float" office:value="238.59" calcext:value-type="float">
            <text:p>238.59</text:p>
          </table:table-cell>
        </table:table-row>
        <table:table-row table:style-name="ro1">
          <table:table-cell table:number-columns-repeated="9"/>
          <table:table-cell table:formula="of:=[.J197]+1000/240" office:value-type="float" office:value="812.499999999998" calcext:value-type="float">
            <text:p>812.5</text:p>
          </table:table-cell>
          <table:table-cell office:value-type="float" office:value="4.19" calcext:value-type="float">
            <text:p>4.19</text:p>
          </table:table-cell>
          <table:table-cell office:value-type="float" office:value="238.47" calcext:value-type="float">
            <text:p>238.47</text:p>
          </table:table-cell>
        </table:table-row>
        <table:table-row table:style-name="ro1">
          <table:table-cell table:number-columns-repeated="9"/>
          <table:table-cell table:formula="of:=[.J198]+1000/240" office:value-type="float" office:value="816.666666666665" calcext:value-type="float">
            <text:p>816.6666666667</text:p>
          </table:table-cell>
          <table:table-cell office:value-type="float" office:value="4.26" calcext:value-type="float">
            <text:p>4.26</text:p>
          </table:table-cell>
          <table:table-cell office:value-type="float" office:value="236.69" calcext:value-type="float">
            <text:p>236.69</text:p>
          </table:table-cell>
        </table:table-row>
        <table:table-row table:style-name="ro1">
          <table:table-cell table:number-columns-repeated="9"/>
          <table:table-cell table:formula="of:=[.J199]+1000/240" office:value-type="float" office:value="820.833333333331" calcext:value-type="float">
            <text:p>820.8333333333</text:p>
          </table:table-cell>
          <table:table-cell office:value-type="float" office:value="4.27" calcext:value-type="float">
            <text:p>4.27</text:p>
          </table:table-cell>
          <table:table-cell office:value-type="float" office:value="236.67" calcext:value-type="float">
            <text:p>236.67</text:p>
          </table:table-cell>
        </table:table-row>
        <table:table-row table:style-name="ro1">
          <table:table-cell table:number-columns-repeated="9"/>
          <table:table-cell table:formula="of:=[.J200]+1000/240" office:value-type="float" office:value="824.999999999998" calcext:value-type="float">
            <text:p>825</text:p>
          </table:table-cell>
          <table:table-cell office:value-type="float" office:value="4.29" calcext:value-type="float">
            <text:p>4.29</text:p>
          </table:table-cell>
          <table:table-cell office:value-type="float" office:value="235.45" calcext:value-type="float">
            <text:p>235.45</text:p>
          </table:table-cell>
        </table:table-row>
        <table:table-row table:style-name="ro1">
          <table:table-cell table:number-columns-repeated="9"/>
          <table:table-cell table:formula="of:=[.J201]+1000/240" office:value-type="float" office:value="829.166666666665" calcext:value-type="float">
            <text:p>829.1666666667</text:p>
          </table:table-cell>
          <table:table-cell office:value-type="float" office:value="4.38" calcext:value-type="float">
            <text:p>4.38</text:p>
          </table:table-cell>
          <table:table-cell office:value-type="float" office:value="233.07" calcext:value-type="float">
            <text:p>233.07</text:p>
          </table:table-cell>
        </table:table-row>
        <table:table-row table:style-name="ro1">
          <table:table-cell table:number-columns-repeated="9"/>
          <table:table-cell table:formula="of:=[.J202]+1000/240" office:value-type="float" office:value="833.333333333331" calcext:value-type="float">
            <text:p>833.3333333333</text:p>
          </table:table-cell>
          <table:table-cell office:value-type="float" office:value="4.43" calcext:value-type="float">
            <text:p>4.43</text:p>
          </table:table-cell>
          <table:table-cell office:value-type="float" office:value="229.48" calcext:value-type="float">
            <text:p>229.48</text:p>
          </table:table-cell>
        </table:table-row>
        <table:table-row table:style-name="ro1">
          <table:table-cell table:number-columns-repeated="9"/>
          <table:table-cell table:formula="of:=[.J203]+1000/240" office:value-type="float" office:value="837.499999999998" calcext:value-type="float">
            <text:p>837.5</text:p>
          </table:table-cell>
          <table:table-cell office:value-type="float" office:value="4.5" calcext:value-type="float">
            <text:p>4.5</text:p>
          </table:table-cell>
          <table:table-cell office:value-type="float" office:value="226.45" calcext:value-type="float">
            <text:p>226.45</text:p>
          </table:table-cell>
        </table:table-row>
        <table:table-row table:style-name="ro1">
          <table:table-cell table:number-columns-repeated="9"/>
          <table:table-cell table:formula="of:=[.J204]+1000/240" office:value-type="float" office:value="841.666666666665" calcext:value-type="float">
            <text:p>841.6666666667</text:p>
          </table:table-cell>
          <table:table-cell office:value-type="float" office:value="4.6" calcext:value-type="float">
            <text:p>4.6</text:p>
          </table:table-cell>
          <table:table-cell office:value-type="float" office:value="221.51" calcext:value-type="float">
            <text:p>221.51</text:p>
          </table:table-cell>
        </table:table-row>
        <table:table-row table:style-name="ro1">
          <table:table-cell table:number-columns-repeated="9"/>
          <table:table-cell table:formula="of:=[.J205]+1000/240" office:value-type="float" office:value="845.833333333331" calcext:value-type="float">
            <text:p>845.8333333333</text:p>
          </table:table-cell>
          <table:table-cell office:value-type="float" office:value="4.6" calcext:value-type="float">
            <text:p>4.6</text:p>
          </table:table-cell>
          <table:table-cell office:value-type="float" office:value="216.5" calcext:value-type="float">
            <text:p>216.5</text:p>
          </table:table-cell>
        </table:table-row>
        <table:table-row table:style-name="ro1">
          <table:table-cell table:number-columns-repeated="9"/>
          <table:table-cell table:formula="of:=[.J206]+1000/240" office:value-type="float" office:value="849.999999999998" calcext:value-type="float">
            <text:p>850</text:p>
          </table:table-cell>
          <table:table-cell office:value-type="float" office:value="4.55" calcext:value-type="float">
            <text:p>4.55</text:p>
          </table:table-cell>
          <table:table-cell office:value-type="float" office:value="213.46" calcext:value-type="float">
            <text:p>213.46</text:p>
          </table:table-cell>
        </table:table-row>
        <table:table-row table:style-name="ro1">
          <table:table-cell table:number-columns-repeated="9"/>
          <table:table-cell table:formula="of:=[.J207]+1000/240" office:value-type="float" office:value="854.166666666665" calcext:value-type="float">
            <text:p>854.1666666667</text:p>
          </table:table-cell>
          <table:table-cell office:value-type="float" office:value="4.55" calcext:value-type="float">
            <text:p>4.55</text:p>
          </table:table-cell>
          <table:table-cell office:value-type="float" office:value="210.22" calcext:value-type="float">
            <text:p>210.22</text:p>
          </table:table-cell>
        </table:table-row>
        <table:table-row table:style-name="ro1">
          <table:table-cell table:number-columns-repeated="9"/>
          <table:table-cell table:formula="of:=[.J208]+1000/240" office:value-type="float" office:value="858.333333333331" calcext:value-type="float">
            <text:p>858.3333333333</text:p>
          </table:table-cell>
          <table:table-cell office:value-type="float" office:value="4.53" calcext:value-type="float">
            <text:p>4.53</text:p>
          </table:table-cell>
          <table:table-cell office:value-type="float" office:value="208.59" calcext:value-type="float">
            <text:p>208.59</text:p>
          </table:table-cell>
        </table:table-row>
        <table:table-row table:style-name="ro1">
          <table:table-cell table:number-columns-repeated="9"/>
          <table:table-cell table:formula="of:=[.J209]+1000/240" office:value-type="float" office:value="862.499999999998" calcext:value-type="float">
            <text:p>862.5</text:p>
          </table:table-cell>
          <table:table-cell office:value-type="float" office:value="4.54" calcext:value-type="float">
            <text:p>4.54</text:p>
          </table:table-cell>
          <table:table-cell office:value-type="float" office:value="207.55" calcext:value-type="float">
            <text:p>207.55</text:p>
          </table:table-cell>
        </table:table-row>
        <table:table-row table:style-name="ro1">
          <table:table-cell table:number-columns-repeated="9"/>
          <table:table-cell table:formula="of:=[.J210]+1000/240" office:value-type="float" office:value="866.666666666664" calcext:value-type="float">
            <text:p>866.6666666667</text:p>
          </table:table-cell>
          <table:table-cell office:value-type="float" office:value="4.55" calcext:value-type="float">
            <text:p>4.55</text:p>
          </table:table-cell>
          <table:table-cell office:value-type="float" office:value="208.79" calcext:value-type="float">
            <text:p>208.79</text:p>
          </table:table-cell>
        </table:table-row>
        <table:table-row table:style-name="ro1">
          <table:table-cell table:number-columns-repeated="9"/>
          <table:table-cell table:formula="of:=[.J211]+1000/240" office:value-type="float" office:value="870.833333333331" calcext:value-type="float">
            <text:p>870.8333333333</text:p>
          </table:table-cell>
          <table:table-cell office:value-type="float" office:value="4.43" calcext:value-type="float">
            <text:p>4.43</text:p>
          </table:table-cell>
          <table:table-cell office:value-type="float" office:value="211.27" calcext:value-type="float">
            <text:p>211.27</text:p>
          </table:table-cell>
        </table:table-row>
        <table:table-row table:style-name="ro1">
          <table:table-cell table:number-columns-repeated="9"/>
          <table:table-cell table:formula="of:=[.J212]+1000/240" office:value-type="float" office:value="874.999999999998" calcext:value-type="float">
            <text:p>875</text:p>
          </table:table-cell>
          <table:table-cell office:value-type="float" office:value="4.46" calcext:value-type="float">
            <text:p>4.46</text:p>
          </table:table-cell>
          <table:table-cell office:value-type="float" office:value="214.59" calcext:value-type="float">
            <text:p>214.59</text:p>
          </table:table-cell>
        </table:table-row>
        <table:table-row table:style-name="ro1">
          <table:table-cell table:number-columns-repeated="9"/>
          <table:table-cell table:formula="of:=[.J213]+1000/240" office:value-type="float" office:value="879.166666666664" calcext:value-type="float">
            <text:p>879.1666666667</text:p>
          </table:table-cell>
          <table:table-cell office:value-type="float" office:value="4.38" calcext:value-type="float">
            <text:p>4.38</text:p>
          </table:table-cell>
          <table:table-cell office:value-type="float" office:value="219.13" calcext:value-type="float">
            <text:p>219.13</text:p>
          </table:table-cell>
        </table:table-row>
        <table:table-row table:style-name="ro1">
          <table:table-cell table:number-columns-repeated="9"/>
          <table:table-cell table:formula="of:=[.J214]+1000/240" office:value-type="float" office:value="883.333333333331" calcext:value-type="float">
            <text:p>883.3333333333</text:p>
          </table:table-cell>
          <table:table-cell office:value-type="float" office:value="4.41" calcext:value-type="float">
            <text:p>4.41</text:p>
          </table:table-cell>
          <table:table-cell office:value-type="float" office:value="224.73" calcext:value-type="float">
            <text:p>224.73</text:p>
          </table:table-cell>
        </table:table-row>
        <table:table-row table:style-name="ro1">
          <table:table-cell table:number-columns-repeated="9"/>
          <table:table-cell table:formula="of:=[.J215]+1000/240" office:value-type="float" office:value="887.499999999998" calcext:value-type="float">
            <text:p>887.5</text:p>
          </table:table-cell>
          <table:table-cell office:value-type="float" office:value="4.46" calcext:value-type="float">
            <text:p>4.46</text:p>
          </table:table-cell>
          <table:table-cell office:value-type="float" office:value="228.19" calcext:value-type="float">
            <text:p>228.19</text:p>
          </table:table-cell>
        </table:table-row>
        <table:table-row table:style-name="ro1">
          <table:table-cell table:number-columns-repeated="9"/>
          <table:table-cell table:formula="of:=[.J216]+1000/240" office:value-type="float" office:value="891.666666666664" calcext:value-type="float">
            <text:p>891.6666666667</text:p>
          </table:table-cell>
          <table:table-cell office:value-type="float" office:value="4.46" calcext:value-type="float">
            <text:p>4.46</text:p>
          </table:table-cell>
          <table:table-cell office:value-type="float" office:value="228.95" calcext:value-type="float">
            <text:p>228.95</text:p>
          </table:table-cell>
        </table:table-row>
        <table:table-row table:style-name="ro1">
          <table:table-cell table:number-columns-repeated="9"/>
          <table:table-cell table:formula="of:=[.J217]+1000/240" office:value-type="float" office:value="895.833333333331" calcext:value-type="float">
            <text:p>895.8333333333</text:p>
          </table:table-cell>
          <table:table-cell office:value-type="float" office:value="4.54" calcext:value-type="float">
            <text:p>4.54</text:p>
          </table:table-cell>
          <table:table-cell office:value-type="float" office:value="228.88" calcext:value-type="float">
            <text:p>228.88</text:p>
          </table:table-cell>
        </table:table-row>
        <table:table-row table:style-name="ro1">
          <table:table-cell table:number-columns-repeated="9"/>
          <table:table-cell table:formula="of:=[.J218]+1000/240" office:value-type="float" office:value="899.999999999997" calcext:value-type="float">
            <text:p>900</text:p>
          </table:table-cell>
          <table:table-cell office:value-type="float" office:value="4.62" calcext:value-type="float">
            <text:p>4.62</text:p>
          </table:table-cell>
          <table:table-cell office:value-type="float" office:value="228.12" calcext:value-type="float">
            <text:p>228.12</text:p>
          </table:table-cell>
        </table:table-row>
        <table:table-row table:style-name="ro1">
          <table:table-cell table:number-columns-repeated="9"/>
          <table:table-cell table:formula="of:=[.J219]+1000/240" office:value-type="float" office:value="904.166666666664" calcext:value-type="float">
            <text:p>904.1666666667</text:p>
          </table:table-cell>
          <table:table-cell office:value-type="float" office:value="4.64" calcext:value-type="float">
            <text:p>4.64</text:p>
          </table:table-cell>
          <table:table-cell office:value-type="float" office:value="225.21" calcext:value-type="float">
            <text:p>225.21</text:p>
          </table:table-cell>
        </table:table-row>
        <table:table-row table:style-name="ro1">
          <table:table-cell table:number-columns-repeated="9"/>
          <table:table-cell table:formula="of:=[.J220]+1000/240" office:value-type="float" office:value="908.333333333331" calcext:value-type="float">
            <text:p>908.3333333333</text:p>
          </table:table-cell>
          <table:table-cell office:value-type="float" office:value="4.76" calcext:value-type="float">
            <text:p>4.76</text:p>
          </table:table-cell>
          <table:table-cell office:value-type="float" office:value="220.89" calcext:value-type="float">
            <text:p>220.89</text:p>
          </table:table-cell>
        </table:table-row>
        <table:table-row table:style-name="ro1">
          <table:table-cell table:number-columns-repeated="9"/>
          <table:table-cell table:formula="of:=[.J221]+1000/240" office:value-type="float" office:value="912.499999999997" calcext:value-type="float">
            <text:p>912.5</text:p>
          </table:table-cell>
          <table:table-cell office:value-type="float" office:value="4.84" calcext:value-type="float">
            <text:p>4.84</text:p>
          </table:table-cell>
          <table:table-cell office:value-type="float" office:value="215.64" calcext:value-type="float">
            <text:p>215.64</text:p>
          </table:table-cell>
        </table:table-row>
        <table:table-row table:style-name="ro1">
          <table:table-cell table:number-columns-repeated="9"/>
          <table:table-cell table:formula="of:=[.J222]+1000/240" office:value-type="float" office:value="916.666666666664" calcext:value-type="float">
            <text:p>916.6666666667</text:p>
          </table:table-cell>
          <table:table-cell office:value-type="float" office:value="4.86" calcext:value-type="float">
            <text:p>4.86</text:p>
          </table:table-cell>
          <table:table-cell office:value-type="float" office:value="209.92" calcext:value-type="float">
            <text:p>209.92</text:p>
          </table:table-cell>
        </table:table-row>
        <table:table-row table:style-name="ro1">
          <table:table-cell table:number-columns-repeated="9"/>
          <table:table-cell table:formula="of:=[.J223]+1000/240" office:value-type="float" office:value="920.833333333331" calcext:value-type="float">
            <text:p>920.8333333333</text:p>
          </table:table-cell>
          <table:table-cell office:value-type="float" office:value="4.79" calcext:value-type="float">
            <text:p>4.79</text:p>
          </table:table-cell>
          <table:table-cell office:value-type="float" office:value="204.62" calcext:value-type="float">
            <text:p>204.62</text:p>
          </table:table-cell>
        </table:table-row>
        <table:table-row table:style-name="ro1">
          <table:table-cell table:number-columns-repeated="9"/>
          <table:table-cell table:formula="of:=[.J224]+1000/240" office:value-type="float" office:value="924.999999999997" calcext:value-type="float">
            <text:p>925</text:p>
          </table:table-cell>
          <table:table-cell office:value-type="float" office:value="4.71" calcext:value-type="float">
            <text:p>4.71</text:p>
          </table:table-cell>
          <table:table-cell office:value-type="float" office:value="197.97" calcext:value-type="float">
            <text:p>197.97</text:p>
          </table:table-cell>
        </table:table-row>
        <table:table-row table:style-name="ro1">
          <table:table-cell table:number-columns-repeated="9"/>
          <table:table-cell table:formula="of:=[.J225]+1000/240" office:value-type="float" office:value="929.166666666664" calcext:value-type="float">
            <text:p>929.1666666667</text:p>
          </table:table-cell>
          <table:table-cell office:value-type="float" office:value="4.66" calcext:value-type="float">
            <text:p>4.66</text:p>
          </table:table-cell>
          <table:table-cell office:value-type="float" office:value="194.61" calcext:value-type="float">
            <text:p>194.61</text:p>
          </table:table-cell>
        </table:table-row>
        <table:table-row table:style-name="ro1">
          <table:table-cell table:number-columns-repeated="9"/>
          <table:table-cell table:formula="of:=[.J226]+1000/240" office:value-type="float" office:value="933.33333333333" calcext:value-type="float">
            <text:p>933.3333333333</text:p>
          </table:table-cell>
          <table:table-cell office:value-type="float" office:value="4.58" calcext:value-type="float">
            <text:p>4.58</text:p>
          </table:table-cell>
          <table:table-cell office:value-type="float" office:value="196.11" calcext:value-type="float">
            <text:p>196.11</text:p>
          </table:table-cell>
        </table:table-row>
        <table:table-row table:style-name="ro1">
          <table:table-cell table:number-columns-repeated="9"/>
          <table:table-cell table:formula="of:=[.J227]+1000/240" office:value-type="float" office:value="937.499999999997" calcext:value-type="float">
            <text:p>937.5</text:p>
          </table:table-cell>
          <table:table-cell office:value-type="float" office:value="4.55" calcext:value-type="float">
            <text:p>4.55</text:p>
          </table:table-cell>
          <table:table-cell office:value-type="float" office:value="199.15" calcext:value-type="float">
            <text:p>199.15</text:p>
          </table:table-cell>
        </table:table-row>
        <table:table-row table:style-name="ro1">
          <table:table-cell table:number-columns-repeated="9"/>
          <table:table-cell table:formula="of:=[.J228]+1000/240" office:value-type="float" office:value="941.666666666664" calcext:value-type="float">
            <text:p>941.6666666667</text:p>
          </table:table-cell>
          <table:table-cell office:value-type="float" office:value="4.51" calcext:value-type="float">
            <text:p>4.51</text:p>
          </table:table-cell>
          <table:table-cell office:value-type="float" office:value="205.03" calcext:value-type="float">
            <text:p>205.03</text:p>
          </table:table-cell>
        </table:table-row>
        <table:table-row table:style-name="ro1">
          <table:table-cell table:number-columns-repeated="9"/>
          <table:table-cell table:formula="of:=[.J229]+1000/240" office:value-type="float" office:value="945.83333333333" calcext:value-type="float">
            <text:p>945.8333333333</text:p>
          </table:table-cell>
          <table:table-cell office:value-type="float" office:value="4.52" calcext:value-type="float">
            <text:p>4.52</text:p>
          </table:table-cell>
          <table:table-cell office:value-type="float" office:value="212.04" calcext:value-type="float">
            <text:p>212.04</text:p>
          </table:table-cell>
        </table:table-row>
        <table:table-row table:style-name="ro1">
          <table:table-cell table:number-columns-repeated="9"/>
          <table:table-cell table:formula="of:=[.J230]+1000/240" office:value-type="float" office:value="949.999999999997" calcext:value-type="float">
            <text:p>950</text:p>
          </table:table-cell>
          <table:table-cell office:value-type="float" office:value="4.43" calcext:value-type="float">
            <text:p>4.43</text:p>
          </table:table-cell>
          <table:table-cell office:value-type="float" office:value="218.71" calcext:value-type="float">
            <text:p>218.71</text:p>
          </table:table-cell>
        </table:table-row>
        <table:table-row table:style-name="ro1">
          <table:table-cell table:number-columns-repeated="9"/>
          <table:table-cell table:formula="of:=[.J231]+1000/240" office:value-type="float" office:value="954.166666666664" calcext:value-type="float">
            <text:p>954.1666666667</text:p>
          </table:table-cell>
          <table:table-cell office:value-type="float" office:value="4.38" calcext:value-type="float">
            <text:p>4.38</text:p>
          </table:table-cell>
          <table:table-cell office:value-type="float" office:value="225.03" calcext:value-type="float">
            <text:p>225.03</text:p>
          </table:table-cell>
        </table:table-row>
        <table:table-row table:style-name="ro1">
          <table:table-cell table:number-columns-repeated="9"/>
          <table:table-cell table:formula="of:=[.J232]+1000/240" office:value-type="float" office:value="958.33333333333" calcext:value-type="float">
            <text:p>958.3333333333</text:p>
          </table:table-cell>
          <table:table-cell office:value-type="float" office:value="4.32" calcext:value-type="float">
            <text:p>4.32</text:p>
          </table:table-cell>
          <table:table-cell office:value-type="float" office:value="228.9" calcext:value-type="float">
            <text:p>228.9</text:p>
          </table:table-cell>
        </table:table-row>
        <table:table-row table:style-name="ro1">
          <table:table-cell table:number-columns-repeated="9"/>
          <table:table-cell table:formula="of:=[.J233]+1000/240" office:value-type="float" office:value="962.499999999997" calcext:value-type="float">
            <text:p>962.5</text:p>
          </table:table-cell>
          <table:table-cell office:value-type="float" office:value="4.31" calcext:value-type="float">
            <text:p>4.31</text:p>
          </table:table-cell>
          <table:table-cell office:value-type="float" office:value="234.03" calcext:value-type="float">
            <text:p>234.03</text:p>
          </table:table-cell>
        </table:table-row>
        <table:table-row table:style-name="ro1">
          <table:table-cell table:number-columns-repeated="9"/>
          <table:table-cell table:formula="of:=[.J234]+1000/240" office:value-type="float" office:value="966.666666666663" calcext:value-type="float">
            <text:p>966.6666666667</text:p>
          </table:table-cell>
          <table:table-cell office:value-type="float" office:value="4.21" calcext:value-type="float">
            <text:p>4.21</text:p>
          </table:table-cell>
          <table:table-cell office:value-type="float" office:value="238.22" calcext:value-type="float">
            <text:p>238.22</text:p>
          </table:table-cell>
        </table:table-row>
        <table:table-row table:style-name="ro1">
          <table:table-cell table:number-columns-repeated="9"/>
          <table:table-cell table:formula="of:=[.J235]+1000/240" office:value-type="float" office:value="970.83333333333" calcext:value-type="float">
            <text:p>970.8333333333</text:p>
          </table:table-cell>
          <table:table-cell office:value-type="float" office:value="4.24" calcext:value-type="float">
            <text:p>4.24</text:p>
          </table:table-cell>
          <table:table-cell office:value-type="float" office:value="241.26" calcext:value-type="float">
            <text:p>241.26</text:p>
          </table:table-cell>
        </table:table-row>
        <table:table-row table:style-name="ro1">
          <table:table-cell table:number-columns-repeated="9"/>
          <table:table-cell table:formula="of:=[.J236]+1000/240" office:value-type="float" office:value="974.999999999997" calcext:value-type="float">
            <text:p>975</text:p>
          </table:table-cell>
          <table:table-cell office:value-type="float" office:value="4.31" calcext:value-type="float">
            <text:p>4.31</text:p>
          </table:table-cell>
          <table:table-cell office:value-type="float" office:value="242.48" calcext:value-type="float">
            <text:p>242.48</text:p>
          </table:table-cell>
        </table:table-row>
        <table:table-row table:style-name="ro1">
          <table:table-cell table:number-columns-repeated="9"/>
          <table:table-cell table:formula="of:=[.J237]+1000/240" office:value-type="float" office:value="979.166666666663" calcext:value-type="float">
            <text:p>979.1666666667</text:p>
          </table:table-cell>
          <table:table-cell office:value-type="float" office:value="4.35" calcext:value-type="float">
            <text:p>4.35</text:p>
          </table:table-cell>
          <table:table-cell office:value-type="float" office:value="243.15" calcext:value-type="float">
            <text:p>243.15</text:p>
          </table:table-cell>
        </table:table-row>
        <table:table-row table:style-name="ro1">
          <table:table-cell table:number-columns-repeated="9"/>
          <table:table-cell table:formula="of:=[.J238]+1000/240" office:value-type="float" office:value="983.33333333333" calcext:value-type="float">
            <text:p>983.3333333333</text:p>
          </table:table-cell>
          <table:table-cell office:value-type="float" office:value="4.43" calcext:value-type="float">
            <text:p>4.43</text:p>
          </table:table-cell>
          <table:table-cell office:value-type="float" office:value="242.71" calcext:value-type="float">
            <text:p>242.71</text:p>
          </table:table-cell>
        </table:table-row>
        <table:table-row table:style-name="ro1">
          <table:table-cell table:number-columns-repeated="9"/>
          <table:table-cell table:formula="of:=[.J239]+1000/240" office:value-type="float" office:value="987.499999999997" calcext:value-type="float">
            <text:p>987.5</text:p>
          </table:table-cell>
          <table:table-cell office:value-type="float" office:value="4.59" calcext:value-type="float">
            <text:p>4.59</text:p>
          </table:table-cell>
          <table:table-cell office:value-type="float" office:value="243.38" calcext:value-type="float">
            <text:p>243.38</text:p>
          </table:table-cell>
        </table:table-row>
        <table:table-row table:style-name="ro1">
          <table:table-cell table:number-columns-repeated="9"/>
          <table:table-cell table:formula="of:=[.J240]+1000/240" office:value-type="float" office:value="991.666666666663" calcext:value-type="float">
            <text:p>991.6666666667</text:p>
          </table:table-cell>
          <table:table-cell office:value-type="float" office:value="4.71" calcext:value-type="float">
            <text:p>4.71</text:p>
          </table:table-cell>
          <table:table-cell office:value-type="float" office:value="242.06" calcext:value-type="float">
            <text:p>242.06</text:p>
          </table:table-cell>
        </table:table-row>
        <table:table-row table:style-name="ro1">
          <table:table-cell table:number-columns-repeated="9"/>
          <table:table-cell table:formula="of:=[.J241]+1000/240" office:value-type="float" office:value="995.83333333333" calcext:value-type="float">
            <text:p>995.8333333333</text:p>
          </table:table-cell>
          <table:table-cell office:value-type="float" office:value="5.33" calcext:value-type="float">
            <text:p>5.33</text:p>
          </table:table-cell>
          <table:table-cell office:value-type="float" office:value="243.38" calcext:value-type="float">
            <text:p>243.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2:39:27</meta:creation-date>
    <dc:language>en-US</dc:language>
    <dc:date>2017-12-05T21:10:28.726246188</dc:date>
    <meta:editing-cycles>6</meta:editing-cycles>
    <meta:editing-duration>PT25M9S</meta:editing-duration>
    <meta:generator>LibreOffice/5.1.6.2$Linux_X86_64 LibreOffice_project/10m0$Build-2</meta:generator>
    <meta:document-statistic meta:table-count="3" meta:cell-count="187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4.389cm" svg:height="5.685cm" xlink:href=".." xlink:type="simple" chart:class="chart:scatter" chart:style-name="ch1">
        <chart:subtitle svg:x="0cm" svg:y="0cm" chart:style-name="ch2">
          <text:p/>
        </chart:subtitle>
        <chart:legend chart:legend-position="end" svg:x="1.907cm" svg:y="1.796cm" style:legend-expansion="high" chart:style-name="ch3"/>
        <chart:plot-area chart:style-name="ch4" table:cell-range-address="Sheet1.E10:Sheet1.F17 Sheet1.F9:Sheet1.F9 Sheet1.D31:Sheet1.D106 Sheet1.F19:Sheet1.F29 Sheet1.F2:Sheet1.F7" chart:data-source-has-labels="row" svg:x="0.087cm" svg:y="0.113cm" svg:width="1.733cm" svg:height="5.459cm">
          <chartooo:coordinate-region svg:x="0.708cm" svg:y="0.113cm" svg:width="0.784cm" svg:height="4.07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F10:Sheet1.F17" chart:label-cell-address="Sheet1.F9:Sheet1.F9" chart:class="chart:scatter">
            <chart:domain table:cell-range-address="Sheet1.E10:Sheet1.E17"/>
            <chart:data-point chart:repeated="8"/>
          </chart:series>
          <chart:series chart:style-name="ch8" chart:values-cell-range-address="Sheet1.D32:Sheet1.D106" chart:label-cell-address="Sheet1.D31:Sheet1.D31" chart:class="chart:scatter">
            <chart:domain table:cell-range-address="Sheet1.C32:Sheet1.C106"/>
            <chart:data-point chart:repeated="75"/>
          </chart:series>
          <chart:series chart:style-name="ch9" chart:values-cell-range-address="Sheet1.F20:Sheet1.F29" chart:label-cell-address="Sheet1.F19:Sheet1.F19" chart:class="chart:scatter">
            <chart:domain table:cell-range-address="Sheet1.E20:Sheet1.E29"/>
            <chart:data-point chart:repeated="10"/>
          </chart:series>
          <chart:series chart:style-name="ch10" chart:values-cell-range-address="Sheet1.F3:Sheet1.F7" chart:label-cell-address="Sheet1.F2:Sheet1.F2" chart:class="chart:scatter">
            <chart:domain table:cell-range-address="Sheet1.E3:Sheet1.E7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MSE8</text:p>
                <draw:g>
                  <svg:desc>Sheet1.F9:Sheet1.F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MSEv</text:p>
                <draw:g>
                  <svg:desc>Sheet1.D31:Sheet1.D3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MSE10</text:p>
                <draw:g>
                  <svg:desc>Sheet1.F19:Sheet1.F19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MSE5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10:Sheet1.E17</svg:desc>
                </draw:g>
              </table:table-cell>
              <table:table-cell office:value-type="float" office:value="0">
                <text:p>0</text:p>
                <draw:g>
                  <svg:desc>Sheet1.F10:Sheet1.F17</svg:desc>
                </draw:g>
              </table:table-cell>
              <table:table-cell office:value-type="float" office:value="0">
                <text:p>0</text:p>
                <draw:g>
                  <svg:desc>Sheet1.C32:Sheet1.C106</svg:desc>
                </draw:g>
              </table:table-cell>
              <table:table-cell office:value-type="float" office:value="0">
                <text:p>0</text:p>
                <draw:g>
                  <svg:desc>Sheet1.D32:Sheet1.D106</svg:desc>
                </draw:g>
              </table:table-cell>
              <table:table-cell office:value-type="float" office:value="0">
                <text:p>0</text:p>
                <draw:g>
                  <svg:desc>Sheet1.E20:Sheet1.E29</svg:desc>
                </draw:g>
              </table:table-cell>
              <table:table-cell office:value-type="float" office:value="0">
                <text:p>0</text:p>
                <draw:g>
                  <svg:desc>Sheet1.F20:Sheet1.F29</svg:desc>
                </draw:g>
              </table:table-cell>
              <table:table-cell office:value-type="float" office:value="0">
                <text:p>0</text:p>
                <draw:g>
                  <svg:desc>Sheet1.E3:Sheet1.E7</svg:desc>
                </draw:g>
              </table:table-cell>
              <table:table-cell office:value-type="float" office:value="0">
                <text:p>0</text:p>
                <draw:g>
                  <svg:desc>Sheet1.F3:Sheet1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2.546291">
                <text:p>582.546291</text:p>
              </table:table-cell>
              <table:table-cell office:value-type="float" office:value="15.35">
                <text:p>15.3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47.53">
                <text:p>47.53</text:p>
              </table:table-cell>
              <table:table-cell office:value-type="float" office:value="498.665125">
                <text:p>498.665125</text:p>
              </table:table-cell>
              <table:table-cell office:value-type="float" office:value="14.42">
                <text:p>14.42</text:p>
              </table:table-cell>
              <table:table-cell office:value-type="float" office:value="508.779417">
                <text:p>508.779417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1.244666">
                <text:p>1281.244666</text:p>
              </table:table-cell>
              <table:table-cell office:value-type="float" office:value="16.07">
                <text:p>16.0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57.61">
                <text:p>57.61</text:p>
              </table:table-cell>
              <table:table-cell office:value-type="float" office:value="1143.760375">
                <text:p>1143.760375</text:p>
              </table:table-cell>
              <table:table-cell office:value-type="float" office:value="17.62">
                <text:p>17.62</text:p>
              </table:table-cell>
              <table:table-cell office:value-type="float" office:value="1205.519708">
                <text:p>1205.519708</text:p>
              </table:table-cell>
              <table:table-cell office:value-type="float" office:value="20.43">
                <text:p>20.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6.063166">
                <text:p>1926.063166</text:p>
              </table:table-cell>
              <table:table-cell office:value-type="float" office:value="16.26">
                <text:p>16.26</text:p>
              </table:table-cell>
              <table:table-cell office:value-type="float" office:value="100">
                <text:p>100</text:p>
              </table:table-cell>
              <table:table-cell office:value-type="float" office:value="45.1">
                <text:p>45.1</text:p>
              </table:table-cell>
              <table:table-cell office:value-type="float" office:value="1915.709583">
                <text:p>1915.709583</text:p>
              </table:table-cell>
              <table:table-cell office:value-type="float" office:value="20.63">
                <text:p>20.63</text:p>
              </table:table-cell>
              <table:table-cell office:value-type="float" office:value="1743.061583">
                <text:p>1743.061583</text:p>
              </table:table-cell>
              <table:table-cell office:value-type="float" office:value="22.36">
                <text:p>22.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81.273041">
                <text:p>2581.273041</text:p>
              </table:table-cell>
              <table:table-cell office:value-type="float" office:value="16.25">
                <text:p>16.25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47.91">
                <text:p>47.91</text:p>
              </table:table-cell>
              <table:table-cell office:value-type="float" office:value="2562.612083">
                <text:p>2562.612083</text:p>
              </table:table-cell>
              <table:table-cell office:value-type="float" office:value="21.49">
                <text:p>21.49</text:p>
              </table:table-cell>
              <table:table-cell office:value-type="float" office:value="2467.516417">
                <text:p>2467.516417</text:p>
              </table:table-cell>
              <table:table-cell office:value-type="float" office:value="21.13">
                <text:p>21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45.531916">
                <text:p>3245.531916</text:p>
              </table:table-cell>
              <table:table-cell office:value-type="float" office:value="16.32">
                <text:p>16.32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31.18">
                <text:p>31.18</text:p>
              </table:table-cell>
              <table:table-cell office:value-type="float" office:value="3916.403666">
                <text:p>3916.403666</text:p>
              </table:table-cell>
              <table:table-cell office:value-type="float" office:value="23.26">
                <text:p>23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39.221375">
                <text:p>4539.221375</text:p>
              </table:table-cell>
              <table:table-cell office:value-type="float" office:value="16.4">
                <text:p>16.4</text:p>
              </table:table-cell>
              <table:table-cell office:value-type="float" office:value="200">
                <text:p>200</text:p>
              </table:table-cell>
              <table:table-cell office:value-type="float" office:value="34.88">
                <text:p>34.88</text:p>
              </table:table-cell>
              <table:table-cell office:value-type="float" office:value="5508.495083">
                <text:p>5508.495083</text:p>
              </table:table-cell>
              <table:table-cell office:value-type="float" office:value="23.27">
                <text:p>23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55.515916">
                <text:p>5255.515916</text:p>
              </table:table-cell>
              <table:table-cell office:value-type="float" office:value="16.22">
                <text:p>16.22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25.67">
                <text:p>25.67</text:p>
              </table:table-cell>
              <table:table-cell office:value-type="float" office:value="6149.662333">
                <text:p>6149.662333</text:p>
              </table:table-cell>
              <table:table-cell office:value-type="float" office:value="24.57">
                <text:p>24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40.75">
                <text:p>40.75</text:p>
              </table:table-cell>
              <table:table-cell office:value-type="float" office:value="6894.359416">
                <text:p>6894.359416</text:p>
              </table:table-cell>
              <table:table-cell office:value-type="float" office:value="24.56">
                <text:p>24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41.52">
                <text:p>41.52</text:p>
              </table:table-cell>
              <table:table-cell office:value-type="float" office:value="7800.002541">
                <text:p>7800.002541</text:p>
              </table:table-cell>
              <table:table-cell office:value-type="float" office:value="23.25">
                <text:p>2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28.19">
                <text:p>28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49.77">
                <text:p>49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58.78">
                <text:p>58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.666666666667">
                <text:p>466.666666666667</text:p>
              </table:table-cell>
              <table:table-cell office:value-type="float" office:value="28.93">
                <text:p>28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22.48">
                <text:p>22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.333333333333">
                <text:p>533.333333333333</text:p>
              </table:table-cell>
              <table:table-cell office:value-type="float" office:value="37.21">
                <text:p>37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.666666666667">
                <text:p>566.666666666667</text:p>
              </table:table-cell>
              <table:table-cell office:value-type="float" office:value="38.23">
                <text:p>38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51.69">
                <text:p>51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.333333333333">
                <text:p>633.333333333333</text:p>
              </table:table-cell>
              <table:table-cell office:value-type="float" office:value="57.93">
                <text:p>57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.666666666667">
                <text:p>666.666666666667</text:p>
              </table:table-cell>
              <table:table-cell office:value-type="float" office:value="82.47">
                <text:p>82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">
                <text:p>700</text:p>
              </table:table-cell>
              <table:table-cell office:value-type="float" office:value="89.18">
                <text:p>89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.333333333334">
                <text:p>733.333333333334</text:p>
              </table:table-cell>
              <table:table-cell office:value-type="float" office:value="71.53">
                <text:p>71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6.666666666667">
                <text:p>766.666666666667</text:p>
              </table:table-cell>
              <table:table-cell office:value-type="float" office:value="55.8">
                <text:p>5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">
                <text:p>800</text:p>
              </table:table-cell>
              <table:table-cell office:value-type="float" office:value="33.51">
                <text:p>3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3.333333333334">
                <text:p>833.333333333334</text:p>
              </table:table-cell>
              <table:table-cell office:value-type="float" office:value="23.27">
                <text:p>23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6.666666666667">
                <text:p>866.666666666667</text:p>
              </table:table-cell>
              <table:table-cell office:value-type="float" office:value="35.78">
                <text:p>35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">
                <text:p>900</text:p>
              </table:table-cell>
              <table:table-cell office:value-type="float" office:value="31.32">
                <text:p>31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.333333333334">
                <text:p>933.333333333334</text:p>
              </table:table-cell>
              <table:table-cell office:value-type="float" office:value="21.89">
                <text:p>21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6.666666666667">
                <text:p>966.666666666667</text:p>
              </table:table-cell>
              <table:table-cell office:value-type="float" office:value="27.29">
                <text:p>27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42.31">
                <text:p>42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3.33333333333">
                <text:p>1033.33333333333</text:p>
              </table:table-cell>
              <table:table-cell office:value-type="float" office:value="44.86">
                <text:p>44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6.66666666667">
                <text:p>1066.66666666667</text:p>
              </table:table-cell>
              <table:table-cell office:value-type="float" office:value="44.27">
                <text:p>44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48.61">
                <text:p>48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3.33333333333">
                <text:p>1133.33333333333</text:p>
              </table:table-cell>
              <table:table-cell office:value-type="float" office:value="44.74">
                <text:p>44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6.66666666667">
                <text:p>1166.66666666667</text:p>
              </table:table-cell>
              <table:table-cell office:value-type="float" office:value="39.85">
                <text:p>39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48.69">
                <text:p>48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3.33333333333">
                <text:p>1233.33333333333</text:p>
              </table:table-cell>
              <table:table-cell office:value-type="float" office:value="56.95">
                <text:p>56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6.66666666667">
                <text:p>1266.66666666667</text:p>
              </table:table-cell>
              <table:table-cell office:value-type="float" office:value="49.36">
                <text:p>49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44.93">
                <text:p>44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3.33333333333">
                <text:p>1333.33333333333</text:p>
              </table:table-cell>
              <table:table-cell office:value-type="float" office:value="54.11">
                <text:p>54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6.66666666667">
                <text:p>1366.66666666667</text:p>
              </table:table-cell>
              <table:table-cell office:value-type="float" office:value="59.31">
                <text:p>59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50.16">
                <text:p>50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3.33333333333">
                <text:p>1433.33333333333</text:p>
              </table:table-cell>
              <table:table-cell office:value-type="float" office:value="34.98">
                <text:p>34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6.66666666667">
                <text:p>1466.66666666667</text:p>
              </table:table-cell>
              <table:table-cell office:value-type="float" office:value="26.66">
                <text:p>26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31.29">
                <text:p>31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3.33333333333">
                <text:p>1533.33333333333</text:p>
              </table:table-cell>
              <table:table-cell office:value-type="float" office:value="25.28">
                <text:p>25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6.66666666667">
                <text:p>1566.66666666667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27.42">
                <text:p>27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3.33333333333">
                <text:p>1633.33333333333</text:p>
              </table:table-cell>
              <table:table-cell office:value-type="float" office:value="41.98">
                <text:p>41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6.66666666667">
                <text:p>1666.66666666667</text:p>
              </table:table-cell>
              <table:table-cell office:value-type="float" office:value="41.43">
                <text:p>41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0">
                <text:p>1700</text:p>
              </table:table-cell>
              <table:table-cell office:value-type="float" office:value="35.03">
                <text:p>35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3.33333333333">
                <text:p>1733.33333333333</text:p>
              </table:table-cell>
              <table:table-cell office:value-type="float" office:value="54.86">
                <text:p>54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6.66666666667">
                <text:p>1766.66666666667</text:p>
              </table:table-cell>
              <table:table-cell office:value-type="float" office:value="77.68">
                <text:p>77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">
                <text:p>1800</text:p>
              </table:table-cell>
              <table:table-cell office:value-type="float" office:value="68.83">
                <text:p>68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3.33333333333">
                <text:p>1833.33333333333</text:p>
              </table:table-cell>
              <table:table-cell office:value-type="float" office:value="57.57">
                <text:p>57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6.66666666667">
                <text:p>1866.66666666667</text:p>
              </table:table-cell>
              <table:table-cell office:value-type="float" office:value="56.91">
                <text:p>56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0">
                <text:p>1900</text:p>
              </table:table-cell>
              <table:table-cell office:value-type="float" office:value="37.68">
                <text:p>37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3.33333333333">
                <text:p>1933.33333333333</text:p>
              </table:table-cell>
              <table:table-cell office:value-type="float" office:value="79.59">
                <text:p>79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6.66666666667">
                <text:p>1966.66666666667</text:p>
              </table:table-cell>
              <table:table-cell office:value-type="float" office:value="95.52">
                <text:p>95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">
                <text:p>2000</text:p>
              </table:table-cell>
              <table:table-cell office:value-type="float" office:value="99.12">
                <text:p>99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3.33333333333">
                <text:p>2033.33333333333</text:p>
              </table:table-cell>
              <table:table-cell office:value-type="float" office:value="83.96">
                <text:p>83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6.66666666666">
                <text:p>2066.66666666666</text:p>
              </table:table-cell>
              <table:table-cell office:value-type="float" office:value="74.2">
                <text:p>7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0">
                <text:p>2100</text:p>
              </table:table-cell>
              <table:table-cell office:value-type="float" office:value="80.7">
                <text:p>8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3.33333333333">
                <text:p>2133.33333333333</text:p>
              </table:table-cell>
              <table:table-cell office:value-type="float" office:value="87.28">
                <text:p>87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6.66666666667">
                <text:p>2166.66666666667</text:p>
              </table:table-cell>
              <table:table-cell office:value-type="float" office:value="80.77">
                <text:p>80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0">
                <text:p>2200</text:p>
              </table:table-cell>
              <table:table-cell office:value-type="float" office:value="66.12">
                <text:p>66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3.33333333333">
                <text:p>2233.33333333333</text:p>
              </table:table-cell>
              <table:table-cell office:value-type="float" office:value="48.49">
                <text:p>48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6.66666666667">
                <text:p>2266.66666666667</text:p>
              </table:table-cell>
              <table:table-cell office:value-type="float" office:value="55.93">
                <text:p>55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0">
                <text:p>2300</text:p>
              </table:table-cell>
              <table:table-cell office:value-type="float" office:value="60.22">
                <text:p>60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3.33333333333">
                <text:p>2333.33333333333</text:p>
              </table:table-cell>
              <table:table-cell office:value-type="float" office:value="47.14">
                <text:p>47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6.66666666667">
                <text:p>2366.66666666667</text:p>
              </table:table-cell>
              <table:table-cell office:value-type="float" office:value="59.94">
                <text:p>59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0">
                <text:p>2400</text:p>
              </table:table-cell>
              <table:table-cell office:value-type="float" office:value="67.97">
                <text:p>67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3.33333333333">
                <text:p>2433.33333333333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6.66666666667">
                <text:p>2466.66666666667</text:p>
              </table:table-cell>
              <table:table-cell office:value-type="float" office:value="69.12">
                <text:p>69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5.666cm" svg:height="3.52cm" xlink:href=".." xlink:type="simple" chart:class="chart:scatter" chart:style-name="ch1">
        <chart:subtitle svg:x="0cm" svg:y="0cm" chart:style-name="ch2">
          <text:p/>
        </chart:subtitle>
        <chart:legend chart:legend-position="end" svg:x="3.078cm" svg:y="0.714cm" style:legend-expansion="high" chart:style-name="ch3"/>
        <chart:plot-area chart:style-name="ch4" table:cell-range-address="Sheet1.E20:Sheet1.E29 Sheet1.G19:Sheet1.G29 Sheet1.E31:Sheet1.E106 Sheet1.G2:Sheet1.G7 Sheet1.G9:Sheet1.G17" chart:data-source-has-labels="row" svg:x="-0.327cm" svg:y="-0.042cm" svg:width="5.002cm" svg:height="4.432cm">
          <chartooo:coordinate-region svg:x="0.4cm" svg:y="0.158cm" svg:width="4.133cm" svg:height="3.0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G20:Sheet1.G29" chart:label-cell-address="Sheet1.G19:Sheet1.G19" chart:class="chart:scatter">
            <chart:domain table:cell-range-address="Sheet1.E20:Sheet1.E29"/>
            <chart:data-point chart:repeated="10"/>
          </chart:series>
          <chart:series chart:style-name="ch8" chart:values-cell-range-address="Sheet1.E32:Sheet1.E106" chart:label-cell-address="Sheet1.E31:Sheet1.E31" chart:class="chart:scatter">
            <chart:domain table:cell-range-address="Sheet1.C32:Sheet1.C106"/>
            <chart:data-point chart:repeated="75"/>
          </chart:series>
          <chart:series chart:style-name="ch9" chart:values-cell-range-address="Sheet1.G3:Sheet1.G7" chart:label-cell-address="Sheet1.G2:Sheet1.G2" chart:class="chart:scatter">
            <chart:domain table:cell-range-address="Sheet1.E3:Sheet1.E7"/>
            <chart:data-point chart:repeated="5"/>
          </chart:series>
          <chart:series chart:style-name="ch10" chart:values-cell-range-address="Sheet1.G10:Sheet1.G17" chart:label-cell-address="Sheet1.G9:Sheet1.G9" chart:class="chart:scatter">
            <chart:domain table:cell-range-address="Sheet1.E10:Sheet1.E17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SIM10</text:p>
                <draw:g>
                  <svg:desc>Sheet1.G19:Sheet1.G1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SIMv</text:p>
                <draw:g>
                  <svg:desc>Sheet1.E31:Sheet1.E3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SIM5</text:p>
                <draw:g>
                  <svg:desc>Sheet1.G2:Sheet1.G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SIM8</text:p>
                <draw:g>
                  <svg:desc>Sheet1.G9:Sheet1.G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20:Sheet1.E29</svg:desc>
                </draw:g>
              </table:table-cell>
              <table:table-cell office:value-type="float" office:value="1">
                <text:p>1</text:p>
                <draw:g>
                  <svg:desc>Sheet1.G20:Sheet1.G29</svg:desc>
                </draw:g>
              </table:table-cell>
              <table:table-cell office:value-type="float" office:value="0">
                <text:p>0</text:p>
                <draw:g>
                  <svg:desc>Sheet1.C32:Sheet1.C106</svg:desc>
                </draw:g>
              </table:table-cell>
              <table:table-cell office:value-type="float" office:value="1">
                <text:p>1</text:p>
                <draw:g>
                  <svg:desc>Sheet1.E32:Sheet1.E106</svg:desc>
                </draw:g>
              </table:table-cell>
              <table:table-cell office:value-type="float" office:value="0">
                <text:p>0</text:p>
                <draw:g>
                  <svg:desc>Sheet1.E3:Sheet1.E7</svg:desc>
                </draw:g>
              </table:table-cell>
              <table:table-cell office:value-type="float" office:value="1">
                <text:p>1</text:p>
                <draw:g>
                  <svg:desc>Sheet1.G3:Sheet1.G7</svg:desc>
                </draw:g>
              </table:table-cell>
              <table:table-cell office:value-type="float" office:value="0">
                <text:p>0</text:p>
                <draw:g>
                  <svg:desc>Sheet1.E10:Sheet1.E17</svg:desc>
                </draw:g>
              </table:table-cell>
              <table:table-cell office:value-type="float" office:value="1">
                <text:p>1</text:p>
                <draw:g>
                  <svg:desc>Sheet1.G10:Sheet1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8.665125">
                <text:p>498.665125</text:p>
              </table:table-cell>
              <table:table-cell office:value-type="float" office:value="0.864093">
                <text:p>0.864093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0.804812">
                <text:p>0.804812</text:p>
              </table:table-cell>
              <table:table-cell office:value-type="float" office:value="508.779417">
                <text:p>508.779417</text:p>
              </table:table-cell>
              <table:table-cell office:value-type="float" office:value="0.841578">
                <text:p>0.841578</text:p>
              </table:table-cell>
              <table:table-cell office:value-type="float" office:value="582.546291">
                <text:p>582.546291</text:p>
              </table:table-cell>
              <table:table-cell office:value-type="float" office:value="0.871605">
                <text:p>0.8716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3.760375">
                <text:p>1143.760375</text:p>
              </table:table-cell>
              <table:table-cell office:value-type="float" office:value="0.848425">
                <text:p>0.848425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0.80544">
                <text:p>0.80544</text:p>
              </table:table-cell>
              <table:table-cell office:value-type="float" office:value="1205.519708">
                <text:p>1205.519708</text:p>
              </table:table-cell>
              <table:table-cell office:value-type="float" office:value="0.854941">
                <text:p>0.854941</text:p>
              </table:table-cell>
              <table:table-cell office:value-type="float" office:value="1281.244666">
                <text:p>1281.244666</text:p>
              </table:table-cell>
              <table:table-cell office:value-type="float" office:value="0.86657">
                <text:p>0.86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15.709583">
                <text:p>1915.709583</text:p>
              </table:table-cell>
              <table:table-cell office:value-type="float" office:value="0.835507">
                <text:p>0.835507</text:p>
              </table:table-cell>
              <table:table-cell office:value-type="float" office:value="100">
                <text:p>100</text:p>
              </table:table-cell>
              <table:table-cell office:value-type="float" office:value="0.837227">
                <text:p>0.837227</text:p>
              </table:table-cell>
              <table:table-cell office:value-type="float" office:value="1743.061583">
                <text:p>1743.061583</text:p>
              </table:table-cell>
              <table:table-cell office:value-type="float" office:value="0.851975">
                <text:p>0.851975</text:p>
              </table:table-cell>
              <table:table-cell office:value-type="float" office:value="1926.063166">
                <text:p>1926.063166</text:p>
              </table:table-cell>
              <table:table-cell office:value-type="float" office:value="0.865314">
                <text:p>0.865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2.612083">
                <text:p>2562.612083</text:p>
              </table:table-cell>
              <table:table-cell office:value-type="float" office:value="0.835708">
                <text:p>0.835708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0.800446">
                <text:p>0.800446</text:p>
              </table:table-cell>
              <table:table-cell office:value-type="float" office:value="2467.516417">
                <text:p>2467.516417</text:p>
              </table:table-cell>
              <table:table-cell office:value-type="float" office:value="0.856541">
                <text:p>0.856541</text:p>
              </table:table-cell>
              <table:table-cell office:value-type="float" office:value="2581.273041">
                <text:p>2581.273041</text:p>
              </table:table-cell>
              <table:table-cell office:value-type="float" office:value="0.86523">
                <text:p>0.865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16.403666">
                <text:p>3916.403666</text:p>
              </table:table-cell>
              <table:table-cell office:value-type="float" office:value="0.833135">
                <text:p>0.833135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0.851187">
                <text:p>0.85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5.531916">
                <text:p>3245.531916</text:p>
              </table:table-cell>
              <table:table-cell office:value-type="float" office:value="0.86502">
                <text:p>0.86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08.495083">
                <text:p>5508.495083</text:p>
              </table:table-cell>
              <table:table-cell office:value-type="float" office:value="0.831867">
                <text:p>0.831867</text:p>
              </table:table-cell>
              <table:table-cell office:value-type="float" office:value="200">
                <text:p>200</text:p>
              </table:table-cell>
              <table:table-cell office:value-type="float" office:value="0.836999">
                <text:p>0.836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9.221375">
                <text:p>4539.221375</text:p>
              </table:table-cell>
              <table:table-cell office:value-type="float" office:value="0.864784">
                <text:p>0.8647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49.662333">
                <text:p>6149.662333</text:p>
              </table:table-cell>
              <table:table-cell office:value-type="float" office:value="0.828427">
                <text:p>0.828427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0.889138">
                <text:p>0.889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5.515916">
                <text:p>5255.515916</text:p>
              </table:table-cell>
              <table:table-cell office:value-type="float" office:value="0.865363">
                <text:p>0.8653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94.359416">
                <text:p>6894.359416</text:p>
              </table:table-cell>
              <table:table-cell office:value-type="float" office:value="0.830079">
                <text:p>0.830079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0.834195">
                <text:p>0.834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00.002541">
                <text:p>7800.002541</text:p>
              </table:table-cell>
              <table:table-cell office:value-type="float" office:value="0.831911">
                <text:p>0.831911</text:p>
              </table:table-cell>
              <table:table-cell office:value-type="float" office:value="300">
                <text:p>300</text:p>
              </table:table-cell>
              <table:table-cell office:value-type="float" office:value="0.814175">
                <text:p>0.814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.868791">
                <text:p>0.868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0.823206">
                <text:p>0.82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0.798356">
                <text:p>0.798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0.763014">
                <text:p>0.763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.666666666667">
                <text:p>466.666666666667</text:p>
              </table:table-cell>
              <table:table-cell office:value-type="float" office:value="0.859326">
                <text:p>0.859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0.883736">
                <text:p>0.883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.333333333333">
                <text:p>533.333333333333</text:p>
              </table:table-cell>
              <table:table-cell office:value-type="float" office:value="0.848344">
                <text:p>0.848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.666666666667">
                <text:p>566.666666666667</text:p>
              </table:table-cell>
              <table:table-cell office:value-type="float" office:value="0.822061">
                <text:p>0.82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0.792111">
                <text:p>0.792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.333333333333">
                <text:p>633.333333333333</text:p>
              </table:table-cell>
              <table:table-cell office:value-type="float" office:value="0.773794">
                <text:p>0.773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.666666666667">
                <text:p>666.666666666667</text:p>
              </table:table-cell>
              <table:table-cell office:value-type="float" office:value="0.757782">
                <text:p>0.757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">
                <text:p>700</text:p>
              </table:table-cell>
              <table:table-cell office:value-type="float" office:value="0.75402">
                <text:p>0.75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.333333333334">
                <text:p>733.333333333334</text:p>
              </table:table-cell>
              <table:table-cell office:value-type="float" office:value="0.770224">
                <text:p>0.77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6.666666666667">
                <text:p>766.666666666667</text:p>
              </table:table-cell>
              <table:table-cell office:value-type="float" office:value="0.774758">
                <text:p>0.77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">
                <text:p>800</text:p>
              </table:table-cell>
              <table:table-cell office:value-type="float" office:value="0.830684">
                <text:p>0.83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3.333333333334">
                <text:p>833.333333333334</text:p>
              </table:table-cell>
              <table:table-cell office:value-type="float" office:value="0.884801">
                <text:p>0.884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6.666666666667">
                <text:p>866.666666666667</text:p>
              </table:table-cell>
              <table:table-cell office:value-type="float" office:value="0.838871">
                <text:p>0.838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">
                <text:p>900</text:p>
              </table:table-cell>
              <table:table-cell office:value-type="float" office:value="0.854828">
                <text:p>0.854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.333333333334">
                <text:p>933.333333333334</text:p>
              </table:table-cell>
              <table:table-cell office:value-type="float" office:value="0.885131">
                <text:p>0.885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6.666666666667">
                <text:p>966.666666666667</text:p>
              </table:table-cell>
              <table:table-cell office:value-type="float" office:value="0.876616">
                <text:p>0.876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0.837789">
                <text:p>0.837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3.33333333333">
                <text:p>1033.33333333333</text:p>
              </table:table-cell>
              <table:table-cell office:value-type="float" office:value="0.829037">
                <text:p>0.829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6.66666666667">
                <text:p>1066.66666666667</text:p>
              </table:table-cell>
              <table:table-cell office:value-type="float" office:value="0.827973">
                <text:p>0.827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0.814625">
                <text:p>0.814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3.33333333333">
                <text:p>1133.33333333333</text:p>
              </table:table-cell>
              <table:table-cell office:value-type="float" office:value="0.827164">
                <text:p>0.827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6.66666666667">
                <text:p>1166.66666666667</text:p>
              </table:table-cell>
              <table:table-cell office:value-type="float" office:value="0.834031">
                <text:p>0.834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0.809872">
                <text:p>0.809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3.33333333333">
                <text:p>1233.33333333333</text:p>
              </table:table-cell>
              <table:table-cell office:value-type="float" office:value="0.792792">
                <text:p>0.792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6.66666666667">
                <text:p>1266.66666666667</text:p>
              </table:table-cell>
              <table:table-cell office:value-type="float" office:value="0.805963">
                <text:p>0.805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0.816347">
                <text:p>0.816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3.33333333333">
                <text:p>1333.33333333333</text:p>
              </table:table-cell>
              <table:table-cell office:value-type="float" office:value="0.794482">
                <text:p>0.794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6.66666666667">
                <text:p>1366.66666666667</text:p>
              </table:table-cell>
              <table:table-cell office:value-type="float" office:value="0.774695">
                <text:p>0.774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0.792806">
                <text:p>0.792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3.33333333333">
                <text:p>1433.33333333333</text:p>
              </table:table-cell>
              <table:table-cell office:value-type="float" office:value="0.839902">
                <text:p>0.839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6.66666666667">
                <text:p>1466.66666666667</text:p>
              </table:table-cell>
              <table:table-cell office:value-type="float" office:value="0.871536">
                <text:p>0.87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0.845974">
                <text:p>0.845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3.33333333333">
                <text:p>1533.33333333333</text:p>
              </table:table-cell>
              <table:table-cell office:value-type="float" office:value="0.864767">
                <text:p>0.864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6.66666666667">
                <text:p>1566.66666666667</text:p>
              </table:table-cell>
              <table:table-cell office:value-type="float" office:value="0.834867">
                <text:p>0.834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0.854501">
                <text:p>0.85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3.33333333333">
                <text:p>1633.33333333333</text:p>
              </table:table-cell>
              <table:table-cell office:value-type="float" office:value="0.803341">
                <text:p>0.803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6.66666666667">
                <text:p>1666.66666666667</text:p>
              </table:table-cell>
              <table:table-cell office:value-type="float" office:value="0.820067">
                <text:p>0.820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0">
                <text:p>1700</text:p>
              </table:table-cell>
              <table:table-cell office:value-type="float" office:value="0.84485">
                <text:p>0.84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3.33333333333">
                <text:p>1733.33333333333</text:p>
              </table:table-cell>
              <table:table-cell office:value-type="float" office:value="0.815639">
                <text:p>0.815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6.66666666667">
                <text:p>1766.66666666667</text:p>
              </table:table-cell>
              <table:table-cell office:value-type="float" office:value="0.77758">
                <text:p>0.77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">
                <text:p>1800</text:p>
              </table:table-cell>
              <table:table-cell office:value-type="float" office:value="0.798428">
                <text:p>0.798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3.33333333333">
                <text:p>1833.33333333333</text:p>
              </table:table-cell>
              <table:table-cell office:value-type="float" office:value="0.809325">
                <text:p>0.80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6.66666666667">
                <text:p>1866.66666666667</text:p>
              </table:table-cell>
              <table:table-cell office:value-type="float" office:value="0.810791">
                <text:p>0.810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0">
                <text:p>1900</text:p>
              </table:table-cell>
              <table:table-cell office:value-type="float" office:value="0.827394">
                <text:p>0.827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3.33333333333">
                <text:p>1933.33333333333</text:p>
              </table:table-cell>
              <table:table-cell office:value-type="float" office:value="0.75737">
                <text:p>0.75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6.66666666667">
                <text:p>1966.66666666667</text:p>
              </table:table-cell>
              <table:table-cell office:value-type="float" office:value="0.771523">
                <text:p>0.77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">
                <text:p>2000</text:p>
              </table:table-cell>
              <table:table-cell office:value-type="float" office:value="0.771124">
                <text:p>0.77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3.33333333333">
                <text:p>2033.33333333333</text:p>
              </table:table-cell>
              <table:table-cell office:value-type="float" office:value="0.766308">
                <text:p>0.766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6.66666666666">
                <text:p>2066.66666666666</text:p>
              </table:table-cell>
              <table:table-cell office:value-type="float" office:value="0.77003">
                <text:p>0.77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0">
                <text:p>2100</text:p>
              </table:table-cell>
              <table:table-cell office:value-type="float" office:value="0.763644">
                <text:p>0.763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3.33333333333">
                <text:p>2133.33333333333</text:p>
              </table:table-cell>
              <table:table-cell office:value-type="float" office:value="0.765495">
                <text:p>0.765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6.66666666667">
                <text:p>2166.66666666667</text:p>
              </table:table-cell>
              <table:table-cell office:value-type="float" office:value="0.762911">
                <text:p>0.762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0">
                <text:p>2200</text:p>
              </table:table-cell>
              <table:table-cell office:value-type="float" office:value="0.777794">
                <text:p>0.777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3.33333333333">
                <text:p>2233.33333333333</text:p>
              </table:table-cell>
              <table:table-cell office:value-type="float" office:value="0.801629">
                <text:p>0.80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6.66666666667">
                <text:p>2266.66666666667</text:p>
              </table:table-cell>
              <table:table-cell office:value-type="float" office:value="0.805458">
                <text:p>0.805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0">
                <text:p>2300</text:p>
              </table:table-cell>
              <table:table-cell office:value-type="float" office:value="0.786111">
                <text:p>0.786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3.33333333333">
                <text:p>2333.33333333333</text:p>
              </table:table-cell>
              <table:table-cell office:value-type="float" office:value="0.813718">
                <text:p>0.813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6.66666666667">
                <text:p>2366.66666666667</text:p>
              </table:table-cell>
              <table:table-cell office:value-type="float" office:value="0.79546">
                <text:p>0.79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0">
                <text:p>2400</text:p>
              </table:table-cell>
              <table:table-cell office:value-type="float" office:value="0.779987">
                <text:p>0.779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3.33333333333">
                <text:p>2433.33333333333</text:p>
              </table:table-cell>
              <table:table-cell office:value-type="float" office:value="0.763774">
                <text:p>0.763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6.66666666667">
                <text:p>2466.66666666667</text:p>
              </table:table-cell>
              <table:table-cell office:value-type="float" office:value="0.776049">
                <text:p>0.776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4.82cm" svg:height="16.145cm" xlink:href=".." xlink:type="simple" chart:class="chart:scatter" chart:style-name="ch1">
        <chart:title svg:x="15.184cm" svg:y="0.458cm" chart:style-name="ch2">
          <text:p>Handshake over Time</text:p>
        </chart:title>
        <chart:legend chart:legend-position="end" svg:x="31.068cm" svg:y="6.279cm" style:legend-expansion="high" chart:style-name="ch3"/>
        <chart:plot-area chart:style-name="ch4" table:cell-range-address="MSE_1s.A2:MSE_1s.D32 MSE_1s.G2:MSE_1s.H122 MSE_1s.K2:MSE_1s.L242" chart:data-source-has-labels="row" svg:x="1.707cm" svg:y="1.559cm" svg:width="28.665cm" svg:height="13.283cm">
          <chartooo:coordinate-region svg:x="2.514cm" svg:y="1.759cm" svg:width="27.486cm" svg:height="12.436cm"/>
          <chart:axis chart:dimension="x" chart:name="primary-x" chart:style-name="ch5">
            <chart:title svg:x="15.281cm" svg:y="15.164cm" chart:style-name="ch6">
              <text:p>Time (ms)</text:p>
            </chart:title>
          </chart:axis>
          <chart:axis chart:dimension="y" chart:name="primary-y" chart:style-name="ch5">
            <chart:title svg:x="0.451cm" svg:y="10.162cm" chart:style-name="ch7">
              <text:p>MSE from first image in set</text:p>
            </chart:title>
            <chart:grid chart:style-name="ch8" chart:class="major"/>
          </chart:axis>
          <chart:series chart:style-name="ch9" chart:values-cell-range-address="MSE_1s.B3:MSE_1s.B32" chart:label-cell-address="MSE_1s.B2:MSE_1s.B2" chart:class="chart:scatter">
            <chart:domain table:cell-range-address="MSE_1s.A3:MSE_1s.A32"/>
            <chart:data-point chart:repeated="30"/>
          </chart:series>
          <chart:series chart:style-name="ch10" chart:values-cell-range-address="MSE_1s.C3:MSE_1s.C32" chart:label-cell-address="MSE_1s.C2:MSE_1s.C2" chart:class="chart:scatter">
            <chart:data-point chart:repeated="30"/>
          </chart:series>
          <chart:series chart:style-name="ch11" chart:values-cell-range-address="MSE_1s.D3:MSE_1s.D32" chart:label-cell-address="MSE_1s.D2:MSE_1s.D2" chart:class="chart:scatter">
            <chart:data-point chart:repeated="30"/>
          </chart:series>
          <chart:series chart:style-name="ch12" chart:values-cell-range-address="MSE_1s.G3:MSE_1s.G122" chart:label-cell-address="MSE_1s.G2:MSE_1s.G2" chart:class="chart:scatter">
            <chart:domain table:cell-range-address="MSE_1s.F3:MSE_1s.F122"/>
            <chart:data-point chart:repeated="120"/>
          </chart:series>
          <chart:series chart:style-name="ch13" chart:values-cell-range-address="MSE_1s.H3:MSE_1s.H122" chart:label-cell-address="MSE_1s.H2:MSE_1s.H2" chart:class="chart:scatter">
            <chart:domain table:cell-range-address="MSE_1s.F3:MSE_1s.F122"/>
            <chart:data-point chart:repeated="120"/>
          </chart:series>
          <chart:series chart:style-name="ch14" chart:values-cell-range-address="MSE_1s.K3:MSE_1s.K242" chart:label-cell-address="MSE_1s.K2:MSE_1s.K2" chart:class="chart:scatter">
            <chart:domain table:cell-range-address="MSE_1s.J3:MSE_1s.J242"/>
            <chart:data-point chart:repeated="240"/>
          </chart:series>
          <chart:series chart:style-name="ch15" chart:values-cell-range-address="MSE_1s.L3:MSE_1s.L242" chart:label-cell-address="MSE_1s.L2:MSE_1s.L2" chart:class="chart:scatter">
            <chart:domain table:cell-range-address="MSE_1s.J3:MSE_1s.J242"/>
            <chart:data-point chart:repeated="24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4k/30_Hand2/</text:p>
                <draw:g>
                  <svg:desc>MSE_1s.B2:MSE_1s.B2</svg:desc>
                </draw:g>
              </table:table-cell>
              <table:table-cell office:value-type="string">
                <text:p>4k/30_Hand1/</text:p>
                <draw:g>
                  <svg:desc>MSE_1s.C2:MSE_1s.C2</svg:desc>
                </draw:g>
              </table:table-cell>
              <table:table-cell office:value-type="string">
                <text:p>4k/30_Arm/</text:p>
                <draw:g>
                  <svg:desc>MSE_1s.D2:MSE_1s.D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1080/120/Hand/</text:p>
                <draw:g>
                  <svg:desc>MSE_1s.G2:MSE_1s.G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1080/120/Arm/</text:p>
                <draw:g>
                  <svg:desc>MSE_1s.H2:MSE_1s.H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720/240_Hand/</text:p>
                <draw:g>
                  <svg:desc>MSE_1s.K2:MSE_1s.K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720/240_Arm/</text:p>
                <draw:g>
                  <svg:desc>MSE_1s.L2:MSE_1s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SE_1s.A3:MSE_1s.A32</svg:desc>
                </draw:g>
              </table:table-cell>
              <table:table-cell office:value-type="float" office:value="0">
                <text:p>0</text:p>
                <draw:g>
                  <svg:desc>MSE_1s.B3:MSE_1s.B32</svg:desc>
                </draw:g>
              </table:table-cell>
              <table:table-cell office:value-type="float" office:value="0">
                <text:p>0</text:p>
                <draw:g>
                  <svg:desc>MSE_1s.C3:MSE_1s.C32</svg:desc>
                </draw:g>
              </table:table-cell>
              <table:table-cell office:value-type="float" office:value="0">
                <text:p>0</text:p>
                <draw:g>
                  <svg:desc>MSE_1s.D3:MSE_1s.D32</svg:desc>
                </draw:g>
              </table:table-cell>
              <table:table-cell office:value-type="float" office:value="0">
                <text:p>0</text:p>
                <draw:g>
                  <svg:desc>MSE_1s.F3:MSE_1s.F122</svg:desc>
                </draw:g>
              </table:table-cell>
              <table:table-cell office:value-type="float" office:value="0">
                <text:p>0</text:p>
                <draw:g>
                  <svg:desc>MSE_1s.G3:MSE_1s.G122</svg:desc>
                </draw:g>
              </table:table-cell>
              <table:table-cell office:value-type="float" office:value="0">
                <text:p>0</text:p>
                <draw:g>
                  <svg:desc>MSE_1s.F3:MSE_1s.F122</svg:desc>
                </draw:g>
              </table:table-cell>
              <table:table-cell office:value-type="float" office:value="0">
                <text:p>0</text:p>
                <draw:g>
                  <svg:desc>MSE_1s.H3:MSE_1s.H122</svg:desc>
                </draw:g>
              </table:table-cell>
              <table:table-cell office:value-type="float" office:value="0">
                <text:p>0</text:p>
                <draw:g>
                  <svg:desc>MSE_1s.J3:MSE_1s.J242</svg:desc>
                </draw:g>
              </table:table-cell>
              <table:table-cell office:value-type="float" office:value="0">
                <text:p>0</text:p>
                <draw:g>
                  <svg:desc>MSE_1s.K3:MSE_1s.K242</svg:desc>
                </draw:g>
              </table:table-cell>
              <table:table-cell office:value-type="float" office:value="0">
                <text:p>0</text:p>
                <draw:g>
                  <svg:desc>MSE_1s.J3:MSE_1s.J242</svg:desc>
                </draw:g>
              </table:table-cell>
              <table:table-cell office:value-type="float" office:value="0">
                <text:p>0</text:p>
                <draw:g>
                  <svg:desc>MSE_1s.L3:MSE_1s.L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.33">
                <text:p>5.33</text:p>
              </table:table-cell>
              <table:table-cell office:value-type="float" office:value="11.99">
                <text:p>11.99</text:p>
              </table:table-cell>
              <table:table-cell office:value-type="float" office:value="168.52">
                <text:p>168.52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.38">
                <text:p>1.38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8.26">
                <text:p>8.2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3.88">
                <text:p>3.88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20.18">
                <text:p>20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0.6">
                <text:p>10.6</text:p>
              </table:table-cell>
              <table:table-cell office:value-type="float" office:value="16.35">
                <text:p>16.35</text:p>
              </table:table-cell>
              <table:table-cell office:value-type="float" office:value="376.53">
                <text:p>376.53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.63">
                <text:p>1.63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29.68">
                <text:p>29.68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3.78">
                <text:p>3.78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36.75">
                <text:p>36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5.78">
                <text:p>15.78</text:p>
              </table:table-cell>
              <table:table-cell office:value-type="float" office:value="14.34">
                <text:p>14.34</text:p>
              </table:table-cell>
              <table:table-cell office:value-type="float" office:value="388.13">
                <text:p>388.13</text:p>
              </table:table-cell>
              <table:table-cell office:value-type="float" office:value="25">
                <text:p>25</text:p>
              </table:table-cell>
              <table:table-cell office:value-type="float" office:value="1.91">
                <text:p>1.91</text:p>
              </table:table-cell>
              <table:table-cell office:value-type="float" office:value="25">
                <text:p>25</text:p>
              </table:table-cell>
              <table:table-cell office:value-type="float" office:value="59.52">
                <text:p>59.52</text:p>
              </table:table-cell>
              <table:table-cell office:value-type="float" office:value="12.5">
                <text:p>12.5</text:p>
              </table:table-cell>
              <table:table-cell office:value-type="float" office:value="3.72">
                <text:p>3.72</text:p>
              </table:table-cell>
              <table:table-cell office:value-type="float" office:value="12.5">
                <text:p>12.5</text:p>
              </table:table-cell>
              <table:table-cell office:value-type="float" office:value="64.32">
                <text:p>64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5.45">
                <text:p>15.45</text:p>
              </table:table-cell>
              <table:table-cell office:value-type="float" office:value="17.18">
                <text:p>17.18</text:p>
              </table:table-cell>
              <table:table-cell office:value-type="float" office:value="176.46">
                <text:p>176.46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2.14">
                <text:p>2.1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85.43">
                <text:p>85.43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3.88">
                <text:p>3.88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83.17">
                <text:p>83.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18.3">
                <text:p>18.3</text:p>
              </table:table-cell>
              <table:table-cell office:value-type="float" office:value="15.29">
                <text:p>15.29</text:p>
              </table:table-cell>
              <table:table-cell office:value-type="float" office:value="256.34">
                <text:p>256.34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2.3">
                <text:p>2.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31.98">
                <text:p>131.98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3.97">
                <text:p>3.97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114.18">
                <text:p>114.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7.37">
                <text:p>17.37</text:p>
              </table:table-cell>
              <table:table-cell office:value-type="float" office:value="15.79">
                <text:p>15.79</text:p>
              </table:table-cell>
              <table:table-cell office:value-type="float" office:value="232.04">
                <text:p>232.04</text:p>
              </table:table-cell>
              <table:table-cell office:value-type="float" office:value="50">
                <text:p>50</text:p>
              </table:table-cell>
              <table:table-cell office:value-type="float" office:value="2.43">
                <text:p>2.43</text:p>
              </table:table-cell>
              <table:table-cell office:value-type="float" office:value="50">
                <text:p>50</text:p>
              </table:table-cell>
              <table:table-cell office:value-type="float" office:value="209.63">
                <text:p>209.63</text:p>
              </table:table-cell>
              <table:table-cell office:value-type="float" office:value="25">
                <text:p>25</text:p>
              </table:table-cell>
              <table:table-cell office:value-type="float" office:value="4.02">
                <text:p>4.02</text:p>
              </table:table-cell>
              <table:table-cell office:value-type="float" office:value="25">
                <text:p>25</text:p>
              </table:table-cell>
              <table:table-cell office:value-type="float" office:value="134.22">
                <text:p>134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15.64">
                <text:p>15.64</text:p>
              </table:table-cell>
              <table:table-cell office:value-type="float" office:value="17.45">
                <text:p>17.45</text:p>
              </table:table-cell>
              <table:table-cell office:value-type="float" office:value="87.13">
                <text:p>87.13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2.55">
                <text:p>2.55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285.7">
                <text:p>285.7</text:p>
              </table:table-cell>
              <table:table-cell office:value-type="float" office:value="29.1666666666667">
                <text:p>29.1666666666667</text:p>
              </table:table-cell>
              <table:table-cell office:value-type="float" office:value="4.08">
                <text:p>4.08</text:p>
              </table:table-cell>
              <table:table-cell office:value-type="float" office:value="29.1666666666667">
                <text:p>29.1666666666667</text:p>
              </table:table-cell>
              <table:table-cell office:value-type="float" office:value="157.15">
                <text:p>157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12.03">
                <text:p>12.03</text:p>
              </table:table-cell>
              <table:table-cell office:value-type="float" office:value="16.41">
                <text:p>16.41</text:p>
              </table:table-cell>
              <table:table-cell office:value-type="float" office:value="130.22">
                <text:p>130.2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2.62">
                <text:p>2.6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346.24">
                <text:p>346.2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4.08">
                <text:p>4.08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69.71">
                <text:p>169.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3.4">
                <text:p>13.4</text:p>
              </table:table-cell>
              <table:table-cell office:value-type="float" office:value="15.95">
                <text:p>15.95</text:p>
              </table:table-cell>
              <table:table-cell office:value-type="float" office:value="145.56">
                <text:p>145.56</text:p>
              </table:table-cell>
              <table:table-cell office:value-type="float" office:value="75">
                <text:p>75</text:p>
              </table:table-cell>
              <table:table-cell office:value-type="float" office:value="2.63">
                <text:p>2.63</text:p>
              </table:table-cell>
              <table:table-cell office:value-type="float" office:value="75">
                <text:p>75</text:p>
              </table:table-cell>
              <table:table-cell office:value-type="float" office:value="395.54">
                <text:p>395.54</text:p>
              </table:table-cell>
              <table:table-cell office:value-type="float" office:value="37.5">
                <text:p>37.5</text:p>
              </table:table-cell>
              <table:table-cell office:value-type="float" office:value="4.1">
                <text:p>4.1</text:p>
              </table:table-cell>
              <table:table-cell office:value-type="float" office:value="37.5">
                <text:p>37.5</text:p>
              </table:table-cell>
              <table:table-cell office:value-type="float" office:value="180.74">
                <text:p>180.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35.24">
                <text:p>35.24</text:p>
              </table:table-cell>
              <table:table-cell office:value-type="float" office:value="15.41">
                <text:p>15.41</text:p>
              </table:table-cell>
              <table:table-cell office:value-type="float" office:value="61.35">
                <text:p>61.35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2.69">
                <text:p>2.69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441.88">
                <text:p>441.88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.11">
                <text:p>4.11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81.67">
                <text:p>181.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30.61">
                <text:p>30.61</text:p>
              </table:table-cell>
              <table:table-cell office:value-type="float" office:value="15.77">
                <text:p>15.77</text:p>
              </table:table-cell>
              <table:table-cell office:value-type="float" office:value="44.73">
                <text:p>44.73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2.79">
                <text:p>2.79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477.4">
                <text:p>477.4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4.06">
                <text:p>4.06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181.67">
                <text:p>181.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27.8">
                <text:p>27.8</text:p>
              </table:table-cell>
              <table:table-cell office:value-type="float" office:value="17.53">
                <text:p>17.53</text:p>
              </table:table-cell>
              <table:table-cell office:value-type="float" office:value="146.38">
                <text:p>146.38</text:p>
              </table:table-cell>
              <table:table-cell office:value-type="float" office:value="100">
                <text:p>100</text:p>
              </table:table-cell>
              <table:table-cell office:value-type="float" office:value="2.89">
                <text:p>2.89</text:p>
              </table:table-cell>
              <table:table-cell office:value-type="float" office:value="100">
                <text:p>100</text:p>
              </table:table-cell>
              <table:table-cell office:value-type="float" office:value="503.64">
                <text:p>503.64</text:p>
              </table:table-cell>
              <table:table-cell office:value-type="float" office:value="50">
                <text:p>50</text:p>
              </table:table-cell>
              <table:table-cell office:value-type="float" office:value="4.08">
                <text:p>4.08</text:p>
              </table:table-cell>
              <table:table-cell office:value-type="float" office:value="50">
                <text:p>50</text:p>
              </table:table-cell>
              <table:table-cell office:value-type="float" office:value="174.66">
                <text:p>174.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43.35">
                <text:p>43.35</text:p>
              </table:table-cell>
              <table:table-cell office:value-type="float" office:value="17.37">
                <text:p>17.37</text:p>
              </table:table-cell>
              <table:table-cell office:value-type="float" office:value="159.75">
                <text:p>159.75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3">
                <text:p>3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524.54">
                <text:p>524.54</text:p>
              </table:table-cell>
              <table:table-cell office:value-type="float" office:value="54.1666666666667">
                <text:p>54.1666666666667</text:p>
              </table:table-cell>
              <table:table-cell office:value-type="float" office:value="4.03">
                <text:p>4.03</text:p>
              </table:table-cell>
              <table:table-cell office:value-type="float" office:value="54.1666666666667">
                <text:p>54.1666666666667</text:p>
              </table:table-cell>
              <table:table-cell office:value-type="float" office:value="169.03">
                <text:p>169.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6.666666666667">
                <text:p>466.666666666667</text:p>
              </table:table-cell>
              <table:table-cell office:value-type="float" office:value="45.06">
                <text:p>45.06</text:p>
              </table:table-cell>
              <table:table-cell office:value-type="float" office:value="19.57">
                <text:p>19.57</text:p>
              </table:table-cell>
              <table:table-cell office:value-type="float" office:value="175.05">
                <text:p>175.05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3.24">
                <text:p>3.24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536.08">
                <text:p>536.08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3.99">
                <text:p>3.99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156.53">
                <text:p>156.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">
                <text:p>500</text:p>
              </table:table-cell>
              <table:table-cell office:value-type="float" office:value="52.55">
                <text:p>52.55</text:p>
              </table:table-cell>
              <table:table-cell office:value-type="float" office:value="18.31">
                <text:p>18.31</text:p>
              </table:table-cell>
              <table:table-cell office:value-type="float" office:value="235.7">
                <text:p>235.7</text:p>
              </table:table-cell>
              <table:table-cell office:value-type="float" office:value="125">
                <text:p>125</text:p>
              </table:table-cell>
              <table:table-cell office:value-type="float" office:value="3.79">
                <text:p>3.79</text:p>
              </table:table-cell>
              <table:table-cell office:value-type="float" office:value="125">
                <text:p>125</text:p>
              </table:table-cell>
              <table:table-cell office:value-type="float" office:value="533.15">
                <text:p>533.15</text:p>
              </table:table-cell>
              <table:table-cell office:value-type="float" office:value="62.5">
                <text:p>62.5</text:p>
              </table:table-cell>
              <table:table-cell office:value-type="float" office:value="4.05">
                <text:p>4.05</text:p>
              </table:table-cell>
              <table:table-cell office:value-type="float" office:value="62.5">
                <text:p>62.5</text:p>
              </table:table-cell>
              <table:table-cell office:value-type="float" office:value="150.21">
                <text:p>150.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3.333333333333">
                <text:p>533.333333333333</text:p>
              </table:table-cell>
              <table:table-cell office:value-type="float" office:value="55.57">
                <text:p>55.57</text:p>
              </table:table-cell>
              <table:table-cell office:value-type="float" office:value="18.19">
                <text:p>18.19</text:p>
              </table:table-cell>
              <table:table-cell office:value-type="float" office:value="109.08">
                <text:p>109.08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4.79">
                <text:p>4.79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519.59">
                <text:p>519.59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4.13">
                <text:p>4.1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39.95">
                <text:p>139.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6.666666666667">
                <text:p>566.666666666667</text:p>
              </table:table-cell>
              <table:table-cell office:value-type="float" office:value="52.94">
                <text:p>52.94</text:p>
              </table:table-cell>
              <table:table-cell office:value-type="float" office:value="20.07">
                <text:p>20.07</text:p>
              </table:table-cell>
              <table:table-cell office:value-type="float" office:value="106.36">
                <text:p>106.36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7.15">
                <text:p>7.15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518.97">
                <text:p>518.97</text:p>
              </table:table-cell>
              <table:table-cell office:value-type="float" office:value="70.8333333333333">
                <text:p>70.8333333333333</text:p>
              </table:table-cell>
              <table:table-cell office:value-type="float" office:value="4.18">
                <text:p>4.18</text:p>
              </table:table-cell>
              <table:table-cell office:value-type="float" office:value="70.8333333333333">
                <text:p>70.8333333333333</text:p>
              </table:table-cell>
              <table:table-cell office:value-type="float" office:value="137.73">
                <text:p>137.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0">
                <text:p>600</text:p>
              </table:table-cell>
              <table:table-cell office:value-type="float" office:value="53.66">
                <text:p>53.66</text:p>
              </table:table-cell>
              <table:table-cell office:value-type="float" office:value="22.79">
                <text:p>22.79</text:p>
              </table:table-cell>
              <table:table-cell office:value-type="float" office:value="167.82">
                <text:p>167.82</text:p>
              </table:table-cell>
              <table:table-cell office:value-type="float" office:value="150">
                <text:p>150</text:p>
              </table:table-cell>
              <table:table-cell office:value-type="float" office:value="10.41">
                <text:p>10.41</text:p>
              </table:table-cell>
              <table:table-cell office:value-type="float" office:value="150">
                <text:p>150</text:p>
              </table:table-cell>
              <table:table-cell office:value-type="float" office:value="524.39">
                <text:p>524.39</text:p>
              </table:table-cell>
              <table:table-cell office:value-type="float" office:value="75">
                <text:p>75</text:p>
              </table:table-cell>
              <table:table-cell office:value-type="float" office:value="4.35">
                <text:p>4.35</text:p>
              </table:table-cell>
              <table:table-cell office:value-type="float" office:value="75">
                <text:p>75</text:p>
              </table:table-cell>
              <table:table-cell office:value-type="float" office:value="133.75">
                <text:p>133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3.333333333333">
                <text:p>633.333333333333</text:p>
              </table:table-cell>
              <table:table-cell office:value-type="float" office:value="52.6">
                <text:p>52.6</text:p>
              </table:table-cell>
              <table:table-cell office:value-type="float" office:value="24.32">
                <text:p>24.32</text:p>
              </table:table-cell>
              <table:table-cell office:value-type="float" office:value="120.62">
                <text:p>120.62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13.58">
                <text:p>13.58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524.98">
                <text:p>524.98</text:p>
              </table:table-cell>
              <table:table-cell office:value-type="float" office:value="79.1666666666667">
                <text:p>79.1666666666667</text:p>
              </table:table-cell>
              <table:table-cell office:value-type="float" office:value="4.43">
                <text:p>4.43</text:p>
              </table:table-cell>
              <table:table-cell office:value-type="float" office:value="79.1666666666667">
                <text:p>79.1666666666667</text:p>
              </table:table-cell>
              <table:table-cell office:value-type="float" office:value="139.61">
                <text:p>139.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6.666666666667">
                <text:p>666.666666666667</text:p>
              </table:table-cell>
              <table:table-cell office:value-type="float" office:value="51.05">
                <text:p>51.05</text:p>
              </table:table-cell>
              <table:table-cell office:value-type="float" office:value="23.25">
                <text:p>23.25</text:p>
              </table:table-cell>
              <table:table-cell office:value-type="float" office:value="259.54">
                <text:p>259.54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16.39">
                <text:p>16.39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525.16">
                <text:p>525.16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4.72">
                <text:p>4.7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143.16">
                <text:p>143.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">
                <text:p>700</text:p>
              </table:table-cell>
              <table:table-cell office:value-type="float" office:value="52.21">
                <text:p>52.21</text:p>
              </table:table-cell>
              <table:table-cell office:value-type="float" office:value="21.41">
                <text:p>21.41</text:p>
              </table:table-cell>
              <table:table-cell office:value-type="float" office:value="376.55">
                <text:p>376.55</text:p>
              </table:table-cell>
              <table:table-cell office:value-type="float" office:value="175">
                <text:p>175</text:p>
              </table:table-cell>
              <table:table-cell office:value-type="float" office:value="18.93">
                <text:p>18.93</text:p>
              </table:table-cell>
              <table:table-cell office:value-type="float" office:value="175">
                <text:p>175</text:p>
              </table:table-cell>
              <table:table-cell office:value-type="float" office:value="524.46">
                <text:p>524.46</text:p>
              </table:table-cell>
              <table:table-cell office:value-type="float" office:value="87.5">
                <text:p>87.5</text:p>
              </table:table-cell>
              <table:table-cell office:value-type="float" office:value="4.99">
                <text:p>4.99</text:p>
              </table:table-cell>
              <table:table-cell office:value-type="float" office:value="87.5">
                <text:p>87.5</text:p>
              </table:table-cell>
              <table:table-cell office:value-type="float" office:value="150.43">
                <text:p>150.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3.333333333334">
                <text:p>733.333333333334</text:p>
              </table:table-cell>
              <table:table-cell office:value-type="float" office:value="45.36">
                <text:p>45.36</text:p>
              </table:table-cell>
              <table:table-cell office:value-type="float" office:value="20.23">
                <text:p>20.23</text:p>
              </table:table-cell>
              <table:table-cell office:value-type="float" office:value="420.18">
                <text:p>420.18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21.27">
                <text:p>21.27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521.28">
                <text:p>521.28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5.32">
                <text:p>5.32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157.55">
                <text:p>157.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6.666666666667">
                <text:p>766.666666666667</text:p>
              </table:table-cell>
              <table:table-cell office:value-type="float" office:value="32.07">
                <text:p>32.07</text:p>
              </table:table-cell>
              <table:table-cell office:value-type="float" office:value="20.09">
                <text:p>20.09</text:p>
              </table:table-cell>
              <table:table-cell office:value-type="float" office:value="457.77">
                <text:p>457.77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23.35">
                <text:p>23.35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524.3">
                <text:p>524.3</text:p>
              </table:table-cell>
              <table:table-cell office:value-type="float" office:value="95.8333333333334">
                <text:p>95.8333333333334</text:p>
              </table:table-cell>
              <table:table-cell office:value-type="float" office:value="5.6">
                <text:p>5.6</text:p>
              </table:table-cell>
              <table:table-cell office:value-type="float" office:value="95.8333333333334">
                <text:p>95.8333333333334</text:p>
              </table:table-cell>
              <table:table-cell office:value-type="float" office:value="162.51">
                <text:p>162.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">
                <text:p>800</text:p>
              </table:table-cell>
              <table:table-cell office:value-type="float" office:value="33.88">
                <text:p>33.88</text:p>
              </table:table-cell>
              <table:table-cell office:value-type="float" office:value="20.24">
                <text:p>20.24</text:p>
              </table:table-cell>
              <table:table-cell office:value-type="float" office:value="464.15">
                <text:p>464.15</text:p>
              </table:table-cell>
              <table:table-cell office:value-type="float" office:value="200">
                <text:p>200</text:p>
              </table:table-cell>
              <table:table-cell office:value-type="float" office:value="24.98">
                <text:p>24.98</text:p>
              </table:table-cell>
              <table:table-cell office:value-type="float" office:value="200">
                <text:p>200</text:p>
              </table:table-cell>
              <table:table-cell office:value-type="float" office:value="532.19">
                <text:p>532.19</text:p>
              </table:table-cell>
              <table:table-cell office:value-type="float" office:value="100">
                <text:p>100</text:p>
              </table:table-cell>
              <table:table-cell office:value-type="float" office:value="6.04">
                <text:p>6.04</text:p>
              </table:table-cell>
              <table:table-cell office:value-type="float" office:value="100">
                <text:p>100</text:p>
              </table:table-cell>
              <table:table-cell office:value-type="float" office:value="165.94">
                <text:p>165.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3.333333333334">
                <text:p>833.333333333334</text:p>
              </table:table-cell>
              <table:table-cell office:value-type="float" office:value="46.2">
                <text:p>46.2</text:p>
              </table:table-cell>
              <table:table-cell office:value-type="float" office:value="20.47">
                <text:p>20.47</text:p>
              </table:table-cell>
              <table:table-cell office:value-type="float" office:value="415.13">
                <text:p>415.13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25.87">
                <text:p>25.87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537.24">
                <text:p>537.24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6.4">
                <text:p>6.4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66.49">
                <text:p>166.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66.666666666667">
                <text:p>866.666666666667</text:p>
              </table:table-cell>
              <table:table-cell office:value-type="float" office:value="51.11">
                <text:p>51.11</text:p>
              </table:table-cell>
              <table:table-cell office:value-type="float" office:value="25.4">
                <text:p>25.4</text:p>
              </table:table-cell>
              <table:table-cell office:value-type="float" office:value="364.44">
                <text:p>364.44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26.03">
                <text:p>26.03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541.72">
                <text:p>541.72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6.81">
                <text:p>6.81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167.18">
                <text:p>167.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0">
                <text:p>900</text:p>
              </table:table-cell>
              <table:table-cell office:value-type="float" office:value="46.68">
                <text:p>46.68</text:p>
              </table:table-cell>
              <table:table-cell office:value-type="float" office:value="29.53">
                <text:p>29.53</text:p>
              </table:table-cell>
              <table:table-cell office:value-type="float" office:value="374.08">
                <text:p>374.08</text:p>
              </table:table-cell>
              <table:table-cell office:value-type="float" office:value="225">
                <text:p>225</text:p>
              </table:table-cell>
              <table:table-cell office:value-type="float" office:value="25.51">
                <text:p>25.51</text:p>
              </table:table-cell>
              <table:table-cell office:value-type="float" office:value="225">
                <text:p>225</text:p>
              </table:table-cell>
              <table:table-cell office:value-type="float" office:value="544.81">
                <text:p>544.81</text:p>
              </table:table-cell>
              <table:table-cell office:value-type="float" office:value="112.5">
                <text:p>112.5</text:p>
              </table:table-cell>
              <table:table-cell office:value-type="float" office:value="6.93">
                <text:p>6.93</text:p>
              </table:table-cell>
              <table:table-cell office:value-type="float" office:value="112.5">
                <text:p>112.5</text:p>
              </table:table-cell>
              <table:table-cell office:value-type="float" office:value="164.3">
                <text:p>164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3.333333333334">
                <text:p>933.333333333334</text:p>
              </table:table-cell>
              <table:table-cell office:value-type="float" office:value="46.04">
                <text:p>46.04</text:p>
              </table:table-cell>
              <table:table-cell office:value-type="float" office:value="28.67">
                <text:p>28.67</text:p>
              </table:table-cell>
              <table:table-cell office:value-type="float" office:value="345.1">
                <text:p>345.1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24.9">
                <text:p>24.9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544.71">
                <text:p>544.71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7.07">
                <text:p>7.07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161.58">
                <text:p>161.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6.666666666667">
                <text:p>966.666666666667</text:p>
              </table:table-cell>
              <table:table-cell office:value-type="float" office:value="47.3">
                <text:p>47.3</text:p>
              </table:table-cell>
              <table:table-cell office:value-type="float" office:value="32.48">
                <text:p>32.48</text:p>
              </table:table-cell>
              <table:table-cell office:value-type="float" office:value="212.07">
                <text:p>212.07</text:p>
              </table:table-cell>
              <table:table-cell office:value-type="float" office:value="241.666666666667">
                <text:p>241.666666666667</text:p>
              </table:table-cell>
              <table:table-cell office:value-type="float" office:value="22.89">
                <text:p>22.89</text:p>
              </table:table-cell>
              <table:table-cell office:value-type="float" office:value="241.666666666667">
                <text:p>241.666666666667</text:p>
              </table:table-cell>
              <table:table-cell office:value-type="float" office:value="539.95">
                <text:p>539.95</text:p>
              </table:table-cell>
              <table:table-cell office:value-type="float" office:value="120.833333333333">
                <text:p>120.833333333333</text:p>
              </table:table-cell>
              <table:table-cell office:value-type="float" office:value="6.92">
                <text:p>6.92</text:p>
              </table:table-cell>
              <table:table-cell office:value-type="float" office:value="120.833333333333">
                <text:p>120.833333333333</text:p>
              </table:table-cell>
              <table:table-cell office:value-type="float" office:value="158.08">
                <text:p>158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20.49">
                <text:p>20.49</text:p>
              </table:table-cell>
              <table:table-cell office:value-type="float" office:value="250">
                <text:p>250</text:p>
              </table:table-cell>
              <table:table-cell office:value-type="float" office:value="530.62">
                <text:p>530.62</text:p>
              </table:table-cell>
              <table:table-cell office:value-type="float" office:value="125">
                <text:p>125</text:p>
              </table:table-cell>
              <table:table-cell office:value-type="float" office:value="6.56">
                <text:p>6.56</text:p>
              </table:table-cell>
              <table:table-cell office:value-type="float" office:value="125">
                <text:p>125</text:p>
              </table:table-cell>
              <table:table-cell office:value-type="float" office:value="157.44">
                <text:p>157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.333333333333">
                <text:p>258.333333333333</text:p>
              </table:table-cell>
              <table:table-cell office:value-type="float" office:value="17.96">
                <text:p>17.96</text:p>
              </table:table-cell>
              <table:table-cell office:value-type="float" office:value="258.333333333333">
                <text:p>258.333333333333</text:p>
              </table:table-cell>
              <table:table-cell office:value-type="float" office:value="520.92">
                <text:p>520.92</text:p>
              </table:table-cell>
              <table:table-cell office:value-type="float" office:value="129.166666666667">
                <text:p>129.166666666667</text:p>
              </table:table-cell>
              <table:table-cell office:value-type="float" office:value="6.04">
                <text:p>6.04</text:p>
              </table:table-cell>
              <table:table-cell office:value-type="float" office:value="129.166666666667">
                <text:p>129.166666666667</text:p>
              </table:table-cell>
              <table:table-cell office:value-type="float" office:value="156.51">
                <text:p>156.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16.24">
                <text:p>16.24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513.11">
                <text:p>513.11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5.59">
                <text:p>5.59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58.43">
                <text:p>158.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14.83">
                <text:p>14.83</text:p>
              </table:table-cell>
              <table:table-cell office:value-type="float" office:value="275">
                <text:p>275</text:p>
              </table:table-cell>
              <table:table-cell office:value-type="float" office:value="508.52">
                <text:p>508.52</text:p>
              </table:table-cell>
              <table:table-cell office:value-type="float" office:value="137.5">
                <text:p>137.5</text:p>
              </table:table-cell>
              <table:table-cell office:value-type="float" office:value="5.1">
                <text:p>5.1</text:p>
              </table:table-cell>
              <table:table-cell office:value-type="float" office:value="137.5">
                <text:p>137.5</text:p>
              </table:table-cell>
              <table:table-cell office:value-type="float" office:value="159.65">
                <text:p>159.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.333333333333">
                <text:p>283.333333333333</text:p>
              </table:table-cell>
              <table:table-cell office:value-type="float" office:value="14.52">
                <text:p>14.52</text:p>
              </table:table-cell>
              <table:table-cell office:value-type="float" office:value="283.333333333333">
                <text:p>283.333333333333</text:p>
              </table:table-cell>
              <table:table-cell office:value-type="float" office:value="507.77">
                <text:p>507.77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4.63">
                <text:p>4.63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162.64">
                <text:p>162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15.4">
                <text:p>15.4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510.91">
                <text:p>510.91</text:p>
              </table:table-cell>
              <table:table-cell office:value-type="float" office:value="145.833333333333">
                <text:p>145.833333333333</text:p>
              </table:table-cell>
              <table:table-cell office:value-type="float" office:value="4.19">
                <text:p>4.19</text:p>
              </table:table-cell>
              <table:table-cell office:value-type="float" office:value="145.833333333333">
                <text:p>145.833333333333</text:p>
              </table:table-cell>
              <table:table-cell office:value-type="float" office:value="164.46">
                <text:p>164.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16.83">
                <text:p>16.83</text:p>
              </table:table-cell>
              <table:table-cell office:value-type="float" office:value="300">
                <text:p>300</text:p>
              </table:table-cell>
              <table:table-cell office:value-type="float" office:value="513.82">
                <text:p>513.82</text:p>
              </table:table-cell>
              <table:table-cell office:value-type="float" office:value="150">
                <text:p>150</text:p>
              </table:table-cell>
              <table:table-cell office:value-type="float" office:value="3.88">
                <text:p>3.88</text:p>
              </table:table-cell>
              <table:table-cell office:value-type="float" office:value="150">
                <text:p>150</text:p>
              </table:table-cell>
              <table:table-cell office:value-type="float" office:value="165.34">
                <text:p>165.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.333333333333">
                <text:p>308.333333333333</text:p>
              </table:table-cell>
              <table:table-cell office:value-type="float" office:value="19.32">
                <text:p>19.32</text:p>
              </table:table-cell>
              <table:table-cell office:value-type="float" office:value="308.333333333333">
                <text:p>308.333333333333</text:p>
              </table:table-cell>
              <table:table-cell office:value-type="float" office:value="515.22">
                <text:p>515.22</text:p>
              </table:table-cell>
              <table:table-cell office:value-type="float" office:value="154.166666666667">
                <text:p>154.166666666667</text:p>
              </table:table-cell>
              <table:table-cell office:value-type="float" office:value="3.72">
                <text:p>3.72</text:p>
              </table:table-cell>
              <table:table-cell office:value-type="float" office:value="154.166666666667">
                <text:p>154.166666666667</text:p>
              </table:table-cell>
              <table:table-cell office:value-type="float" office:value="165.24">
                <text:p>165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.666666666667">
                <text:p>316.666666666667</text:p>
              </table:table-cell>
              <table:table-cell office:value-type="float" office:value="21.69">
                <text:p>21.69</text:p>
              </table:table-cell>
              <table:table-cell office:value-type="float" office:value="316.666666666667">
                <text:p>316.666666666667</text:p>
              </table:table-cell>
              <table:table-cell office:value-type="float" office:value="515.3">
                <text:p>515.3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3.71">
                <text:p>3.71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165.5">
                <text:p>165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  <table:table-cell office:value-type="float" office:value="23.46">
                <text:p>23.46</text:p>
              </table:table-cell>
              <table:table-cell office:value-type="float" office:value="325">
                <text:p>325</text:p>
              </table:table-cell>
              <table:table-cell office:value-type="float" office:value="513.65">
                <text:p>513.65</text:p>
              </table:table-cell>
              <table:table-cell office:value-type="float" office:value="162.5">
                <text:p>162.5</text:p>
              </table:table-cell>
              <table:table-cell office:value-type="float" office:value="3.85">
                <text:p>3.85</text:p>
              </table:table-cell>
              <table:table-cell office:value-type="float" office:value="162.5">
                <text:p>162.5</text:p>
              </table:table-cell>
              <table:table-cell office:value-type="float" office:value="164.16">
                <text:p>164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24.21">
                <text:p>24.21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09.88">
                <text:p>509.88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3.99">
                <text:p>3.99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168.05">
                <text:p>168.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.666666666667">
                <text:p>341.666666666667</text:p>
              </table:table-cell>
              <table:table-cell office:value-type="float" office:value="23.9">
                <text:p>23.9</text:p>
              </table:table-cell>
              <table:table-cell office:value-type="float" office:value="341.666666666667">
                <text:p>341.666666666667</text:p>
              </table:table-cell>
              <table:table-cell office:value-type="float" office:value="503.84">
                <text:p>503.84</text:p>
              </table:table-cell>
              <table:table-cell office:value-type="float" office:value="170.833333333333">
                <text:p>170.833333333333</text:p>
              </table:table-cell>
              <table:table-cell office:value-type="float" office:value="4.18">
                <text:p>4.18</text:p>
              </table:table-cell>
              <table:table-cell office:value-type="float" office:value="170.833333333333">
                <text:p>170.833333333333</text:p>
              </table:table-cell>
              <table:table-cell office:value-type="float" office:value="169.53">
                <text:p>169.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22.39">
                <text:p>22.39</text:p>
              </table:table-cell>
              <table:table-cell office:value-type="float" office:value="350">
                <text:p>350</text:p>
              </table:table-cell>
              <table:table-cell office:value-type="float" office:value="497.11">
                <text:p>497.11</text:p>
              </table:table-cell>
              <table:table-cell office:value-type="float" office:value="175">
                <text:p>175</text:p>
              </table:table-cell>
              <table:table-cell office:value-type="float" office:value="4.51">
                <text:p>4.51</text:p>
              </table:table-cell>
              <table:table-cell office:value-type="float" office:value="175">
                <text:p>175</text:p>
              </table:table-cell>
              <table:table-cell office:value-type="float" office:value="175.34">
                <text:p>175.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.333333333333">
                <text:p>358.333333333333</text:p>
              </table:table-cell>
              <table:table-cell office:value-type="float" office:value="19.89">
                <text:p>19.89</text:p>
              </table:table-cell>
              <table:table-cell office:value-type="float" office:value="358.333333333333">
                <text:p>358.333333333333</text:p>
              </table:table-cell>
              <table:table-cell office:value-type="float" office:value="486.91">
                <text:p>486.91</text:p>
              </table:table-cell>
              <table:table-cell office:value-type="float" office:value="179.166666666667">
                <text:p>179.166666666667</text:p>
              </table:table-cell>
              <table:table-cell office:value-type="float" office:value="4.75">
                <text:p>4.75</text:p>
              </table:table-cell>
              <table:table-cell office:value-type="float" office:value="179.166666666667">
                <text:p>179.166666666667</text:p>
              </table:table-cell>
              <table:table-cell office:value-type="float" office:value="178.73">
                <text:p>178.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17.12">
                <text:p>17.12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475.51">
                <text:p>475.51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5.01">
                <text:p>5.01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188.09">
                <text:p>188.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  <table:table-cell office:value-type="float" office:value="14.39">
                <text:p>14.39</text:p>
              </table:table-cell>
              <table:table-cell office:value-type="float" office:value="375">
                <text:p>375</text:p>
              </table:table-cell>
              <table:table-cell office:value-type="float" office:value="463.83">
                <text:p>463.83</text:p>
              </table:table-cell>
              <table:table-cell office:value-type="float" office:value="187.5">
                <text:p>187.5</text:p>
              </table:table-cell>
              <table:table-cell office:value-type="float" office:value="5.09">
                <text:p>5.09</text:p>
              </table:table-cell>
              <table:table-cell office:value-type="float" office:value="187.5">
                <text:p>187.5</text:p>
              </table:table-cell>
              <table:table-cell office:value-type="float" office:value="192.41">
                <text:p>192.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12.48">
                <text:p>12.48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454.32">
                <text:p>454.32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5.27">
                <text:p>5.27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200.68">
                <text:p>200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.666666666666">
                <text:p>391.666666666666</text:p>
              </table:table-cell>
              <table:table-cell office:value-type="float" office:value="11.39">
                <text:p>11.39</text:p>
              </table:table-cell>
              <table:table-cell office:value-type="float" office:value="391.666666666666">
                <text:p>391.666666666666</text:p>
              </table:table-cell>
              <table:table-cell office:value-type="float" office:value="447.51">
                <text:p>447.51</text:p>
              </table:table-cell>
              <table:table-cell office:value-type="float" office:value="195.833333333333">
                <text:p>195.833333333333</text:p>
              </table:table-cell>
              <table:table-cell office:value-type="float" office:value="5.21">
                <text:p>5.21</text:p>
              </table:table-cell>
              <table:table-cell office:value-type="float" office:value="195.833333333333">
                <text:p>195.833333333333</text:p>
              </table:table-cell>
              <table:table-cell office:value-type="float" office:value="205.14">
                <text:p>205.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11.15">
                <text:p>11.15</text:p>
              </table:table-cell>
              <table:table-cell office:value-type="float" office:value="400">
                <text:p>400</text:p>
              </table:table-cell>
              <table:table-cell office:value-type="float" office:value="445.22">
                <text:p>445.22</text:p>
              </table:table-cell>
              <table:table-cell office:value-type="float" office:value="200">
                <text:p>200</text:p>
              </table:table-cell>
              <table:table-cell office:value-type="float" office:value="5.14">
                <text:p>5.14</text:p>
              </table:table-cell>
              <table:table-cell office:value-type="float" office:value="200">
                <text:p>200</text:p>
              </table:table-cell>
              <table:table-cell office:value-type="float" office:value="211.32">
                <text:p>211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.333333333333">
                <text:p>408.333333333333</text:p>
              </table:table-cell>
              <table:table-cell office:value-type="float" office:value="11.25">
                <text:p>11.25</text:p>
              </table:table-cell>
              <table:table-cell office:value-type="float" office:value="408.333333333333">
                <text:p>408.333333333333</text:p>
              </table:table-cell>
              <table:table-cell office:value-type="float" office:value="443.68">
                <text:p>443.68</text:p>
              </table:table-cell>
              <table:table-cell office:value-type="float" office:value="204.166666666667">
                <text:p>204.166666666667</text:p>
              </table:table-cell>
              <table:table-cell office:value-type="float" office:value="5.05">
                <text:p>5.05</text:p>
              </table:table-cell>
              <table:table-cell office:value-type="float" office:value="204.166666666667">
                <text:p>204.166666666667</text:p>
              </table:table-cell>
              <table:table-cell office:value-type="float" office:value="214.18">
                <text:p>214.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.666666666666">
                <text:p>416.666666666666</text:p>
              </table:table-cell>
              <table:table-cell office:value-type="float" office:value="12.25">
                <text:p>12.25</text:p>
              </table:table-cell>
              <table:table-cell office:value-type="float" office:value="416.666666666666">
                <text:p>416.666666666666</text:p>
              </table:table-cell>
              <table:table-cell office:value-type="float" office:value="442.58">
                <text:p>442.58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4.75">
                <text:p>4.75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217.92">
                <text:p>217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">
                <text:p>425</text:p>
              </table:table-cell>
              <table:table-cell office:value-type="float" office:value="14.32">
                <text:p>14.32</text:p>
              </table:table-cell>
              <table:table-cell office:value-type="float" office:value="425">
                <text:p>425</text:p>
              </table:table-cell>
              <table:table-cell office:value-type="float" office:value="443.02">
                <text:p>443.02</text:p>
              </table:table-cell>
              <table:table-cell office:value-type="float" office:value="212.5">
                <text:p>212.5</text:p>
              </table:table-cell>
              <table:table-cell office:value-type="float" office:value="4.63">
                <text:p>4.63</text:p>
              </table:table-cell>
              <table:table-cell office:value-type="float" office:value="212.5">
                <text:p>212.5</text:p>
              </table:table-cell>
              <table:table-cell office:value-type="float" office:value="217.64">
                <text:p>217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17.08">
                <text:p>17.08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443.79">
                <text:p>443.79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4.56">
                <text:p>4.56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218.29">
                <text:p>218.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.666666666666">
                <text:p>441.666666666666</text:p>
              </table:table-cell>
              <table:table-cell office:value-type="float" office:value="19.76">
                <text:p>19.76</text:p>
              </table:table-cell>
              <table:table-cell office:value-type="float" office:value="441.666666666666">
                <text:p>441.666666666666</text:p>
              </table:table-cell>
              <table:table-cell office:value-type="float" office:value="446.3">
                <text:p>446.3</text:p>
              </table:table-cell>
              <table:table-cell office:value-type="float" office:value="220.833333333333">
                <text:p>220.833333333333</text:p>
              </table:table-cell>
              <table:table-cell office:value-type="float" office:value="4.48">
                <text:p>4.48</text:p>
              </table:table-cell>
              <table:table-cell office:value-type="float" office:value="220.833333333333">
                <text:p>220.833333333333</text:p>
              </table:table-cell>
              <table:table-cell office:value-type="float" office:value="216.14">
                <text:p>216.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">
                <text:p>450</text:p>
              </table:table-cell>
              <table:table-cell office:value-type="float" office:value="21.63">
                <text:p>21.63</text:p>
              </table:table-cell>
              <table:table-cell office:value-type="float" office:value="450">
                <text:p>450</text:p>
              </table:table-cell>
              <table:table-cell office:value-type="float" office:value="447.15">
                <text:p>447.15</text:p>
              </table:table-cell>
              <table:table-cell office:value-type="float" office:value="225">
                <text:p>225</text:p>
              </table:table-cell>
              <table:table-cell office:value-type="float" office:value="4.35">
                <text:p>4.35</text:p>
              </table:table-cell>
              <table:table-cell office:value-type="float" office:value="225">
                <text:p>22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.333333333333">
                <text:p>458.333333333333</text:p>
              </table:table-cell>
              <table:table-cell office:value-type="float" office:value="22.51">
                <text:p>22.51</text:p>
              </table:table-cell>
              <table:table-cell office:value-type="float" office:value="458.333333333333">
                <text:p>458.333333333333</text:p>
              </table:table-cell>
              <table:table-cell office:value-type="float" office:value="447.1">
                <text:p>447.1</text:p>
              </table:table-cell>
              <table:table-cell office:value-type="float" office:value="229.166666666666">
                <text:p>229.166666666666</text:p>
              </table:table-cell>
              <table:table-cell office:value-type="float" office:value="4.23">
                <text:p>4.23</text:p>
              </table:table-cell>
              <table:table-cell office:value-type="float" office:value="229.166666666666">
                <text:p>229.166666666666</text:p>
              </table:table-cell>
              <table:table-cell office:value-type="float" office:value="212.53">
                <text:p>212.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.666666666666">
                <text:p>466.666666666666</text:p>
              </table:table-cell>
              <table:table-cell office:value-type="float" office:value="22.21">
                <text:p>22.21</text:p>
              </table:table-cell>
              <table:table-cell office:value-type="float" office:value="466.666666666666">
                <text:p>466.666666666666</text:p>
              </table:table-cell>
              <table:table-cell office:value-type="float" office:value="445.57">
                <text:p>445.57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4.24">
                <text:p>4.24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211.69">
                <text:p>211.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">
                <text:p>475</text:p>
              </table:table-cell>
              <table:table-cell office:value-type="float" office:value="20.6">
                <text:p>20.6</text:p>
              </table:table-cell>
              <table:table-cell office:value-type="float" office:value="475">
                <text:p>475</text:p>
              </table:table-cell>
              <table:table-cell office:value-type="float" office:value="442.96">
                <text:p>442.96</text:p>
              </table:table-cell>
              <table:table-cell office:value-type="float" office:value="237.5">
                <text:p>237.5</text:p>
              </table:table-cell>
              <table:table-cell office:value-type="float" office:value="4.07">
                <text:p>4.07</text:p>
              </table:table-cell>
              <table:table-cell office:value-type="float" office:value="237.5">
                <text:p>237.5</text:p>
              </table:table-cell>
              <table:table-cell office:value-type="float" office:value="207.56">
                <text:p>207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.333333333333">
                <text:p>483.333333333333</text:p>
              </table:table-cell>
              <table:table-cell office:value-type="float" office:value="18.06">
                <text:p>18.06</text:p>
              </table:table-cell>
              <table:table-cell office:value-type="float" office:value="483.333333333333">
                <text:p>483.333333333333</text:p>
              </table:table-cell>
              <table:table-cell office:value-type="float" office:value="438.84">
                <text:p>438.84</text:p>
              </table:table-cell>
              <table:table-cell office:value-type="float" office:value="241.666666666666">
                <text:p>241.666666666666</text:p>
              </table:table-cell>
              <table:table-cell office:value-type="float" office:value="4.18">
                <text:p>4.18</text:p>
              </table:table-cell>
              <table:table-cell office:value-type="float" office:value="241.666666666666">
                <text:p>241.666666666666</text:p>
              </table:table-cell>
              <table:table-cell office:value-type="float" office:value="206.86">
                <text:p>206.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.666666666666">
                <text:p>491.666666666666</text:p>
              </table:table-cell>
              <table:table-cell office:value-type="float" office:value="15.41">
                <text:p>15.41</text:p>
              </table:table-cell>
              <table:table-cell office:value-type="float" office:value="491.666666666666">
                <text:p>491.666666666666</text:p>
              </table:table-cell>
              <table:table-cell office:value-type="float" office:value="437.17">
                <text:p>437.17</text:p>
              </table:table-cell>
              <table:table-cell office:value-type="float" office:value="245.833333333333">
                <text:p>245.833333333333</text:p>
              </table:table-cell>
              <table:table-cell office:value-type="float" office:value="4.19">
                <text:p>4.19</text:p>
              </table:table-cell>
              <table:table-cell office:value-type="float" office:value="245.833333333333">
                <text:p>245.833333333333</text:p>
              </table:table-cell>
              <table:table-cell office:value-type="float" office:value="201.71">
                <text:p>201.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13.04">
                <text:p>13.04</text:p>
              </table:table-cell>
              <table:table-cell office:value-type="float" office:value="500">
                <text:p>500</text:p>
              </table:table-cell>
              <table:table-cell office:value-type="float" office:value="434.23">
                <text:p>434.23</text:p>
              </table:table-cell>
              <table:table-cell office:value-type="float" office:value="250">
                <text:p>250</text:p>
              </table:table-cell>
              <table:table-cell office:value-type="float" office:value="4.28">
                <text:p>4.28</text:p>
              </table:table-cell>
              <table:table-cell office:value-type="float" office:value="250">
                <text:p>250</text:p>
              </table:table-cell>
              <table:table-cell office:value-type="float" office:value="201.62">
                <text:p>201.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.333333333333">
                <text:p>508.333333333333</text:p>
              </table:table-cell>
              <table:table-cell office:value-type="float" office:value="10.91">
                <text:p>10.91</text:p>
              </table:table-cell>
              <table:table-cell office:value-type="float" office:value="508.333333333333">
                <text:p>508.333333333333</text:p>
              </table:table-cell>
              <table:table-cell office:value-type="float" office:value="429.7">
                <text:p>429.7</text:p>
              </table:table-cell>
              <table:table-cell office:value-type="float" office:value="254.166666666666">
                <text:p>254.166666666666</text:p>
              </table:table-cell>
              <table:table-cell office:value-type="float" office:value="4.32">
                <text:p>4.32</text:p>
              </table:table-cell>
              <table:table-cell office:value-type="float" office:value="254.166666666666">
                <text:p>254.166666666666</text:p>
              </table:table-cell>
              <table:table-cell office:value-type="float" office:value="196.77">
                <text:p>196.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.666666666666">
                <text:p>516.666666666666</text:p>
              </table:table-cell>
              <table:table-cell office:value-type="float" office:value="9.55">
                <text:p>9.55</text:p>
              </table:table-cell>
              <table:table-cell office:value-type="float" office:value="516.666666666666">
                <text:p>516.666666666666</text:p>
              </table:table-cell>
              <table:table-cell office:value-type="float" office:value="425.24">
                <text:p>425.24</text:p>
              </table:table-cell>
              <table:table-cell office:value-type="float" office:value="258.333333333333">
                <text:p>258.333333333333</text:p>
              </table:table-cell>
              <table:table-cell office:value-type="float" office:value="4.43">
                <text:p>4.43</text:p>
              </table:table-cell>
              <table:table-cell office:value-type="float" office:value="258.333333333333">
                <text:p>258.333333333333</text:p>
              </table:table-cell>
              <table:table-cell office:value-type="float" office:value="198.53">
                <text:p>198.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">
                <text:p>525</text:p>
              </table:table-cell>
              <table:table-cell office:value-type="float" office:value="9.18">
                <text:p>9.18</text:p>
              </table:table-cell>
              <table:table-cell office:value-type="float" office:value="525">
                <text:p>525</text:p>
              </table:table-cell>
              <table:table-cell office:value-type="float" office:value="421.59">
                <text:p>421.59</text:p>
              </table:table-cell>
              <table:table-cell office:value-type="float" office:value="262.5">
                <text:p>262.5</text:p>
              </table:table-cell>
              <table:table-cell office:value-type="float" office:value="4.54">
                <text:p>4.54</text:p>
              </table:table-cell>
              <table:table-cell office:value-type="float" office:value="262.5">
                <text:p>262.5</text:p>
              </table:table-cell>
              <table:table-cell office:value-type="float" office:value="195.03">
                <text:p>195.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.333333333333">
                <text:p>533.333333333333</text:p>
              </table:table-cell>
              <table:table-cell office:value-type="float" office:value="9.06">
                <text:p>9.06</text:p>
              </table:table-cell>
              <table:table-cell office:value-type="float" office:value="533.333333333333">
                <text:p>533.333333333333</text:p>
              </table:table-cell>
              <table:table-cell office:value-type="float" office:value="419.18">
                <text:p>419.18</text:p>
              </table:table-cell>
              <table:table-cell office:value-type="float" office:value="266.666666666666">
                <text:p>266.666666666666</text:p>
              </table:table-cell>
              <table:table-cell office:value-type="float" office:value="4.6">
                <text:p>4.6</text:p>
              </table:table-cell>
              <table:table-cell office:value-type="float" office:value="266.666666666666">
                <text:p>266.666666666666</text:p>
              </table:table-cell>
              <table:table-cell office:value-type="float" office:value="197.71">
                <text:p>197.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.666666666666">
                <text:p>541.666666666666</text:p>
              </table:table-cell>
              <table:table-cell office:value-type="float" office:value="9.2">
                <text:p>9.2</text:p>
              </table:table-cell>
              <table:table-cell office:value-type="float" office:value="541.666666666666">
                <text:p>541.666666666666</text:p>
              </table:table-cell>
              <table:table-cell office:value-type="float" office:value="417.85">
                <text:p>417.85</text:p>
              </table:table-cell>
              <table:table-cell office:value-type="float" office:value="270.833333333333">
                <text:p>270.833333333333</text:p>
              </table:table-cell>
              <table:table-cell office:value-type="float" office:value="4.73">
                <text:p>4.73</text:p>
              </table:table-cell>
              <table:table-cell office:value-type="float" office:value="270.833333333333">
                <text:p>270.833333333333</text:p>
              </table:table-cell>
              <table:table-cell office:value-type="float" office:value="194.83">
                <text:p>194.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10.15">
                <text:p>10.15</text:p>
              </table:table-cell>
              <table:table-cell office:value-type="float" office:value="550">
                <text:p>550</text:p>
              </table:table-cell>
              <table:table-cell office:value-type="float" office:value="415.94">
                <text:p>415.94</text:p>
              </table:table-cell>
              <table:table-cell office:value-type="float" office:value="275">
                <text:p>275</text:p>
              </table:table-cell>
              <table:table-cell office:value-type="float" office:value="4.84">
                <text:p>4.84</text:p>
              </table:table-cell>
              <table:table-cell office:value-type="float" office:value="275">
                <text:p>275</text:p>
              </table:table-cell>
              <table:table-cell office:value-type="float" office:value="197.4">
                <text:p>197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.333333333333">
                <text:p>558.333333333333</text:p>
              </table:table-cell>
              <table:table-cell office:value-type="float" office:value="11.61">
                <text:p>11.61</text:p>
              </table:table-cell>
              <table:table-cell office:value-type="float" office:value="558.333333333333">
                <text:p>558.333333333333</text:p>
              </table:table-cell>
              <table:table-cell office:value-type="float" office:value="414.68">
                <text:p>414.68</text:p>
              </table:table-cell>
              <table:table-cell office:value-type="float" office:value="279.166666666667">
                <text:p>279.166666666667</text:p>
              </table:table-cell>
              <table:table-cell office:value-type="float" office:value="4.98">
                <text:p>4.98</text:p>
              </table:table-cell>
              <table:table-cell office:value-type="float" office:value="279.166666666667">
                <text:p>279.166666666667</text:p>
              </table:table-cell>
              <table:table-cell office:value-type="float" office:value="192.82">
                <text:p>192.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.666666666666">
                <text:p>566.666666666666</text:p>
              </table:table-cell>
              <table:table-cell office:value-type="float" office:value="12.94">
                <text:p>12.94</text:p>
              </table:table-cell>
              <table:table-cell office:value-type="float" office:value="566.666666666666">
                <text:p>566.666666666666</text:p>
              </table:table-cell>
              <table:table-cell office:value-type="float" office:value="412.27">
                <text:p>412.27</text:p>
              </table:table-cell>
              <table:table-cell office:value-type="float" office:value="283.333333333333">
                <text:p>283.333333333333</text:p>
              </table:table-cell>
              <table:table-cell office:value-type="float" office:value="5.19">
                <text:p>5.19</text:p>
              </table:table-cell>
              <table:table-cell office:value-type="float" office:value="283.333333333333">
                <text:p>283.333333333333</text:p>
              </table:table-cell>
              <table:table-cell office:value-type="float" office:value="193.35">
                <text:p>193.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14.32">
                <text:p>14.32</text:p>
              </table:table-cell>
              <table:table-cell office:value-type="float" office:value="575">
                <text:p>575</text:p>
              </table:table-cell>
              <table:table-cell office:value-type="float" office:value="410.48">
                <text:p>410.48</text:p>
              </table:table-cell>
              <table:table-cell office:value-type="float" office:value="287.5">
                <text:p>287.5</text:p>
              </table:table-cell>
              <table:table-cell office:value-type="float" office:value="5.43">
                <text:p>5.43</text:p>
              </table:table-cell>
              <table:table-cell office:value-type="float" office:value="287.5">
                <text:p>287.5</text:p>
              </table:table-cell>
              <table:table-cell office:value-type="float" office:value="189.12">
                <text:p>189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15.18">
                <text:p>15.1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406.95">
                <text:p>406.95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5.69">
                <text:p>5.69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190.93">
                <text:p>190.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.666666666667">
                <text:p>591.666666666667</text:p>
              </table:table-cell>
              <table:table-cell office:value-type="float" office:value="14.75">
                <text:p>14.75</text:p>
              </table:table-cell>
              <table:table-cell office:value-type="float" office:value="591.666666666667">
                <text:p>591.666666666667</text:p>
              </table:table-cell>
              <table:table-cell office:value-type="float" office:value="401.08">
                <text:p>401.08</text:p>
              </table:table-cell>
              <table:table-cell office:value-type="float" office:value="295.833333333333">
                <text:p>295.833333333333</text:p>
              </table:table-cell>
              <table:table-cell office:value-type="float" office:value="6.03">
                <text:p>6.03</text:p>
              </table:table-cell>
              <table:table-cell office:value-type="float" office:value="295.833333333333">
                <text:p>295.833333333333</text:p>
              </table:table-cell>
              <table:table-cell office:value-type="float" office:value="190.58">
                <text:p>190.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13.3">
                <text:p>13.3</text:p>
              </table:table-cell>
              <table:table-cell office:value-type="float" office:value="600">
                <text:p>600</text:p>
              </table:table-cell>
              <table:table-cell office:value-type="float" office:value="395.61">
                <text:p>395.61</text:p>
              </table:table-cell>
              <table:table-cell office:value-type="float" office:value="300">
                <text:p>300</text:p>
              </table:table-cell>
              <table:table-cell office:value-type="float" office:value="6.23">
                <text:p>6.23</text:p>
              </table:table-cell>
              <table:table-cell office:value-type="float" office:value="300">
                <text:p>300</text:p>
              </table:table-cell>
              <table:table-cell office:value-type="float" office:value="197.58">
                <text:p>197.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.333333333333">
                <text:p>608.333333333333</text:p>
              </table:table-cell>
              <table:table-cell office:value-type="float" office:value="10.88">
                <text:p>10.88</text:p>
              </table:table-cell>
              <table:table-cell office:value-type="float" office:value="608.333333333333">
                <text:p>608.333333333333</text:p>
              </table:table-cell>
              <table:table-cell office:value-type="float" office:value="389.78">
                <text:p>389.78</text:p>
              </table:table-cell>
              <table:table-cell office:value-type="float" office:value="304.166666666667">
                <text:p>304.166666666667</text:p>
              </table:table-cell>
              <table:table-cell office:value-type="float" office:value="6.32">
                <text:p>6.32</text:p>
              </table:table-cell>
              <table:table-cell office:value-type="float" office:value="304.166666666667">
                <text:p>304.166666666667</text:p>
              </table:table-cell>
              <table:table-cell office:value-type="float" office:value="198.71">
                <text:p>198.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.666666666667">
                <text:p>616.666666666667</text:p>
              </table:table-cell>
              <table:table-cell office:value-type="float" office:value="9.33">
                <text:p>9.33</text:p>
              </table:table-cell>
              <table:table-cell office:value-type="float" office:value="616.666666666667">
                <text:p>616.666666666667</text:p>
              </table:table-cell>
              <table:table-cell office:value-type="float" office:value="387.6">
                <text:p>387.6</text:p>
              </table:table-cell>
              <table:table-cell office:value-type="float" office:value="308.333333333333">
                <text:p>308.333333333333</text:p>
              </table:table-cell>
              <table:table-cell office:value-type="float" office:value="6.53">
                <text:p>6.53</text:p>
              </table:table-cell>
              <table:table-cell office:value-type="float" office:value="308.333333333333">
                <text:p>308.333333333333</text:p>
              </table:table-cell>
              <table:table-cell office:value-type="float" office:value="204.29">
                <text:p>204.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">
                <text:p>625</text:p>
              </table:table-cell>
              <table:table-cell office:value-type="float" office:value="8.28">
                <text:p>8.28</text:p>
              </table:table-cell>
              <table:table-cell office:value-type="float" office:value="625">
                <text:p>625</text:p>
              </table:table-cell>
              <table:table-cell office:value-type="float" office:value="388.93">
                <text:p>388.93</text:p>
              </table:table-cell>
              <table:table-cell office:value-type="float" office:value="312.5">
                <text:p>312.5</text:p>
              </table:table-cell>
              <table:table-cell office:value-type="float" office:value="6.49">
                <text:p>6.49</text:p>
              </table:table-cell>
              <table:table-cell office:value-type="float" office:value="312.5">
                <text:p>312.5</text:p>
              </table:table-cell>
              <table:table-cell office:value-type="float" office:value="203.27">
                <text:p>203.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.333333333333">
                <text:p>633.333333333333</text:p>
              </table:table-cell>
              <table:table-cell office:value-type="float" office:value="7.85">
                <text:p>7.85</text:p>
              </table:table-cell>
              <table:table-cell office:value-type="float" office:value="633.333333333333">
                <text:p>633.333333333333</text:p>
              </table:table-cell>
              <table:table-cell office:value-type="float" office:value="391.52">
                <text:p>391.52</text:p>
              </table:table-cell>
              <table:table-cell office:value-type="float" office:value="316.666666666667">
                <text:p>316.666666666667</text:p>
              </table:table-cell>
              <table:table-cell office:value-type="float" office:value="6.45">
                <text:p>6.45</text:p>
              </table:table-cell>
              <table:table-cell office:value-type="float" office:value="316.666666666667">
                <text:p>316.666666666667</text:p>
              </table:table-cell>
              <table:table-cell office:value-type="float" office:value="206.31">
                <text:p>206.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.666666666667">
                <text:p>641.666666666667</text:p>
              </table:table-cell>
              <table:table-cell office:value-type="float" office:value="7.58">
                <text:p>7.58</text:p>
              </table:table-cell>
              <table:table-cell office:value-type="float" office:value="641.666666666667">
                <text:p>641.666666666667</text:p>
              </table:table-cell>
              <table:table-cell office:value-type="float" office:value="395.78">
                <text:p>395.78</text:p>
              </table:table-cell>
              <table:table-cell office:value-type="float" office:value="320.833333333333">
                <text:p>320.833333333333</text:p>
              </table:table-cell>
              <table:table-cell office:value-type="float" office:value="6.48">
                <text:p>6.48</text:p>
              </table:table-cell>
              <table:table-cell office:value-type="float" office:value="320.833333333333">
                <text:p>320.833333333333</text:p>
              </table:table-cell>
              <table:table-cell office:value-type="float" office:value="206.19">
                <text:p>206.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">
                <text:p>650</text:p>
              </table:table-cell>
              <table:table-cell office:value-type="float" office:value="7.58">
                <text:p>7.58</text:p>
              </table:table-cell>
              <table:table-cell office:value-type="float" office:value="650">
                <text:p>650</text:p>
              </table:table-cell>
              <table:table-cell office:value-type="float" office:value="398.49">
                <text:p>398.49</text:p>
              </table:table-cell>
              <table:table-cell office:value-type="float" office:value="325">
                <text:p>325</text:p>
              </table:table-cell>
              <table:table-cell office:value-type="float" office:value="6.35">
                <text:p>6.35</text:p>
              </table:table-cell>
              <table:table-cell office:value-type="float" office:value="325">
                <text:p>325</text:p>
              </table:table-cell>
              <table:table-cell office:value-type="float" office:value="211.24">
                <text:p>211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8.333333333334">
                <text:p>658.333333333334</text:p>
              </table:table-cell>
              <table:table-cell office:value-type="float" office:value="7.92">
                <text:p>7.92</text:p>
              </table:table-cell>
              <table:table-cell office:value-type="float" office:value="658.333333333334">
                <text:p>658.333333333334</text:p>
              </table:table-cell>
              <table:table-cell office:value-type="float" office:value="401.29">
                <text:p>401.29</text:p>
              </table:table-cell>
              <table:table-cell office:value-type="float" office:value="329.166666666667">
                <text:p>329.166666666667</text:p>
              </table:table-cell>
              <table:table-cell office:value-type="float" office:value="6.23">
                <text:p>6.23</text:p>
              </table:table-cell>
              <table:table-cell office:value-type="float" office:value="329.166666666667">
                <text:p>329.166666666667</text:p>
              </table:table-cell>
              <table:table-cell office:value-type="float" office:value="210.87">
                <text:p>210.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.666666666667">
                <text:p>666.666666666667</text:p>
              </table:table-cell>
              <table:table-cell office:value-type="float" office:value="8.85">
                <text:p>8.85</text:p>
              </table:table-cell>
              <table:table-cell office:value-type="float" office:value="666.666666666667">
                <text:p>666.666666666667</text:p>
              </table:table-cell>
              <table:table-cell office:value-type="float" office:value="402.88">
                <text:p>402.88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6.03">
                <text:p>6.03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215.2">
                <text:p>215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">
                <text:p>675</text:p>
              </table:table-cell>
              <table:table-cell office:value-type="float" office:value="10.23">
                <text:p>10.23</text:p>
              </table:table-cell>
              <table:table-cell office:value-type="float" office:value="675">
                <text:p>675</text:p>
              </table:table-cell>
              <table:table-cell office:value-type="float" office:value="404.31">
                <text:p>404.31</text:p>
              </table:table-cell>
              <table:table-cell office:value-type="float" office:value="337.5">
                <text:p>337.5</text:p>
              </table:table-cell>
              <table:table-cell office:value-type="float" office:value="5.71">
                <text:p>5.71</text:p>
              </table:table-cell>
              <table:table-cell office:value-type="float" office:value="337.5">
                <text:p>337.5</text:p>
              </table:table-cell>
              <table:table-cell office:value-type="float" office:value="215.26">
                <text:p>215.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3.333333333334">
                <text:p>683.333333333334</text:p>
              </table:table-cell>
              <table:table-cell office:value-type="float" office:value="11.59">
                <text:p>11.59</text:p>
              </table:table-cell>
              <table:table-cell office:value-type="float" office:value="683.333333333334">
                <text:p>683.333333333334</text:p>
              </table:table-cell>
              <table:table-cell office:value-type="float" office:value="404.3">
                <text:p>404.3</text:p>
              </table:table-cell>
              <table:table-cell office:value-type="float" office:value="341.666666666667">
                <text:p>341.666666666667</text:p>
              </table:table-cell>
              <table:table-cell office:value-type="float" office:value="5.19">
                <text:p>5.19</text:p>
              </table:table-cell>
              <table:table-cell office:value-type="float" office:value="341.666666666667">
                <text:p>341.666666666667</text:p>
              </table:table-cell>
              <table:table-cell office:value-type="float" office:value="219.55">
                <text:p>219.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1.666666666667">
                <text:p>691.666666666667</text:p>
              </table:table-cell>
              <table:table-cell office:value-type="float" office:value="12.34">
                <text:p>12.34</text:p>
              </table:table-cell>
              <table:table-cell office:value-type="float" office:value="691.666666666667">
                <text:p>691.666666666667</text:p>
              </table:table-cell>
              <table:table-cell office:value-type="float" office:value="405.54">
                <text:p>405.54</text:p>
              </table:table-cell>
              <table:table-cell office:value-type="float" office:value="345.833333333333">
                <text:p>345.833333333333</text:p>
              </table:table-cell>
              <table:table-cell office:value-type="float" office:value="4.83">
                <text:p>4.83</text:p>
              </table:table-cell>
              <table:table-cell office:value-type="float" office:value="345.833333333333">
                <text:p>345.833333333333</text:p>
              </table:table-cell>
              <table:table-cell office:value-type="float" office:value="219.35">
                <text:p>219.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">
                <text:p>700</text:p>
              </table:table-cell>
              <table:table-cell office:value-type="float" office:value="12.56">
                <text:p>12.56</text:p>
              </table:table-cell>
              <table:table-cell office:value-type="float" office:value="700">
                <text:p>700</text:p>
              </table:table-cell>
              <table:table-cell office:value-type="float" office:value="406.86">
                <text:p>406.86</text:p>
              </table:table-cell>
              <table:table-cell office:value-type="float" office:value="350">
                <text:p>350</text:p>
              </table:table-cell>
              <table:table-cell office:value-type="float" office:value="4.49">
                <text:p>4.49</text:p>
              </table:table-cell>
              <table:table-cell office:value-type="float" office:value="350">
                <text:p>350</text:p>
              </table:table-cell>
              <table:table-cell office:value-type="float" office:value="223.65">
                <text:p>223.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.333333333334">
                <text:p>708.333333333334</text:p>
              </table:table-cell>
              <table:table-cell office:value-type="float" office:value="12.39">
                <text:p>12.39</text:p>
              </table:table-cell>
              <table:table-cell office:value-type="float" office:value="708.333333333334">
                <text:p>708.333333333334</text:p>
              </table:table-cell>
              <table:table-cell office:value-type="float" office:value="409.09">
                <text:p>409.09</text:p>
              </table:table-cell>
              <table:table-cell office:value-type="float" office:value="354.166666666667">
                <text:p>354.166666666667</text:p>
              </table:table-cell>
              <table:table-cell office:value-type="float" office:value="4.28">
                <text:p>4.28</text:p>
              </table:table-cell>
              <table:table-cell office:value-type="float" office:value="354.166666666667">
                <text:p>354.166666666667</text:p>
              </table:table-cell>
              <table:table-cell office:value-type="float" office:value="224.4">
                <text:p>224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6.666666666667">
                <text:p>716.666666666667</text:p>
              </table:table-cell>
              <table:table-cell office:value-type="float" office:value="12">
                <text:p>12</text:p>
              </table:table-cell>
              <table:table-cell office:value-type="float" office:value="716.666666666667">
                <text:p>716.666666666667</text:p>
              </table:table-cell>
              <table:table-cell office:value-type="float" office:value="411.03">
                <text:p>411.03</text:p>
              </table:table-cell>
              <table:table-cell office:value-type="float" office:value="358.333333333334">
                <text:p>358.333333333334</text:p>
              </table:table-cell>
              <table:table-cell office:value-type="float" office:value="4.19">
                <text:p>4.19</text:p>
              </table:table-cell>
              <table:table-cell office:value-type="float" office:value="358.333333333334">
                <text:p>358.333333333334</text:p>
              </table:table-cell>
              <table:table-cell office:value-type="float" office:value="229.18">
                <text:p>229.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">
                <text:p>725</text:p>
              </table:table-cell>
              <table:table-cell office:value-type="float" office:value="11.57">
                <text:p>11.57</text:p>
              </table:table-cell>
              <table:table-cell office:value-type="float" office:value="725">
                <text:p>725</text:p>
              </table:table-cell>
              <table:table-cell office:value-type="float" office:value="412.53">
                <text:p>412.53</text:p>
              </table:table-cell>
              <table:table-cell office:value-type="float" office:value="362.5">
                <text:p>362.5</text:p>
              </table:table-cell>
              <table:table-cell office:value-type="float" office:value="4.13">
                <text:p>4.13</text:p>
              </table:table-cell>
              <table:table-cell office:value-type="float" office:value="362.5">
                <text:p>362.5</text:p>
              </table:table-cell>
              <table:table-cell office:value-type="float" office:value="228.57">
                <text:p>228.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.333333333334">
                <text:p>733.333333333334</text:p>
              </table:table-cell>
              <table:table-cell office:value-type="float" office:value="11.49">
                <text:p>11.49</text:p>
              </table:table-cell>
              <table:table-cell office:value-type="float" office:value="733.333333333334">
                <text:p>733.333333333334</text:p>
              </table:table-cell>
              <table:table-cell office:value-type="float" office:value="412.49">
                <text:p>412.49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4.07">
                <text:p>4.07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232.12">
                <text:p>232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.666666666667">
                <text:p>741.666666666667</text:p>
              </table:table-cell>
              <table:table-cell office:value-type="float" office:value="12.06">
                <text:p>12.06</text:p>
              </table:table-cell>
              <table:table-cell office:value-type="float" office:value="741.666666666667">
                <text:p>741.666666666667</text:p>
              </table:table-cell>
              <table:table-cell office:value-type="float" office:value="410.67">
                <text:p>410.67</text:p>
              </table:table-cell>
              <table:table-cell office:value-type="float" office:value="370.833333333334">
                <text:p>370.833333333334</text:p>
              </table:table-cell>
              <table:table-cell office:value-type="float" office:value="4.11">
                <text:p>4.11</text:p>
              </table:table-cell>
              <table:table-cell office:value-type="float" office:value="370.833333333334">
                <text:p>370.833333333334</text:p>
              </table:table-cell>
              <table:table-cell office:value-type="float" office:value="232.24">
                <text:p>232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.000000000001">
                <text:p>750.000000000001</text:p>
              </table:table-cell>
              <table:table-cell office:value-type="float" office:value="13.51">
                <text:p>13.51</text:p>
              </table:table-cell>
              <table:table-cell office:value-type="float" office:value="750.000000000001">
                <text:p>750.000000000001</text:p>
              </table:table-cell>
              <table:table-cell office:value-type="float" office:value="409.26">
                <text:p>409.26</text:p>
              </table:table-cell>
              <table:table-cell office:value-type="float" office:value="375">
                <text:p>375</text:p>
              </table:table-cell>
              <table:table-cell office:value-type="float" office:value="4.13">
                <text:p>4.13</text:p>
              </table:table-cell>
              <table:table-cell office:value-type="float" office:value="375">
                <text:p>375</text:p>
              </table:table-cell>
              <table:table-cell office:value-type="float" office:value="233.81">
                <text:p>233.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8.333333333334">
                <text:p>758.333333333334</text:p>
              </table:table-cell>
              <table:table-cell office:value-type="float" office:value="15.43">
                <text:p>15.43</text:p>
              </table:table-cell>
              <table:table-cell office:value-type="float" office:value="758.333333333334">
                <text:p>758.333333333334</text:p>
              </table:table-cell>
              <table:table-cell office:value-type="float" office:value="406.73">
                <text:p>406.73</text:p>
              </table:table-cell>
              <table:table-cell office:value-type="float" office:value="379.166666666667">
                <text:p>379.166666666667</text:p>
              </table:table-cell>
              <table:table-cell office:value-type="float" office:value="4.31">
                <text:p>4.31</text:p>
              </table:table-cell>
              <table:table-cell office:value-type="float" office:value="379.166666666667">
                <text:p>379.166666666667</text:p>
              </table:table-cell>
              <table:table-cell office:value-type="float" office:value="233.52">
                <text:p>233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6.666666666667">
                <text:p>766.666666666667</text:p>
              </table:table-cell>
              <table:table-cell office:value-type="float" office:value="17.21">
                <text:p>17.21</text:p>
              </table:table-cell>
              <table:table-cell office:value-type="float" office:value="766.666666666667">
                <text:p>766.666666666667</text:p>
              </table:table-cell>
              <table:table-cell office:value-type="float" office:value="404.72">
                <text:p>404.72</text:p>
              </table:table-cell>
              <table:table-cell office:value-type="float" office:value="383.333333333334">
                <text:p>383.333333333334</text:p>
              </table:table-cell>
              <table:table-cell office:value-type="float" office:value="4.52">
                <text:p>4.52</text:p>
              </table:table-cell>
              <table:table-cell office:value-type="float" office:value="383.333333333334">
                <text:p>383.333333333334</text:p>
              </table:table-cell>
              <table:table-cell office:value-type="float" office:value="234.28">
                <text:p>234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5.000000000001">
                <text:p>775.000000000001</text:p>
              </table:table-cell>
              <table:table-cell office:value-type="float" office:value="19.48">
                <text:p>19.48</text:p>
              </table:table-cell>
              <table:table-cell office:value-type="float" office:value="775.000000000001">
                <text:p>775.000000000001</text:p>
              </table:table-cell>
              <table:table-cell office:value-type="float" office:value="400.73">
                <text:p>400.73</text:p>
              </table:table-cell>
              <table:table-cell office:value-type="float" office:value="387.5">
                <text:p>387.5</text:p>
              </table:table-cell>
              <table:table-cell office:value-type="float" office:value="4.74">
                <text:p>4.74</text:p>
              </table:table-cell>
              <table:table-cell office:value-type="float" office:value="387.5">
                <text:p>387.5</text:p>
              </table:table-cell>
              <table:table-cell office:value-type="float" office:value="231.36">
                <text:p>231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3.333333333334">
                <text:p>783.333333333334</text:p>
              </table:table-cell>
              <table:table-cell office:value-type="float" office:value="21.01">
                <text:p>21.01</text:p>
              </table:table-cell>
              <table:table-cell office:value-type="float" office:value="783.333333333334">
                <text:p>783.333333333334</text:p>
              </table:table-cell>
              <table:table-cell office:value-type="float" office:value="397.47">
                <text:p>397.47</text:p>
              </table:table-cell>
              <table:table-cell office:value-type="float" office:value="391.666666666667">
                <text:p>391.666666666667</text:p>
              </table:table-cell>
              <table:table-cell office:value-type="float" office:value="5.19">
                <text:p>5.19</text:p>
              </table:table-cell>
              <table:table-cell office:value-type="float" office:value="391.666666666667">
                <text:p>391.666666666667</text:p>
              </table:table-cell>
              <table:table-cell office:value-type="float" office:value="231.63">
                <text:p>231.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1.666666666667">
                <text:p>791.666666666667</text:p>
              </table:table-cell>
              <table:table-cell office:value-type="float" office:value="21.91">
                <text:p>21.91</text:p>
              </table:table-cell>
              <table:table-cell office:value-type="float" office:value="791.666666666667">
                <text:p>791.666666666667</text:p>
              </table:table-cell>
              <table:table-cell office:value-type="float" office:value="393.83">
                <text:p>393.83</text:p>
              </table:table-cell>
              <table:table-cell office:value-type="float" office:value="395.833333333334">
                <text:p>395.833333333334</text:p>
              </table:table-cell>
              <table:table-cell office:value-type="float" office:value="5.68">
                <text:p>5.68</text:p>
              </table:table-cell>
              <table:table-cell office:value-type="float" office:value="395.833333333334">
                <text:p>395.833333333334</text:p>
              </table:table-cell>
              <table:table-cell office:value-type="float" office:value="229.61">
                <text:p>229.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.000000000001">
                <text:p>800.000000000001</text:p>
              </table:table-cell>
              <table:table-cell office:value-type="float" office:value="21.89">
                <text:p>21.89</text:p>
              </table:table-cell>
              <table:table-cell office:value-type="float" office:value="800.000000000001">
                <text:p>800.000000000001</text:p>
              </table:table-cell>
              <table:table-cell office:value-type="float" office:value="393.32">
                <text:p>393.32</text:p>
              </table:table-cell>
              <table:table-cell office:value-type="float" office:value="400">
                <text:p>400</text:p>
              </table:table-cell>
              <table:table-cell office:value-type="float" office:value="6.47">
                <text:p>6.47</text:p>
              </table:table-cell>
              <table:table-cell office:value-type="float" office:value="400">
                <text:p>400</text:p>
              </table:table-cell>
              <table:table-cell office:value-type="float" office:value="229.84">
                <text:p>229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8.333333333334">
                <text:p>808.333333333334</text:p>
              </table:table-cell>
              <table:table-cell office:value-type="float" office:value="20.95">
                <text:p>20.95</text:p>
              </table:table-cell>
              <table:table-cell office:value-type="float" office:value="808.333333333334">
                <text:p>808.333333333334</text:p>
              </table:table-cell>
              <table:table-cell office:value-type="float" office:value="393.23">
                <text:p>393.23</text:p>
              </table:table-cell>
              <table:table-cell office:value-type="float" office:value="404.166666666667">
                <text:p>404.166666666667</text:p>
              </table:table-cell>
              <table:table-cell office:value-type="float" office:value="7.19">
                <text:p>7.19</text:p>
              </table:table-cell>
              <table:table-cell office:value-type="float" office:value="404.166666666667">
                <text:p>404.166666666667</text:p>
              </table:table-cell>
              <table:table-cell office:value-type="float" office:value="225.08">
                <text:p>225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6.666666666668">
                <text:p>816.666666666668</text:p>
              </table:table-cell>
              <table:table-cell office:value-type="float" office:value="19.55">
                <text:p>19.55</text:p>
              </table:table-cell>
              <table:table-cell office:value-type="float" office:value="816.666666666668">
                <text:p>816.666666666668</text:p>
              </table:table-cell>
              <table:table-cell office:value-type="float" office:value="397.37">
                <text:p>397.37</text:p>
              </table:table-cell>
              <table:table-cell office:value-type="float" office:value="408.333333333334">
                <text:p>408.333333333334</text:p>
              </table:table-cell>
              <table:table-cell office:value-type="float" office:value="8.05">
                <text:p>8.05</text:p>
              </table:table-cell>
              <table:table-cell office:value-type="float" office:value="408.333333333334">
                <text:p>408.333333333334</text:p>
              </table:table-cell>
              <table:table-cell office:value-type="float" office:value="224.16">
                <text:p>224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5.000000000001">
                <text:p>825.000000000001</text:p>
              </table:table-cell>
              <table:table-cell office:value-type="float" office:value="18.19">
                <text:p>18.19</text:p>
              </table:table-cell>
              <table:table-cell office:value-type="float" office:value="825.000000000001">
                <text:p>825.000000000001</text:p>
              </table:table-cell>
              <table:table-cell office:value-type="float" office:value="402.94">
                <text:p>402.94</text:p>
              </table:table-cell>
              <table:table-cell office:value-type="float" office:value="412.5">
                <text:p>412.5</text:p>
              </table:table-cell>
              <table:table-cell office:value-type="float" office:value="8.96">
                <text:p>8.96</text:p>
              </table:table-cell>
              <table:table-cell office:value-type="float" office:value="412.5">
                <text:p>412.5</text:p>
              </table:table-cell>
              <table:table-cell office:value-type="float" office:value="220.12">
                <text:p>220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3.333333333334">
                <text:p>833.333333333334</text:p>
              </table:table-cell>
              <table:table-cell office:value-type="float" office:value="17.23">
                <text:p>17.23</text:p>
              </table:table-cell>
              <table:table-cell office:value-type="float" office:value="833.333333333334">
                <text:p>833.333333333334</text:p>
              </table:table-cell>
              <table:table-cell office:value-type="float" office:value="407.78">
                <text:p>407.78</text:p>
              </table:table-cell>
              <table:table-cell office:value-type="float" office:value="416.666666666667">
                <text:p>416.666666666667</text:p>
              </table:table-cell>
              <table:table-cell office:value-type="float" office:value="9.82">
                <text:p>9.82</text:p>
              </table:table-cell>
              <table:table-cell office:value-type="float" office:value="416.666666666667">
                <text:p>416.666666666667</text:p>
              </table:table-cell>
              <table:table-cell office:value-type="float" office:value="216.33">
                <text:p>216.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1.666666666668">
                <text:p>841.666666666668</text:p>
              </table:table-cell>
              <table:table-cell office:value-type="float" office:value="15.83">
                <text:p>15.83</text:p>
              </table:table-cell>
              <table:table-cell office:value-type="float" office:value="841.666666666668">
                <text:p>841.666666666668</text:p>
              </table:table-cell>
              <table:table-cell office:value-type="float" office:value="410.11">
                <text:p>410.11</text:p>
              </table:table-cell>
              <table:table-cell office:value-type="float" office:value="420.833333333334">
                <text:p>420.833333333334</text:p>
              </table:table-cell>
              <table:table-cell office:value-type="float" office:value="10.96">
                <text:p>10.96</text:p>
              </table:table-cell>
              <table:table-cell office:value-type="float" office:value="420.833333333334">
                <text:p>420.833333333334</text:p>
              </table:table-cell>
              <table:table-cell office:value-type="float" office:value="207.2">
                <text:p>207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.000000000001">
                <text:p>850.000000000001</text:p>
              </table:table-cell>
              <table:table-cell office:value-type="float" office:value="14.78">
                <text:p>14.78</text:p>
              </table:table-cell>
              <table:table-cell office:value-type="float" office:value="850.000000000001">
                <text:p>850.000000000001</text:p>
              </table:table-cell>
              <table:table-cell office:value-type="float" office:value="409.44">
                <text:p>409.44</text:p>
              </table:table-cell>
              <table:table-cell office:value-type="float" office:value="425.000000000001">
                <text:p>425.000000000001</text:p>
              </table:table-cell>
              <table:table-cell office:value-type="float" office:value="12.04">
                <text:p>12.04</text:p>
              </table:table-cell>
              <table:table-cell office:value-type="float" office:value="425.000000000001">
                <text:p>425.000000000001</text:p>
              </table:table-cell>
              <table:table-cell office:value-type="float" office:value="205.1">
                <text:p>205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8.333333333334">
                <text:p>858.333333333334</text:p>
              </table:table-cell>
              <table:table-cell office:value-type="float" office:value="14.23">
                <text:p>14.23</text:p>
              </table:table-cell>
              <table:table-cell office:value-type="float" office:value="858.333333333334">
                <text:p>858.333333333334</text:p>
              </table:table-cell>
              <table:table-cell office:value-type="float" office:value="408.9">
                <text:p>408.9</text:p>
              </table:table-cell>
              <table:table-cell office:value-type="float" office:value="429.166666666667">
                <text:p>429.166666666667</text:p>
              </table:table-cell>
              <table:table-cell office:value-type="float" office:value="13.28">
                <text:p>13.28</text:p>
              </table:table-cell>
              <table:table-cell office:value-type="float" office:value="429.166666666667">
                <text:p>429.16666666666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6.666666666668">
                <text:p>866.666666666668</text:p>
              </table:table-cell>
              <table:table-cell office:value-type="float" office:value="14.35">
                <text:p>14.35</text:p>
              </table:table-cell>
              <table:table-cell office:value-type="float" office:value="866.666666666668">
                <text:p>866.666666666668</text:p>
              </table:table-cell>
              <table:table-cell office:value-type="float" office:value="408.2">
                <text:p>408.2</text:p>
              </table:table-cell>
              <table:table-cell office:value-type="float" office:value="433.333333333334">
                <text:p>433.333333333334</text:p>
              </table:table-cell>
              <table:table-cell office:value-type="float" office:value="14.09">
                <text:p>14.09</text:p>
              </table:table-cell>
              <table:table-cell office:value-type="float" office:value="433.333333333334">
                <text:p>433.333333333334</text:p>
              </table:table-cell>
              <table:table-cell office:value-type="float" office:value="190.54">
                <text:p>190.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5.000000000001">
                <text:p>875.000000000001</text:p>
              </table:table-cell>
              <table:table-cell office:value-type="float" office:value="14.65">
                <text:p>14.65</text:p>
              </table:table-cell>
              <table:table-cell office:value-type="float" office:value="875.000000000001">
                <text:p>875.000000000001</text:p>
              </table:table-cell>
              <table:table-cell office:value-type="float" office:value="406.69">
                <text:p>406.69</text:p>
              </table:table-cell>
              <table:table-cell office:value-type="float" office:value="437.500000000001">
                <text:p>437.500000000001</text:p>
              </table:table-cell>
              <table:table-cell office:value-type="float" office:value="14.83">
                <text:p>14.83</text:p>
              </table:table-cell>
              <table:table-cell office:value-type="float" office:value="437.500000000001">
                <text:p>437.500000000001</text:p>
              </table:table-cell>
              <table:table-cell office:value-type="float" office:value="182.25">
                <text:p>182.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3.333333333334">
                <text:p>883.333333333334</text:p>
              </table:table-cell>
              <table:table-cell office:value-type="float" office:value="14.65">
                <text:p>14.65</text:p>
              </table:table-cell>
              <table:table-cell office:value-type="float" office:value="883.333333333334">
                <text:p>883.333333333334</text:p>
              </table:table-cell>
              <table:table-cell office:value-type="float" office:value="402.73">
                <text:p>402.73</text:p>
              </table:table-cell>
              <table:table-cell office:value-type="float" office:value="441.666666666667">
                <text:p>441.666666666667</text:p>
              </table:table-cell>
              <table:table-cell office:value-type="float" office:value="15.06">
                <text:p>15.06</text:p>
              </table:table-cell>
              <table:table-cell office:value-type="float" office:value="441.666666666667">
                <text:p>441.666666666667</text:p>
              </table:table-cell>
              <table:table-cell office:value-type="float" office:value="180.38">
                <text:p>180.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1.666666666668">
                <text:p>891.666666666668</text:p>
              </table:table-cell>
              <table:table-cell office:value-type="float" office:value="13.87">
                <text:p>13.87</text:p>
              </table:table-cell>
              <table:table-cell office:value-type="float" office:value="891.666666666668">
                <text:p>891.666666666668</text:p>
              </table:table-cell>
              <table:table-cell office:value-type="float" office:value="403.04">
                <text:p>403.04</text:p>
              </table:table-cell>
              <table:table-cell office:value-type="float" office:value="445.833333333334">
                <text:p>445.833333333334</text:p>
              </table:table-cell>
              <table:table-cell office:value-type="float" office:value="15.39">
                <text:p>15.39</text:p>
              </table:table-cell>
              <table:table-cell office:value-type="float" office:value="445.833333333334">
                <text:p>445.833333333334</text:p>
              </table:table-cell>
              <table:table-cell office:value-type="float" office:value="174.84">
                <text:p>174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.000000000001">
                <text:p>900.000000000001</text:p>
              </table:table-cell>
              <table:table-cell office:value-type="float" office:value="12.81">
                <text:p>12.81</text:p>
              </table:table-cell>
              <table:table-cell office:value-type="float" office:value="900.000000000001">
                <text:p>900.000000000001</text:p>
              </table:table-cell>
              <table:table-cell office:value-type="float" office:value="405.41">
                <text:p>405.41</text:p>
              </table:table-cell>
              <table:table-cell office:value-type="float" office:value="450.000000000001">
                <text:p>450.000000000001</text:p>
              </table:table-cell>
              <table:table-cell office:value-type="float" office:value="15.07">
                <text:p>15.07</text:p>
              </table:table-cell>
              <table:table-cell office:value-type="float" office:value="450.000000000001">
                <text:p>450.000000000001</text:p>
              </table:table-cell>
              <table:table-cell office:value-type="float" office:value="174.81">
                <text:p>174.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8.333333333335">
                <text:p>908.333333333335</text:p>
              </table:table-cell>
              <table:table-cell office:value-type="float" office:value="11">
                <text:p>11</text:p>
              </table:table-cell>
              <table:table-cell office:value-type="float" office:value="908.333333333335">
                <text:p>908.333333333335</text:p>
              </table:table-cell>
              <table:table-cell office:value-type="float" office:value="411.13">
                <text:p>411.13</text:p>
              </table:table-cell>
              <table:table-cell office:value-type="float" office:value="454.166666666667">
                <text:p>454.166666666667</text:p>
              </table:table-cell>
              <table:table-cell office:value-type="float" office:value="14.72">
                <text:p>14.72</text:p>
              </table:table-cell>
              <table:table-cell office:value-type="float" office:value="454.166666666667">
                <text:p>454.166666666667</text:p>
              </table:table-cell>
              <table:table-cell office:value-type="float" office:value="170.19">
                <text:p>170.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6.666666666668">
                <text:p>916.666666666668</text:p>
              </table:table-cell>
              <table:table-cell office:value-type="float" office:value="9.34">
                <text:p>9.34</text:p>
              </table:table-cell>
              <table:table-cell office:value-type="float" office:value="916.666666666668">
                <text:p>916.666666666668</text:p>
              </table:table-cell>
              <table:table-cell office:value-type="float" office:value="413.98">
                <text:p>413.98</text:p>
              </table:table-cell>
              <table:table-cell office:value-type="float" office:value="458.333333333334">
                <text:p>458.333333333334</text:p>
              </table:table-cell>
              <table:table-cell office:value-type="float" office:value="14.31">
                <text:p>14.31</text:p>
              </table:table-cell>
              <table:table-cell office:value-type="float" office:value="458.333333333334">
                <text:p>458.333333333334</text:p>
              </table:table-cell>
              <table:table-cell office:value-type="float" office:value="174.39">
                <text:p>174.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5.000000000001">
                <text:p>925.000000000001</text:p>
              </table:table-cell>
              <table:table-cell office:value-type="float" office:value="8.08">
                <text:p>8.08</text:p>
              </table:table-cell>
              <table:table-cell office:value-type="float" office:value="925.000000000001">
                <text:p>925.000000000001</text:p>
              </table:table-cell>
              <table:table-cell office:value-type="float" office:value="413.05">
                <text:p>413.05</text:p>
              </table:table-cell>
              <table:table-cell office:value-type="float" office:value="462.500000000001">
                <text:p>462.500000000001</text:p>
              </table:table-cell>
              <table:table-cell office:value-type="float" office:value="13.7">
                <text:p>13.7</text:p>
              </table:table-cell>
              <table:table-cell office:value-type="float" office:value="462.500000000001">
                <text:p>462.500000000001</text:p>
              </table:table-cell>
              <table:table-cell office:value-type="float" office:value="171.11">
                <text:p>171.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.333333333335">
                <text:p>933.333333333335</text:p>
              </table:table-cell>
              <table:table-cell office:value-type="float" office:value="7.52">
                <text:p>7.52</text:p>
              </table:table-cell>
              <table:table-cell office:value-type="float" office:value="933.333333333335">
                <text:p>933.333333333335</text:p>
              </table:table-cell>
              <table:table-cell office:value-type="float" office:value="410.17">
                <text:p>410.17</text:p>
              </table:table-cell>
              <table:table-cell office:value-type="float" office:value="466.666666666667">
                <text:p>466.666666666667</text:p>
              </table:table-cell>
              <table:table-cell office:value-type="float" office:value="13.04">
                <text:p>13.04</text:p>
              </table:table-cell>
              <table:table-cell office:value-type="float" office:value="466.666666666667">
                <text:p>466.666666666667</text:p>
              </table:table-cell>
              <table:table-cell office:value-type="float" office:value="174.07">
                <text:p>174.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.666666666668">
                <text:p>941.666666666668</text:p>
              </table:table-cell>
              <table:table-cell office:value-type="float" office:value="7.52">
                <text:p>7.52</text:p>
              </table:table-cell>
              <table:table-cell office:value-type="float" office:value="941.666666666668">
                <text:p>941.666666666668</text:p>
              </table:table-cell>
              <table:table-cell office:value-type="float" office:value="405.42">
                <text:p>405.42</text:p>
              </table:table-cell>
              <table:table-cell office:value-type="float" office:value="470.833333333334">
                <text:p>470.833333333334</text:p>
              </table:table-cell>
              <table:table-cell office:value-type="float" office:value="12.29">
                <text:p>12.29</text:p>
              </table:table-cell>
              <table:table-cell office:value-type="float" office:value="470.833333333334">
                <text:p>470.833333333334</text:p>
              </table:table-cell>
              <table:table-cell office:value-type="float" office:value="170.31">
                <text:p>170.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0.000000000001">
                <text:p>950.000000000001</text:p>
              </table:table-cell>
              <table:table-cell office:value-type="float" office:value="8.09">
                <text:p>8.09</text:p>
              </table:table-cell>
              <table:table-cell office:value-type="float" office:value="950.000000000001">
                <text:p>950.000000000001</text:p>
              </table:table-cell>
              <table:table-cell office:value-type="float" office:value="403.24">
                <text:p>403.24</text:p>
              </table:table-cell>
              <table:table-cell office:value-type="float" office:value="475.000000000001">
                <text:p>475.000000000001</text:p>
              </table:table-cell>
              <table:table-cell office:value-type="float" office:value="11.54">
                <text:p>11.54</text:p>
              </table:table-cell>
              <table:table-cell office:value-type="float" office:value="475.000000000001">
                <text:p>475.000000000001</text:p>
              </table:table-cell>
              <table:table-cell office:value-type="float" office:value="172.23">
                <text:p>172.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8.333333333335">
                <text:p>958.333333333335</text:p>
              </table:table-cell>
              <table:table-cell office:value-type="float" office:value="9.58">
                <text:p>9.58</text:p>
              </table:table-cell>
              <table:table-cell office:value-type="float" office:value="958.333333333335">
                <text:p>958.333333333335</text:p>
              </table:table-cell>
              <table:table-cell office:value-type="float" office:value="402.51">
                <text:p>402.51</text:p>
              </table:table-cell>
              <table:table-cell office:value-type="float" office:value="479.166666666667">
                <text:p>479.166666666667</text:p>
              </table:table-cell>
              <table:table-cell office:value-type="float" office:value="10.62">
                <text:p>10.62</text:p>
              </table:table-cell>
              <table:table-cell office:value-type="float" office:value="479.166666666667">
                <text:p>479.166666666667</text:p>
              </table:table-cell>
              <table:table-cell office:value-type="float" office:value="170.68">
                <text:p>170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6.666666666668">
                <text:p>966.666666666668</text:p>
              </table:table-cell>
              <table:table-cell office:value-type="float" office:value="12.64">
                <text:p>12.64</text:p>
              </table:table-cell>
              <table:table-cell office:value-type="float" office:value="966.666666666668">
                <text:p>966.666666666668</text:p>
              </table:table-cell>
              <table:table-cell office:value-type="float" office:value="403.03">
                <text:p>403.03</text:p>
              </table:table-cell>
              <table:table-cell office:value-type="float" office:value="483.333333333334">
                <text:p>483.333333333334</text:p>
              </table:table-cell>
              <table:table-cell office:value-type="float" office:value="9.69">
                <text:p>9.69</text:p>
              </table:table-cell>
              <table:table-cell office:value-type="float" office:value="483.333333333334">
                <text:p>483.333333333334</text:p>
              </table:table-cell>
              <table:table-cell office:value-type="float" office:value="175.66">
                <text:p>175.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5.000000000002">
                <text:p>975.000000000002</text:p>
              </table:table-cell>
              <table:table-cell office:value-type="float" office:value="16.9">
                <text:p>16.9</text:p>
              </table:table-cell>
              <table:table-cell office:value-type="float" office:value="975.000000000002">
                <text:p>975.000000000002</text:p>
              </table:table-cell>
              <table:table-cell office:value-type="float" office:value="398.96">
                <text:p>398.96</text:p>
              </table:table-cell>
              <table:table-cell office:value-type="float" office:value="487.500000000001">
                <text:p>487.500000000001</text:p>
              </table:table-cell>
              <table:table-cell office:value-type="float" office:value="8.67">
                <text:p>8.67</text:p>
              </table:table-cell>
              <table:table-cell office:value-type="float" office:value="487.500000000001">
                <text:p>487.500000000001</text:p>
              </table:table-cell>
              <table:table-cell office:value-type="float" office:value="178.11">
                <text:p>178.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3.333333333335">
                <text:p>983.333333333335</text:p>
              </table:table-cell>
              <table:table-cell office:value-type="float" office:value="21.06">
                <text:p>21.06</text:p>
              </table:table-cell>
              <table:table-cell office:value-type="float" office:value="983.333333333335">
                <text:p>983.333333333335</text:p>
              </table:table-cell>
              <table:table-cell office:value-type="float" office:value="399.98">
                <text:p>399.98</text:p>
              </table:table-cell>
              <table:table-cell office:value-type="float" office:value="491.666666666668">
                <text:p>491.666666666668</text:p>
              </table:table-cell>
              <table:table-cell office:value-type="float" office:value="8.04">
                <text:p>8.04</text:p>
              </table:table-cell>
              <table:table-cell office:value-type="float" office:value="491.666666666668">
                <text:p>491.666666666668</text:p>
              </table:table-cell>
              <table:table-cell office:value-type="float" office:value="187.71">
                <text:p>187.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.666666666668">
                <text:p>991.666666666668</text:p>
              </table:table-cell>
              <table:table-cell office:value-type="float" office:value="24.32">
                <text:p>24.32</text:p>
              </table:table-cell>
              <table:table-cell office:value-type="float" office:value="991.666666666668">
                <text:p>991.666666666668</text:p>
              </table:table-cell>
              <table:table-cell office:value-type="float" office:value="400.16">
                <text:p>400.16</text:p>
              </table:table-cell>
              <table:table-cell office:value-type="float" office:value="495.833333333334">
                <text:p>495.833333333334</text:p>
              </table:table-cell>
              <table:table-cell office:value-type="float" office:value="7.27">
                <text:p>7.27</text:p>
              </table:table-cell>
              <table:table-cell office:value-type="float" office:value="495.833333333334">
                <text:p>495.833333333334</text:p>
              </table:table-cell>
              <table:table-cell office:value-type="float" office:value="192.46">
                <text:p>192.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.000000000001">
                <text:p>500.000000000001</text:p>
              </table:table-cell>
              <table:table-cell office:value-type="float" office:value="6.77">
                <text:p>6.77</text:p>
              </table:table-cell>
              <table:table-cell office:value-type="float" office:value="500.000000000001">
                <text:p>500.000000000001</text:p>
              </table:table-cell>
              <table:table-cell office:value-type="float" office:value="200.79">
                <text:p>200.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.166666666668">
                <text:p>504.166666666668</text:p>
              </table:table-cell>
              <table:table-cell office:value-type="float" office:value="6.38">
                <text:p>6.38</text:p>
              </table:table-cell>
              <table:table-cell office:value-type="float" office:value="504.166666666668">
                <text:p>504.166666666668</text:p>
              </table:table-cell>
              <table:table-cell office:value-type="float" office:value="201.01">
                <text:p>201.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.333333333334">
                <text:p>508.333333333334</text:p>
              </table:table-cell>
              <table:table-cell office:value-type="float" office:value="6.24">
                <text:p>6.24</text:p>
              </table:table-cell>
              <table:table-cell office:value-type="float" office:value="508.333333333334">
                <text:p>508.333333333334</text:p>
              </table:table-cell>
              <table:table-cell office:value-type="float" office:value="203.5">
                <text:p>203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.500000000001">
                <text:p>512.500000000001</text:p>
              </table:table-cell>
              <table:table-cell office:value-type="float" office:value="6.35">
                <text:p>6.35</text:p>
              </table:table-cell>
              <table:table-cell office:value-type="float" office:value="512.500000000001">
                <text:p>512.500000000001</text:p>
              </table:table-cell>
              <table:table-cell office:value-type="float" office:value="199.24">
                <text:p>199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.666666666668">
                <text:p>516.666666666668</text:p>
              </table:table-cell>
              <table:table-cell office:value-type="float" office:value="6.53">
                <text:p>6.53</text:p>
              </table:table-cell>
              <table:table-cell office:value-type="float" office:value="516.666666666668">
                <text:p>516.666666666668</text:p>
              </table:table-cell>
              <table:table-cell office:value-type="float" office:value="195.56">
                <text:p>195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.833333333334">
                <text:p>520.833333333334</text:p>
              </table:table-cell>
              <table:table-cell office:value-type="float" office:value="6.63">
                <text:p>6.63</text:p>
              </table:table-cell>
              <table:table-cell office:value-type="float" office:value="520.833333333334">
                <text:p>520.833333333334</text:p>
              </table:table-cell>
              <table:table-cell office:value-type="float" office:value="185.08">
                <text:p>185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.000000000001">
                <text:p>525.000000000001</text:p>
              </table:table-cell>
              <table:table-cell office:value-type="float" office:value="7.03">
                <text:p>7.03</text:p>
              </table:table-cell>
              <table:table-cell office:value-type="float" office:value="525.000000000001">
                <text:p>525.000000000001</text:p>
              </table:table-cell>
              <table:table-cell office:value-type="float" office:value="179.24">
                <text:p>179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.166666666667">
                <text:p>529.166666666667</text:p>
              </table:table-cell>
              <table:table-cell office:value-type="float" office:value="7.41">
                <text:p>7.41</text:p>
              </table:table-cell>
              <table:table-cell office:value-type="float" office:value="529.166666666667">
                <text:p>529.166666666667</text:p>
              </table:table-cell>
              <table:table-cell office:value-type="float" office:value="169.45">
                <text:p>169.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.333333333334">
                <text:p>533.333333333334</text:p>
              </table:table-cell>
              <table:table-cell office:value-type="float" office:value="7.81">
                <text:p>7.81</text:p>
              </table:table-cell>
              <table:table-cell office:value-type="float" office:value="533.333333333334">
                <text:p>533.333333333334</text:p>
              </table:table-cell>
              <table:table-cell office:value-type="float" office:value="166.86">
                <text:p>166.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.500000000001">
                <text:p>537.500000000001</text:p>
              </table:table-cell>
              <table:table-cell office:value-type="float" office:value="8.1">
                <text:p>8.1</text:p>
              </table:table-cell>
              <table:table-cell office:value-type="float" office:value="537.500000000001">
                <text:p>537.500000000001</text:p>
              </table:table-cell>
              <table:table-cell office:value-type="float" office:value="163.25">
                <text:p>163.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.666666666667">
                <text:p>541.666666666667</text:p>
              </table:table-cell>
              <table:table-cell office:value-type="float" office:value="8.47">
                <text:p>8.47</text:p>
              </table:table-cell>
              <table:table-cell office:value-type="float" office:value="541.666666666667">
                <text:p>541.666666666667</text:p>
              </table:table-cell>
              <table:table-cell office:value-type="float" office:value="167.19">
                <text:p>167.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.833333333334">
                <text:p>545.833333333334</text:p>
              </table:table-cell>
              <table:table-cell office:value-type="float" office:value="8.72">
                <text:p>8.72</text:p>
              </table:table-cell>
              <table:table-cell office:value-type="float" office:value="545.833333333334">
                <text:p>545.833333333334</text:p>
              </table:table-cell>
              <table:table-cell office:value-type="float" office:value="167.54">
                <text:p>167.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.000000000001">
                <text:p>550.000000000001</text:p>
              </table:table-cell>
              <table:table-cell office:value-type="float" office:value="8.84">
                <text:p>8.84</text:p>
              </table:table-cell>
              <table:table-cell office:value-type="float" office:value="550.000000000001">
                <text:p>550.000000000001</text:p>
              </table:table-cell>
              <table:table-cell office:value-type="float" office:value="171.28">
                <text:p>171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.166666666667">
                <text:p>554.166666666667</text:p>
              </table:table-cell>
              <table:table-cell office:value-type="float" office:value="8.98">
                <text:p>8.98</text:p>
              </table:table-cell>
              <table:table-cell office:value-type="float" office:value="554.166666666667">
                <text:p>554.166666666667</text:p>
              </table:table-cell>
              <table:table-cell office:value-type="float" office:value="170.6">
                <text:p>17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.333333333334">
                <text:p>558.333333333334</text:p>
              </table:table-cell>
              <table:table-cell office:value-type="float" office:value="8.9">
                <text:p>8.9</text:p>
              </table:table-cell>
              <table:table-cell office:value-type="float" office:value="558.333333333334">
                <text:p>558.333333333334</text:p>
              </table:table-cell>
              <table:table-cell office:value-type="float" office:value="176.21">
                <text:p>176.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.5">
                <text:p>562.5</text:p>
              </table:table-cell>
              <table:table-cell office:value-type="float" office:value="8.88">
                <text:p>8.88</text:p>
              </table:table-cell>
              <table:table-cell office:value-type="float" office:value="562.5">
                <text:p>562.5</text:p>
              </table:table-cell>
              <table:table-cell office:value-type="float" office:value="176.16">
                <text:p>176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.666666666667">
                <text:p>566.666666666667</text:p>
              </table:table-cell>
              <table:table-cell office:value-type="float" office:value="8.83">
                <text:p>8.83</text:p>
              </table:table-cell>
              <table:table-cell office:value-type="float" office:value="566.666666666667">
                <text:p>566.666666666667</text:p>
              </table:table-cell>
              <table:table-cell office:value-type="float" office:value="182.12">
                <text:p>182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.833333333334">
                <text:p>570.833333333334</text:p>
              </table:table-cell>
              <table:table-cell office:value-type="float" office:value="8.61">
                <text:p>8.61</text:p>
              </table:table-cell>
              <table:table-cell office:value-type="float" office:value="570.833333333334">
                <text:p>570.833333333334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8.52">
                <text:p>8.52</text:p>
              </table:table-cell>
              <table:table-cell office:value-type="float" office:value="575">
                <text:p>575</text:p>
              </table:table-cell>
              <table:table-cell office:value-type="float" office:value="187.43">
                <text:p>187.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.166666666667">
                <text:p>579.166666666667</text:p>
              </table:table-cell>
              <table:table-cell office:value-type="float" office:value="8.12">
                <text:p>8.12</text:p>
              </table:table-cell>
              <table:table-cell office:value-type="float" office:value="579.166666666667">
                <text:p>579.166666666667</text:p>
              </table:table-cell>
              <table:table-cell office:value-type="float" office:value="186.89">
                <text:p>186.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.333333333334">
                <text:p>583.333333333334</text:p>
              </table:table-cell>
              <table:table-cell office:value-type="float" office:value="8.08">
                <text:p>8.08</text:p>
              </table:table-cell>
              <table:table-cell office:value-type="float" office:value="583.333333333334">
                <text:p>583.333333333334</text:p>
              </table:table-cell>
              <table:table-cell office:value-type="float" office:value="195.83">
                <text:p>195.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5">
                <text:p>587.5</text:p>
              </table:table-cell>
              <table:table-cell office:value-type="float" office:value="7.91">
                <text:p>7.91</text:p>
              </table:table-cell>
              <table:table-cell office:value-type="float" office:value="587.5">
                <text:p>587.5</text:p>
              </table:table-cell>
              <table:table-cell office:value-type="float" office:value="200.25">
                <text:p>200.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.666666666667">
                <text:p>591.666666666667</text:p>
              </table:table-cell>
              <table:table-cell office:value-type="float" office:value="7.77">
                <text:p>7.77</text:p>
              </table:table-cell>
              <table:table-cell office:value-type="float" office:value="591.666666666667">
                <text:p>591.666666666667</text:p>
              </table:table-cell>
              <table:table-cell office:value-type="float" office:value="206.08">
                <text:p>206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.833333333334">
                <text:p>595.833333333334</text:p>
              </table:table-cell>
              <table:table-cell office:value-type="float" office:value="7.65">
                <text:p>7.65</text:p>
              </table:table-cell>
              <table:table-cell office:value-type="float" office:value="595.833333333334">
                <text:p>595.833333333334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7.67">
                <text:p>7.67</text:p>
              </table:table-cell>
              <table:table-cell office:value-type="float" office:value="600">
                <text:p>600</text:p>
              </table:table-cell>
              <table:table-cell office:value-type="float" office:value="206.72">
                <text:p>206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.166666666667">
                <text:p>604.166666666667</text:p>
              </table:table-cell>
              <table:table-cell office:value-type="float" office:value="7.68">
                <text:p>7.68</text:p>
              </table:table-cell>
              <table:table-cell office:value-type="float" office:value="604.166666666667">
                <text:p>604.166666666667</text:p>
              </table:table-cell>
              <table:table-cell office:value-type="float" office:value="204.44">
                <text:p>204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.333333333333">
                <text:p>608.333333333333</text:p>
              </table:table-cell>
              <table:table-cell office:value-type="float" office:value="7.75">
                <text:p>7.75</text:p>
              </table:table-cell>
              <table:table-cell office:value-type="float" office:value="608.333333333333">
                <text:p>608.333333333333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.5">
                <text:p>612.5</text:p>
              </table:table-cell>
              <table:table-cell office:value-type="float" office:value="7.82">
                <text:p>7.82</text:p>
              </table:table-cell>
              <table:table-cell office:value-type="float" office:value="612.5">
                <text:p>612.5</text:p>
              </table:table-cell>
              <table:table-cell office:value-type="float" office:value="204.02">
                <text:p>204.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.666666666667">
                <text:p>616.666666666667</text:p>
              </table:table-cell>
              <table:table-cell office:value-type="float" office:value="7.79">
                <text:p>7.79</text:p>
              </table:table-cell>
              <table:table-cell office:value-type="float" office:value="616.666666666667">
                <text:p>616.6666666666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0.833333333333">
                <text:p>620.833333333333</text:p>
              </table:table-cell>
              <table:table-cell office:value-type="float" office:value="7.8">
                <text:p>7.8</text:p>
              </table:table-cell>
              <table:table-cell office:value-type="float" office:value="620.833333333333">
                <text:p>620.8333333333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">
                <text:p>625</text:p>
              </table:table-cell>
              <table:table-cell office:value-type="float" office:value="7.91">
                <text:p>7.91</text:p>
              </table:table-cell>
              <table:table-cell office:value-type="float" office:value="625">
                <text:p>625</text:p>
              </table:table-cell>
              <table:table-cell office:value-type="float" office:value="207.35">
                <text:p>207.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.166666666667">
                <text:p>629.166666666667</text:p>
              </table:table-cell>
              <table:table-cell office:value-type="float" office:value="7.97">
                <text:p>7.97</text:p>
              </table:table-cell>
              <table:table-cell office:value-type="float" office:value="629.166666666667">
                <text:p>629.166666666667</text:p>
              </table:table-cell>
              <table:table-cell office:value-type="float" office:value="207.52">
                <text:p>207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.333333333333">
                <text:p>633.333333333333</text:p>
              </table:table-cell>
              <table:table-cell office:value-type="float" office:value="8.07">
                <text:p>8.07</text:p>
              </table:table-cell>
              <table:table-cell office:value-type="float" office:value="633.333333333333">
                <text:p>633.333333333333</text:p>
              </table:table-cell>
              <table:table-cell office:value-type="float" office:value="207.8">
                <text:p>207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.5">
                <text:p>637.5</text:p>
              </table:table-cell>
              <table:table-cell office:value-type="float" office:value="7.94">
                <text:p>7.94</text:p>
              </table:table-cell>
              <table:table-cell office:value-type="float" office:value="637.5">
                <text:p>637.5</text:p>
              </table:table-cell>
              <table:table-cell office:value-type="float" office:value="202.72">
                <text:p>202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.666666666666">
                <text:p>641.666666666666</text:p>
              </table:table-cell>
              <table:table-cell office:value-type="float" office:value="7.68">
                <text:p>7.68</text:p>
              </table:table-cell>
              <table:table-cell office:value-type="float" office:value="641.666666666666">
                <text:p>641.666666666666</text:p>
              </table:table-cell>
              <table:table-cell office:value-type="float" office:value="197.53">
                <text:p>197.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5.833333333333">
                <text:p>645.833333333333</text:p>
              </table:table-cell>
              <table:table-cell office:value-type="float" office:value="7.58">
                <text:p>7.58</text:p>
              </table:table-cell>
              <table:table-cell office:value-type="float" office:value="645.833333333333">
                <text:p>645.833333333333</text:p>
              </table:table-cell>
              <table:table-cell office:value-type="float" office:value="188.88">
                <text:p>188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">
                <text:p>650</text:p>
              </table:table-cell>
              <table:table-cell office:value-type="float" office:value="7.22">
                <text:p>7.22</text:p>
              </table:table-cell>
              <table:table-cell office:value-type="float" office:value="650">
                <text:p>650</text:p>
              </table:table-cell>
              <table:table-cell office:value-type="float" office:value="182.62">
                <text:p>182.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4.166666666666">
                <text:p>654.166666666666</text:p>
              </table:table-cell>
              <table:table-cell office:value-type="float" office:value="7.13">
                <text:p>7.13</text:p>
              </table:table-cell>
              <table:table-cell office:value-type="float" office:value="654.166666666666">
                <text:p>654.166666666666</text:p>
              </table:table-cell>
              <table:table-cell office:value-type="float" office:value="172.71">
                <text:p>172.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8.333333333333">
                <text:p>658.333333333333</text:p>
              </table:table-cell>
              <table:table-cell office:value-type="float" office:value="6.95">
                <text:p>6.95</text:p>
              </table:table-cell>
              <table:table-cell office:value-type="float" office:value="658.333333333333">
                <text:p>658.333333333333</text:p>
              </table:table-cell>
              <table:table-cell office:value-type="float" office:value="168.89">
                <text:p>168.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2.5">
                <text:p>662.5</text:p>
              </table:table-cell>
              <table:table-cell office:value-type="float" office:value="6.71">
                <text:p>6.71</text:p>
              </table:table-cell>
              <table:table-cell office:value-type="float" office:value="662.5">
                <text:p>662.5</text:p>
              </table:table-cell>
              <table:table-cell office:value-type="float" office:value="168.28">
                <text:p>168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.666666666666">
                <text:p>666.666666666666</text:p>
              </table:table-cell>
              <table:table-cell office:value-type="float" office:value="6.52">
                <text:p>6.52</text:p>
              </table:table-cell>
              <table:table-cell office:value-type="float" office:value="666.666666666666">
                <text:p>666.666666666666</text:p>
              </table:table-cell>
              <table:table-cell office:value-type="float" office:value="172.39">
                <text:p>172.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0.833333333333">
                <text:p>670.833333333333</text:p>
              </table:table-cell>
              <table:table-cell office:value-type="float" office:value="6.41">
                <text:p>6.41</text:p>
              </table:table-cell>
              <table:table-cell office:value-type="float" office:value="670.833333333333">
                <text:p>670.833333333333</text:p>
              </table:table-cell>
              <table:table-cell office:value-type="float" office:value="173.52">
                <text:p>173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">
                <text:p>675</text:p>
              </table:table-cell>
              <table:table-cell office:value-type="float" office:value="6.16">
                <text:p>6.16</text:p>
              </table:table-cell>
              <table:table-cell office:value-type="float" office:value="675">
                <text:p>675</text:p>
              </table:table-cell>
              <table:table-cell office:value-type="float" office:value="178.44">
                <text:p>178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9.166666666666">
                <text:p>679.166666666666</text:p>
              </table:table-cell>
              <table:table-cell office:value-type="float" office:value="5.98">
                <text:p>5.98</text:p>
              </table:table-cell>
              <table:table-cell office:value-type="float" office:value="679.166666666666">
                <text:p>679.166666666666</text:p>
              </table:table-cell>
              <table:table-cell office:value-type="float" office:value="177.64">
                <text:p>177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3.333333333333">
                <text:p>683.333333333333</text:p>
              </table:table-cell>
              <table:table-cell office:value-type="float" office:value="5.86">
                <text:p>5.86</text:p>
              </table:table-cell>
              <table:table-cell office:value-type="float" office:value="683.333333333333">
                <text:p>683.333333333333</text:p>
              </table:table-cell>
              <table:table-cell office:value-type="float" office:value="177.43">
                <text:p>177.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7.499999999999">
                <text:p>687.499999999999</text:p>
              </table:table-cell>
              <table:table-cell office:value-type="float" office:value="5.78">
                <text:p>5.78</text:p>
              </table:table-cell>
              <table:table-cell office:value-type="float" office:value="687.499999999999">
                <text:p>687.499999999999</text:p>
              </table:table-cell>
              <table:table-cell office:value-type="float" office:value="174.71">
                <text:p>174.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1.666666666666">
                <text:p>691.666666666666</text:p>
              </table:table-cell>
              <table:table-cell office:value-type="float" office:value="5.75">
                <text:p>5.75</text:p>
              </table:table-cell>
              <table:table-cell office:value-type="float" office:value="691.666666666666">
                <text:p>691.666666666666</text:p>
              </table:table-cell>
              <table:table-cell office:value-type="float" office:value="175.94">
                <text:p>175.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5.833333333333">
                <text:p>695.833333333333</text:p>
              </table:table-cell>
              <table:table-cell office:value-type="float" office:value="5.62">
                <text:p>5.62</text:p>
              </table:table-cell>
              <table:table-cell office:value-type="float" office:value="695.833333333333">
                <text:p>695.833333333333</text:p>
              </table:table-cell>
              <table:table-cell office:value-type="float" office:value="176.46">
                <text:p>176.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9.999999999999">
                <text:p>699.999999999999</text:p>
              </table:table-cell>
              <table:table-cell office:value-type="float" office:value="5.5">
                <text:p>5.5</text:p>
              </table:table-cell>
              <table:table-cell office:value-type="float" office:value="699.999999999999">
                <text:p>699.999999999999</text:p>
              </table:table-cell>
              <table:table-cell office:value-type="float" office:value="181.14">
                <text:p>181.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4.166666666666">
                <text:p>704.166666666666</text:p>
              </table:table-cell>
              <table:table-cell office:value-type="float" office:value="5.41">
                <text:p>5.41</text:p>
              </table:table-cell>
              <table:table-cell office:value-type="float" office:value="704.166666666666">
                <text:p>704.166666666666</text:p>
              </table:table-cell>
              <table:table-cell office:value-type="float" office:value="184.69">
                <text:p>184.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.333333333333">
                <text:p>708.333333333333</text:p>
              </table:table-cell>
              <table:table-cell office:value-type="float" office:value="5.35">
                <text:p>5.35</text:p>
              </table:table-cell>
              <table:table-cell office:value-type="float" office:value="708.333333333333">
                <text:p>708.333333333333</text:p>
              </table:table-cell>
              <table:table-cell office:value-type="float" office:value="189.26">
                <text:p>189.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2.499999999999">
                <text:p>712.499999999999</text:p>
              </table:table-cell>
              <table:table-cell office:value-type="float" office:value="5.26">
                <text:p>5.26</text:p>
              </table:table-cell>
              <table:table-cell office:value-type="float" office:value="712.499999999999">
                <text:p>712.499999999999</text:p>
              </table:table-cell>
              <table:table-cell office:value-type="float" office:value="190.5">
                <text:p>19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6.666666666666">
                <text:p>716.666666666666</text:p>
              </table:table-cell>
              <table:table-cell office:value-type="float" office:value="5.19">
                <text:p>5.19</text:p>
              </table:table-cell>
              <table:table-cell office:value-type="float" office:value="716.666666666666">
                <text:p>716.666666666666</text:p>
              </table:table-cell>
              <table:table-cell office:value-type="float" office:value="192.16">
                <text:p>192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.833333333332">
                <text:p>720.833333333332</text:p>
              </table:table-cell>
              <table:table-cell office:value-type="float" office:value="5.25">
                <text:p>5.25</text:p>
              </table:table-cell>
              <table:table-cell office:value-type="float" office:value="720.833333333332">
                <text:p>720.833333333332</text:p>
              </table:table-cell>
              <table:table-cell office:value-type="float" office:value="192.52">
                <text:p>192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4.999999999999">
                <text:p>724.999999999999</text:p>
              </table:table-cell>
              <table:table-cell office:value-type="float" office:value="5.08">
                <text:p>5.08</text:p>
              </table:table-cell>
              <table:table-cell office:value-type="float" office:value="724.999999999999">
                <text:p>724.999999999999</text:p>
              </table:table-cell>
              <table:table-cell office:value-type="float" office:value="193.49">
                <text:p>193.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.166666666666">
                <text:p>729.166666666666</text:p>
              </table:table-cell>
              <table:table-cell office:value-type="float" office:value="5.1">
                <text:p>5.1</text:p>
              </table:table-cell>
              <table:table-cell office:value-type="float" office:value="729.166666666666">
                <text:p>729.166666666666</text:p>
              </table:table-cell>
              <table:table-cell office:value-type="float" office:value="193.43">
                <text:p>193.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.333333333332">
                <text:p>733.333333333332</text:p>
              </table:table-cell>
              <table:table-cell office:value-type="float" office:value="5">
                <text:p>5</text:p>
              </table:table-cell>
              <table:table-cell office:value-type="float" office:value="733.333333333332">
                <text:p>733.333333333332</text:p>
              </table:table-cell>
              <table:table-cell office:value-type="float" office:value="195.84">
                <text:p>195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.499999999999">
                <text:p>737.499999999999</text:p>
              </table:table-cell>
              <table:table-cell office:value-type="float" office:value="4.86">
                <text:p>4.86</text:p>
              </table:table-cell>
              <table:table-cell office:value-type="float" office:value="737.499999999999">
                <text:p>737.499999999999</text:p>
              </table:table-cell>
              <table:table-cell office:value-type="float" office:value="196.69">
                <text:p>196.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.666666666665">
                <text:p>741.666666666665</text:p>
              </table:table-cell>
              <table:table-cell office:value-type="float" office:value="4.75">
                <text:p>4.75</text:p>
              </table:table-cell>
              <table:table-cell office:value-type="float" office:value="741.666666666665">
                <text:p>741.666666666665</text:p>
              </table:table-cell>
              <table:table-cell office:value-type="float" office:value="199.37">
                <text:p>199.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.833333333332">
                <text:p>745.833333333332</text:p>
              </table:table-cell>
              <table:table-cell office:value-type="float" office:value="4.72">
                <text:p>4.72</text:p>
              </table:table-cell>
              <table:table-cell office:value-type="float" office:value="745.833333333332">
                <text:p>745.833333333332</text:p>
              </table:table-cell>
              <table:table-cell office:value-type="float" office:value="201.91">
                <text:p>201.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.999999999999">
                <text:p>749.999999999999</text:p>
              </table:table-cell>
              <table:table-cell office:value-type="float" office:value="4.6">
                <text:p>4.6</text:p>
              </table:table-cell>
              <table:table-cell office:value-type="float" office:value="749.999999999999">
                <text:p>749.999999999999</text:p>
              </table:table-cell>
              <table:table-cell office:value-type="float" office:value="204.07">
                <text:p>204.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4.166666666665">
                <text:p>754.166666666665</text:p>
              </table:table-cell>
              <table:table-cell office:value-type="float" office:value="4.39">
                <text:p>4.39</text:p>
              </table:table-cell>
              <table:table-cell office:value-type="float" office:value="754.166666666665">
                <text:p>754.166666666665</text:p>
              </table:table-cell>
              <table:table-cell office:value-type="float" office:value="207.39">
                <text:p>207.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8.333333333332">
                <text:p>758.333333333332</text:p>
              </table:table-cell>
              <table:table-cell office:value-type="float" office:value="4.38">
                <text:p>4.38</text:p>
              </table:table-cell>
              <table:table-cell office:value-type="float" office:value="758.333333333332">
                <text:p>758.333333333332</text:p>
              </table:table-cell>
              <table:table-cell office:value-type="float" office:value="210.26">
                <text:p>210.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2.499999999999">
                <text:p>762.499999999999</text:p>
              </table:table-cell>
              <table:table-cell office:value-type="float" office:value="4.17">
                <text:p>4.17</text:p>
              </table:table-cell>
              <table:table-cell office:value-type="float" office:value="762.499999999999">
                <text:p>762.499999999999</text:p>
              </table:table-cell>
              <table:table-cell office:value-type="float" office:value="214.54">
                <text:p>214.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6.666666666665">
                <text:p>766.666666666665</text:p>
              </table:table-cell>
              <table:table-cell office:value-type="float" office:value="4.04">
                <text:p>4.04</text:p>
              </table:table-cell>
              <table:table-cell office:value-type="float" office:value="766.666666666665">
                <text:p>766.666666666665</text:p>
              </table:table-cell>
              <table:table-cell office:value-type="float" office:value="218.66">
                <text:p>218.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.833333333332">
                <text:p>770.833333333332</text:p>
              </table:table-cell>
              <table:table-cell office:value-type="float" office:value="3.97">
                <text:p>3.97</text:p>
              </table:table-cell>
              <table:table-cell office:value-type="float" office:value="770.833333333332">
                <text:p>770.833333333332</text:p>
              </table:table-cell>
              <table:table-cell office:value-type="float" office:value="221.94">
                <text:p>221.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4.999999999999">
                <text:p>774.999999999999</text:p>
              </table:table-cell>
              <table:table-cell office:value-type="float" office:value="3.78">
                <text:p>3.78</text:p>
              </table:table-cell>
              <table:table-cell office:value-type="float" office:value="774.999999999999">
                <text:p>774.999999999999</text:p>
              </table:table-cell>
              <table:table-cell office:value-type="float" office:value="224.68">
                <text:p>224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9.166666666665">
                <text:p>779.166666666665</text:p>
              </table:table-cell>
              <table:table-cell office:value-type="float" office:value="3.77">
                <text:p>3.77</text:p>
              </table:table-cell>
              <table:table-cell office:value-type="float" office:value="779.166666666665">
                <text:p>779.166666666665</text:p>
              </table:table-cell>
              <table:table-cell office:value-type="float" office:value="227.23">
                <text:p>227.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3.333333333332">
                <text:p>783.333333333332</text:p>
              </table:table-cell>
              <table:table-cell office:value-type="float" office:value="3.8">
                <text:p>3.8</text:p>
              </table:table-cell>
              <table:table-cell office:value-type="float" office:value="783.333333333332">
                <text:p>783.333333333332</text:p>
              </table:table-cell>
              <table:table-cell office:value-type="float" office:value="230.06">
                <text:p>230.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7.499999999998">
                <text:p>787.499999999998</text:p>
              </table:table-cell>
              <table:table-cell office:value-type="float" office:value="3.78">
                <text:p>3.78</text:p>
              </table:table-cell>
              <table:table-cell office:value-type="float" office:value="787.499999999998">
                <text:p>787.499999999998</text:p>
              </table:table-cell>
              <table:table-cell office:value-type="float" office:value="233.07">
                <text:p>233.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1.666666666665">
                <text:p>791.666666666665</text:p>
              </table:table-cell>
              <table:table-cell office:value-type="float" office:value="3.76">
                <text:p>3.76</text:p>
              </table:table-cell>
              <table:table-cell office:value-type="float" office:value="791.666666666665">
                <text:p>791.666666666665</text:p>
              </table:table-cell>
              <table:table-cell office:value-type="float" office:value="234.85">
                <text:p>234.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5.833333333332">
                <text:p>795.833333333332</text:p>
              </table:table-cell>
              <table:table-cell office:value-type="float" office:value="3.87">
                <text:p>3.87</text:p>
              </table:table-cell>
              <table:table-cell office:value-type="float" office:value="795.833333333332">
                <text:p>795.833333333332</text:p>
              </table:table-cell>
              <table:table-cell office:value-type="float" office:value="237.38">
                <text:p>237.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9.999999999998">
                <text:p>799.999999999998</text:p>
              </table:table-cell>
              <table:table-cell office:value-type="float" office:value="3.93">
                <text:p>3.93</text:p>
              </table:table-cell>
              <table:table-cell office:value-type="float" office:value="799.999999999998">
                <text:p>799.999999999998</text:p>
              </table:table-cell>
              <table:table-cell office:value-type="float" office:value="237.41">
                <text:p>237.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4.166666666665">
                <text:p>804.166666666665</text:p>
              </table:table-cell>
              <table:table-cell office:value-type="float" office:value="4.09">
                <text:p>4.09</text:p>
              </table:table-cell>
              <table:table-cell office:value-type="float" office:value="804.166666666665">
                <text:p>804.166666666665</text:p>
              </table:table-cell>
              <table:table-cell office:value-type="float" office:value="237.92">
                <text:p>237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8.333333333332">
                <text:p>808.333333333332</text:p>
              </table:table-cell>
              <table:table-cell office:value-type="float" office:value="4.13">
                <text:p>4.13</text:p>
              </table:table-cell>
              <table:table-cell office:value-type="float" office:value="808.333333333332">
                <text:p>808.333333333332</text:p>
              </table:table-cell>
              <table:table-cell office:value-type="float" office:value="238.59">
                <text:p>238.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.499999999998">
                <text:p>812.499999999998</text:p>
              </table:table-cell>
              <table:table-cell office:value-type="float" office:value="4.19">
                <text:p>4.19</text:p>
              </table:table-cell>
              <table:table-cell office:value-type="float" office:value="812.499999999998">
                <text:p>812.499999999998</text:p>
              </table:table-cell>
              <table:table-cell office:value-type="float" office:value="238.47">
                <text:p>238.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6.666666666665">
                <text:p>816.666666666665</text:p>
              </table:table-cell>
              <table:table-cell office:value-type="float" office:value="4.26">
                <text:p>4.26</text:p>
              </table:table-cell>
              <table:table-cell office:value-type="float" office:value="816.666666666665">
                <text:p>816.666666666665</text:p>
              </table:table-cell>
              <table:table-cell office:value-type="float" office:value="236.69">
                <text:p>236.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0.833333333331">
                <text:p>820.833333333331</text:p>
              </table:table-cell>
              <table:table-cell office:value-type="float" office:value="4.27">
                <text:p>4.27</text:p>
              </table:table-cell>
              <table:table-cell office:value-type="float" office:value="820.833333333331">
                <text:p>820.833333333331</text:p>
              </table:table-cell>
              <table:table-cell office:value-type="float" office:value="236.67">
                <text:p>236.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4.999999999998">
                <text:p>824.999999999998</text:p>
              </table:table-cell>
              <table:table-cell office:value-type="float" office:value="4.29">
                <text:p>4.29</text:p>
              </table:table-cell>
              <table:table-cell office:value-type="float" office:value="824.999999999998">
                <text:p>824.999999999998</text:p>
              </table:table-cell>
              <table:table-cell office:value-type="float" office:value="235.45">
                <text:p>235.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9.166666666665">
                <text:p>829.166666666665</text:p>
              </table:table-cell>
              <table:table-cell office:value-type="float" office:value="4.38">
                <text:p>4.38</text:p>
              </table:table-cell>
              <table:table-cell office:value-type="float" office:value="829.166666666665">
                <text:p>829.166666666665</text:p>
              </table:table-cell>
              <table:table-cell office:value-type="float" office:value="233.07">
                <text:p>233.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3.333333333331">
                <text:p>833.333333333331</text:p>
              </table:table-cell>
              <table:table-cell office:value-type="float" office:value="4.43">
                <text:p>4.43</text:p>
              </table:table-cell>
              <table:table-cell office:value-type="float" office:value="833.333333333331">
                <text:p>833.333333333331</text:p>
              </table:table-cell>
              <table:table-cell office:value-type="float" office:value="229.48">
                <text:p>229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7.499999999998">
                <text:p>837.499999999998</text:p>
              </table:table-cell>
              <table:table-cell office:value-type="float" office:value="4.5">
                <text:p>4.5</text:p>
              </table:table-cell>
              <table:table-cell office:value-type="float" office:value="837.499999999998">
                <text:p>837.499999999998</text:p>
              </table:table-cell>
              <table:table-cell office:value-type="float" office:value="226.45">
                <text:p>226.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1.666666666665">
                <text:p>841.666666666665</text:p>
              </table:table-cell>
              <table:table-cell office:value-type="float" office:value="4.6">
                <text:p>4.6</text:p>
              </table:table-cell>
              <table:table-cell office:value-type="float" office:value="841.666666666665">
                <text:p>841.666666666665</text:p>
              </table:table-cell>
              <table:table-cell office:value-type="float" office:value="221.51">
                <text:p>221.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5.833333333331">
                <text:p>845.833333333331</text:p>
              </table:table-cell>
              <table:table-cell office:value-type="float" office:value="4.6">
                <text:p>4.6</text:p>
              </table:table-cell>
              <table:table-cell office:value-type="float" office:value="845.833333333331">
                <text:p>845.833333333331</text:p>
              </table:table-cell>
              <table:table-cell office:value-type="float" office:value="216.5">
                <text:p>216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9.999999999998">
                <text:p>849.999999999998</text:p>
              </table:table-cell>
              <table:table-cell office:value-type="float" office:value="4.55">
                <text:p>4.55</text:p>
              </table:table-cell>
              <table:table-cell office:value-type="float" office:value="849.999999999998">
                <text:p>849.999999999998</text:p>
              </table:table-cell>
              <table:table-cell office:value-type="float" office:value="213.46">
                <text:p>213.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4.166666666665">
                <text:p>854.166666666665</text:p>
              </table:table-cell>
              <table:table-cell office:value-type="float" office:value="4.55">
                <text:p>4.55</text:p>
              </table:table-cell>
              <table:table-cell office:value-type="float" office:value="854.166666666665">
                <text:p>854.166666666665</text:p>
              </table:table-cell>
              <table:table-cell office:value-type="float" office:value="210.22">
                <text:p>210.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8.333333333331">
                <text:p>858.333333333331</text:p>
              </table:table-cell>
              <table:table-cell office:value-type="float" office:value="4.53">
                <text:p>4.53</text:p>
              </table:table-cell>
              <table:table-cell office:value-type="float" office:value="858.333333333331">
                <text:p>858.333333333331</text:p>
              </table:table-cell>
              <table:table-cell office:value-type="float" office:value="208.59">
                <text:p>208.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2.499999999998">
                <text:p>862.499999999998</text:p>
              </table:table-cell>
              <table:table-cell office:value-type="float" office:value="4.54">
                <text:p>4.54</text:p>
              </table:table-cell>
              <table:table-cell office:value-type="float" office:value="862.499999999998">
                <text:p>862.499999999998</text:p>
              </table:table-cell>
              <table:table-cell office:value-type="float" office:value="207.55">
                <text:p>207.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6.666666666664">
                <text:p>866.666666666664</text:p>
              </table:table-cell>
              <table:table-cell office:value-type="float" office:value="4.55">
                <text:p>4.55</text:p>
              </table:table-cell>
              <table:table-cell office:value-type="float" office:value="866.666666666664">
                <text:p>866.666666666664</text:p>
              </table:table-cell>
              <table:table-cell office:value-type="float" office:value="208.79">
                <text:p>208.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0.833333333331">
                <text:p>870.833333333331</text:p>
              </table:table-cell>
              <table:table-cell office:value-type="float" office:value="4.43">
                <text:p>4.43</text:p>
              </table:table-cell>
              <table:table-cell office:value-type="float" office:value="870.833333333331">
                <text:p>870.833333333331</text:p>
              </table:table-cell>
              <table:table-cell office:value-type="float" office:value="211.27">
                <text:p>211.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4.999999999998">
                <text:p>874.999999999998</text:p>
              </table:table-cell>
              <table:table-cell office:value-type="float" office:value="4.46">
                <text:p>4.46</text:p>
              </table:table-cell>
              <table:table-cell office:value-type="float" office:value="874.999999999998">
                <text:p>874.999999999998</text:p>
              </table:table-cell>
              <table:table-cell office:value-type="float" office:value="214.59">
                <text:p>214.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9.166666666664">
                <text:p>879.166666666664</text:p>
              </table:table-cell>
              <table:table-cell office:value-type="float" office:value="4.38">
                <text:p>4.38</text:p>
              </table:table-cell>
              <table:table-cell office:value-type="float" office:value="879.166666666664">
                <text:p>879.166666666664</text:p>
              </table:table-cell>
              <table:table-cell office:value-type="float" office:value="219.13">
                <text:p>219.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3.333333333331">
                <text:p>883.333333333331</text:p>
              </table:table-cell>
              <table:table-cell office:value-type="float" office:value="4.41">
                <text:p>4.41</text:p>
              </table:table-cell>
              <table:table-cell office:value-type="float" office:value="883.333333333331">
                <text:p>883.333333333331</text:p>
              </table:table-cell>
              <table:table-cell office:value-type="float" office:value="224.73">
                <text:p>224.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7.499999999998">
                <text:p>887.499999999998</text:p>
              </table:table-cell>
              <table:table-cell office:value-type="float" office:value="4.46">
                <text:p>4.46</text:p>
              </table:table-cell>
              <table:table-cell office:value-type="float" office:value="887.499999999998">
                <text:p>887.499999999998</text:p>
              </table:table-cell>
              <table:table-cell office:value-type="float" office:value="228.19">
                <text:p>228.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1.666666666664">
                <text:p>891.666666666664</text:p>
              </table:table-cell>
              <table:table-cell office:value-type="float" office:value="4.46">
                <text:p>4.46</text:p>
              </table:table-cell>
              <table:table-cell office:value-type="float" office:value="891.666666666664">
                <text:p>891.666666666664</text:p>
              </table:table-cell>
              <table:table-cell office:value-type="float" office:value="228.95">
                <text:p>228.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5.833333333331">
                <text:p>895.833333333331</text:p>
              </table:table-cell>
              <table:table-cell office:value-type="float" office:value="4.54">
                <text:p>4.54</text:p>
              </table:table-cell>
              <table:table-cell office:value-type="float" office:value="895.833333333331">
                <text:p>895.833333333331</text:p>
              </table:table-cell>
              <table:table-cell office:value-type="float" office:value="228.88">
                <text:p>228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9.999999999997">
                <text:p>899.999999999997</text:p>
              </table:table-cell>
              <table:table-cell office:value-type="float" office:value="4.62">
                <text:p>4.62</text:p>
              </table:table-cell>
              <table:table-cell office:value-type="float" office:value="899.999999999997">
                <text:p>899.999999999997</text:p>
              </table:table-cell>
              <table:table-cell office:value-type="float" office:value="228.12">
                <text:p>228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4.166666666664">
                <text:p>904.166666666664</text:p>
              </table:table-cell>
              <table:table-cell office:value-type="float" office:value="4.64">
                <text:p>4.64</text:p>
              </table:table-cell>
              <table:table-cell office:value-type="float" office:value="904.166666666664">
                <text:p>904.166666666664</text:p>
              </table:table-cell>
              <table:table-cell office:value-type="float" office:value="225.21">
                <text:p>225.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8.333333333331">
                <text:p>908.333333333331</text:p>
              </table:table-cell>
              <table:table-cell office:value-type="float" office:value="4.76">
                <text:p>4.76</text:p>
              </table:table-cell>
              <table:table-cell office:value-type="float" office:value="908.333333333331">
                <text:p>908.333333333331</text:p>
              </table:table-cell>
              <table:table-cell office:value-type="float" office:value="220.89">
                <text:p>220.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2.499999999997">
                <text:p>912.499999999997</text:p>
              </table:table-cell>
              <table:table-cell office:value-type="float" office:value="4.84">
                <text:p>4.84</text:p>
              </table:table-cell>
              <table:table-cell office:value-type="float" office:value="912.499999999997">
                <text:p>912.499999999997</text:p>
              </table:table-cell>
              <table:table-cell office:value-type="float" office:value="215.64">
                <text:p>215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6.666666666664">
                <text:p>916.666666666664</text:p>
              </table:table-cell>
              <table:table-cell office:value-type="float" office:value="4.86">
                <text:p>4.86</text:p>
              </table:table-cell>
              <table:table-cell office:value-type="float" office:value="916.666666666664">
                <text:p>916.666666666664</text:p>
              </table:table-cell>
              <table:table-cell office:value-type="float" office:value="209.92">
                <text:p>209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0.833333333331">
                <text:p>920.833333333331</text:p>
              </table:table-cell>
              <table:table-cell office:value-type="float" office:value="4.79">
                <text:p>4.79</text:p>
              </table:table-cell>
              <table:table-cell office:value-type="float" office:value="920.833333333331">
                <text:p>920.833333333331</text:p>
              </table:table-cell>
              <table:table-cell office:value-type="float" office:value="204.62">
                <text:p>204.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4.999999999997">
                <text:p>924.999999999997</text:p>
              </table:table-cell>
              <table:table-cell office:value-type="float" office:value="4.71">
                <text:p>4.71</text:p>
              </table:table-cell>
              <table:table-cell office:value-type="float" office:value="924.999999999997">
                <text:p>924.999999999997</text:p>
              </table:table-cell>
              <table:table-cell office:value-type="float" office:value="197.97">
                <text:p>197.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9.166666666664">
                <text:p>929.166666666664</text:p>
              </table:table-cell>
              <table:table-cell office:value-type="float" office:value="4.66">
                <text:p>4.66</text:p>
              </table:table-cell>
              <table:table-cell office:value-type="float" office:value="929.166666666664">
                <text:p>929.166666666664</text:p>
              </table:table-cell>
              <table:table-cell office:value-type="float" office:value="194.61">
                <text:p>194.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.33333333333">
                <text:p>933.33333333333</text:p>
              </table:table-cell>
              <table:table-cell office:value-type="float" office:value="4.58">
                <text:p>4.58</text:p>
              </table:table-cell>
              <table:table-cell office:value-type="float" office:value="933.33333333333">
                <text:p>933.33333333333</text:p>
              </table:table-cell>
              <table:table-cell office:value-type="float" office:value="196.11">
                <text:p>196.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7.499999999997">
                <text:p>937.499999999997</text:p>
              </table:table-cell>
              <table:table-cell office:value-type="float" office:value="4.55">
                <text:p>4.55</text:p>
              </table:table-cell>
              <table:table-cell office:value-type="float" office:value="937.499999999997">
                <text:p>937.499999999997</text:p>
              </table:table-cell>
              <table:table-cell office:value-type="float" office:value="199.15">
                <text:p>199.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.666666666664">
                <text:p>941.666666666664</text:p>
              </table:table-cell>
              <table:table-cell office:value-type="float" office:value="4.51">
                <text:p>4.51</text:p>
              </table:table-cell>
              <table:table-cell office:value-type="float" office:value="941.666666666664">
                <text:p>941.666666666664</text:p>
              </table:table-cell>
              <table:table-cell office:value-type="float" office:value="205.03">
                <text:p>205.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5.83333333333">
                <text:p>945.83333333333</text:p>
              </table:table-cell>
              <table:table-cell office:value-type="float" office:value="4.52">
                <text:p>4.52</text:p>
              </table:table-cell>
              <table:table-cell office:value-type="float" office:value="945.83333333333">
                <text:p>945.83333333333</text:p>
              </table:table-cell>
              <table:table-cell office:value-type="float" office:value="212.04">
                <text:p>212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9.999999999997">
                <text:p>949.999999999997</text:p>
              </table:table-cell>
              <table:table-cell office:value-type="float" office:value="4.43">
                <text:p>4.43</text:p>
              </table:table-cell>
              <table:table-cell office:value-type="float" office:value="949.999999999997">
                <text:p>949.999999999997</text:p>
              </table:table-cell>
              <table:table-cell office:value-type="float" office:value="218.71">
                <text:p>218.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4.166666666664">
                <text:p>954.166666666664</text:p>
              </table:table-cell>
              <table:table-cell office:value-type="float" office:value="4.38">
                <text:p>4.38</text:p>
              </table:table-cell>
              <table:table-cell office:value-type="float" office:value="954.166666666664">
                <text:p>954.166666666664</text:p>
              </table:table-cell>
              <table:table-cell office:value-type="float" office:value="225.03">
                <text:p>225.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8.33333333333">
                <text:p>958.33333333333</text:p>
              </table:table-cell>
              <table:table-cell office:value-type="float" office:value="4.32">
                <text:p>4.32</text:p>
              </table:table-cell>
              <table:table-cell office:value-type="float" office:value="958.33333333333">
                <text:p>958.33333333333</text:p>
              </table:table-cell>
              <table:table-cell office:value-type="float" office:value="228.9">
                <text:p>228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2.499999999997">
                <text:p>962.499999999997</text:p>
              </table:table-cell>
              <table:table-cell office:value-type="float" office:value="4.31">
                <text:p>4.31</text:p>
              </table:table-cell>
              <table:table-cell office:value-type="float" office:value="962.499999999997">
                <text:p>962.499999999997</text:p>
              </table:table-cell>
              <table:table-cell office:value-type="float" office:value="234.03">
                <text:p>234.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6.666666666663">
                <text:p>966.666666666663</text:p>
              </table:table-cell>
              <table:table-cell office:value-type="float" office:value="4.21">
                <text:p>4.21</text:p>
              </table:table-cell>
              <table:table-cell office:value-type="float" office:value="966.666666666663">
                <text:p>966.666666666663</text:p>
              </table:table-cell>
              <table:table-cell office:value-type="float" office:value="238.22">
                <text:p>238.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.83333333333">
                <text:p>970.83333333333</text:p>
              </table:table-cell>
              <table:table-cell office:value-type="float" office:value="4.24">
                <text:p>4.24</text:p>
              </table:table-cell>
              <table:table-cell office:value-type="float" office:value="970.83333333333">
                <text:p>970.83333333333</text:p>
              </table:table-cell>
              <table:table-cell office:value-type="float" office:value="241.26">
                <text:p>241.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4.999999999997">
                <text:p>974.999999999997</text:p>
              </table:table-cell>
              <table:table-cell office:value-type="float" office:value="4.31">
                <text:p>4.31</text:p>
              </table:table-cell>
              <table:table-cell office:value-type="float" office:value="974.999999999997">
                <text:p>974.999999999997</text:p>
              </table:table-cell>
              <table:table-cell office:value-type="float" office:value="242.48">
                <text:p>242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9.166666666663">
                <text:p>979.166666666663</text:p>
              </table:table-cell>
              <table:table-cell office:value-type="float" office:value="4.35">
                <text:p>4.35</text:p>
              </table:table-cell>
              <table:table-cell office:value-type="float" office:value="979.166666666663">
                <text:p>979.166666666663</text:p>
              </table:table-cell>
              <table:table-cell office:value-type="float" office:value="243.15">
                <text:p>243.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3.33333333333">
                <text:p>983.33333333333</text:p>
              </table:table-cell>
              <table:table-cell office:value-type="float" office:value="4.43">
                <text:p>4.43</text:p>
              </table:table-cell>
              <table:table-cell office:value-type="float" office:value="983.33333333333">
                <text:p>983.33333333333</text:p>
              </table:table-cell>
              <table:table-cell office:value-type="float" office:value="242.71">
                <text:p>242.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7.499999999997">
                <text:p>987.499999999997</text:p>
              </table:table-cell>
              <table:table-cell office:value-type="float" office:value="4.59">
                <text:p>4.59</text:p>
              </table:table-cell>
              <table:table-cell office:value-type="float" office:value="987.499999999997">
                <text:p>987.499999999997</text:p>
              </table:table-cell>
              <table:table-cell office:value-type="float" office:value="243.38">
                <text:p>243.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.666666666663">
                <text:p>991.666666666663</text:p>
              </table:table-cell>
              <table:table-cell office:value-type="float" office:value="4.71">
                <text:p>4.71</text:p>
              </table:table-cell>
              <table:table-cell office:value-type="float" office:value="991.666666666663">
                <text:p>991.666666666663</text:p>
              </table:table-cell>
              <table:table-cell office:value-type="float" office:value="242.06">
                <text:p>242.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5.83333333333">
                <text:p>995.83333333333</text:p>
              </table:table-cell>
              <table:table-cell office:value-type="float" office:value="5.33">
                <text:p>5.33</text:p>
              </table:table-cell>
              <table:table-cell office:value-type="float" office:value="995.83333333333">
                <text:p>995.83333333333</text:p>
              </table:table-cell>
              <table:table-cell office:value-type="float" office:value="243.38">
                <text:p>243.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067cm" svg:height="15.486cm" xlink:href=".." xlink:type="simple" chart:class="chart:scatter" chart:style-name="ch1">
        <chart:title svg:x="13.838cm" svg:y="0.445cm" chart:style-name="ch2">
          <text:p>Handshake</text:p>
        </chart:title>
        <chart:legend chart:legend-position="end" svg:x="26.315cm" svg:y="5.95cm" style:legend-expansion="high" chart:style-name="ch3"/>
        <chart:plot-area chart:style-name="ch4" table:cell-range-address="MSE_200ms.A3:MSE_200ms.D32 MSE_200ms.B2:MSE_200ms.D2 MSE_200ms.G2:MSE_200ms.H122 MSE_200ms.K2:MSE_200ms.L242" chart:data-source-has-labels="row" svg:x="1.612cm" svg:y="1.533cm" svg:width="24.102cm" svg:height="12.663cm">
          <chartooo:coordinate-region svg:x="2.419cm" svg:y="1.732cm" svg:width="23.016cm" svg:height="11.817cm"/>
          <chart:axis chart:dimension="x" chart:name="primary-x" chart:style-name="ch5">
            <chart:title svg:x="12.905cm" svg:y="14.505cm" chart:style-name="ch6">
              <text:p>Time (ms)</text:p>
            </chart:title>
          </chart:axis>
          <chart:axis chart:dimension="y" chart:name="primary-y" chart:style-name="ch5">
            <chart:title svg:x="0.451cm" svg:y="9.826cm" chart:style-name="ch7">
              <text:p>MSE from first image in set</text:p>
            </chart:title>
            <chart:grid chart:style-name="ch8" chart:class="major"/>
          </chart:axis>
          <chart:series chart:style-name="ch9" chart:values-cell-range-address="MSE_200ms.B3:MSE_200ms.B32" chart:label-cell-address="MSE_200ms.B2:MSE_200ms.B2" chart:class="chart:scatter">
            <chart:domain table:cell-range-address="MSE_200ms.A3:MSE_200ms.A32"/>
            <chart:data-point chart:repeated="30"/>
          </chart:series>
          <chart:series chart:style-name="ch10" chart:values-cell-range-address="MSE_200ms.C3:MSE_200ms.C32" chart:label-cell-address="MSE_200ms.C2:MSE_200ms.C2" chart:class="chart:scatter">
            <chart:data-point chart:repeated="30"/>
          </chart:series>
          <chart:series chart:style-name="ch11" chart:values-cell-range-address="MSE_200ms.D3:MSE_200ms.D32" chart:label-cell-address="MSE_200ms.D2:MSE_200ms.D2" chart:class="chart:scatter">
            <chart:data-point chart:repeated="30"/>
          </chart:series>
          <chart:series chart:style-name="ch12" chart:values-cell-range-address="MSE_200ms.G3:MSE_200ms.G122" chart:label-cell-address="MSE_200ms.G2:MSE_200ms.G2" chart:class="chart:scatter">
            <chart:domain table:cell-range-address="MSE_200ms.F3:MSE_200ms.F122"/>
            <chart:data-point chart:repeated="120"/>
          </chart:series>
          <chart:series chart:style-name="ch13" chart:values-cell-range-address="MSE_200ms.H3:MSE_200ms.H122" chart:label-cell-address="MSE_200ms.H2:MSE_200ms.H2" chart:class="chart:scatter">
            <chart:domain table:cell-range-address="MSE_200ms.F3:MSE_200ms.F122"/>
            <chart:data-point chart:repeated="120"/>
          </chart:series>
          <chart:series chart:style-name="ch14" chart:values-cell-range-address="MSE_200ms.K3:MSE_200ms.K242" chart:label-cell-address="MSE_200ms.K2:MSE_200ms.K2" chart:class="chart:scatter">
            <chart:domain table:cell-range-address="MSE_200ms.J3:MSE_200ms.J242"/>
            <chart:data-point chart:repeated="240"/>
          </chart:series>
          <chart:series chart:style-name="ch15" chart:values-cell-range-address="MSE_200ms.L3:MSE_200ms.L242" chart:label-cell-address="MSE_200ms.L2:MSE_200ms.L2" chart:class="chart:scatter">
            <chart:domain table:cell-range-address="MSE_200ms.J3:MSE_200ms.J242"/>
            <chart:data-point chart:repeated="24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4k/30_Hand2/</text:p>
                <draw:g>
                  <svg:desc>MSE_200ms.B2:MSE_200ms.B2</svg:desc>
                </draw:g>
              </table:table-cell>
              <table:table-cell office:value-type="string">
                <text:p>4k/30_Hand1/</text:p>
                <draw:g>
                  <svg:desc>MSE_200ms.C2:MSE_200ms.C2</svg:desc>
                </draw:g>
              </table:table-cell>
              <table:table-cell office:value-type="string">
                <text:p>4k/30_Arm/</text:p>
                <draw:g>
                  <svg:desc>MSE_200ms.D2:MSE_200ms.D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1080/120/Hand/</text:p>
                <draw:g>
                  <svg:desc>MSE_200ms.G2:MSE_200ms.G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1080/120/Arm/</text:p>
                <draw:g>
                  <svg:desc>MSE_200ms.H2:MSE_200ms.H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720/240_Hand/</text:p>
                <draw:g>
                  <svg:desc>MSE_200ms.K2:MSE_200ms.K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720/240_Arm/</text:p>
                <draw:g>
                  <svg:desc>MSE_200ms.L2:MSE_200ms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SE_200ms.A3:MSE_200ms.A32</svg:desc>
                </draw:g>
              </table:table-cell>
              <table:table-cell office:value-type="float" office:value="0">
                <text:p>0</text:p>
                <draw:g>
                  <svg:desc>MSE_200ms.B3:MSE_200ms.B32</svg:desc>
                </draw:g>
              </table:table-cell>
              <table:table-cell office:value-type="float" office:value="0">
                <text:p>0</text:p>
                <draw:g>
                  <svg:desc>MSE_200ms.C3:MSE_200ms.C32</svg:desc>
                </draw:g>
              </table:table-cell>
              <table:table-cell office:value-type="float" office:value="0">
                <text:p>0</text:p>
                <draw:g>
                  <svg:desc>MSE_200ms.D3:MSE_200ms.D32</svg:desc>
                </draw:g>
              </table:table-cell>
              <table:table-cell office:value-type="float" office:value="0">
                <text:p>0</text:p>
                <draw:g>
                  <svg:desc>MSE_200ms.F3:MSE_200ms.F122</svg:desc>
                </draw:g>
              </table:table-cell>
              <table:table-cell office:value-type="float" office:value="0">
                <text:p>0</text:p>
                <draw:g>
                  <svg:desc>MSE_200ms.G3:MSE_200ms.G122</svg:desc>
                </draw:g>
              </table:table-cell>
              <table:table-cell office:value-type="float" office:value="0">
                <text:p>0</text:p>
                <draw:g>
                  <svg:desc>MSE_200ms.F3:MSE_200ms.F122</svg:desc>
                </draw:g>
              </table:table-cell>
              <table:table-cell office:value-type="float" office:value="0">
                <text:p>0</text:p>
                <draw:g>
                  <svg:desc>MSE_200ms.H3:MSE_200ms.H122</svg:desc>
                </draw:g>
              </table:table-cell>
              <table:table-cell office:value-type="float" office:value="0">
                <text:p>0</text:p>
                <draw:g>
                  <svg:desc>MSE_200ms.J3:MSE_200ms.J242</svg:desc>
                </draw:g>
              </table:table-cell>
              <table:table-cell office:value-type="float" office:value="0">
                <text:p>0</text:p>
                <draw:g>
                  <svg:desc>MSE_200ms.K3:MSE_200ms.K242</svg:desc>
                </draw:g>
              </table:table-cell>
              <table:table-cell office:value-type="float" office:value="0">
                <text:p>0</text:p>
                <draw:g>
                  <svg:desc>MSE_200ms.J3:MSE_200ms.J242</svg:desc>
                </draw:g>
              </table:table-cell>
              <table:table-cell office:value-type="float" office:value="0">
                <text:p>0</text:p>
                <draw:g>
                  <svg:desc>MSE_200ms.L3:MSE_200ms.L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.33">
                <text:p>5.33</text:p>
              </table:table-cell>
              <table:table-cell office:value-type="float" office:value="11.99">
                <text:p>11.99</text:p>
              </table:table-cell>
              <table:table-cell office:value-type="float" office:value="168.52">
                <text:p>168.52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.38">
                <text:p>1.38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8.26">
                <text:p>8.2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3.88">
                <text:p>3.88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20.18">
                <text:p>20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0.6">
                <text:p>10.6</text:p>
              </table:table-cell>
              <table:table-cell office:value-type="float" office:value="16.35">
                <text:p>16.35</text:p>
              </table:table-cell>
              <table:table-cell office:value-type="float" office:value="376.53">
                <text:p>376.53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.63">
                <text:p>1.63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29.68">
                <text:p>29.68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3.78">
                <text:p>3.78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36.75">
                <text:p>36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5.78">
                <text:p>15.78</text:p>
              </table:table-cell>
              <table:table-cell office:value-type="float" office:value="14.34">
                <text:p>14.34</text:p>
              </table:table-cell>
              <table:table-cell office:value-type="float" office:value="388.13">
                <text:p>388.13</text:p>
              </table:table-cell>
              <table:table-cell office:value-type="float" office:value="25">
                <text:p>25</text:p>
              </table:table-cell>
              <table:table-cell office:value-type="float" office:value="1.91">
                <text:p>1.91</text:p>
              </table:table-cell>
              <table:table-cell office:value-type="float" office:value="25">
                <text:p>25</text:p>
              </table:table-cell>
              <table:table-cell office:value-type="float" office:value="59.52">
                <text:p>59.52</text:p>
              </table:table-cell>
              <table:table-cell office:value-type="float" office:value="12.5">
                <text:p>12.5</text:p>
              </table:table-cell>
              <table:table-cell office:value-type="float" office:value="3.72">
                <text:p>3.72</text:p>
              </table:table-cell>
              <table:table-cell office:value-type="float" office:value="12.5">
                <text:p>12.5</text:p>
              </table:table-cell>
              <table:table-cell office:value-type="float" office:value="64.32">
                <text:p>64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5.45">
                <text:p>15.45</text:p>
              </table:table-cell>
              <table:table-cell office:value-type="float" office:value="17.18">
                <text:p>17.18</text:p>
              </table:table-cell>
              <table:table-cell office:value-type="float" office:value="176.46">
                <text:p>176.46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2.14">
                <text:p>2.1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85.43">
                <text:p>85.43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3.88">
                <text:p>3.88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83.17">
                <text:p>83.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18.3">
                <text:p>18.3</text:p>
              </table:table-cell>
              <table:table-cell office:value-type="float" office:value="15.29">
                <text:p>15.29</text:p>
              </table:table-cell>
              <table:table-cell office:value-type="float" office:value="256.34">
                <text:p>256.34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2.3">
                <text:p>2.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31.98">
                <text:p>131.98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3.97">
                <text:p>3.97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114.18">
                <text:p>114.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7.37">
                <text:p>17.37</text:p>
              </table:table-cell>
              <table:table-cell office:value-type="float" office:value="15.79">
                <text:p>15.79</text:p>
              </table:table-cell>
              <table:table-cell office:value-type="float" office:value="232.04">
                <text:p>232.04</text:p>
              </table:table-cell>
              <table:table-cell office:value-type="float" office:value="50">
                <text:p>50</text:p>
              </table:table-cell>
              <table:table-cell office:value-type="float" office:value="2.43">
                <text:p>2.43</text:p>
              </table:table-cell>
              <table:table-cell office:value-type="float" office:value="50">
                <text:p>50</text:p>
              </table:table-cell>
              <table:table-cell office:value-type="float" office:value="209.63">
                <text:p>209.63</text:p>
              </table:table-cell>
              <table:table-cell office:value-type="float" office:value="25">
                <text:p>25</text:p>
              </table:table-cell>
              <table:table-cell office:value-type="float" office:value="4.02">
                <text:p>4.02</text:p>
              </table:table-cell>
              <table:table-cell office:value-type="float" office:value="25">
                <text:p>25</text:p>
              </table:table-cell>
              <table:table-cell office:value-type="float" office:value="134.22">
                <text:p>134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2.55">
                <text:p>2.55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285.7">
                <text:p>285.7</text:p>
              </table:table-cell>
              <table:table-cell office:value-type="float" office:value="29.1666666666667">
                <text:p>29.1666666666667</text:p>
              </table:table-cell>
              <table:table-cell office:value-type="float" office:value="4.08">
                <text:p>4.08</text:p>
              </table:table-cell>
              <table:table-cell office:value-type="float" office:value="29.1666666666667">
                <text:p>29.1666666666667</text:p>
              </table:table-cell>
              <table:table-cell office:value-type="float" office:value="157.15">
                <text:p>157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2.62">
                <text:p>2.6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346.24">
                <text:p>346.2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4.08">
                <text:p>4.08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69.71">
                <text:p>169.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2.63">
                <text:p>2.63</text:p>
              </table:table-cell>
              <table:table-cell office:value-type="float" office:value="75">
                <text:p>75</text:p>
              </table:table-cell>
              <table:table-cell office:value-type="float" office:value="395.54">
                <text:p>395.54</text:p>
              </table:table-cell>
              <table:table-cell office:value-type="float" office:value="37.5">
                <text:p>37.5</text:p>
              </table:table-cell>
              <table:table-cell office:value-type="float" office:value="4.1">
                <text:p>4.1</text:p>
              </table:table-cell>
              <table:table-cell office:value-type="float" office:value="37.5">
                <text:p>37.5</text:p>
              </table:table-cell>
              <table:table-cell office:value-type="float" office:value="180.74">
                <text:p>180.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2.69">
                <text:p>2.69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441.88">
                <text:p>441.88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.11">
                <text:p>4.11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81.67">
                <text:p>181.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2.79">
                <text:p>2.79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477.4">
                <text:p>477.4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4.06">
                <text:p>4.06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181.67">
                <text:p>181.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2.89">
                <text:p>2.89</text:p>
              </table:table-cell>
              <table:table-cell office:value-type="float" office:value="100">
                <text:p>100</text:p>
              </table:table-cell>
              <table:table-cell office:value-type="float" office:value="503.64">
                <text:p>503.64</text:p>
              </table:table-cell>
              <table:table-cell office:value-type="float" office:value="50">
                <text:p>50</text:p>
              </table:table-cell>
              <table:table-cell office:value-type="float" office:value="4.08">
                <text:p>4.08</text:p>
              </table:table-cell>
              <table:table-cell office:value-type="float" office:value="50">
                <text:p>50</text:p>
              </table:table-cell>
              <table:table-cell office:value-type="float" office:value="174.66">
                <text:p>174.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3">
                <text:p>3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524.54">
                <text:p>524.54</text:p>
              </table:table-cell>
              <table:table-cell office:value-type="float" office:value="54.1666666666667">
                <text:p>54.1666666666667</text:p>
              </table:table-cell>
              <table:table-cell office:value-type="float" office:value="4.03">
                <text:p>4.03</text:p>
              </table:table-cell>
              <table:table-cell office:value-type="float" office:value="54.1666666666667">
                <text:p>54.1666666666667</text:p>
              </table:table-cell>
              <table:table-cell office:value-type="float" office:value="169.03">
                <text:p>169.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3.24">
                <text:p>3.24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536.08">
                <text:p>536.08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3.99">
                <text:p>3.99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156.53">
                <text:p>156.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3.79">
                <text:p>3.79</text:p>
              </table:table-cell>
              <table:table-cell office:value-type="float" office:value="125">
                <text:p>125</text:p>
              </table:table-cell>
              <table:table-cell office:value-type="float" office:value="533.15">
                <text:p>533.15</text:p>
              </table:table-cell>
              <table:table-cell office:value-type="float" office:value="62.5">
                <text:p>62.5</text:p>
              </table:table-cell>
              <table:table-cell office:value-type="float" office:value="4.05">
                <text:p>4.05</text:p>
              </table:table-cell>
              <table:table-cell office:value-type="float" office:value="62.5">
                <text:p>62.5</text:p>
              </table:table-cell>
              <table:table-cell office:value-type="float" office:value="150.21">
                <text:p>150.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4.79">
                <text:p>4.79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519.59">
                <text:p>519.59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4.13">
                <text:p>4.1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39.95">
                <text:p>139.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7.15">
                <text:p>7.15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518.97">
                <text:p>518.97</text:p>
              </table:table-cell>
              <table:table-cell office:value-type="float" office:value="70.8333333333333">
                <text:p>70.8333333333333</text:p>
              </table:table-cell>
              <table:table-cell office:value-type="float" office:value="4.18">
                <text:p>4.18</text:p>
              </table:table-cell>
              <table:table-cell office:value-type="float" office:value="70.8333333333333">
                <text:p>70.8333333333333</text:p>
              </table:table-cell>
              <table:table-cell office:value-type="float" office:value="137.73">
                <text:p>137.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10.41">
                <text:p>10.41</text:p>
              </table:table-cell>
              <table:table-cell office:value-type="float" office:value="150">
                <text:p>150</text:p>
              </table:table-cell>
              <table:table-cell office:value-type="float" office:value="524.39">
                <text:p>524.39</text:p>
              </table:table-cell>
              <table:table-cell office:value-type="float" office:value="75">
                <text:p>75</text:p>
              </table:table-cell>
              <table:table-cell office:value-type="float" office:value="4.35">
                <text:p>4.35</text:p>
              </table:table-cell>
              <table:table-cell office:value-type="float" office:value="75">
                <text:p>75</text:p>
              </table:table-cell>
              <table:table-cell office:value-type="float" office:value="133.75">
                <text:p>133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13.58">
                <text:p>13.58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524.98">
                <text:p>524.98</text:p>
              </table:table-cell>
              <table:table-cell office:value-type="float" office:value="79.1666666666667">
                <text:p>79.1666666666667</text:p>
              </table:table-cell>
              <table:table-cell office:value-type="float" office:value="4.43">
                <text:p>4.43</text:p>
              </table:table-cell>
              <table:table-cell office:value-type="float" office:value="79.1666666666667">
                <text:p>79.1666666666667</text:p>
              </table:table-cell>
              <table:table-cell office:value-type="float" office:value="139.61">
                <text:p>139.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16.39">
                <text:p>16.39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525.16">
                <text:p>525.16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4.72">
                <text:p>4.7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143.16">
                <text:p>143.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18.93">
                <text:p>18.93</text:p>
              </table:table-cell>
              <table:table-cell office:value-type="float" office:value="175">
                <text:p>175</text:p>
              </table:table-cell>
              <table:table-cell office:value-type="float" office:value="524.46">
                <text:p>524.46</text:p>
              </table:table-cell>
              <table:table-cell office:value-type="float" office:value="87.5">
                <text:p>87.5</text:p>
              </table:table-cell>
              <table:table-cell office:value-type="float" office:value="4.99">
                <text:p>4.99</text:p>
              </table:table-cell>
              <table:table-cell office:value-type="float" office:value="87.5">
                <text:p>87.5</text:p>
              </table:table-cell>
              <table:table-cell office:value-type="float" office:value="150.43">
                <text:p>150.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21.27">
                <text:p>21.27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521.28">
                <text:p>521.28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5.32">
                <text:p>5.32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157.55">
                <text:p>157.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23.35">
                <text:p>23.35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524.3">
                <text:p>524.3</text:p>
              </table:table-cell>
              <table:table-cell office:value-type="float" office:value="95.8333333333334">
                <text:p>95.8333333333334</text:p>
              </table:table-cell>
              <table:table-cell office:value-type="float" office:value="5.6">
                <text:p>5.6</text:p>
              </table:table-cell>
              <table:table-cell office:value-type="float" office:value="95.8333333333334">
                <text:p>95.8333333333334</text:p>
              </table:table-cell>
              <table:table-cell office:value-type="float" office:value="162.51">
                <text:p>162.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4.98">
                <text:p>24.98</text:p>
              </table:table-cell>
              <table:table-cell office:value-type="float" office:value="200">
                <text:p>200</text:p>
              </table:table-cell>
              <table:table-cell office:value-type="float" office:value="532.19">
                <text:p>532.19</text:p>
              </table:table-cell>
              <table:table-cell office:value-type="float" office:value="100">
                <text:p>100</text:p>
              </table:table-cell>
              <table:table-cell office:value-type="float" office:value="6.04">
                <text:p>6.04</text:p>
              </table:table-cell>
              <table:table-cell office:value-type="float" office:value="100">
                <text:p>100</text:p>
              </table:table-cell>
              <table:table-cell office:value-type="float" office:value="165.94">
                <text:p>165.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6.4">
                <text:p>6.4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66.49">
                <text:p>166.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6.81">
                <text:p>6.81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167.18">
                <text:p>167.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.5">
                <text:p>112.5</text:p>
              </table:table-cell>
              <table:table-cell office:value-type="float" office:value="6.93">
                <text:p>6.93</text:p>
              </table:table-cell>
              <table:table-cell office:value-type="float" office:value="112.5">
                <text:p>112.5</text:p>
              </table:table-cell>
              <table:table-cell office:value-type="float" office:value="164.3">
                <text:p>164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7.07">
                <text:p>7.07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161.58">
                <text:p>161.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.833333333333">
                <text:p>120.833333333333</text:p>
              </table:table-cell>
              <table:table-cell office:value-type="float" office:value="6.92">
                <text:p>6.92</text:p>
              </table:table-cell>
              <table:table-cell office:value-type="float" office:value="120.833333333333">
                <text:p>120.833333333333</text:p>
              </table:table-cell>
              <table:table-cell office:value-type="float" office:value="158.08">
                <text:p>158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6.56">
                <text:p>6.56</text:p>
              </table:table-cell>
              <table:table-cell office:value-type="float" office:value="125">
                <text:p>125</text:p>
              </table:table-cell>
              <table:table-cell office:value-type="float" office:value="157.44">
                <text:p>157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.166666666667">
                <text:p>129.166666666667</text:p>
              </table:table-cell>
              <table:table-cell office:value-type="float" office:value="6.04">
                <text:p>6.04</text:p>
              </table:table-cell>
              <table:table-cell office:value-type="float" office:value="129.166666666667">
                <text:p>129.166666666667</text:p>
              </table:table-cell>
              <table:table-cell office:value-type="float" office:value="156.51">
                <text:p>156.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5.59">
                <text:p>5.59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58.43">
                <text:p>158.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.5">
                <text:p>137.5</text:p>
              </table:table-cell>
              <table:table-cell office:value-type="float" office:value="5.1">
                <text:p>5.1</text:p>
              </table:table-cell>
              <table:table-cell office:value-type="float" office:value="137.5">
                <text:p>137.5</text:p>
              </table:table-cell>
              <table:table-cell office:value-type="float" office:value="159.65">
                <text:p>159.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4.63">
                <text:p>4.63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162.64">
                <text:p>162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.833333333333">
                <text:p>145.833333333333</text:p>
              </table:table-cell>
              <table:table-cell office:value-type="float" office:value="4.19">
                <text:p>4.19</text:p>
              </table:table-cell>
              <table:table-cell office:value-type="float" office:value="145.833333333333">
                <text:p>145.833333333333</text:p>
              </table:table-cell>
              <table:table-cell office:value-type="float" office:value="164.46">
                <text:p>164.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3.88">
                <text:p>3.88</text:p>
              </table:table-cell>
              <table:table-cell office:value-type="float" office:value="150">
                <text:p>150</text:p>
              </table:table-cell>
              <table:table-cell office:value-type="float" office:value="165.34">
                <text:p>165.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.166666666667">
                <text:p>154.166666666667</text:p>
              </table:table-cell>
              <table:table-cell office:value-type="float" office:value="3.72">
                <text:p>3.72</text:p>
              </table:table-cell>
              <table:table-cell office:value-type="float" office:value="154.166666666667">
                <text:p>154.166666666667</text:p>
              </table:table-cell>
              <table:table-cell office:value-type="float" office:value="165.24">
                <text:p>165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3.71">
                <text:p>3.71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165.5">
                <text:p>165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.5">
                <text:p>162.5</text:p>
              </table:table-cell>
              <table:table-cell office:value-type="float" office:value="3.85">
                <text:p>3.85</text:p>
              </table:table-cell>
              <table:table-cell office:value-type="float" office:value="162.5">
                <text:p>162.5</text:p>
              </table:table-cell>
              <table:table-cell office:value-type="float" office:value="164.16">
                <text:p>164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3.99">
                <text:p>3.99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168.05">
                <text:p>168.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.833333333333">
                <text:p>170.833333333333</text:p>
              </table:table-cell>
              <table:table-cell office:value-type="float" office:value="4.18">
                <text:p>4.18</text:p>
              </table:table-cell>
              <table:table-cell office:value-type="float" office:value="170.833333333333">
                <text:p>170.833333333333</text:p>
              </table:table-cell>
              <table:table-cell office:value-type="float" office:value="169.53">
                <text:p>169.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4.51">
                <text:p>4.51</text:p>
              </table:table-cell>
              <table:table-cell office:value-type="float" office:value="175">
                <text:p>175</text:p>
              </table:table-cell>
              <table:table-cell office:value-type="float" office:value="175.34">
                <text:p>175.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.166666666667">
                <text:p>179.166666666667</text:p>
              </table:table-cell>
              <table:table-cell office:value-type="float" office:value="4.75">
                <text:p>4.75</text:p>
              </table:table-cell>
              <table:table-cell office:value-type="float" office:value="179.166666666667">
                <text:p>179.166666666667</text:p>
              </table:table-cell>
              <table:table-cell office:value-type="float" office:value="178.73">
                <text:p>178.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5.01">
                <text:p>5.01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188.09">
                <text:p>188.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.5">
                <text:p>187.5</text:p>
              </table:table-cell>
              <table:table-cell office:value-type="float" office:value="5.09">
                <text:p>5.09</text:p>
              </table:table-cell>
              <table:table-cell office:value-type="float" office:value="187.5">
                <text:p>187.5</text:p>
              </table:table-cell>
              <table:table-cell office:value-type="float" office:value="192.41">
                <text:p>192.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5.27">
                <text:p>5.27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200.68">
                <text:p>200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.833333333333">
                <text:p>195.833333333333</text:p>
              </table:table-cell>
              <table:table-cell office:value-type="float" office:value="5.21">
                <text:p>5.21</text:p>
              </table:table-cell>
              <table:table-cell office:value-type="float" office:value="195.833333333333">
                <text:p>195.833333333333</text:p>
              </table:table-cell>
              <table:table-cell office:value-type="float" office:value="205.14">
                <text:p>205.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5.14">
                <text:p>5.14</text:p>
              </table:table-cell>
              <table:table-cell office:value-type="float" office:value="200">
                <text:p>200</text:p>
              </table:table-cell>
              <table:table-cell office:value-type="float" office:value="211.32">
                <text:p>211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